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0.6783in"/>
    </style:style>
    <style:style style:name="co3" style:family="table-column">
      <style:table-column-properties fo:break-before="auto" style:column-width="0.55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0.7752in"/>
    </style:style>
    <style:style style:name="co6" style:family="table-column">
      <style:table-column-properties fo:break-before="auto" style:column-width="1.407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coll_analis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994" table:default-cell-style-name="Default"/>
        <table:table-row table:style-name="ro1">
          <table:table-cell office:value-type="float" office:value="-7.0157860485079" calcext:value-type="float">
            <text:p>-7.0157860485079</text:p>
          </table:table-cell>
          <table:table-cell office:value-type="float" office:value="3.10702331430516" calcext:value-type="float">
            <text:p>3.10702331430516</text:p>
          </table:table-cell>
          <table:table-cell office:value-type="float" office:value="-1.62284205171113" calcext:value-type="float">
            <text:p>-1.62284205171113</text:p>
          </table:table-cell>
          <table:table-cell office:value-type="float" office:value="5.5598957406997" calcext:value-type="float">
            <text:p>5.5598957406997</text:p>
          </table:table-cell>
          <table:table-cell office:value-type="float" office:value="5.66427602988016" calcext:value-type="float">
            <text:p>5.66427602988016</text:p>
          </table:table-cell>
          <table:table-cell office:value-type="float" office:value="3.91082208445225" calcext:value-type="float">
            <text:p>3.91082208445225</text:p>
          </table:table-cell>
          <table:table-cell office:value-type="float" office:value="5.65637115368256" calcext:value-type="float">
            <text:p>5.65637115368256</text:p>
          </table:table-cell>
          <table:table-cell office:value-type="float" office:value="5.70463467789146" calcext:value-type="float">
            <text:p>5.70463467789146</text:p>
          </table:table-cell>
          <table:table-cell office:value-type="float" office:value="5.27380733364973" calcext:value-type="float">
            <text:p>5.27380733364973</text:p>
          </table:table-cell>
          <table:table-cell office:value-type="float" office:value="5.79312347550277" calcext:value-type="float">
            <text:p>5.79312347550277</text:p>
          </table:table-cell>
          <table:table-cell office:value-type="float" office:value="5.80822384853847" calcext:value-type="float">
            <text:p>5.80822384853847</text:p>
          </table:table-cell>
          <table:table-cell office:value-type="float" office:value="2.31881883589192" calcext:value-type="float">
            <text:p>2.31881883589192</text:p>
          </table:table-cell>
          <table:table-cell office:value-type="float" office:value="5.68486349687604" calcext:value-type="float">
            <text:p>5.68486349687604</text:p>
          </table:table-cell>
          <table:table-cell office:value-type="float" office:value="5.38177448967418" calcext:value-type="float">
            <text:p>5.38177448967418</text:p>
          </table:table-cell>
          <table:table-cell office:value-type="float" office:value="4.65965766871708" calcext:value-type="float">
            <text:p>4.65965766871708</text:p>
          </table:table-cell>
          <table:table-cell office:value-type="float" office:value="4.97794454028602" calcext:value-type="float">
            <text:p>4.97794454028602</text:p>
          </table:table-cell>
          <table:table-cell office:value-type="float" office:value="5.48684638054504" calcext:value-type="float">
            <text:p>5.48684638054504</text:p>
          </table:table-cell>
          <table:table-cell office:value-type="float" office:value="5.75004416834058" calcext:value-type="float">
            <text:p>5.75004416834058</text:p>
          </table:table-cell>
          <table:table-cell office:value-type="float" office:value="5.35399583021478" calcext:value-type="float">
            <text:p>5.35399583021478</text:p>
          </table:table-cell>
          <table:table-cell office:value-type="float" office:value="5.63968138241139" calcext:value-type="float">
            <text:p>5.63968138241139</text:p>
          </table:table-cell>
          <table:table-cell office:value-type="float" office:value="4.65699579062864" calcext:value-type="float">
            <text:p>4.65699579062864</text:p>
          </table:table-cell>
          <table:table-cell office:value-type="float" office:value="4.77063223824133" calcext:value-type="float">
            <text:p>4.77063223824133</text:p>
          </table:table-cell>
          <table:table-cell office:value-type="float" office:value="4.68044480532832" calcext:value-type="float">
            <text:p>4.68044480532832</text:p>
          </table:table-cell>
          <table:table-cell office:value-type="float" office:value="4.05201383148389" calcext:value-type="float">
            <text:p>4.05201383148389</text:p>
          </table:table-cell>
          <table:table-cell office:value-type="float" office:value="4.53745106241366" calcext:value-type="float">
            <text:p>4.53745106241366</text:p>
          </table:table-cell>
          <table:table-cell office:value-type="float" office:value="4.22616617781325" calcext:value-type="float">
            <text:p>4.22616617781325</text:p>
          </table:table-cell>
          <table:table-cell office:value-type="float" office:value="4.43250554111128" calcext:value-type="float">
            <text:p>4.43250554111128</text:p>
          </table:table-cell>
          <table:table-cell office:value-type="float" office:value="4.86694861753162" calcext:value-type="float">
            <text:p>4.86694861753162</text:p>
          </table:table-cell>
          <table:table-cell office:value-type="float" office:value="5.04979203877351" calcext:value-type="float">
            <text:p>5.04979203877351</text:p>
          </table:table-cell>
          <table:table-cell office:value-type="float" office:value="0.672975871553922" calcext:value-type="float">
            <text:p>0.672975871553922</text:p>
          </table:table-cell>
          <table:table-cell office:value-type="float" office:value="4.40841894782447" calcext:value-type="float">
            <text:p>4.40841894782447</text:p>
          </table:table-cell>
          <table:table-cell office:value-type="float" office:value="4.21769508363966" calcext:value-type="float">
            <text:p>4.21769508363966</text:p>
          </table:table-cell>
          <table:table-cell office:value-type="float" office:value="3.23965592181161" calcext:value-type="float">
            <text:p>3.23965592181161</text:p>
          </table:table-cell>
          <table:table-cell office:value-type="float" office:value="3.17579500675981" calcext:value-type="float">
            <text:p>3.17579500675981</text:p>
          </table:table-cell>
          <table:table-cell office:value-type="float" office:value="4.27102738627538" calcext:value-type="float">
            <text:p>4.27102738627538</text:p>
          </table:table-cell>
          <table:table-cell office:value-type="float" office:value="4.83846356140235" calcext:value-type="float">
            <text:p>4.83846356140235</text:p>
          </table:table-cell>
          <table:table-cell office:value-type="float" office:value="5.11896871004873" calcext:value-type="float">
            <text:p>5.11896871004873</text:p>
          </table:table-cell>
          <table:table-cell office:value-type="float" office:value="5.11749182539647" calcext:value-type="float">
            <text:p>5.11749182539647</text:p>
          </table:table-cell>
          <table:table-cell office:value-type="float" office:value="5.13764670005391" calcext:value-type="float">
            <text:p>5.13764670005391</text:p>
          </table:table-cell>
          <table:table-cell office:value-type="float" office:value="4.89893491335259" calcext:value-type="float">
            <text:p>4.89893491335259</text:p>
          </table:table-cell>
          <table:table-cell office:value-type="float" office:value="5.13017692818162" calcext:value-type="float">
            <text:p>5.13017692818162</text:p>
          </table:table-cell>
          <table:table-cell office:value-type="float" office:value="4.60777499707944" calcext:value-type="float">
            <text:p>4.60777499707944</text:p>
          </table:table-cell>
          <table:table-cell office:value-type="float" office:value="4.46806329238935" calcext:value-type="float">
            <text:p>4.46806329238935</text:p>
          </table:table-cell>
          <table:table-cell office:value-type="float" office:value="4.45840774698402" calcext:value-type="float">
            <text:p>4.45840774698402</text:p>
          </table:table-cell>
          <table:table-cell office:value-type="float" office:value="3.20096729423779" calcext:value-type="float">
            <text:p>3.20096729423779</text:p>
          </table:table-cell>
          <table:table-cell office:value-type="float" office:value="4.70474044634506" calcext:value-type="float">
            <text:p>4.70474044634506</text:p>
          </table:table-cell>
          <table:table-cell office:value-type="float" office:value="4.77335414694013" calcext:value-type="float">
            <text:p>4.77335414694013</text:p>
          </table:table-cell>
          <table:table-cell office:value-type="float" office:value="4.82704120225291" calcext:value-type="float">
            <text:p>4.82704120225291</text:p>
          </table:table-cell>
          <table:table-cell office:value-type="float" office:value="4.63116274035893" calcext:value-type="float">
            <text:p>4.63116274035893</text:p>
          </table:table-cell>
          <table:table-cell office:value-type="float" office:value="4.70910515731626" calcext:value-type="float">
            <text:p>4.70910515731626</text:p>
          </table:table-cell>
          <table:table-cell office:value-type="float" office:value="4.57621852837519" calcext:value-type="float">
            <text:p>4.57621852837519</text:p>
          </table:table-cell>
          <table:table-cell office:value-type="float" office:value="4.55419790279254" calcext:value-type="float">
            <text:p>4.55419790279254</text:p>
          </table:table-cell>
          <table:table-cell office:value-type="float" office:value="4.32398780238847" calcext:value-type="float">
            <text:p>4.32398780238847</text:p>
          </table:table-cell>
          <table:table-cell office:value-type="float" office:value="4.45023819015545" calcext:value-type="float">
            <text:p>4.45023819015545</text:p>
          </table:table-cell>
          <table:table-cell office:value-type="float" office:value="4.75077395990042" calcext:value-type="float">
            <text:p>4.75077395990042</text:p>
          </table:table-cell>
          <table:table-cell office:value-type="float" office:value="3.35032425666732" calcext:value-type="float">
            <text:p>3.35032425666732</text:p>
          </table:table-cell>
          <table:table-cell office:value-type="float" office:value="4.6931791361696" calcext:value-type="float">
            <text:p>4.6931791361696</text:p>
          </table:table-cell>
          <table:table-cell office:value-type="float" office:value="2.87756587365076" calcext:value-type="float">
            <text:p>2.87756587365076</text:p>
          </table:table-cell>
          <table:table-cell office:value-type="float" office:value="4.11667216035216" calcext:value-type="float">
            <text:p>4.11667216035216</text:p>
          </table:table-cell>
          <table:table-cell office:value-type="float" office:value="4.40651856146981" calcext:value-type="float">
            <text:p>4.40651856146981</text:p>
          </table:table-cell>
          <table:table-cell office:value-type="float" office:value="4.79095477778646" calcext:value-type="float">
            <text:p>4.79095477778646</text:p>
          </table:table-cell>
          <table:table-cell office:value-type="float" office:value="4.76673076999051" calcext:value-type="float">
            <text:p>4.76673076999051</text:p>
          </table:table-cell>
          <table:table-cell office:value-type="float" office:value="4.28968170374198" calcext:value-type="float">
            <text:p>4.28968170374198</text:p>
          </table:table-cell>
          <table:table-cell office:value-type="float" office:value="4.17099267897823" calcext:value-type="float">
            <text:p>4.17099267897823</text:p>
          </table:table-cell>
          <table:table-cell office:value-type="float" office:value="4.54725054687337" calcext:value-type="float">
            <text:p>4.54725054687337</text:p>
          </table:table-cell>
          <table:table-cell office:value-type="float" office:value="3.35327709491021" calcext:value-type="float">
            <text:p>3.35327709491021</text:p>
          </table:table-cell>
          <table:table-cell office:value-type="float" office:value="4.72703357890607" calcext:value-type="float">
            <text:p>4.72703357890607</text:p>
          </table:table-cell>
          <table:table-cell office:value-type="float" office:value="4.45556876439752" calcext:value-type="float">
            <text:p>4.45556876439752</text:p>
          </table:table-cell>
          <table:table-cell office:value-type="float" office:value="1.46983569340144" calcext:value-type="float">
            <text:p>1.46983569340144</text:p>
          </table:table-cell>
          <table:table-cell office:value-type="float" office:value="4.44546408982061" calcext:value-type="float">
            <text:p>4.44546408982061</text:p>
          </table:table-cell>
          <table:table-cell office:value-type="float" office:value="4.21183498860151" calcext:value-type="float">
            <text:p>4.21183498860151</text:p>
          </table:table-cell>
          <table:table-cell office:value-type="float" office:value="4.2306607524416" calcext:value-type="float">
            <text:p>4.2306607524416</text:p>
          </table:table-cell>
          <table:table-cell office:value-type="float" office:value="4.30456970884835" calcext:value-type="float">
            <text:p>4.30456970884835</text:p>
          </table:table-cell>
          <table:table-cell office:value-type="float" office:value="4.77715232705036" calcext:value-type="float">
            <text:p>4.77715232705036</text:p>
          </table:table-cell>
          <table:table-cell office:value-type="float" office:value="4.54229759377802" calcext:value-type="float">
            <text:p>4.54229759377802</text:p>
          </table:table-cell>
          <table:table-cell office:value-type="float" office:value="3.69841481236814" calcext:value-type="float">
            <text:p>3.69841481236814</text:p>
          </table:table-cell>
          <table:table-cell office:value-type="float" office:value="4.4106894053781" calcext:value-type="float">
            <text:p>4.4106894053781</text:p>
          </table:table-cell>
          <table:table-cell office:value-type="float" office:value="4.32357349612654" calcext:value-type="float">
            <text:p>4.32357349612654</text:p>
          </table:table-cell>
          <table:table-cell office:value-type="float" office:value="4.79219506144149" calcext:value-type="float">
            <text:p>4.79219506144149</text:p>
          </table:table-cell>
          <table:table-cell office:value-type="float" office:value="4.86256835409497" calcext:value-type="float">
            <text:p>4.86256835409497</text:p>
          </table:table-cell>
          <table:table-cell office:value-type="float" office:value="4.28535746004397" calcext:value-type="float">
            <text:p>4.28535746004397</text:p>
          </table:table-cell>
          <table:table-cell office:value-type="float" office:value="4.41479224445934" calcext:value-type="float">
            <text:p>4.41479224445934</text:p>
          </table:table-cell>
          <table:table-cell office:value-type="float" office:value="4.62164540515431" calcext:value-type="float">
            <text:p>4.62164540515431</text:p>
          </table:table-cell>
          <table:table-cell office:value-type="float" office:value="4.73818764756956" calcext:value-type="float">
            <text:p>4.73818764756956</text:p>
          </table:table-cell>
          <table:table-cell office:value-type="float" office:value="3.74017842251326" calcext:value-type="float">
            <text:p>3.74017842251326</text:p>
          </table:table-cell>
          <table:table-cell office:value-type="float" office:value="3.07270699718219" calcext:value-type="float">
            <text:p>3.07270699718219</text:p>
          </table:table-cell>
          <table:table-cell office:value-type="float" office:value="4.20405019571284" calcext:value-type="float">
            <text:p>4.20405019571284</text:p>
          </table:table-cell>
          <table:table-cell office:value-type="float" office:value="4.40835779343248" calcext:value-type="float">
            <text:p>4.40835779343248</text:p>
          </table:table-cell>
          <table:table-cell office:value-type="float" office:value="4.98046013318822" calcext:value-type="float">
            <text:p>4.98046013318822</text:p>
          </table:table-cell>
          <table:table-cell office:value-type="float" office:value="4.93709800313991" calcext:value-type="float">
            <text:p>4.93709800313991</text:p>
          </table:table-cell>
          <table:table-cell office:value-type="float" office:value="4.99883645347137" calcext:value-type="float">
            <text:p>4.99883645347137</text:p>
          </table:table-cell>
          <table:table-cell office:value-type="float" office:value="5.02070137702801" calcext:value-type="float">
            <text:p>5.02070137702801</text:p>
          </table:table-cell>
          <table:table-cell office:value-type="float" office:value="3.26678372010612" calcext:value-type="float">
            <text:p>3.26678372010612</text:p>
          </table:table-cell>
          <table:table-cell office:value-type="float" office:value="5.25065724031807" calcext:value-type="float">
            <text:p>5.25065724031807</text:p>
          </table:table-cell>
          <table:table-cell office:value-type="float" office:value="5.10899084709508" calcext:value-type="float">
            <text:p>5.10899084709508</text:p>
          </table:table-cell>
          <table:table-cell office:value-type="float" office:value="5.23351404778359" calcext:value-type="float">
            <text:p>5.23351404778359</text:p>
          </table:table-cell>
          <table:table-cell office:value-type="float" office:value="3.9972727659431" calcext:value-type="float">
            <text:p>3.9972727659431</text:p>
          </table:table-cell>
          <table:table-cell office:value-type="float" office:value="5.11441956731294" calcext:value-type="float">
            <text:p>5.11441956731294</text:p>
          </table:table-cell>
          <table:table-cell office:value-type="float" office:value="5.42158499465416" calcext:value-type="float">
            <text:p>5.42158499465416</text:p>
          </table:table-cell>
          <table:table-cell office:value-type="float" office:value="5.50387143643335" calcext:value-type="float">
            <text:p>5.50387143643335</text:p>
          </table:table-cell>
          <table:table-cell office:value-type="float" office:value="5.01033913448702" calcext:value-type="float">
            <text:p>5.01033913448702</text:p>
          </table:table-cell>
          <table:table-cell office:value-type="float" office:value="5.49111278069592" calcext:value-type="float">
            <text:p>5.49111278069592</text:p>
          </table:table-cell>
          <table:table-cell office:value-type="float" office:value="5.36276051892217" calcext:value-type="float">
            <text:p>5.36276051892217</text:p>
          </table:table-cell>
          <table:table-cell office:value-type="float" office:value="5.25831385656606" calcext:value-type="float">
            <text:p>5.25831385656606</text:p>
          </table:table-cell>
          <table:table-cell office:value-type="float" office:value="5.23838994683456" calcext:value-type="float">
            <text:p>5.23838994683456</text:p>
          </table:table-cell>
          <table:table-cell office:value-type="float" office:value="4.84123698082536" calcext:value-type="float">
            <text:p>4.84123698082536</text:p>
          </table:table-cell>
          <table:table-cell office:value-type="float" office:value="5.24566393641843" calcext:value-type="float">
            <text:p>5.24566393641843</text:p>
          </table:table-cell>
          <table:table-cell office:value-type="float" office:value="5.12218713652941" calcext:value-type="float">
            <text:p>5.12218713652941</text:p>
          </table:table-cell>
          <table:table-cell office:value-type="float" office:value="4.0232224332015" calcext:value-type="float">
            <text:p>4.0232224332015</text:p>
          </table:table-cell>
          <table:table-cell office:value-type="float" office:value="5.34711638942087" calcext:value-type="float">
            <text:p>5.34711638942087</text:p>
          </table:table-cell>
          <table:table-cell office:value-type="float" office:value="5.29781211472965" calcext:value-type="float">
            <text:p>5.29781211472965</text:p>
          </table:table-cell>
          <table:table-cell office:value-type="float" office:value="4.94127473348052" calcext:value-type="float">
            <text:p>4.94127473348052</text:p>
          </table:table-cell>
          <table:table-cell office:value-type="float" office:value="5.21806211017488" calcext:value-type="float">
            <text:p>5.21806211017488</text:p>
          </table:table-cell>
          <table:table-cell office:value-type="float" office:value="5.21769345281141" calcext:value-type="float">
            <text:p>5.21769345281141</text:p>
          </table:table-cell>
          <table:table-cell office:value-type="float" office:value="5.06545411900245" calcext:value-type="float">
            <text:p>5.06545411900245</text:p>
          </table:table-cell>
          <table:table-cell office:value-type="float" office:value="4.77985843982659" calcext:value-type="float">
            <text:p>4.77985843982659</text:p>
          </table:table-cell>
          <table:table-cell office:value-type="float" office:value="5.43955402970625" calcext:value-type="float">
            <text:p>5.43955402970625</text:p>
          </table:table-cell>
          <table:table-cell office:value-type="float" office:value="5.46176398501575" calcext:value-type="float">
            <text:p>5.46176398501575</text:p>
          </table:table-cell>
          <table:table-cell office:value-type="float" office:value="5.37439696151376" calcext:value-type="float">
            <text:p>5.37439696151376</text:p>
          </table:table-cell>
          <table:table-cell office:value-type="float" office:value="4.20006164319409" calcext:value-type="float">
            <text:p>4.20006164319409</text:p>
          </table:table-cell>
          <table:table-cell office:value-type="float" office:value="5.34448817700757" calcext:value-type="float">
            <text:p>5.34448817700757</text:p>
          </table:table-cell>
          <table:table-cell office:value-type="float" office:value="0.78063630044398" calcext:value-type="float">
            <text:p>0.78063630044398</text:p>
          </table:table-cell>
          <table:table-cell office:value-type="float" office:value="5.14260691172623" calcext:value-type="float">
            <text:p>5.14260691172623</text:p>
          </table:table-cell>
          <table:table-cell office:value-type="float" office:value="4.4900918172098" calcext:value-type="float">
            <text:p>4.4900918172098</text:p>
          </table:table-cell>
          <table:table-cell office:value-type="float" office:value="5.11365252827192" calcext:value-type="float">
            <text:p>5.11365252827192</text:p>
          </table:table-cell>
          <table:table-cell office:value-type="float" office:value="5.02525750774347" calcext:value-type="float">
            <text:p>5.02525750774347</text:p>
          </table:table-cell>
          <table:table-cell office:value-type="float" office:value="5.10202056487783" calcext:value-type="float">
            <text:p>5.10202056487783</text:p>
          </table:table-cell>
          <table:table-cell office:value-type="float" office:value="3.60182338076212" calcext:value-type="float">
            <text:p>3.60182338076212</text:p>
          </table:table-cell>
          <table:table-cell office:value-type="float" office:value="3.80796230637142" calcext:value-type="float">
            <text:p>3.80796230637142</text:p>
          </table:table-cell>
          <table:table-cell office:value-type="float" office:value="4.95959975527156" calcext:value-type="float">
            <text:p>4.95959975527156</text:p>
          </table:table-cell>
          <table:table-cell office:value-type="float" office:value="5.03189315114983" calcext:value-type="float">
            <text:p>5.03189315114983</text:p>
          </table:table-cell>
          <table:table-cell office:value-type="float" office:value="5.30008127129946" calcext:value-type="float">
            <text:p>5.30008127129946</text:p>
          </table:table-cell>
          <table:table-cell office:value-type="float" office:value="4.85708383945545" calcext:value-type="float">
            <text:p>4.85708383945545</text:p>
          </table:table-cell>
          <table:table-cell office:value-type="float" office:value="5.27052620068374" calcext:value-type="float">
            <text:p>5.27052620068374</text:p>
          </table:table-cell>
          <table:table-cell office:value-type="float" office:value="5.77713911393482" calcext:value-type="float">
            <text:p>5.77713911393482</text:p>
          </table:table-cell>
          <table:table-cell office:value-type="float" office:value="5.90354586425996" calcext:value-type="float">
            <text:p>5.90354586425996</text:p>
          </table:table-cell>
          <table:table-cell office:value-type="float" office:value="6.06626233982103" calcext:value-type="float">
            <text:p>6.06626233982103</text:p>
          </table:table-cell>
          <table:table-cell office:value-type="float" office:value="5.3195449535523" calcext:value-type="float">
            <text:p>5.3195449535523</text:p>
          </table:table-cell>
          <table:table-cell office:value-type="float" office:value="6.505436892641" calcext:value-type="float">
            <text:p>6.505436892641</text:p>
          </table:table-cell>
          <table:table-cell office:value-type="float" office:value="6.65403750108417" calcext:value-type="float">
            <text:p>6.65403750108417</text:p>
          </table:table-cell>
          <table:table-cell office:value-type="float" office:value="6.65832103571531" calcext:value-type="float">
            <text:p>6.65832103571531</text:p>
          </table:table-cell>
          <table:table-cell office:value-type="float" office:value="6.22383153342524" calcext:value-type="float">
            <text:p>6.22383153342524</text:p>
          </table:table-cell>
          <table:table-cell office:value-type="float" office:value="6.63137410260301" calcext:value-type="float">
            <text:p>6.63137410260301</text:p>
          </table:table-cell>
          <table:table-cell office:value-type="float" office:value="6.59536362095369" calcext:value-type="float">
            <text:p>6.59536362095369</text:p>
          </table:table-cell>
          <table:table-cell office:value-type="float" office:value="6.54098935685573" calcext:value-type="float">
            <text:p>6.54098935685573</text:p>
          </table:table-cell>
          <table:table-cell office:value-type="float" office:value="6.62475080732719" calcext:value-type="float">
            <text:p>6.62475080732719</text:p>
          </table:table-cell>
          <table:table-cell office:value-type="float" office:value="6.60355971474003" calcext:value-type="float">
            <text:p>6.60355971474003</text:p>
          </table:table-cell>
          <table:table-cell office:value-type="float" office:value="6.35957817346791" calcext:value-type="float">
            <text:p>6.35957817346791</text:p>
          </table:table-cell>
          <table:table-cell office:value-type="float" office:value="5.4487553579254" calcext:value-type="float">
            <text:p>5.4487553579254</text:p>
          </table:table-cell>
          <table:table-cell office:value-type="float" office:value="6.30179525568448" calcext:value-type="float">
            <text:p>6.30179525568448</text:p>
          </table:table-cell>
          <table:table-cell office:value-type="float" office:value="6.54611593003543" calcext:value-type="float">
            <text:p>6.54611593003543</text:p>
          </table:table-cell>
          <table:table-cell office:value-type="float" office:value="6.67310823725434" calcext:value-type="float">
            <text:p>6.67310823725434</text:p>
          </table:table-cell>
          <table:table-cell office:value-type="float" office:value="6.12797781294868" calcext:value-type="float">
            <text:p>6.12797781294868</text:p>
          </table:table-cell>
          <table:table-cell office:value-type="float" office:value="7.14186084575226" calcext:value-type="float">
            <text:p>7.14186084575226</text:p>
          </table:table-cell>
          <table:table-cell office:value-type="float" office:value="7.21954146342287" calcext:value-type="float">
            <text:p>7.21954146342287</text:p>
          </table:table-cell>
          <table:table-cell office:value-type="float" office:value="7.12421363567494" calcext:value-type="float">
            <text:p>7.12421363567494</text:p>
          </table:table-cell>
          <table:table-cell office:value-type="float" office:value="6.5212785078744" calcext:value-type="float">
            <text:p>6.5212785078744</text:p>
          </table:table-cell>
          <table:table-cell office:value-type="float" office:value="6.86641327085787" calcext:value-type="float">
            <text:p>6.86641327085787</text:p>
          </table:table-cell>
          <table:table-cell office:value-type="float" office:value="6.87189081369317" calcext:value-type="float">
            <text:p>6.87189081369317</text:p>
          </table:table-cell>
          <table:table-cell office:value-type="float" office:value="6.63810690263421" calcext:value-type="float">
            <text:p>6.63810690263421</text:p>
          </table:table-cell>
          <table:table-cell office:value-type="float" office:value="5.21800168952665" calcext:value-type="float">
            <text:p>5.21800168952665</text:p>
          </table:table-cell>
          <table:table-cell office:value-type="float" office:value="6.42650658804367" calcext:value-type="float">
            <text:p>6.42650658804367</text:p>
          </table:table-cell>
          <table:table-cell office:value-type="float" office:value="6.79463707843633" calcext:value-type="float">
            <text:p>6.79463707843633</text:p>
          </table:table-cell>
          <table:table-cell office:value-type="float" office:value="6.66126255104376" calcext:value-type="float">
            <text:p>6.66126255104376</text:p>
          </table:table-cell>
          <table:table-cell office:value-type="float" office:value="6.36332142405716" calcext:value-type="float">
            <text:p>6.36332142405716</text:p>
          </table:table-cell>
          <table:table-cell office:value-type="float" office:value="6.91091444964651" calcext:value-type="float">
            <text:p>6.91091444964651</text:p>
          </table:table-cell>
          <table:table-cell office:value-type="float" office:value="6.89135084014174" calcext:value-type="float">
            <text:p>6.89135084014174</text:p>
          </table:table-cell>
          <table:table-cell office:value-type="float" office:value="6.76515297759853" calcext:value-type="float">
            <text:p>6.76515297759853</text:p>
          </table:table-cell>
          <table:table-cell office:value-type="float" office:value="6.73407691774668" calcext:value-type="float">
            <text:p>6.73407691774668</text:p>
          </table:table-cell>
          <table:table-cell office:value-type="float" office:value="6.33292139568619" calcext:value-type="float">
            <text:p>6.33292139568619</text:p>
          </table:table-cell>
          <table:table-cell office:value-type="float" office:value="4.19700712920946" calcext:value-type="float">
            <text:p>4.19700712920946</text:p>
          </table:table-cell>
          <table:table-cell office:value-type="float" office:value="6.6331082772921" calcext:value-type="float">
            <text:p>6.6331082772921</text:p>
          </table:table-cell>
          <table:table-cell office:value-type="float" office:value="6.88104602120803" calcext:value-type="float">
            <text:p>6.88104602120803</text:p>
          </table:table-cell>
          <table:table-cell office:value-type="float" office:value="6.81841630079191" calcext:value-type="float">
            <text:p>6.81841630079191</text:p>
          </table:table-cell>
          <table:table-cell office:value-type="float" office:value="6.7498660830784" calcext:value-type="float">
            <text:p>6.7498660830784</text:p>
          </table:table-cell>
          <table:table-cell office:value-type="float" office:value="6.6066023375064" calcext:value-type="float">
            <text:p>6.6066023375064</text:p>
          </table:table-cell>
          <table:table-cell office:value-type="float" office:value="6.70963902641028" calcext:value-type="float">
            <text:p>6.70963902641028</text:p>
          </table:table-cell>
          <table:table-cell office:value-type="float" office:value="6.95403453193809" calcext:value-type="float">
            <text:p>6.95403453193809</text:p>
          </table:table-cell>
          <table:table-cell office:value-type="float" office:value="6.90202490263015" calcext:value-type="float">
            <text:p>6.90202490263015</text:p>
          </table:table-cell>
          <table:table-cell office:value-type="float" office:value="7.0872436954863" calcext:value-type="float">
            <text:p>7.0872436954863</text:p>
          </table:table-cell>
          <table:table-cell office:value-type="float" office:value="7.12054642177456" calcext:value-type="float">
            <text:p>7.12054642177456</text:p>
          </table:table-cell>
          <table:table-cell office:value-type="float" office:value="5.77819245386385" calcext:value-type="float">
            <text:p>5.77819245386385</text:p>
          </table:table-cell>
          <table:table-cell office:value-type="float" office:value="7.11634904765832" calcext:value-type="float">
            <text:p>7.11634904765832</text:p>
          </table:table-cell>
          <table:table-cell office:value-type="float" office:value="5.95500800790886" calcext:value-type="float">
            <text:p>5.95500800790886</text:p>
          </table:table-cell>
          <table:table-cell office:value-type="float" office:value="6.59764307230491" calcext:value-type="float">
            <text:p>6.59764307230491</text:p>
          </table:table-cell>
          <table:table-cell office:value-type="float" office:value="6.65419468305976" calcext:value-type="float">
            <text:p>6.65419468305976</text:p>
          </table:table-cell>
          <table:table-cell office:value-type="float" office:value="5.48882624199557" calcext:value-type="float">
            <text:p>5.48882624199557</text:p>
          </table:table-cell>
          <table:table-cell office:value-type="float" office:value="6.44872384226056" calcext:value-type="float">
            <text:p>6.44872384226056</text:p>
          </table:table-cell>
          <table:table-cell office:value-type="float" office:value="6.50974153050298" calcext:value-type="float">
            <text:p>6.50974153050298</text:p>
          </table:table-cell>
          <table:table-cell office:value-type="float" office:value="5.5770031342939" calcext:value-type="float">
            <text:p>5.5770031342939</text:p>
          </table:table-cell>
          <table:table-cell office:value-type="float" office:value="6.35212585700673" calcext:value-type="float">
            <text:p>6.35212585700673</text:p>
          </table:table-cell>
          <table:table-cell office:value-type="float" office:value="4.31048299493835" calcext:value-type="float">
            <text:p>4.31048299493835</text:p>
          </table:table-cell>
          <table:table-cell office:value-type="float" office:value="5.45861197537011" calcext:value-type="float">
            <text:p>5.45861197537011</text:p>
          </table:table-cell>
          <table:table-cell office:value-type="float" office:value="5.67448933588645" calcext:value-type="float">
            <text:p>5.67448933588645</text:p>
          </table:table-cell>
          <table:table-cell office:value-type="float" office:value="5.84699231201317" calcext:value-type="float">
            <text:p>5.84699231201317</text:p>
          </table:table-cell>
          <table:table-cell office:value-type="float" office:value="5.9280417093779" calcext:value-type="float">
            <text:p>5.9280417093779</text:p>
          </table:table-cell>
          <table:table-cell office:value-type="float" office:value="5.90226190391783" calcext:value-type="float">
            <text:p>5.90226190391783</text:p>
          </table:table-cell>
          <table:table-cell office:value-type="float" office:value="6.54574930742186" calcext:value-type="float">
            <text:p>6.54574930742186</text:p>
          </table:table-cell>
          <table:table-cell office:value-type="float" office:value="6.59265074526428" calcext:value-type="float">
            <text:p>6.59265074526428</text:p>
          </table:table-cell>
          <table:table-cell office:value-type="float" office:value="6.29032595946788" calcext:value-type="float">
            <text:p>6.29032595946788</text:p>
          </table:table-cell>
          <table:table-cell office:value-type="float" office:value="2.99156500595071" calcext:value-type="float">
            <text:p>2.99156500595071</text:p>
          </table:table-cell>
          <table:table-cell office:value-type="float" office:value="-3.25406542402777" calcext:value-type="float">
            <text:p>-3.25406542402777</text:p>
          </table:table-cell>
          <table:table-cell office:value-type="float" office:value="3.78547644571882" calcext:value-type="float">
            <text:p>3.78547644571882</text:p>
          </table:table-cell>
          <table:table-cell office:value-type="float" office:value="2.452851154378" calcext:value-type="float">
            <text:p>2.452851154378</text:p>
          </table:table-cell>
          <table:table-cell office:value-type="float" office:value="-1.85134015284605" calcext:value-type="float">
            <text:p>-1.85134015284605</text:p>
          </table:table-cell>
          <table:table-cell office:value-type="float" office:value="4.08534690670522" calcext:value-type="float">
            <text:p>4.08534690670522</text:p>
          </table:table-cell>
          <table:table-cell office:value-type="float" office:value="4.22482005412589" calcext:value-type="float">
            <text:p>4.22482005412589</text:p>
          </table:table-cell>
          <table:table-cell office:value-type="float" office:value="4.05610322829123" calcext:value-type="float">
            <text:p>4.05610322829123</text:p>
          </table:table-cell>
          <table:table-cell office:value-type="float" office:value="4.30207917521521" calcext:value-type="float">
            <text:p>4.30207917521521</text:p>
          </table:table-cell>
          <table:table-cell office:value-type="float" office:value="4.24098696617325" calcext:value-type="float">
            <text:p>4.24098696617325</text:p>
          </table:table-cell>
          <table:table-cell office:value-type="float" office:value="1.31110921154694" calcext:value-type="float">
            <text:p>1.31110921154694</text:p>
          </table:table-cell>
          <table:table-cell office:value-type="float" office:value="4.17371966754952" calcext:value-type="float">
            <text:p>4.17371966754952</text:p>
          </table:table-cell>
          <table:table-cell office:value-type="float" office:value="4.11996461715946" calcext:value-type="float">
            <text:p>4.11996461715946</text:p>
          </table:table-cell>
          <table:table-cell office:value-type="float" office:value="4.27009737818767" calcext:value-type="float">
            <text:p>4.27009737818767</text:p>
          </table:table-cell>
          <table:table-cell office:value-type="float" office:value="3.63393165372187" calcext:value-type="float">
            <text:p>3.63393165372187</text:p>
          </table:table-cell>
          <table:table-cell office:value-type="float" office:value="5.0902289706732" calcext:value-type="float">
            <text:p>5.0902289706732</text:p>
          </table:table-cell>
          <table:table-cell office:value-type="float" office:value="4.60453711975274" calcext:value-type="float">
            <text:p>4.60453711975274</text:p>
          </table:table-cell>
          <table:table-cell office:value-type="float" office:value="4.3417153618576" calcext:value-type="float">
            <text:p>4.3417153618576</text:p>
          </table:table-cell>
          <table:table-cell office:value-type="float" office:value="3.12294324914408" calcext:value-type="float">
            <text:p>3.12294324914408</text:p>
          </table:table-cell>
          <table:table-cell office:value-type="float" office:value="5.31347884108651" calcext:value-type="float">
            <text:p>5.31347884108651</text:p>
          </table:table-cell>
          <table:table-cell office:value-type="float" office:value="-0.474570467892459" calcext:value-type="float">
            <text:p>-0.474570467892459</text:p>
          </table:table-cell>
          <table:table-cell office:value-type="float" office:value="4.2188111186848" calcext:value-type="float">
            <text:p>4.2188111186848</text:p>
          </table:table-cell>
          <table:table-cell office:value-type="float" office:value="4.65057323488515" calcext:value-type="float">
            <text:p>4.65057323488515</text:p>
          </table:table-cell>
          <table:table-cell office:value-type="float" office:value="5.0574607771028" calcext:value-type="float">
            <text:p>5.0574607771028</text:p>
          </table:table-cell>
          <table:table-cell office:value-type="float" office:value="5.06145721092167" calcext:value-type="float">
            <text:p>5.06145721092167</text:p>
          </table:table-cell>
          <table:table-cell office:value-type="float" office:value="3.20476369667535" calcext:value-type="float">
            <text:p>3.20476369667535</text:p>
          </table:table-cell>
          <table:table-cell office:value-type="float" office:value="4.84669461338452" calcext:value-type="float">
            <text:p>4.84669461338452</text:p>
          </table:table-cell>
          <table:table-cell office:value-type="float" office:value="5.26079527112627" calcext:value-type="float">
            <text:p>5.26079527112627</text:p>
          </table:table-cell>
          <table:table-cell office:value-type="float" office:value="4.83933710399477" calcext:value-type="float">
            <text:p>4.83933710399477</text:p>
          </table:table-cell>
          <table:table-cell office:value-type="float" office:value="5.03137276774264" calcext:value-type="float">
            <text:p>5.03137276774264</text:p>
          </table:table-cell>
          <table:table-cell office:value-type="float" office:value="4.86785242145686" calcext:value-type="float">
            <text:p>4.86785242145686</text:p>
          </table:table-cell>
          <table:table-cell office:value-type="float" office:value="5.16645022014658" calcext:value-type="float">
            <text:p>5.16645022014658</text:p>
          </table:table-cell>
          <table:table-cell office:value-type="float" office:value="1.04533134027122" calcext:value-type="float">
            <text:p>1.04533134027122</text:p>
          </table:table-cell>
          <table:table-cell office:value-type="float" office:value="4.6142674759679" calcext:value-type="float">
            <text:p>4.6142674759679</text:p>
          </table:table-cell>
          <table:table-cell office:value-type="float" office:value="4.90772675912864" calcext:value-type="float">
            <text:p>4.90772675912864</text:p>
          </table:table-cell>
          <table:table-cell office:value-type="float" office:value="4.30767853404856" calcext:value-type="float">
            <text:p>4.30767853404856</text:p>
          </table:table-cell>
          <table:table-cell office:value-type="float" office:value="4.88600195710751" calcext:value-type="float">
            <text:p>4.88600195710751</text:p>
          </table:table-cell>
          <table:table-cell office:value-type="float" office:value="5.02251143468141" calcext:value-type="float">
            <text:p>5.02251143468141</text:p>
          </table:table-cell>
          <table:table-cell office:value-type="float" office:value="5.09895506672047" calcext:value-type="float">
            <text:p>5.09895506672047</text:p>
          </table:table-cell>
          <table:table-cell office:value-type="float" office:value="4.7984995181507" calcext:value-type="float">
            <text:p>4.7984995181507</text:p>
          </table:table-cell>
          <table:table-cell office:value-type="float" office:value="4.7446905959333" calcext:value-type="float">
            <text:p>4.7446905959333</text:p>
          </table:table-cell>
          <table:table-cell office:value-type="float" office:value="5.02696844666771" calcext:value-type="float">
            <text:p>5.02696844666771</text:p>
          </table:table-cell>
          <table:table-cell office:value-type="float" office:value="2.3669414152926" calcext:value-type="float">
            <text:p>2.3669414152926</text:p>
          </table:table-cell>
          <table:table-cell office:value-type="float" office:value="4.62551157136836" calcext:value-type="float">
            <text:p>4.62551157136836</text:p>
          </table:table-cell>
          <table:table-cell office:value-type="float" office:value="4.78977045754782" calcext:value-type="float">
            <text:p>4.78977045754782</text:p>
          </table:table-cell>
          <table:table-cell office:value-type="float" office:value="4.32725368404155" calcext:value-type="float">
            <text:p>4.32725368404155</text:p>
          </table:table-cell>
          <table:table-cell office:value-type="float" office:value="4.26888382893429" calcext:value-type="float">
            <text:p>4.26888382893429</text:p>
          </table:table-cell>
          <table:table-cell office:value-type="float" office:value="4.06774594417119" calcext:value-type="float">
            <text:p>4.06774594417119</text:p>
          </table:table-cell>
          <table:table-cell office:value-type="float" office:value="4.77429278714746" calcext:value-type="float">
            <text:p>4.77429278714746</text:p>
          </table:table-cell>
          <table:table-cell office:value-type="float" office:value="4.80521484884079" calcext:value-type="float">
            <text:p>4.80521484884079</text:p>
          </table:table-cell>
          <table:table-cell office:value-type="float" office:value="2.7721722551374" calcext:value-type="float">
            <text:p>2.7721722551374</text:p>
          </table:table-cell>
          <table:table-cell office:value-type="float" office:value="3.936514232105" calcext:value-type="float">
            <text:p>3.936514232105</text:p>
          </table:table-cell>
          <table:table-cell office:value-type="float" office:value="4.23053133391891" calcext:value-type="float">
            <text:p>4.23053133391891</text:p>
          </table:table-cell>
          <table:table-cell office:value-type="float" office:value="4.03026495742185" calcext:value-type="float">
            <text:p>4.03026495742185</text:p>
          </table:table-cell>
          <table:table-cell office:value-type="float" office:value="3.66432829394618" calcext:value-type="float">
            <text:p>3.66432829394618</text:p>
          </table:table-cell>
          <table:table-cell office:value-type="float" office:value="3.21612520835515" calcext:value-type="float">
            <text:p>3.21612520835515</text:p>
          </table:table-cell>
          <table:table-cell office:value-type="float" office:value="4.05189932026667" calcext:value-type="float">
            <text:p>4.05189932026667</text:p>
          </table:table-cell>
          <table:table-cell office:value-type="float" office:value="4.58342764766166" calcext:value-type="float">
            <text:p>4.58342764766166</text:p>
          </table:table-cell>
          <table:table-cell office:value-type="float" office:value="4.84372171687257" calcext:value-type="float">
            <text:p>4.84372171687257</text:p>
          </table:table-cell>
          <table:table-cell office:value-type="float" office:value="4.67021208609274" calcext:value-type="float">
            <text:p>4.67021208609274</text:p>
          </table:table-cell>
          <table:table-cell office:value-type="float" office:value="4.88571550106439" calcext:value-type="float">
            <text:p>4.88571550106439</text:p>
          </table:table-cell>
          <table:table-cell office:value-type="float" office:value="5.01581575343936" calcext:value-type="float">
            <text:p>5.01581575343936</text:p>
          </table:table-cell>
          <table:table-cell office:value-type="float" office:value="4.3956279513492" calcext:value-type="float">
            <text:p>4.3956279513492</text:p>
          </table:table-cell>
          <table:table-cell office:value-type="float" office:value="4.8219532861007" calcext:value-type="float">
            <text:p>4.8219532861007</text:p>
          </table:table-cell>
          <table:table-cell office:value-type="float" office:value="4.89888159812654" calcext:value-type="float">
            <text:p>4.89888159812654</text:p>
          </table:table-cell>
          <table:table-cell office:value-type="float" office:value="4.96113687386428" calcext:value-type="float">
            <text:p>4.96113687386428</text:p>
          </table:table-cell>
          <table:table-cell office:value-type="float" office:value="4.77543702925621" calcext:value-type="float">
            <text:p>4.77543702925621</text:p>
          </table:table-cell>
          <table:table-cell office:value-type="float" office:value="3.5689786162736" calcext:value-type="float">
            <text:p>3.5689786162736</text:p>
          </table:table-cell>
          <table:table-cell office:value-type="float" office:value="4.73513720714158" calcext:value-type="float">
            <text:p>4.73513720714158</text:p>
          </table:table-cell>
          <table:table-cell office:value-type="float" office:value="4.89209763083339" calcext:value-type="float">
            <text:p>4.89209763083339</text:p>
          </table:table-cell>
          <table:table-cell office:value-type="float" office:value="4.90022355811553" calcext:value-type="float">
            <text:p>4.90022355811553</text:p>
          </table:table-cell>
          <table:table-cell office:value-type="float" office:value="4.76851424540205" calcext:value-type="float">
            <text:p>4.76851424540205</text:p>
          </table:table-cell>
          <table:table-cell office:value-type="float" office:value="4.74162519116844" calcext:value-type="float">
            <text:p>4.74162519116844</text:p>
          </table:table-cell>
          <table:table-cell office:value-type="float" office:value="4.86254839543369" calcext:value-type="float">
            <text:p>4.86254839543369</text:p>
          </table:table-cell>
          <table:table-cell office:value-type="float" office:value="4.97834491478136" calcext:value-type="float">
            <text:p>4.97834491478136</text:p>
          </table:table-cell>
          <table:table-cell office:value-type="float" office:value="5.02019083600324" calcext:value-type="float">
            <text:p>5.02019083600324</text:p>
          </table:table-cell>
          <table:table-cell office:value-type="float" office:value="4.98137283146123" calcext:value-type="float">
            <text:p>4.98137283146123</text:p>
          </table:table-cell>
          <table:table-cell office:value-type="float" office:value="5.02999819378869" calcext:value-type="float">
            <text:p>5.02999819378869</text:p>
          </table:table-cell>
          <table:table-cell office:value-type="float" office:value="4.95368430709707" calcext:value-type="float">
            <text:p>4.95368430709707</text:p>
          </table:table-cell>
          <table:table-cell office:value-type="float" office:value="3.17978186848398" calcext:value-type="float">
            <text:p>3.17978186848398</text:p>
          </table:table-cell>
          <table:table-cell office:value-type="float" office:value="4.69537754716016" calcext:value-type="float">
            <text:p>4.69537754716016</text:p>
          </table:table-cell>
          <table:table-cell office:value-type="float" office:value="4.90744034500184" calcext:value-type="float">
            <text:p>4.90744034500184</text:p>
          </table:table-cell>
          <table:table-cell office:value-type="float" office:value="4.88563858450305" calcext:value-type="float">
            <text:p>4.88563858450305</text:p>
          </table:table-cell>
          <table:table-cell office:value-type="float" office:value="4.98802388392977" calcext:value-type="float">
            <text:p>4.98802388392977</text:p>
          </table:table-cell>
          <table:table-cell office:value-type="float" office:value="5.00732984279647" calcext:value-type="float">
            <text:p>5.00732984279647</text:p>
          </table:table-cell>
          <table:table-cell office:value-type="float" office:value="4.91772035336752" calcext:value-type="float">
            <text:p>4.91772035336752</text:p>
          </table:table-cell>
          <table:table-cell office:value-type="float" office:value="4.81366645558339" calcext:value-type="float">
            <text:p>4.81366645558339</text:p>
          </table:table-cell>
          <table:table-cell office:value-type="float" office:value="5.00611253697322" calcext:value-type="float">
            <text:p>5.00611253697322</text:p>
          </table:table-cell>
          <table:table-cell office:value-type="float" office:value="4.91867050511265" calcext:value-type="float">
            <text:p>4.91867050511265</text:p>
          </table:table-cell>
          <table:table-cell office:value-type="float" office:value="4.95795640912336" calcext:value-type="float">
            <text:p>4.95795640912336</text:p>
          </table:table-cell>
          <table:table-cell office:value-type="float" office:value="4.81217012503111" calcext:value-type="float">
            <text:p>4.81217012503111</text:p>
          </table:table-cell>
          <table:table-cell office:value-type="float" office:value="3.86760373311648" calcext:value-type="float">
            <text:p>3.86760373311648</text:p>
          </table:table-cell>
          <table:table-cell office:value-type="float" office:value="4.70144094162715" calcext:value-type="float">
            <text:p>4.70144094162715</text:p>
          </table:table-cell>
          <table:table-cell office:value-type="float" office:value="5.05770084356939" calcext:value-type="float">
            <text:p>5.05770084356939</text:p>
          </table:table-cell>
          <table:table-cell office:value-type="float" office:value="5.1137191242455" calcext:value-type="float">
            <text:p>5.1137191242455</text:p>
          </table:table-cell>
          <table:table-cell office:value-type="float" office:value="5.41625925990712" calcext:value-type="float">
            <text:p>5.41625925990712</text:p>
          </table:table-cell>
          <table:table-cell office:value-type="float" office:value="4.66165677504021" calcext:value-type="float">
            <text:p>4.66165677504021</text:p>
          </table:table-cell>
          <table:table-cell office:value-type="float" office:value="5.34193582148023" calcext:value-type="float">
            <text:p>5.34193582148023</text:p>
          </table:table-cell>
          <table:table-cell office:value-type="float" office:value="5.20453529500014" calcext:value-type="float">
            <text:p>5.20453529500014</text:p>
          </table:table-cell>
          <table:table-cell office:value-type="float" office:value="5.2098892499455" calcext:value-type="float">
            <text:p>5.2098892499455</text:p>
          </table:table-cell>
          <table:table-cell office:value-type="float" office:value="4.91138961360063" calcext:value-type="float">
            <text:p>4.91138961360063</text:p>
          </table:table-cell>
          <table:table-cell office:value-type="float" office:value="4.98213094276105" calcext:value-type="float">
            <text:p>4.98213094276105</text:p>
          </table:table-cell>
          <table:table-cell office:value-type="float" office:value="4.26393996013857" calcext:value-type="float">
            <text:p>4.26393996013857</text:p>
          </table:table-cell>
          <table:table-cell office:value-type="float" office:value="4.46012273499937" calcext:value-type="float">
            <text:p>4.46012273499937</text:p>
          </table:table-cell>
          <table:table-cell office:value-type="float" office:value="4.76229573952324" calcext:value-type="float">
            <text:p>4.76229573952324</text:p>
          </table:table-cell>
          <table:table-cell office:value-type="float" office:value="5.22820081847487" calcext:value-type="float">
            <text:p>5.22820081847487</text:p>
          </table:table-cell>
          <table:table-cell office:value-type="float" office:value="5.14308200055332" calcext:value-type="float">
            <text:p>5.14308200055332</text:p>
          </table:table-cell>
          <table:table-cell office:value-type="float" office:value="4.79547299161861" calcext:value-type="float">
            <text:p>4.79547299161861</text:p>
          </table:table-cell>
          <table:table-cell office:value-type="float" office:value="4.80670042212894" calcext:value-type="float">
            <text:p>4.80670042212894</text:p>
          </table:table-cell>
          <table:table-cell office:value-type="float" office:value="-2.79736256406742" calcext:value-type="float">
            <text:p>-2.79736256406742</text:p>
          </table:table-cell>
          <table:table-cell office:value-type="float" office:value="5.04195182954078" calcext:value-type="float">
            <text:p>5.04195182954078</text:p>
          </table:table-cell>
          <table:table-cell office:value-type="float" office:value="4.81458086404056" calcext:value-type="float">
            <text:p>4.81458086404056</text:p>
          </table:table-cell>
          <table:table-cell office:value-type="float" office:value="5.34442445842079" calcext:value-type="float">
            <text:p>5.34442445842079</text:p>
          </table:table-cell>
          <table:table-cell office:value-type="float" office:value="5.46115617713062" calcext:value-type="float">
            <text:p>5.46115617713062</text:p>
          </table:table-cell>
          <table:table-cell office:value-type="float" office:value="4.6156492463737" calcext:value-type="float">
            <text:p>4.6156492463737</text:p>
          </table:table-cell>
          <table:table-cell office:value-type="float" office:value="5.17733100653974" calcext:value-type="float">
            <text:p>5.17733100653974</text:p>
          </table:table-cell>
          <table:table-cell office:value-type="float" office:value="5.87521644341314" calcext:value-type="float">
            <text:p>5.87521644341314</text:p>
          </table:table-cell>
          <table:table-cell office:value-type="float" office:value="5.99261055606009" calcext:value-type="float">
            <text:p>5.99261055606009</text:p>
          </table:table-cell>
          <table:table-cell office:value-type="float" office:value="5.88305561416693" calcext:value-type="float">
            <text:p>5.88305561416693</text:p>
          </table:table-cell>
          <table:table-cell office:value-type="float" office:value="5.85518016728839" calcext:value-type="float">
            <text:p>5.85518016728839</text:p>
          </table:table-cell>
          <table:table-cell office:value-type="float" office:value="4.9573851927054" calcext:value-type="float">
            <text:p>4.9573851927054</text:p>
          </table:table-cell>
          <table:table-cell office:value-type="float" office:value="4.95342410636733" calcext:value-type="float">
            <text:p>4.95342410636733</text:p>
          </table:table-cell>
          <table:table-cell office:value-type="float" office:value="5.83102985250474" calcext:value-type="float">
            <text:p>5.83102985250474</text:p>
          </table:table-cell>
          <table:table-cell office:value-type="float" office:value="5.9378216864044" calcext:value-type="float">
            <text:p>5.9378216864044</text:p>
          </table:table-cell>
          <table:table-cell office:value-type="float" office:value="5.45999253002075" calcext:value-type="float">
            <text:p>5.45999253002075</text:p>
          </table:table-cell>
          <table:table-cell office:value-type="float" office:value="5.85974112670114" calcext:value-type="float">
            <text:p>5.85974112670114</text:p>
          </table:table-cell>
          <table:table-cell office:value-type="float" office:value="5.99368427208849" calcext:value-type="float">
            <text:p>5.99368427208849</text:p>
          </table:table-cell>
          <table:table-cell office:value-type="float" office:value="6.02551543320144" calcext:value-type="float">
            <text:p>6.02551543320144</text:p>
          </table:table-cell>
          <table:table-cell office:value-type="float" office:value="5.95369799732484" calcext:value-type="float">
            <text:p>5.95369799732484</text:p>
          </table:table-cell>
          <table:table-cell office:value-type="float" office:value="5.94637245218186" calcext:value-type="float">
            <text:p>5.94637245218186</text:p>
          </table:table-cell>
          <table:table-cell office:value-type="float" office:value="5.96582612147" calcext:value-type="float">
            <text:p>5.96582612147</text:p>
          </table:table-cell>
          <table:table-cell office:value-type="float" office:value="5.23642906874546" calcext:value-type="float">
            <text:p>5.23642906874546</text:p>
          </table:table-cell>
          <table:table-cell office:value-type="float" office:value="4.02451138933836" calcext:value-type="float">
            <text:p>4.02451138933836</text:p>
          </table:table-cell>
          <table:table-cell office:value-type="float" office:value="5.68769439907797" calcext:value-type="float">
            <text:p>5.68769439907797</text:p>
          </table:table-cell>
          <table:table-cell office:value-type="float" office:value="5.89565277493661" calcext:value-type="float">
            <text:p>5.89565277493661</text:p>
          </table:table-cell>
          <table:table-cell office:value-type="float" office:value="5.98562580221182" calcext:value-type="float">
            <text:p>5.98562580221182</text:p>
          </table:table-cell>
          <table:table-cell office:value-type="float" office:value="6.52236617691459" calcext:value-type="float">
            <text:p>6.52236617691459</text:p>
          </table:table-cell>
          <table:table-cell office:value-type="float" office:value="6.70915934688216" calcext:value-type="float">
            <text:p>6.70915934688216</text:p>
          </table:table-cell>
          <table:table-cell office:value-type="float" office:value="6.72907908660158" calcext:value-type="float">
            <text:p>6.72907908660158</text:p>
          </table:table-cell>
          <table:table-cell office:value-type="float" office:value="6.5973192903408" calcext:value-type="float">
            <text:p>6.5973192903408</text:p>
          </table:table-cell>
          <table:table-cell office:value-type="float" office:value="6.70123837963535" calcext:value-type="float">
            <text:p>6.70123837963535</text:p>
          </table:table-cell>
          <table:table-cell office:value-type="float" office:value="5.98655334599934" calcext:value-type="float">
            <text:p>5.98655334599934</text:p>
          </table:table-cell>
          <table:table-cell office:value-type="float" office:value="6.16507282654612" calcext:value-type="float">
            <text:p>6.16507282654612</text:p>
          </table:table-cell>
          <table:table-cell office:value-type="float" office:value="6.64465107336492" calcext:value-type="float">
            <text:p>6.64465107336492</text:p>
          </table:table-cell>
          <table:table-cell office:value-type="float" office:value="5.44849647947879" calcext:value-type="float">
            <text:p>5.44849647947879</text:p>
          </table:table-cell>
          <table:table-cell office:value-type="float" office:value="6.55042773385008" calcext:value-type="float">
            <text:p>6.55042773385008</text:p>
          </table:table-cell>
          <table:table-cell office:value-type="float" office:value="6.66546852026567" calcext:value-type="float">
            <text:p>6.66546852026567</text:p>
          </table:table-cell>
          <table:table-cell office:value-type="float" office:value="6.3962824547024" calcext:value-type="float">
            <text:p>6.3962824547024</text:p>
          </table:table-cell>
          <table:table-cell office:value-type="float" office:value="6.67704649777577" calcext:value-type="float">
            <text:p>6.67704649777577</text:p>
          </table:table-cell>
          <table:table-cell office:value-type="float" office:value="6.74640916437191" calcext:value-type="float">
            <text:p>6.74640916437191</text:p>
          </table:table-cell>
          <table:table-cell office:value-type="float" office:value="6.76487063744343" calcext:value-type="float">
            <text:p>6.76487063744343</text:p>
          </table:table-cell>
          <table:table-cell office:value-type="float" office:value="6.7281405352346" calcext:value-type="float">
            <text:p>6.7281405352346</text:p>
          </table:table-cell>
          <table:table-cell office:value-type="float" office:value="6.72956929961257" calcext:value-type="float">
            <text:p>6.72956929961257</text:p>
          </table:table-cell>
          <table:table-cell office:value-type="float" office:value="7.02173923362781" calcext:value-type="float">
            <text:p>7.02173923362781</text:p>
          </table:table-cell>
          <table:table-cell office:value-type="float" office:value="7.25391298822682" calcext:value-type="float">
            <text:p>7.25391298822682</text:p>
          </table:table-cell>
          <table:table-cell office:value-type="float" office:value="7.210875243154" calcext:value-type="float">
            <text:p>7.210875243154</text:p>
          </table:table-cell>
          <table:table-cell office:value-type="float" office:value="6.11639837021455" calcext:value-type="float">
            <text:p>6.11639837021455</text:p>
          </table:table-cell>
          <table:table-cell office:value-type="float" office:value="6.91795398861718" calcext:value-type="float">
            <text:p>6.91795398861718</text:p>
          </table:table-cell>
          <table:table-cell office:value-type="float" office:value="7.22394294557751" calcext:value-type="float">
            <text:p>7.22394294557751</text:p>
          </table:table-cell>
          <table:table-cell office:value-type="float" office:value="7.2115573467188" calcext:value-type="float">
            <text:p>7.2115573467188</text:p>
          </table:table-cell>
          <table:table-cell office:value-type="float" office:value="7.28179484664792" calcext:value-type="float">
            <text:p>7.28179484664792</text:p>
          </table:table-cell>
          <table:table-cell office:value-type="float" office:value="7.32301525460731" calcext:value-type="float">
            <text:p>7.32301525460731</text:p>
          </table:table-cell>
          <table:table-cell office:value-type="float" office:value="6.73851989130139" calcext:value-type="float">
            <text:p>6.73851989130139</text:p>
          </table:table-cell>
          <table:table-cell office:value-type="float" office:value="7.26614590647301" calcext:value-type="float">
            <text:p>7.26614590647301</text:p>
          </table:table-cell>
          <table:table-cell office:value-type="float" office:value="7.25339033007702" calcext:value-type="float">
            <text:p>7.25339033007702</text:p>
          </table:table-cell>
          <table:table-cell office:value-type="float" office:value="7.11217582850142" calcext:value-type="float">
            <text:p>7.11217582850142</text:p>
          </table:table-cell>
          <table:table-cell office:value-type="float" office:value="7.24489125819326" calcext:value-type="float">
            <text:p>7.24489125819326</text:p>
          </table:table-cell>
          <table:table-cell office:value-type="float" office:value="7.20901457068927" calcext:value-type="float">
            <text:p>7.20901457068927</text:p>
          </table:table-cell>
          <table:table-cell office:value-type="float" office:value="6.51422235884981" calcext:value-type="float">
            <text:p>6.51422235884981</text:p>
          </table:table-cell>
          <table:table-cell office:value-type="float" office:value="6.39258995034473" calcext:value-type="float">
            <text:p>6.39258995034473</text:p>
          </table:table-cell>
          <table:table-cell office:value-type="float" office:value="7.1819214417132" calcext:value-type="float">
            <text:p>7.1819214417132</text:p>
          </table:table-cell>
          <table:table-cell office:value-type="float" office:value="7.20492252609571" calcext:value-type="float">
            <text:p>7.20492252609571</text:p>
          </table:table-cell>
          <table:table-cell office:value-type="float" office:value="7.26586127047477" calcext:value-type="float">
            <text:p>7.26586127047477</text:p>
          </table:table-cell>
          <table:table-cell office:value-type="float" office:value="7.27843774673676" calcext:value-type="float">
            <text:p>7.27843774673676</text:p>
          </table:table-cell>
          <table:table-cell office:value-type="float" office:value="6.88339743738211" calcext:value-type="float">
            <text:p>6.88339743738211</text:p>
          </table:table-cell>
          <table:table-cell office:value-type="float" office:value="7.26357444611804" calcext:value-type="float">
            <text:p>7.26357444611804</text:p>
          </table:table-cell>
          <table:table-cell office:value-type="float" office:value="1.8135188713612" calcext:value-type="float">
            <text:p>1.8135188713612</text:p>
          </table:table-cell>
          <table:table-cell office:value-type="float" office:value="6.3325070061799" calcext:value-type="float">
            <text:p>6.3325070061799</text:p>
          </table:table-cell>
          <table:table-cell office:value-type="float" office:value="5.23076350808702" calcext:value-type="float">
            <text:p>5.23076350808702</text:p>
          </table:table-cell>
          <table:table-cell office:value-type="float" office:value="6.11191204223328" calcext:value-type="float">
            <text:p>6.11191204223328</text:p>
          </table:table-cell>
          <table:table-cell office:value-type="float" office:value="7.05845784975931" calcext:value-type="float">
            <text:p>7.05845784975931</text:p>
          </table:table-cell>
          <table:table-cell office:value-type="float" office:value="7.218432347793" calcext:value-type="float">
            <text:p>7.218432347793</text:p>
          </table:table-cell>
          <table:table-cell office:value-type="float" office:value="6.73947606281202" calcext:value-type="float">
            <text:p>6.73947606281202</text:p>
          </table:table-cell>
          <table:table-cell office:value-type="float" office:value="-0.237037372321404" calcext:value-type="float">
            <text:p>-0.237037372321404</text:p>
          </table:table-cell>
          <table:table-cell office:value-type="float" office:value="5.09038193879502" calcext:value-type="float">
            <text:p>5.09038193879502</text:p>
          </table:table-cell>
          <table:table-cell office:value-type="float" office:value="5.50287487149012" calcext:value-type="float">
            <text:p>5.50287487149012</text:p>
          </table:table-cell>
          <table:table-cell office:value-type="float" office:value="3.59568391793307" calcext:value-type="float">
            <text:p>3.59568391793307</text:p>
          </table:table-cell>
          <table:table-cell office:value-type="float" office:value="5.71507373525457" calcext:value-type="float">
            <text:p>5.71507373525457</text:p>
          </table:table-cell>
          <table:table-cell office:value-type="float" office:value="5.99996365801721" calcext:value-type="float">
            <text:p>5.99996365801721</text:p>
          </table:table-cell>
          <table:table-cell office:value-type="float" office:value="5.97653374756209" calcext:value-type="float">
            <text:p>5.97653374756209</text:p>
          </table:table-cell>
          <table:table-cell office:value-type="float" office:value="6.21667404595522" calcext:value-type="float">
            <text:p>6.21667404595522</text:p>
          </table:table-cell>
          <table:table-cell office:value-type="float" office:value="6.25566615759977" calcext:value-type="float">
            <text:p>6.25566615759977</text:p>
          </table:table-cell>
          <table:table-cell office:value-type="float" office:value="6.31678999022564" calcext:value-type="float">
            <text:p>6.31678999022564</text:p>
          </table:table-cell>
          <table:table-cell office:value-type="float" office:value="6.41323670708349" calcext:value-type="float">
            <text:p>6.41323670708349</text:p>
          </table:table-cell>
          <table:table-cell office:value-type="float" office:value="6.44556865708544" calcext:value-type="float">
            <text:p>6.44556865708544</text:p>
          </table:table-cell>
          <table:table-cell office:value-type="float" office:value="5.80291611720781" calcext:value-type="float">
            <text:p>5.80291611720781</text:p>
          </table:table-cell>
          <table:table-cell office:value-type="float" office:value="6.32117088305495" calcext:value-type="float">
            <text:p>6.32117088305495</text:p>
          </table:table-cell>
          <table:table-cell office:value-type="float" office:value="4.82476230646665" calcext:value-type="float">
            <text:p>4.82476230646665</text:p>
          </table:table-cell>
          <table:table-cell office:value-type="float" office:value="6.40841666866933" calcext:value-type="float">
            <text:p>6.40841666866933</text:p>
          </table:table-cell>
          <table:table-cell office:value-type="float" office:value="6.42228572199631" calcext:value-type="float">
            <text:p>6.42228572199631</text:p>
          </table:table-cell>
          <table:table-cell office:value-type="float" office:value="6.49116007534315" calcext:value-type="float">
            <text:p>6.49116007534315</text:p>
          </table:table-cell>
          <table:table-cell office:value-type="float" office:value="5.07102139044132" calcext:value-type="float">
            <text:p>5.07102139044132</text:p>
          </table:table-cell>
          <table:table-cell office:value-type="float" office:value="5.58190573952785" calcext:value-type="float">
            <text:p>5.58190573952785</text:p>
          </table:table-cell>
          <table:table-cell office:value-type="float" office:value="5.33553691231908" calcext:value-type="float">
            <text:p>5.33553691231908</text:p>
          </table:table-cell>
          <table:table-cell office:value-type="float" office:value="5.67731267955291" calcext:value-type="float">
            <text:p>5.67731267955291</text:p>
          </table:table-cell>
          <table:table-cell office:value-type="float" office:value="5.71755393764019" calcext:value-type="float">
            <text:p>5.71755393764019</text:p>
          </table:table-cell>
          <table:table-cell office:value-type="float" office:value="5.68460650344663" calcext:value-type="float">
            <text:p>5.68460650344663</text:p>
          </table:table-cell>
          <table:table-cell office:value-type="float" office:value="5.80475420943165" calcext:value-type="float">
            <text:p>5.80475420943165</text:p>
          </table:table-cell>
          <table:table-cell office:value-type="float" office:value="5.42160511975046" calcext:value-type="float">
            <text:p>5.42160511975046</text:p>
          </table:table-cell>
          <table:table-cell office:value-type="float" office:value="4.59209684756809" calcext:value-type="float">
            <text:p>4.59209684756809</text:p>
          </table:table-cell>
          <table:table-cell office:value-type="float" office:value="5.04952151836621" calcext:value-type="float">
            <text:p>5.04952151836621</text:p>
          </table:table-cell>
          <table:table-cell office:value-type="float" office:value="5.69258231820118" calcext:value-type="float">
            <text:p>5.69258231820118</text:p>
          </table:table-cell>
          <table:table-cell office:value-type="float" office:value="5.39921618317753" calcext:value-type="float">
            <text:p>5.39921618317753</text:p>
          </table:table-cell>
          <table:table-cell office:value-type="float" office:value="5.82284901289434" calcext:value-type="float">
            <text:p>5.82284901289434</text:p>
          </table:table-cell>
          <table:table-cell office:value-type="float" office:value="5.77870479945112" calcext:value-type="float">
            <text:p>5.77870479945112</text:p>
          </table:table-cell>
          <table:table-cell office:value-type="float" office:value="5.74706595053204" calcext:value-type="float">
            <text:p>5.74706595053204</text:p>
          </table:table-cell>
          <table:table-cell office:value-type="float" office:value="5.76730916671473" calcext:value-type="float">
            <text:p>5.76730916671473</text:p>
          </table:table-cell>
          <table:table-cell office:value-type="float" office:value="5.68628831664577" calcext:value-type="float">
            <text:p>5.68628831664577</text:p>
          </table:table-cell>
          <table:table-cell office:value-type="float" office:value="5.73292158762792" calcext:value-type="float">
            <text:p>5.73292158762792</text:p>
          </table:table-cell>
          <table:table-cell office:value-type="float" office:value="5.78334466500838" calcext:value-type="float">
            <text:p>5.78334466500838</text:p>
          </table:table-cell>
          <table:table-cell office:value-type="float" office:value="3.84564417651304" calcext:value-type="float">
            <text:p>3.84564417651304</text:p>
          </table:table-cell>
          <table:table-cell office:value-type="float" office:value="5.16444083593464" calcext:value-type="float">
            <text:p>5.16444083593464</text:p>
          </table:table-cell>
          <table:table-cell office:value-type="float" office:value="4.49384383898982" calcext:value-type="float">
            <text:p>4.49384383898982</text:p>
          </table:table-cell>
          <table:table-cell office:value-type="float" office:value="4.71543363492475" calcext:value-type="float">
            <text:p>4.71543363492475</text:p>
          </table:table-cell>
          <table:table-cell office:value-type="float" office:value="4.38175738170505" calcext:value-type="float">
            <text:p>4.38175738170505</text:p>
          </table:table-cell>
          <table:table-cell office:value-type="float" office:value="4.88170986700956" calcext:value-type="float">
            <text:p>4.88170986700956</text:p>
          </table:table-cell>
          <table:table-cell office:value-type="float" office:value="4.73933724057231" calcext:value-type="float">
            <text:p>4.73933724057231</text:p>
          </table:table-cell>
          <table:table-cell office:value-type="float" office:value="4.60063626339924" calcext:value-type="float">
            <text:p>4.60063626339924</text:p>
          </table:table-cell>
          <table:table-cell office:value-type="float" office:value="5.00091469115471" calcext:value-type="float">
            <text:p>5.00091469115471</text:p>
          </table:table-cell>
          <table:table-cell office:value-type="float" office:value="4.61781619117158" calcext:value-type="float">
            <text:p>4.61781619117158</text:p>
          </table:table-cell>
          <table:table-cell office:value-type="float" office:value="5.18161887099589" calcext:value-type="float">
            <text:p>5.18161887099589</text:p>
          </table:table-cell>
          <table:table-cell office:value-type="float" office:value="4.45252088007563" calcext:value-type="float">
            <text:p>4.45252088007563</text:p>
          </table:table-cell>
          <table:table-cell office:value-type="float" office:value="4.51801226111388" calcext:value-type="float">
            <text:p>4.51801226111388</text:p>
          </table:table-cell>
          <table:table-cell office:value-type="float" office:value="5.18988542567203" calcext:value-type="float">
            <text:p>5.18988542567203</text:p>
          </table:table-cell>
          <table:table-cell office:value-type="float" office:value="5.00139274740031" calcext:value-type="float">
            <text:p>5.00139274740031</text:p>
          </table:table-cell>
          <table:table-cell office:value-type="float" office:value="5.1433845783904" calcext:value-type="float">
            <text:p>5.1433845783904</text:p>
          </table:table-cell>
          <table:table-cell office:value-type="float" office:value="5.25910184061322" calcext:value-type="float">
            <text:p>5.25910184061322</text:p>
          </table:table-cell>
          <table:table-cell office:value-type="float" office:value="5.0611835967395" calcext:value-type="float">
            <text:p>5.0611835967395</text:p>
          </table:table-cell>
          <table:table-cell office:value-type="float" office:value="5.24881039385211" calcext:value-type="float">
            <text:p>5.24881039385211</text:p>
          </table:table-cell>
          <table:table-cell office:value-type="float" office:value="5.2826593387827" calcext:value-type="float">
            <text:p>5.2826593387827</text:p>
          </table:table-cell>
          <table:table-cell office:value-type="float" office:value="5.14997814179145" calcext:value-type="float">
            <text:p>5.14997814179145</text:p>
          </table:table-cell>
          <table:table-cell office:value-type="float" office:value="5.12401644539169" calcext:value-type="float">
            <text:p>5.12401644539169</text:p>
          </table:table-cell>
          <table:table-cell office:value-type="float" office:value="5.19357829194076" calcext:value-type="float">
            <text:p>5.19357829194076</text:p>
          </table:table-cell>
          <table:table-cell office:value-type="float" office:value="4.88381449661772" calcext:value-type="float">
            <text:p>4.88381449661772</text:p>
          </table:table-cell>
          <table:table-cell office:value-type="float" office:value="3.86734930277846" calcext:value-type="float">
            <text:p>3.86734930277846</text:p>
          </table:table-cell>
          <table:table-cell office:value-type="float" office:value="5.12022635513523" calcext:value-type="float">
            <text:p>5.12022635513523</text:p>
          </table:table-cell>
          <table:table-cell office:value-type="float" office:value="4.91085982659468" calcext:value-type="float">
            <text:p>4.91085982659468</text:p>
          </table:table-cell>
          <table:table-cell office:value-type="float" office:value="5.00092046853109" calcext:value-type="float">
            <text:p>5.00092046853109</text:p>
          </table:table-cell>
          <table:table-cell office:value-type="float" office:value="4.97738844992189" calcext:value-type="float">
            <text:p>4.97738844992189</text:p>
          </table:table-cell>
          <table:table-cell office:value-type="float" office:value="4.72343359267901" calcext:value-type="float">
            <text:p>4.72343359267901</text:p>
          </table:table-cell>
          <table:table-cell office:value-type="float" office:value="4.99444510047704" calcext:value-type="float">
            <text:p>4.99444510047704</text:p>
          </table:table-cell>
          <table:table-cell office:value-type="float" office:value="5.02224371338199" calcext:value-type="float">
            <text:p>5.02224371338199</text:p>
          </table:table-cell>
          <table:table-cell office:value-type="float" office:value="4.97616243343255" calcext:value-type="float">
            <text:p>4.97616243343255</text:p>
          </table:table-cell>
          <table:table-cell office:value-type="float" office:value="5.11228314853162" calcext:value-type="float">
            <text:p>5.11228314853162</text:p>
          </table:table-cell>
          <table:table-cell office:value-type="float" office:value="5.08217874517102" calcext:value-type="float">
            <text:p>5.08217874517102</text:p>
          </table:table-cell>
          <table:table-cell office:value-type="float" office:value="4.77360182395845" calcext:value-type="float">
            <text:p>4.77360182395845</text:p>
          </table:table-cell>
          <table:table-cell office:value-type="float" office:value="3.71917227714022" calcext:value-type="float">
            <text:p>3.71917227714022</text:p>
          </table:table-cell>
          <table:table-cell office:value-type="float" office:value="4.8982677896541" calcext:value-type="float">
            <text:p>4.8982677896541</text:p>
          </table:table-cell>
          <table:table-cell office:value-type="float" office:value="4.96494288537653" calcext:value-type="float">
            <text:p>4.96494288537653</text:p>
          </table:table-cell>
          <table:table-cell office:value-type="float" office:value="4.97502210484391" calcext:value-type="float">
            <text:p>4.97502210484391</text:p>
          </table:table-cell>
          <table:table-cell office:value-type="float" office:value="4.97713570511126" calcext:value-type="float">
            <text:p>4.97713570511126</text:p>
          </table:table-cell>
          <table:table-cell office:value-type="float" office:value="4.72924274669884" calcext:value-type="float">
            <text:p>4.72924274669884</text:p>
          </table:table-cell>
          <table:table-cell office:value-type="float" office:value="4.15341199136499" calcext:value-type="float">
            <text:p>4.15341199136499</text:p>
          </table:table-cell>
          <table:table-cell office:value-type="float" office:value="4.45799253975973" calcext:value-type="float">
            <text:p>4.45799253975973</text:p>
          </table:table-cell>
          <table:table-cell office:value-type="float" office:value="4.5284272673814" calcext:value-type="float">
            <text:p>4.5284272673814</text:p>
          </table:table-cell>
          <table:table-cell office:value-type="float" office:value="4.43999197391357" calcext:value-type="float">
            <text:p>4.43999197391357</text:p>
          </table:table-cell>
          <table:table-cell office:value-type="float" office:value="4.58129140374176" calcext:value-type="float">
            <text:p>4.58129140374176</text:p>
          </table:table-cell>
          <table:table-cell office:value-type="float" office:value="4.89597432251324" calcext:value-type="float">
            <text:p>4.89597432251324</text:p>
          </table:table-cell>
          <table:table-cell office:value-type="float" office:value="3.17781117894002" calcext:value-type="float">
            <text:p>3.17781117894002</text:p>
          </table:table-cell>
          <table:table-cell office:value-type="float" office:value="4.40480883437107" calcext:value-type="float">
            <text:p>4.40480883437107</text:p>
          </table:table-cell>
          <table:table-cell office:value-type="float" office:value="5.04947470594678" calcext:value-type="float">
            <text:p>5.04947470594678</text:p>
          </table:table-cell>
          <table:table-cell office:value-type="float" office:value="4.6456314334936" calcext:value-type="float">
            <text:p>4.6456314334936</text:p>
          </table:table-cell>
          <table:table-cell office:value-type="float" office:value="5.04896771605963" calcext:value-type="float">
            <text:p>5.04896771605963</text:p>
          </table:table-cell>
          <table:table-cell office:value-type="float" office:value="5.05578230038401" calcext:value-type="float">
            <text:p>5.05578230038401</text:p>
          </table:table-cell>
          <table:table-cell office:value-type="float" office:value="4.97423702267832" calcext:value-type="float">
            <text:p>4.97423702267832</text:p>
          </table:table-cell>
          <table:table-cell office:value-type="float" office:value="5.0379570353041" calcext:value-type="float">
            <text:p>5.0379570353041</text:p>
          </table:table-cell>
          <table:table-cell office:value-type="float" office:value="5.05216343587176" calcext:value-type="float">
            <text:p>5.05216343587176</text:p>
          </table:table-cell>
          <table:table-cell office:value-type="float" office:value="5.05243448550169" calcext:value-type="float">
            <text:p>5.05243448550169</text:p>
          </table:table-cell>
          <table:table-cell office:value-type="float" office:value="3.79973573955944" calcext:value-type="float">
            <text:p>3.79973573955944</text:p>
          </table:table-cell>
          <table:table-cell office:value-type="float" office:value="3.55789204046601" calcext:value-type="float">
            <text:p>3.55789204046601</text:p>
          </table:table-cell>
          <table:table-cell office:value-type="float" office:value="4.81342306122055" calcext:value-type="float">
            <text:p>4.81342306122055</text:p>
          </table:table-cell>
          <table:table-cell office:value-type="float" office:value="5.06291413151273" calcext:value-type="float">
            <text:p>5.06291413151273</text:p>
          </table:table-cell>
          <table:table-cell office:value-type="float" office:value="5.19290772759531" calcext:value-type="float">
            <text:p>5.19290772759531</text:p>
          </table:table-cell>
          <table:table-cell office:value-type="float" office:value="5.03286515627382" calcext:value-type="float">
            <text:p>5.03286515627382</text:p>
          </table:table-cell>
          <table:table-cell office:value-type="float" office:value="5.09060547530517" calcext:value-type="float">
            <text:p>5.09060547530517</text:p>
          </table:table-cell>
          <table:table-cell office:value-type="float" office:value="5.03226670745251" calcext:value-type="float">
            <text:p>5.03226670745251</text:p>
          </table:table-cell>
          <table:table-cell office:value-type="float" office:value="4.58815606844063" calcext:value-type="float">
            <text:p>4.58815606844063</text:p>
          </table:table-cell>
          <table:table-cell office:value-type="float" office:value="5.03758298925093" calcext:value-type="float">
            <text:p>5.03758298925093</text:p>
          </table:table-cell>
          <table:table-cell office:value-type="float" office:value="5.03967875518913" calcext:value-type="float">
            <text:p>5.03967875518913</text:p>
          </table:table-cell>
          <table:table-cell office:value-type="float" office:value="5.04135956266774" calcext:value-type="float">
            <text:p>5.04135956266774</text:p>
          </table:table-cell>
          <table:table-cell office:value-type="float" office:value="4.83228043029625" calcext:value-type="float">
            <text:p>4.83228043029625</text:p>
          </table:table-cell>
          <table:table-cell office:value-type="float" office:value="4.57758276119463" calcext:value-type="float">
            <text:p>4.57758276119463</text:p>
          </table:table-cell>
          <table:table-cell office:value-type="float" office:value="3.81779527824283" calcext:value-type="float">
            <text:p>3.81779527824283</text:p>
          </table:table-cell>
          <table:table-cell office:value-type="float" office:value="5.00064918096222" calcext:value-type="float">
            <text:p>5.00064918096222</text:p>
          </table:table-cell>
          <table:table-cell office:value-type="float" office:value="5.0767377328654" calcext:value-type="float">
            <text:p>5.0767377328654</text:p>
          </table:table-cell>
          <table:table-cell office:value-type="float" office:value="5.04055893199544" calcext:value-type="float">
            <text:p>5.04055893199544</text:p>
          </table:table-cell>
          <table:table-cell office:value-type="float" office:value="5.59285271840515" calcext:value-type="float">
            <text:p>5.59285271840515</text:p>
          </table:table-cell>
          <table:table-cell office:value-type="float" office:value="5.55426322173515" calcext:value-type="float">
            <text:p>5.55426322173515</text:p>
          </table:table-cell>
          <table:table-cell office:value-type="float" office:value="5.26418800872414" calcext:value-type="float">
            <text:p>5.26418800872414</text:p>
          </table:table-cell>
          <table:table-cell office:value-type="float" office:value="5.64598858464516" calcext:value-type="float">
            <text:p>5.64598858464516</text:p>
          </table:table-cell>
          <table:table-cell office:value-type="float" office:value="5.60687405785881" calcext:value-type="float">
            <text:p>5.60687405785881</text:p>
          </table:table-cell>
          <table:table-cell office:value-type="float" office:value="5.5168302927161" calcext:value-type="float">
            <text:p>5.5168302927161</text:p>
          </table:table-cell>
          <table:table-cell office:value-type="float" office:value="5.62455359225687" calcext:value-type="float">
            <text:p>5.62455359225687</text:p>
          </table:table-cell>
          <table:table-cell office:value-type="float" office:value="5.58942538674477" calcext:value-type="float">
            <text:p>5.58942538674477</text:p>
          </table:table-cell>
          <table:table-cell office:value-type="float" office:value="3.96066980398123" calcext:value-type="float">
            <text:p>3.96066980398123</text:p>
          </table:table-cell>
          <table:table-cell office:value-type="float" office:value="5.52091948492325" calcext:value-type="float">
            <text:p>5.52091948492325</text:p>
          </table:table-cell>
          <table:table-cell office:value-type="float" office:value="5.03543938976984" calcext:value-type="float">
            <text:p>5.03543938976984</text:p>
          </table:table-cell>
          <table:table-cell office:value-type="float" office:value="5.43578462231359" calcext:value-type="float">
            <text:p>5.43578462231359</text:p>
          </table:table-cell>
          <table:table-cell office:value-type="float" office:value="5.37311728605577" calcext:value-type="float">
            <text:p>5.37311728605577</text:p>
          </table:table-cell>
          <table:table-cell office:value-type="float" office:value="4.89056507864597" calcext:value-type="float">
            <text:p>4.89056507864597</text:p>
          </table:table-cell>
          <table:table-cell office:value-type="float" office:value="5.11871322501244" calcext:value-type="float">
            <text:p>5.11871322501244</text:p>
          </table:table-cell>
          <table:table-cell office:value-type="float" office:value="-0.890491487501532" calcext:value-type="float">
            <text:p>-0.890491487501532</text:p>
          </table:table-cell>
          <table:table-cell office:value-type="float" office:value="2.89317166029209" calcext:value-type="float">
            <text:p>2.89317166029209</text:p>
          </table:table-cell>
          <table:table-cell office:value-type="float" office:value="4.54724829336328" calcext:value-type="float">
            <text:p>4.54724829336328</text:p>
          </table:table-cell>
          <table:table-cell office:value-type="float" office:value="5.21075487264068" calcext:value-type="float">
            <text:p>5.21075487264068</text:p>
          </table:table-cell>
          <table:table-cell office:value-type="float" office:value="5.56480747497299" calcext:value-type="float">
            <text:p>5.56480747497299</text:p>
          </table:table-cell>
          <table:table-cell office:value-type="float" office:value="5.37849058955411" calcext:value-type="float">
            <text:p>5.37849058955411</text:p>
          </table:table-cell>
          <table:table-cell office:value-type="float" office:value="5.39699377522002" calcext:value-type="float">
            <text:p>5.39699377522002</text:p>
          </table:table-cell>
          <table:table-cell office:value-type="float" office:value="5.99645778087642" calcext:value-type="float">
            <text:p>5.99645778087642</text:p>
          </table:table-cell>
          <table:table-cell office:value-type="float" office:value="6.18838005579174" calcext:value-type="float">
            <text:p>6.18838005579174</text:p>
          </table:table-cell>
          <table:table-cell office:value-type="float" office:value="6.24629646884162" calcext:value-type="float">
            <text:p>6.24629646884162</text:p>
          </table:table-cell>
          <table:table-cell office:value-type="float" office:value="6.28876625587982" calcext:value-type="float">
            <text:p>6.28876625587982</text:p>
          </table:table-cell>
          <table:table-cell office:value-type="float" office:value="6.27186625995928" calcext:value-type="float">
            <text:p>6.27186625995928</text:p>
          </table:table-cell>
          <table:table-cell office:value-type="float" office:value="6.21861989191166" calcext:value-type="float">
            <text:p>6.21861989191166</text:p>
          </table:table-cell>
          <table:table-cell office:value-type="float" office:value="4.79284923107183" calcext:value-type="float">
            <text:p>4.79284923107183</text:p>
          </table:table-cell>
          <table:table-cell office:value-type="float" office:value="6.2399040415734" calcext:value-type="float">
            <text:p>6.2399040415734</text:p>
          </table:table-cell>
          <table:table-cell office:value-type="float" office:value="6.14161233184799" calcext:value-type="float">
            <text:p>6.14161233184799</text:p>
          </table:table-cell>
          <table:table-cell office:value-type="float" office:value="6.29920607435531" calcext:value-type="float">
            <text:p>6.29920607435531</text:p>
          </table:table-cell>
          <table:table-cell office:value-type="float" office:value="6.27269518336677" calcext:value-type="float">
            <text:p>6.27269518336677</text:p>
          </table:table-cell>
          <table:table-cell office:value-type="float" office:value="6.20866129218285" calcext:value-type="float">
            <text:p>6.20866129218285</text:p>
          </table:table-cell>
          <table:table-cell office:value-type="float" office:value="6.2741295595913" calcext:value-type="float">
            <text:p>6.2741295595913</text:p>
          </table:table-cell>
          <table:table-cell office:value-type="float" office:value="6.3248742641047" calcext:value-type="float">
            <text:p>6.3248742641047</text:p>
          </table:table-cell>
          <table:table-cell office:value-type="float" office:value="6.26757377939734" calcext:value-type="float">
            <text:p>6.26757377939734</text:p>
          </table:table-cell>
          <table:table-cell office:value-type="float" office:value="6.32586916879136" calcext:value-type="float">
            <text:p>6.32586916879136</text:p>
          </table:table-cell>
          <table:table-cell office:value-type="float" office:value="6.32159375603125" calcext:value-type="float">
            <text:p>6.32159375603125</text:p>
          </table:table-cell>
          <table:table-cell office:value-type="float" office:value="6.26282832803445" calcext:value-type="float">
            <text:p>6.26282832803445</text:p>
          </table:table-cell>
          <table:table-cell office:value-type="float" office:value="5.00863881136732" calcext:value-type="float">
            <text:p>5.00863881136732</text:p>
          </table:table-cell>
          <table:table-cell office:value-type="float" office:value="6.73287695204118" calcext:value-type="float">
            <text:p>6.73287695204118</text:p>
          </table:table-cell>
          <table:table-cell office:value-type="float" office:value="6.0407645641236" calcext:value-type="float">
            <text:p>6.0407645641236</text:p>
          </table:table-cell>
          <table:table-cell office:value-type="float" office:value="6.96034044388747" calcext:value-type="float">
            <text:p>6.96034044388747</text:p>
          </table:table-cell>
          <table:table-cell office:value-type="float" office:value="6.86278862069126" calcext:value-type="float">
            <text:p>6.86278862069126</text:p>
          </table:table-cell>
          <table:table-cell office:value-type="float" office:value="7.03533841173589" calcext:value-type="float">
            <text:p>7.03533841173589</text:p>
          </table:table-cell>
          <table:table-cell office:value-type="float" office:value="7.00257770789641" calcext:value-type="float">
            <text:p>7.00257770789641</text:p>
          </table:table-cell>
          <table:table-cell office:value-type="float" office:value="7.08183763664996" calcext:value-type="float">
            <text:p>7.08183763664996</text:p>
          </table:table-cell>
          <table:table-cell office:value-type="float" office:value="6.7989028759581" calcext:value-type="float">
            <text:p>6.7989028759581</text:p>
          </table:table-cell>
          <table:table-cell office:value-type="float" office:value="6.94921849007024" calcext:value-type="float">
            <text:p>6.94921849007024</text:p>
          </table:table-cell>
          <table:table-cell office:value-type="float" office:value="7.05585980495619" calcext:value-type="float">
            <text:p>7.05585980495619</text:p>
          </table:table-cell>
          <table:table-cell office:value-type="float" office:value="6.79293855804419" calcext:value-type="float">
            <text:p>6.79293855804419</text:p>
          </table:table-cell>
          <table:table-cell office:value-type="float" office:value="6.93905891484403" calcext:value-type="float">
            <text:p>6.93905891484403</text:p>
          </table:table-cell>
          <table:table-cell office:value-type="float" office:value="5.61642736485871" calcext:value-type="float">
            <text:p>5.61642736485871</text:p>
          </table:table-cell>
          <table:table-cell office:value-type="float" office:value="6.73740843888979" calcext:value-type="float">
            <text:p>6.73740843888979</text:p>
          </table:table-cell>
          <table:table-cell office:value-type="float" office:value="7.00313529141263" calcext:value-type="float">
            <text:p>7.00313529141263</text:p>
          </table:table-cell>
          <table:table-cell office:value-type="float" office:value="6.78094834436051" calcext:value-type="float">
            <text:p>6.78094834436051</text:p>
          </table:table-cell>
          <table:table-cell office:value-type="float" office:value="7.31453692150263" calcext:value-type="float">
            <text:p>7.31453692150263</text:p>
          </table:table-cell>
          <table:table-cell office:value-type="float" office:value="7.32991764957756" calcext:value-type="float">
            <text:p>7.32991764957756</text:p>
          </table:table-cell>
          <table:table-cell office:value-type="float" office:value="7.2644557198756" calcext:value-type="float">
            <text:p>7.2644557198756</text:p>
          </table:table-cell>
          <table:table-cell office:value-type="float" office:value="7.0854818510466" calcext:value-type="float">
            <text:p>7.0854818510466</text:p>
          </table:table-cell>
          <table:table-cell office:value-type="float" office:value="7.37475541339335" calcext:value-type="float">
            <text:p>7.37475541339335</text:p>
          </table:table-cell>
          <table:table-cell office:value-type="float" office:value="6.70277952100105" calcext:value-type="float">
            <text:p>6.70277952100105</text:p>
          </table:table-cell>
          <table:table-cell office:value-type="float" office:value="7.01467372406911" calcext:value-type="float">
            <text:p>7.01467372406911</text:p>
          </table:table-cell>
          <table:table-cell office:value-type="float" office:value="7.06962415499419" calcext:value-type="float">
            <text:p>7.06962415499419</text:p>
          </table:table-cell>
          <table:table-cell office:value-type="float" office:value="6.8984384501547" calcext:value-type="float">
            <text:p>6.8984384501547</text:p>
          </table:table-cell>
          <table:table-cell office:value-type="float" office:value="6.20992563242841" calcext:value-type="float">
            <text:p>6.20992563242841</text:p>
          </table:table-cell>
          <table:table-cell office:value-type="float" office:value="7.08718040325308" calcext:value-type="float">
            <text:p>7.08718040325308</text:p>
          </table:table-cell>
          <table:table-cell office:value-type="float" office:value="6.86896902019481" calcext:value-type="float">
            <text:p>6.86896902019481</text:p>
          </table:table-cell>
          <table:table-cell office:value-type="float" office:value="6.88055683243981" calcext:value-type="float">
            <text:p>6.88055683243981</text:p>
          </table:table-cell>
          <table:table-cell office:value-type="float" office:value="6.82625148033215" calcext:value-type="float">
            <text:p>6.82625148033215</text:p>
          </table:table-cell>
          <table:table-cell office:value-type="float" office:value="6.93701375374901" calcext:value-type="float">
            <text:p>6.93701375374901</text:p>
          </table:table-cell>
          <table:table-cell office:value-type="float" office:value="6.53326626612148" calcext:value-type="float">
            <text:p>6.53326626612148</text:p>
          </table:table-cell>
          <table:table-cell office:value-type="float" office:value="6.5850311560727" calcext:value-type="float">
            <text:p>6.5850311560727</text:p>
          </table:table-cell>
          <table:table-cell office:value-type="float" office:value="6.87599881387432" calcext:value-type="float">
            <text:p>6.87599881387432</text:p>
          </table:table-cell>
          <table:table-cell office:value-type="float" office:value="6.59892345797676" calcext:value-type="float">
            <text:p>6.59892345797676</text:p>
          </table:table-cell>
          <table:table-cell office:value-type="float" office:value="6.74073388071172" calcext:value-type="float">
            <text:p>6.74073388071172</text:p>
          </table:table-cell>
          <table:table-cell office:value-type="float" office:value="5.78380807289415" calcext:value-type="float">
            <text:p>5.78380807289415</text:p>
          </table:table-cell>
          <table:table-cell office:value-type="float" office:value="6.62705622200135" calcext:value-type="float">
            <text:p>6.62705622200135</text:p>
          </table:table-cell>
          <table:table-cell office:value-type="float" office:value="6.66248443081804" calcext:value-type="float">
            <text:p>6.66248443081804</text:p>
          </table:table-cell>
          <table:table-cell office:value-type="float" office:value="6.62894548255379" calcext:value-type="float">
            <text:p>6.62894548255379</text:p>
          </table:table-cell>
          <table:table-cell office:value-type="float" office:value="6.62001789334623" calcext:value-type="float">
            <text:p>6.62001789334623</text:p>
          </table:table-cell>
          <table:table-cell office:value-type="float" office:value="6.49931940945337" calcext:value-type="float">
            <text:p>6.49931940945337</text:p>
          </table:table-cell>
          <table:table-cell office:value-type="float" office:value="6.52545706409899" calcext:value-type="float">
            <text:p>6.52545706409899</text:p>
          </table:table-cell>
          <table:table-cell office:value-type="float" office:value="6.69058250799798" calcext:value-type="float">
            <text:p>6.69058250799798</text:p>
          </table:table-cell>
          <table:table-cell office:value-type="float" office:value="6.24554703595508" calcext:value-type="float">
            <text:p>6.24554703595508</text:p>
          </table:table-cell>
          <table:table-cell office:value-type="float" office:value="6.74627209359838" calcext:value-type="float">
            <text:p>6.74627209359838</text:p>
          </table:table-cell>
          <table:table-cell office:value-type="float" office:value="6.97056727987114" calcext:value-type="float">
            <text:p>6.97056727987114</text:p>
          </table:table-cell>
          <table:table-cell office:value-type="float" office:value="6.06543529341769" calcext:value-type="float">
            <text:p>6.06543529341769</text:p>
          </table:table-cell>
          <table:table-cell office:value-type="float" office:value="5.50682901136654" calcext:value-type="float">
            <text:p>5.50682901136654</text:p>
          </table:table-cell>
          <table:table-cell office:value-type="float" office:value="5.65429934868167" calcext:value-type="float">
            <text:p>5.65429934868167</text:p>
          </table:table-cell>
          <table:table-cell office:value-type="float" office:value="6.12507157691472" calcext:value-type="float">
            <text:p>6.12507157691472</text:p>
          </table:table-cell>
          <table:table-cell office:value-type="float" office:value="6.01164973293239" calcext:value-type="float">
            <text:p>6.01164973293239</text:p>
          </table:table-cell>
          <table:table-cell office:value-type="float" office:value="6.04614915860445" calcext:value-type="float">
            <text:p>6.04614915860445</text:p>
          </table:table-cell>
          <table:table-cell office:value-type="float" office:value="6.27864120048142" calcext:value-type="float">
            <text:p>6.27864120048142</text:p>
          </table:table-cell>
          <table:table-cell office:value-type="float" office:value="6.16457779529712" calcext:value-type="float">
            <text:p>6.16457779529712</text:p>
          </table:table-cell>
          <table:table-cell office:value-type="float" office:value="5.95428571477637" calcext:value-type="float">
            <text:p>5.95428571477637</text:p>
          </table:table-cell>
          <table:table-cell office:value-type="float" office:value="6.01472137427677" calcext:value-type="float">
            <text:p>6.01472137427677</text:p>
          </table:table-cell>
          <table:table-cell office:value-type="float" office:value="6.1015672372791" calcext:value-type="float">
            <text:p>6.1015672372791</text:p>
          </table:table-cell>
          <table:table-cell office:value-type="float" office:value="6.30702593075674" calcext:value-type="float">
            <text:p>6.30702593075674</text:p>
          </table:table-cell>
          <table:table-cell office:value-type="float" office:value="4.97859237589384" calcext:value-type="float">
            <text:p>4.97859237589384</text:p>
          </table:table-cell>
          <table:table-cell office:value-type="float" office:value="5.79868016042247" calcext:value-type="float">
            <text:p>5.79868016042247</text:p>
          </table:table-cell>
          <table:table-cell office:value-type="float" office:value="6.27658431638103" calcext:value-type="float">
            <text:p>6.27658431638103</text:p>
          </table:table-cell>
          <table:table-cell office:value-type="float" office:value="6.14708741148094" calcext:value-type="float">
            <text:p>6.14708741148094</text:p>
          </table:table-cell>
          <table:table-cell office:value-type="float" office:value="5.82037912087386" calcext:value-type="float">
            <text:p>5.82037912087386</text:p>
          </table:table-cell>
          <table:table-cell office:value-type="float" office:value="6.22113188357402" calcext:value-type="float">
            <text:p>6.22113188357402</text:p>
          </table:table-cell>
          <table:table-cell office:value-type="float" office:value="5.37434462018715" calcext:value-type="float">
            <text:p>5.37434462018715</text:p>
          </table:table-cell>
          <table:table-cell office:value-type="float" office:value="5.3314043287555" calcext:value-type="float">
            <text:p>5.3314043287555</text:p>
          </table:table-cell>
          <table:table-cell office:value-type="float" office:value="0.888196484626743" calcext:value-type="float">
            <text:p>0.888196484626743</text:p>
          </table:table-cell>
          <table:table-cell office:value-type="float" office:value="5.03822650484132" calcext:value-type="float">
            <text:p>5.03822650484132</text:p>
          </table:table-cell>
          <table:table-cell office:value-type="float" office:value="3.84073213610604" calcext:value-type="float">
            <text:p>3.84073213610604</text:p>
          </table:table-cell>
          <table:table-cell office:value-type="float" office:value="5.53266955687263" calcext:value-type="float">
            <text:p>5.53266955687263</text:p>
          </table:table-cell>
          <table:table-cell office:value-type="float" office:value="5.39398034778842" calcext:value-type="float">
            <text:p>5.39398034778842</text:p>
          </table:table-cell>
          <table:table-cell office:value-type="float" office:value="5.36747483138333" calcext:value-type="float">
            <text:p>5.36747483138333</text:p>
          </table:table-cell>
          <table:table-cell office:value-type="float" office:value="5.56232281015442" calcext:value-type="float">
            <text:p>5.56232281015442</text:p>
          </table:table-cell>
          <table:table-cell office:value-type="float" office:value="5.39850485134369" calcext:value-type="float">
            <text:p>5.39850485134369</text:p>
          </table:table-cell>
          <table:table-cell office:value-type="float" office:value="5.43189519629396" calcext:value-type="float">
            <text:p>5.43189519629396</text:p>
          </table:table-cell>
          <table:table-cell office:value-type="float" office:value="5.39637155463025" calcext:value-type="float">
            <text:p>5.39637155463025</text:p>
          </table:table-cell>
          <table:table-cell office:value-type="float" office:value="5.41895223726741" calcext:value-type="float">
            <text:p>5.41895223726741</text:p>
          </table:table-cell>
          <table:table-cell office:value-type="float" office:value="5.36271601687464" calcext:value-type="float">
            <text:p>5.36271601687464</text:p>
          </table:table-cell>
          <table:table-cell office:value-type="float" office:value="5.57146499738583" calcext:value-type="float">
            <text:p>5.57146499738583</text:p>
          </table:table-cell>
          <table:table-cell office:value-type="float" office:value="5.40734944994214" calcext:value-type="float">
            <text:p>5.40734944994214</text:p>
          </table:table-cell>
          <table:table-cell office:value-type="float" office:value="4.98254408996386" calcext:value-type="float">
            <text:p>4.98254408996386</text:p>
          </table:table-cell>
          <table:table-cell office:value-type="float" office:value="5.31444188764127" calcext:value-type="float">
            <text:p>5.31444188764127</text:p>
          </table:table-cell>
          <table:table-cell office:value-type="float" office:value="5.15558064498516" calcext:value-type="float">
            <text:p>5.15558064498516</text:p>
          </table:table-cell>
          <table:table-cell office:value-type="float" office:value="5.42906729167003" calcext:value-type="float">
            <text:p>5.42906729167003</text:p>
          </table:table-cell>
          <table:table-cell office:value-type="float" office:value="5.42455537551869" calcext:value-type="float">
            <text:p>5.42455537551869</text:p>
          </table:table-cell>
          <table:table-cell office:value-type="float" office:value="4.71735418393608" calcext:value-type="float">
            <text:p>4.71735418393608</text:p>
          </table:table-cell>
          <table:table-cell office:value-type="float" office:value="4.96371886472395" calcext:value-type="float">
            <text:p>4.96371886472395</text:p>
          </table:table-cell>
          <table:table-cell office:value-type="float" office:value="4.97589199308684" calcext:value-type="float">
            <text:p>4.97589199308684</text:p>
          </table:table-cell>
          <table:table-cell office:value-type="float" office:value="4.73162740843908" calcext:value-type="float">
            <text:p>4.73162740843908</text:p>
          </table:table-cell>
          <table:table-cell office:value-type="float" office:value="4.69722143190232" calcext:value-type="float">
            <text:p>4.69722143190232</text:p>
          </table:table-cell>
          <table:table-cell office:value-type="float" office:value="4.66051547265752" calcext:value-type="float">
            <text:p>4.66051547265752</text:p>
          </table:table-cell>
          <table:table-cell office:value-type="float" office:value="4.17379936110982" calcext:value-type="float">
            <text:p>4.17379936110982</text:p>
          </table:table-cell>
          <table:table-cell office:value-type="float" office:value="4.77811184247096" calcext:value-type="float">
            <text:p>4.77811184247096</text:p>
          </table:table-cell>
          <table:table-cell office:value-type="float" office:value="5.04751624594223" calcext:value-type="float">
            <text:p>5.04751624594223</text:p>
          </table:table-cell>
          <table:table-cell office:value-type="float" office:value="5.0310923237926" calcext:value-type="float">
            <text:p>5.0310923237926</text:p>
          </table:table-cell>
          <table:table-cell office:value-type="float" office:value="4.8159623646255" calcext:value-type="float">
            <text:p>4.8159623646255</text:p>
          </table:table-cell>
          <table:table-cell office:value-type="float" office:value="4.70560951943938" calcext:value-type="float">
            <text:p>4.70560951943938</text:p>
          </table:table-cell>
          <table:table-cell office:value-type="float" office:value="4.79366444681686" calcext:value-type="float">
            <text:p>4.79366444681686</text:p>
          </table:table-cell>
          <table:table-cell office:value-type="float" office:value="5.12301605557427" calcext:value-type="float">
            <text:p>5.12301605557427</text:p>
          </table:table-cell>
          <table:table-cell office:value-type="float" office:value="4.96975042912102" calcext:value-type="float">
            <text:p>4.96975042912102</text:p>
          </table:table-cell>
          <table:table-cell office:value-type="float" office:value="4.70479338511961" calcext:value-type="float">
            <text:p>4.70479338511961</text:p>
          </table:table-cell>
          <table:table-cell office:value-type="float" office:value="3.41527262272001" calcext:value-type="float">
            <text:p>3.41527262272001</text:p>
          </table:table-cell>
          <table:table-cell office:value-type="float" office:value="1.67835013048995" calcext:value-type="float">
            <text:p>1.67835013048995</text:p>
          </table:table-cell>
          <table:table-cell office:value-type="float" office:value="4.99643011948601" calcext:value-type="float">
            <text:p>4.99643011948601</text:p>
          </table:table-cell>
          <table:table-cell office:value-type="float" office:value="4.78623102802636" calcext:value-type="float">
            <text:p>4.78623102802636</text:p>
          </table:table-cell>
          <table:table-cell office:value-type="float" office:value="4.99245356693673" calcext:value-type="float">
            <text:p>4.99245356693673</text:p>
          </table:table-cell>
          <table:table-cell office:value-type="float" office:value="4.85634540129956" calcext:value-type="float">
            <text:p>4.85634540129956</text:p>
          </table:table-cell>
          <table:table-cell office:value-type="float" office:value="4.7992565271008" calcext:value-type="float">
            <text:p>4.7992565271008</text:p>
          </table:table-cell>
          <table:table-cell office:value-type="float" office:value="5.28694251828999" calcext:value-type="float">
            <text:p>5.28694251828999</text:p>
          </table:table-cell>
          <table:table-cell office:value-type="float" office:value="4.62173352044892" calcext:value-type="float">
            <text:p>4.62173352044892</text:p>
          </table:table-cell>
          <table:table-cell office:value-type="float" office:value="4.99857902513076" calcext:value-type="float">
            <text:p>4.99857902513076</text:p>
          </table:table-cell>
          <table:table-cell office:value-type="float" office:value="4.8333111925208" calcext:value-type="float">
            <text:p>4.8333111925208</text:p>
          </table:table-cell>
          <table:table-cell office:value-type="float" office:value="4.57555525492707" calcext:value-type="float">
            <text:p>4.57555525492707</text:p>
          </table:table-cell>
          <table:table-cell office:value-type="float" office:value="4.09973929386338" calcext:value-type="float">
            <text:p>4.09973929386338</text:p>
          </table:table-cell>
          <table:table-cell office:value-type="float" office:value="4.42295545680052" calcext:value-type="float">
            <text:p>4.42295545680052</text:p>
          </table:table-cell>
          <table:table-cell office:value-type="float" office:value="4.1877220666993" calcext:value-type="float">
            <text:p>4.1877220666993</text:p>
          </table:table-cell>
          <table:table-cell office:value-type="float" office:value="4.66430015602264" calcext:value-type="float">
            <text:p>4.66430015602264</text:p>
          </table:table-cell>
          <table:table-cell office:value-type="float" office:value="4.89906609303867" calcext:value-type="float">
            <text:p>4.89906609303867</text:p>
          </table:table-cell>
          <table:table-cell office:value-type="float" office:value="4.68220693405922" calcext:value-type="float">
            <text:p>4.68220693405922</text:p>
          </table:table-cell>
          <table:table-cell office:value-type="float" office:value="4.86593269903923" calcext:value-type="float">
            <text:p>4.86593269903923</text:p>
          </table:table-cell>
          <table:table-cell office:value-type="float" office:value="5.0719387979809" calcext:value-type="float">
            <text:p>5.0719387979809</text:p>
          </table:table-cell>
          <table:table-cell office:value-type="float" office:value="4.81560752035118" calcext:value-type="float">
            <text:p>4.81560752035118</text:p>
          </table:table-cell>
          <table:table-cell office:value-type="float" office:value="4.58144418046083" calcext:value-type="float">
            <text:p>4.58144418046083</text:p>
          </table:table-cell>
          <table:table-cell office:value-type="float" office:value="4.42079753148887" calcext:value-type="float">
            <text:p>4.42079753148887</text:p>
          </table:table-cell>
          <table:table-cell office:value-type="float" office:value="4.55962977792093" calcext:value-type="float">
            <text:p>4.55962977792093</text:p>
          </table:table-cell>
          <table:table-cell office:value-type="float" office:value="4.10133022964412" calcext:value-type="float">
            <text:p>4.10133022964412</text:p>
          </table:table-cell>
          <table:table-cell office:value-type="float" office:value="4.38521755030053" calcext:value-type="float">
            <text:p>4.38521755030053</text:p>
          </table:table-cell>
          <table:table-cell office:value-type="float" office:value="4.73204048811332" calcext:value-type="float">
            <text:p>4.73204048811332</text:p>
          </table:table-cell>
          <table:table-cell office:value-type="float" office:value="4.67301344182147" calcext:value-type="float">
            <text:p>4.67301344182147</text:p>
          </table:table-cell>
          <table:table-cell office:value-type="float" office:value="4.62530369313435" calcext:value-type="float">
            <text:p>4.62530369313435</text:p>
          </table:table-cell>
          <table:table-cell office:value-type="float" office:value="4.81313692583318" calcext:value-type="float">
            <text:p>4.81313692583318</text:p>
          </table:table-cell>
          <table:table-cell office:value-type="float" office:value="5.09705037598523" calcext:value-type="float">
            <text:p>5.09705037598523</text:p>
          </table:table-cell>
          <table:table-cell office:value-type="float" office:value="4.68776625466973" calcext:value-type="float">
            <text:p>4.68776625466973</text:p>
          </table:table-cell>
          <table:table-cell office:value-type="float" office:value="4.80281905816725" calcext:value-type="float">
            <text:p>4.80281905816725</text:p>
          </table:table-cell>
          <table:table-cell office:value-type="float" office:value="2.81424044246258" calcext:value-type="float">
            <text:p>2.81424044246258</text:p>
          </table:table-cell>
          <table:table-cell office:value-type="float" office:value="4.65502908445001" calcext:value-type="float">
            <text:p>4.65502908445001</text:p>
          </table:table-cell>
          <table:table-cell office:value-type="float" office:value="4.18982771084194" calcext:value-type="float">
            <text:p>4.18982771084194</text:p>
          </table:table-cell>
          <table:table-cell office:value-type="float" office:value="4.79685903951729" calcext:value-type="float">
            <text:p>4.79685903951729</text:p>
          </table:table-cell>
          <table:table-cell office:value-type="float" office:value="4.82308928764898" calcext:value-type="float">
            <text:p>4.82308928764898</text:p>
          </table:table-cell>
          <table:table-cell office:value-type="float" office:value="5.15635279330893" calcext:value-type="float">
            <text:p>5.15635279330893</text:p>
          </table:table-cell>
          <table:table-cell office:value-type="float" office:value="4.96126480720678" calcext:value-type="float">
            <text:p>4.96126480720678</text:p>
          </table:table-cell>
          <table:table-cell office:value-type="float" office:value="4.82244377843935" calcext:value-type="float">
            <text:p>4.82244377843935</text:p>
          </table:table-cell>
          <table:table-cell office:value-type="float" office:value="5.20140500161484" calcext:value-type="float">
            <text:p>5.20140500161484</text:p>
          </table:table-cell>
          <table:table-cell office:value-type="float" office:value="4.75345256207089" calcext:value-type="float">
            <text:p>4.75345256207089</text:p>
          </table:table-cell>
          <table:table-cell office:value-type="float" office:value="4.72724826876454" calcext:value-type="float">
            <text:p>4.72724826876454</text:p>
          </table:table-cell>
          <table:table-cell office:value-type="float" office:value="4.62296864211476" calcext:value-type="float">
            <text:p>4.62296864211476</text:p>
          </table:table-cell>
          <table:table-cell office:value-type="float" office:value="4.83498508270777" calcext:value-type="float">
            <text:p>4.83498508270777</text:p>
          </table:table-cell>
          <table:table-cell office:value-type="float" office:value="4.86900751783696" calcext:value-type="float">
            <text:p>4.86900751783696</text:p>
          </table:table-cell>
          <table:table-cell office:value-type="float" office:value="4.17209653448578" calcext:value-type="float">
            <text:p>4.17209653448578</text:p>
          </table:table-cell>
          <table:table-cell office:value-type="float" office:value="4.89312752348045" calcext:value-type="float">
            <text:p>4.89312752348045</text:p>
          </table:table-cell>
          <table:table-cell office:value-type="float" office:value="4.89473900998389" calcext:value-type="float">
            <text:p>4.89473900998389</text:p>
          </table:table-cell>
          <table:table-cell office:value-type="float" office:value="4.6397549333059" calcext:value-type="float">
            <text:p>4.6397549333059</text:p>
          </table:table-cell>
          <table:table-cell office:value-type="float" office:value="5.04314976472415" calcext:value-type="float">
            <text:p>5.04314976472415</text:p>
          </table:table-cell>
          <table:table-cell office:value-type="float" office:value="4.99981700941439" calcext:value-type="float">
            <text:p>4.99981700941439</text:p>
          </table:table-cell>
          <table:table-cell office:value-type="float" office:value="4.89436905501395" calcext:value-type="float">
            <text:p>4.89436905501395</text:p>
          </table:table-cell>
          <table:table-cell office:value-type="float" office:value="4.78720697879614" calcext:value-type="float">
            <text:p>4.78720697879614</text:p>
          </table:table-cell>
          <table:table-cell office:value-type="float" office:value="5.00621911636299" calcext:value-type="float">
            <text:p>5.00621911636299</text:p>
          </table:table-cell>
          <table:table-cell office:value-type="float" office:value="4.73526973040804" calcext:value-type="float">
            <text:p>4.73526973040804</text:p>
          </table:table-cell>
          <table:table-cell office:value-type="float" office:value="5.36328072561044" calcext:value-type="float">
            <text:p>5.36328072561044</text:p>
          </table:table-cell>
          <table:table-cell office:value-type="float" office:value="4.83350812989802" calcext:value-type="float">
            <text:p>4.83350812989802</text:p>
          </table:table-cell>
          <table:table-cell office:value-type="float" office:value="4.48545606988679" calcext:value-type="float">
            <text:p>4.48545606988679</text:p>
          </table:table-cell>
          <table:table-cell office:value-type="float" office:value="5.23873613507609" calcext:value-type="float">
            <text:p>5.23873613507609</text:p>
          </table:table-cell>
          <table:table-cell office:value-type="float" office:value="4.73921144323612" calcext:value-type="float">
            <text:p>4.73921144323612</text:p>
          </table:table-cell>
          <table:table-cell office:value-type="float" office:value="5.48479510933843" calcext:value-type="float">
            <text:p>5.48479510933843</text:p>
          </table:table-cell>
          <table:table-cell office:value-type="float" office:value="5.37768960834613" calcext:value-type="float">
            <text:p>5.37768960834613</text:p>
          </table:table-cell>
          <table:table-cell office:value-type="float" office:value="4.96736428777933" calcext:value-type="float">
            <text:p>4.96736428777933</text:p>
          </table:table-cell>
          <table:table-cell office:value-type="float" office:value="5.18739531953537" calcext:value-type="float">
            <text:p>5.18739531953537</text:p>
          </table:table-cell>
          <table:table-cell office:value-type="float" office:value="5.39896733986283" calcext:value-type="float">
            <text:p>5.39896733986283</text:p>
          </table:table-cell>
          <table:table-cell office:value-type="float" office:value="5.00363251846352" calcext:value-type="float">
            <text:p>5.00363251846352</text:p>
          </table:table-cell>
          <table:table-cell office:value-type="float" office:value="5.36251538850342" calcext:value-type="float">
            <text:p>5.36251538850342</text:p>
          </table:table-cell>
          <table:table-cell office:value-type="float" office:value="5.61031171542368" calcext:value-type="float">
            <text:p>5.61031171542368</text:p>
          </table:table-cell>
          <table:table-cell office:value-type="float" office:value="4.60186150256727" calcext:value-type="float">
            <text:p>4.60186150256727</text:p>
          </table:table-cell>
          <table:table-cell office:value-type="float" office:value="5.03862682985492" calcext:value-type="float">
            <text:p>5.03862682985492</text:p>
          </table:table-cell>
          <table:table-cell office:value-type="float" office:value="5.11802083848296" calcext:value-type="float">
            <text:p>5.11802083848296</text:p>
          </table:table-cell>
          <table:table-cell office:value-type="float" office:value="5.17380443712572" calcext:value-type="float">
            <text:p>5.17380443712572</text:p>
          </table:table-cell>
          <table:table-cell office:value-type="float" office:value="5.4102431138433" calcext:value-type="float">
            <text:p>5.4102431138433</text:p>
          </table:table-cell>
          <table:table-cell office:value-type="float" office:value="5.14464995820265" calcext:value-type="float">
            <text:p>5.14464995820265</text:p>
          </table:table-cell>
          <table:table-cell office:value-type="float" office:value="5.45272287006562" calcext:value-type="float">
            <text:p>5.45272287006562</text:p>
          </table:table-cell>
          <table:table-cell office:value-type="float" office:value="5.57116081048162" calcext:value-type="float">
            <text:p>5.57116081048162</text:p>
          </table:table-cell>
          <table:table-cell office:value-type="float" office:value="5.04166408250334" calcext:value-type="float">
            <text:p>5.04166408250334</text:p>
          </table:table-cell>
          <table:table-cell office:value-type="float" office:value="5.82063612109996" calcext:value-type="float">
            <text:p>5.82063612109996</text:p>
          </table:table-cell>
          <table:table-cell office:value-type="float" office:value="5.88295069803483" calcext:value-type="float">
            <text:p>5.88295069803483</text:p>
          </table:table-cell>
          <table:table-cell office:value-type="float" office:value="5.83183423794824" calcext:value-type="float">
            <text:p>5.83183423794824</text:p>
          </table:table-cell>
          <table:table-cell office:value-type="float" office:value="5.18931324599158" calcext:value-type="float">
            <text:p>5.18931324599158</text:p>
          </table:table-cell>
          <table:table-cell office:value-type="float" office:value="5.34216860492367" calcext:value-type="float">
            <text:p>5.34216860492367</text:p>
          </table:table-cell>
          <table:table-cell office:value-type="float" office:value="5.77330440140629" calcext:value-type="float">
            <text:p>5.77330440140629</text:p>
          </table:table-cell>
          <table:table-cell office:value-type="float" office:value="5.90699965317052" calcext:value-type="float">
            <text:p>5.90699965317052</text:p>
          </table:table-cell>
          <table:table-cell office:value-type="float" office:value="5.81912021996783" calcext:value-type="float">
            <text:p>5.81912021996783</text:p>
          </table:table-cell>
          <table:table-cell office:value-type="float" office:value="5.82297877180593" calcext:value-type="float">
            <text:p>5.82297877180593</text:p>
          </table:table-cell>
          <table:table-cell office:value-type="float" office:value="5.66115335293492" calcext:value-type="float">
            <text:p>5.66115335293492</text:p>
          </table:table-cell>
          <table:table-cell office:value-type="float" office:value="5.79475574755656" calcext:value-type="float">
            <text:p>5.79475574755656</text:p>
          </table:table-cell>
          <table:table-cell office:value-type="float" office:value="5.93436532890509" calcext:value-type="float">
            <text:p>5.93436532890509</text:p>
          </table:table-cell>
          <table:table-cell office:value-type="float" office:value="5.83865941724128" calcext:value-type="float">
            <text:p>5.83865941724128</text:p>
          </table:table-cell>
          <table:table-cell office:value-type="float" office:value="5.97343094436013" calcext:value-type="float">
            <text:p>5.97343094436013</text:p>
          </table:table-cell>
          <table:table-cell office:value-type="float" office:value="4.7297676010386" calcext:value-type="float">
            <text:p>4.7297676010386</text:p>
          </table:table-cell>
          <table:table-cell office:value-type="float" office:value="5.39077424001206" calcext:value-type="float">
            <text:p>5.39077424001206</text:p>
          </table:table-cell>
          <table:table-cell office:value-type="float" office:value="5.7573915380744" calcext:value-type="float">
            <text:p>5.7573915380744</text:p>
          </table:table-cell>
          <table:table-cell office:value-type="float" office:value="5.85634464487665" calcext:value-type="float">
            <text:p>5.85634464487665</text:p>
          </table:table-cell>
          <table:table-cell office:value-type="float" office:value="5.88285796672009" calcext:value-type="float">
            <text:p>5.88285796672009</text:p>
          </table:table-cell>
          <table:table-cell office:value-type="float" office:value="6.61458090266394" calcext:value-type="float">
            <text:p>6.61458090266394</text:p>
          </table:table-cell>
          <table:table-cell office:value-type="float" office:value="6.56514520228779" calcext:value-type="float">
            <text:p>6.56514520228779</text:p>
          </table:table-cell>
          <table:table-cell office:value-type="float" office:value="6.5589111238367" calcext:value-type="float">
            <text:p>6.5589111238367</text:p>
          </table:table-cell>
          <table:table-cell office:value-type="float" office:value="6.75068276327608" calcext:value-type="float">
            <text:p>6.75068276327608</text:p>
          </table:table-cell>
          <table:table-cell office:value-type="float" office:value="6.62380708217201" calcext:value-type="float">
            <text:p>6.62380708217201</text:p>
          </table:table-cell>
          <table:table-cell office:value-type="float" office:value="6.56876065755319" calcext:value-type="float">
            <text:p>6.56876065755319</text:p>
          </table:table-cell>
          <table:table-cell office:value-type="float" office:value="6.67275605867109" calcext:value-type="float">
            <text:p>6.67275605867109</text:p>
          </table:table-cell>
          <table:table-cell office:value-type="float" office:value="5.58747143155025" calcext:value-type="float">
            <text:p>5.58747143155025</text:p>
          </table:table-cell>
          <table:table-cell office:value-type="float" office:value="6.69209730753285" calcext:value-type="float">
            <text:p>6.69209730753285</text:p>
          </table:table-cell>
          <table:table-cell office:value-type="float" office:value="6.8360857211737" calcext:value-type="float">
            <text:p>6.8360857211737</text:p>
          </table:table-cell>
          <table:table-cell office:value-type="float" office:value="6.54888611549743" calcext:value-type="float">
            <text:p>6.54888611549743</text:p>
          </table:table-cell>
          <table:table-cell office:value-type="float" office:value="6.72169463363923" calcext:value-type="float">
            <text:p>6.72169463363923</text:p>
          </table:table-cell>
          <table:table-cell office:value-type="float" office:value="6.55695773215824" calcext:value-type="float">
            <text:p>6.55695773215824</text:p>
          </table:table-cell>
          <table:table-cell office:value-type="float" office:value="6.45678847090813" calcext:value-type="float">
            <text:p>6.45678847090813</text:p>
          </table:table-cell>
          <table:table-cell office:value-type="float" office:value="6.5404503726942" calcext:value-type="float">
            <text:p>6.5404503726942</text:p>
          </table:table-cell>
          <table:table-cell office:value-type="float" office:value="6.73120709739282" calcext:value-type="float">
            <text:p>6.73120709739282</text:p>
          </table:table-cell>
          <table:table-cell office:value-type="float" office:value="6.83589560232057" calcext:value-type="float">
            <text:p>6.83589560232057</text:p>
          </table:table-cell>
          <table:table-cell office:value-type="float" office:value="7.06587676330141" calcext:value-type="float">
            <text:p>7.06587676330141</text:p>
          </table:table-cell>
          <table:table-cell office:value-type="float" office:value="6.00435081887466" calcext:value-type="float">
            <text:p>6.00435081887466</text:p>
          </table:table-cell>
          <table:table-cell office:value-type="float" office:value="6.97966381066562" calcext:value-type="float">
            <text:p>6.97966381066562</text:p>
          </table:table-cell>
          <table:table-cell office:value-type="float" office:value="7.22583753990848" calcext:value-type="float">
            <text:p>7.22583753990848</text:p>
          </table:table-cell>
          <table:table-cell office:value-type="float" office:value="6.62106917014899" calcext:value-type="float">
            <text:p>6.62106917014899</text:p>
          </table:table-cell>
          <table:table-cell office:value-type="float" office:value="7.10669472766155" calcext:value-type="float">
            <text:p>7.10669472766155</text:p>
          </table:table-cell>
          <table:table-cell office:value-type="float" office:value="6.80757381533098" calcext:value-type="float">
            <text:p>6.80757381533098</text:p>
          </table:table-cell>
          <table:table-cell office:value-type="float" office:value="7.0042783450522" calcext:value-type="float">
            <text:p>7.0042783450522</text:p>
          </table:table-cell>
          <table:table-cell office:value-type="float" office:value="7.00099181890109" calcext:value-type="float">
            <text:p>7.00099181890109</text:p>
          </table:table-cell>
          <table:table-cell office:value-type="float" office:value="7.2333897410174" calcext:value-type="float">
            <text:p>7.2333897410174</text:p>
          </table:table-cell>
          <table:table-cell office:value-type="float" office:value="6.96013166364197" calcext:value-type="float">
            <text:p>6.96013166364197</text:p>
          </table:table-cell>
          <table:table-cell office:value-type="float" office:value="7.10976422943241" calcext:value-type="float">
            <text:p>7.10976422943241</text:p>
          </table:table-cell>
          <table:table-cell office:value-type="float" office:value="6.97765596617234" calcext:value-type="float">
            <text:p>6.97765596617234</text:p>
          </table:table-cell>
          <table:table-cell office:value-type="float" office:value="5.68021618220284" calcext:value-type="float">
            <text:p>5.68021618220284</text:p>
          </table:table-cell>
          <table:table-cell office:value-type="float" office:value="6.42316354513995" calcext:value-type="float">
            <text:p>6.42316354513995</text:p>
          </table:table-cell>
          <table:table-cell office:value-type="float" office:value="6.70037152809905" calcext:value-type="float">
            <text:p>6.70037152809905</text:p>
          </table:table-cell>
          <table:table-cell office:value-type="float" office:value="6.91623430075731" calcext:value-type="float">
            <text:p>6.91623430075731</text:p>
          </table:table-cell>
          <table:table-cell office:value-type="float" office:value="6.96061307728845" calcext:value-type="float">
            <text:p>6.96061307728845</text:p>
          </table:table-cell>
          <table:table-cell office:value-type="float" office:value="6.69123766693821" calcext:value-type="float">
            <text:p>6.69123766693821</text:p>
          </table:table-cell>
          <table:table-cell office:value-type="float" office:value="6.27140704439839" calcext:value-type="float">
            <text:p>6.27140704439839</text:p>
          </table:table-cell>
          <table:table-cell office:value-type="float" office:value="6.42925450444349" calcext:value-type="float">
            <text:p>6.42925450444349</text:p>
          </table:table-cell>
          <table:table-cell office:value-type="float" office:value="6.20202693367218" calcext:value-type="float">
            <text:p>6.20202693367218</text:p>
          </table:table-cell>
          <table:table-cell office:value-type="float" office:value="6.45913083944314" calcext:value-type="float">
            <text:p>6.45913083944314</text:p>
          </table:table-cell>
          <table:table-cell office:value-type="float" office:value="6.49445291949846" calcext:value-type="float">
            <text:p>6.49445291949846</text:p>
          </table:table-cell>
          <table:table-cell office:value-type="float" office:value="6.35125852223731" calcext:value-type="float">
            <text:p>6.35125852223731</text:p>
          </table:table-cell>
          <table:table-cell office:value-type="float" office:value="5.85658374990378" calcext:value-type="float">
            <text:p>5.85658374990378</text:p>
          </table:table-cell>
          <table:table-cell office:value-type="float" office:value="6.55689483559465" calcext:value-type="float">
            <text:p>6.55689483559465</text:p>
          </table:table-cell>
          <table:table-cell office:value-type="float" office:value="6.86789355512971" calcext:value-type="float">
            <text:p>6.86789355512971</text:p>
          </table:table-cell>
          <table:table-cell office:value-type="float" office:value="6.78680999608591" calcext:value-type="float">
            <text:p>6.78680999608591</text:p>
          </table:table-cell>
          <table:table-cell office:value-type="float" office:value="6.84029990229768" calcext:value-type="float">
            <text:p>6.84029990229768</text:p>
          </table:table-cell>
          <table:table-cell office:value-type="float" office:value="6.18649644064342" calcext:value-type="float">
            <text:p>6.18649644064342</text:p>
          </table:table-cell>
          <table:table-cell office:value-type="float" office:value="6.10412615940024" calcext:value-type="float">
            <text:p>6.10412615940024</text:p>
          </table:table-cell>
          <table:table-cell office:value-type="float" office:value="6.3687364272019" calcext:value-type="float">
            <text:p>6.3687364272019</text:p>
          </table:table-cell>
          <table:table-cell office:value-type="float" office:value="6.17629135158002" calcext:value-type="float">
            <text:p>6.17629135158002</text:p>
          </table:table-cell>
          <table:table-cell office:value-type="float" office:value="6.08310045225053" calcext:value-type="float">
            <text:p>6.08310045225053</text:p>
          </table:table-cell>
          <table:table-cell office:value-type="float" office:value="5.76701642692615" calcext:value-type="float">
            <text:p>5.76701642692615</text:p>
          </table:table-cell>
          <table:table-cell office:value-type="float" office:value="5.70973473771035" calcext:value-type="float">
            <text:p>5.70973473771035</text:p>
          </table:table-cell>
          <table:table-cell office:value-type="float" office:value="5.82373373250139" calcext:value-type="float">
            <text:p>5.82373373250139</text:p>
          </table:table-cell>
          <table:table-cell office:value-type="float" office:value="5.75072117382779" calcext:value-type="float">
            <text:p>5.75072117382779</text:p>
          </table:table-cell>
          <table:table-cell office:value-type="float" office:value="5.97442632332235" calcext:value-type="float">
            <text:p>5.97442632332235</text:p>
          </table:table-cell>
          <table:table-cell office:value-type="float" office:value="6.07220161188257" calcext:value-type="float">
            <text:p>6.07220161188257</text:p>
          </table:table-cell>
          <table:table-cell office:value-type="float" office:value="6.22327405834825" calcext:value-type="float">
            <text:p>6.22327405834825</text:p>
          </table:table-cell>
          <table:table-cell office:value-type="float" office:value="6.10063390875963" calcext:value-type="float">
            <text:p>6.10063390875963</text:p>
          </table:table-cell>
          <table:table-cell office:value-type="float" office:value="6.39423733379932" calcext:value-type="float">
            <text:p>6.39423733379932</text:p>
          </table:table-cell>
          <table:table-cell office:value-type="float" office:value="6.24225579641892" calcext:value-type="float">
            <text:p>6.24225579641892</text:p>
          </table:table-cell>
          <table:table-cell office:value-type="float" office:value="6.06590606495314" calcext:value-type="float">
            <text:p>6.06590606495314</text:p>
          </table:table-cell>
          <table:table-cell office:value-type="float" office:value="3.0752628566933" calcext:value-type="float">
            <text:p>3.0752628566933</text:p>
          </table:table-cell>
          <table:table-cell office:value-type="float" office:value="5.4993708038381" calcext:value-type="float">
            <text:p>5.4993708038381</text:p>
          </table:table-cell>
          <table:table-cell office:value-type="float" office:value="4.69948148218886" calcext:value-type="float">
            <text:p>4.69948148218886</text:p>
          </table:table-cell>
          <table:table-cell office:value-type="float" office:value="5.35258523593269" calcext:value-type="float">
            <text:p>5.35258523593269</text:p>
          </table:table-cell>
          <table:table-cell office:value-type="float" office:value="5.52429840676048" calcext:value-type="float">
            <text:p>5.52429840676048</text:p>
          </table:table-cell>
          <table:table-cell office:value-type="float" office:value="5.24963202723431" calcext:value-type="float">
            <text:p>5.24963202723431</text:p>
          </table:table-cell>
          <table:table-cell office:value-type="float" office:value="5.56093443477586" calcext:value-type="float">
            <text:p>5.56093443477586</text:p>
          </table:table-cell>
          <table:table-cell office:value-type="float" office:value="5.8418386717073" calcext:value-type="float">
            <text:p>5.8418386717073</text:p>
          </table:table-cell>
          <table:table-cell office:value-type="float" office:value="5.47481612232321" calcext:value-type="float">
            <text:p>5.47481612232321</text:p>
          </table:table-cell>
          <table:table-cell office:value-type="float" office:value="5.52818556469585" calcext:value-type="float">
            <text:p>5.52818556469585</text:p>
          </table:table-cell>
          <table:table-cell office:value-type="float" office:value="5.61684850765101" calcext:value-type="float">
            <text:p>5.61684850765101</text:p>
          </table:table-cell>
          <table:table-cell office:value-type="float" office:value="5.5890046149575" calcext:value-type="float">
            <text:p>5.5890046149575</text:p>
          </table:table-cell>
          <table:table-cell office:value-type="float" office:value="5.85292986973318" calcext:value-type="float">
            <text:p>5.85292986973318</text:p>
          </table:table-cell>
          <table:table-cell office:value-type="float" office:value="4.96027916316974" calcext:value-type="float">
            <text:p>4.96027916316974</text:p>
          </table:table-cell>
          <table:table-cell office:value-type="float" office:value="5.69730034671412" calcext:value-type="float">
            <text:p>5.69730034671412</text:p>
          </table:table-cell>
          <table:table-cell office:value-type="float" office:value="1.50673362460233" calcext:value-type="float">
            <text:p>1.50673362460233</text:p>
          </table:table-cell>
          <table:table-cell office:value-type="float" office:value="-0.0834812400356015" calcext:value-type="float">
            <text:p>-0.083481240035602</text:p>
          </table:table-cell>
          <table:table-cell office:value-type="float" office:value="5.19268880608676" calcext:value-type="float">
            <text:p>5.19268880608676</text:p>
          </table:table-cell>
          <table:table-cell office:value-type="float" office:value="5.08648968087743" calcext:value-type="float">
            <text:p>5.08648968087743</text:p>
          </table:table-cell>
          <table:table-cell office:value-type="float" office:value="5.38758710128496" calcext:value-type="float">
            <text:p>5.38758710128496</text:p>
          </table:table-cell>
          <table:table-cell office:value-type="float" office:value="4.363297901845" calcext:value-type="float">
            <text:p>4.363297901845</text:p>
          </table:table-cell>
          <table:table-cell office:value-type="float" office:value="4.95101549420594" calcext:value-type="float">
            <text:p>4.95101549420594</text:p>
          </table:table-cell>
          <table:table-cell office:value-type="float" office:value="5.6413437567747" calcext:value-type="float">
            <text:p>5.6413437567747</text:p>
          </table:table-cell>
          <table:table-cell office:value-type="float" office:value="5.2901515107085" calcext:value-type="float">
            <text:p>5.2901515107085</text:p>
          </table:table-cell>
          <table:table-cell office:value-type="float" office:value="5.09813148105161" calcext:value-type="float">
            <text:p>5.09813148105161</text:p>
          </table:table-cell>
          <table:table-cell office:value-type="float" office:value="5.28444670948177" calcext:value-type="float">
            <text:p>5.28444670948177</text:p>
          </table:table-cell>
          <table:table-cell office:value-type="float" office:value="5.3125394125921" calcext:value-type="float">
            <text:p>5.3125394125921</text:p>
          </table:table-cell>
          <table:table-cell office:value-type="float" office:value="5.20588522935643" calcext:value-type="float">
            <text:p>5.20588522935643</text:p>
          </table:table-cell>
          <table:table-cell office:value-type="float" office:value="5.31194439597524" calcext:value-type="float">
            <text:p>5.31194439597524</text:p>
          </table:table-cell>
          <table:table-cell office:value-type="float" office:value="5.30083822683134" calcext:value-type="float">
            <text:p>5.30083822683134</text:p>
          </table:table-cell>
          <table:table-cell office:value-type="float" office:value="5.04673988380051" calcext:value-type="float">
            <text:p>5.04673988380051</text:p>
          </table:table-cell>
          <table:table-cell office:value-type="float" office:value="5.02327140905655" calcext:value-type="float">
            <text:p>5.02327140905655</text:p>
          </table:table-cell>
          <table:table-cell office:value-type="float" office:value="5.158557246261" calcext:value-type="float">
            <text:p>5.158557246261</text:p>
          </table:table-cell>
          <table:table-cell office:value-type="float" office:value="4.50953682821696" calcext:value-type="float">
            <text:p>4.50953682821696</text:p>
          </table:table-cell>
          <table:table-cell office:value-type="float" office:value="5.14562335821292" calcext:value-type="float">
            <text:p>5.14562335821292</text:p>
          </table:table-cell>
          <table:table-cell office:value-type="float" office:value="5.2516979240843" calcext:value-type="float">
            <text:p>5.2516979240843</text:p>
          </table:table-cell>
          <table:table-cell office:value-type="float" office:value="5.21378610504847" calcext:value-type="float">
            <text:p>5.21378610504847</text:p>
          </table:table-cell>
          <table:table-cell office:value-type="float" office:value="5.3137226044947" calcext:value-type="float">
            <text:p>5.3137226044947</text:p>
          </table:table-cell>
          <table:table-cell office:value-type="float" office:value="5.3405012981055" calcext:value-type="float">
            <text:p>5.3405012981055</text:p>
          </table:table-cell>
          <table:table-cell office:value-type="float" office:value="5.1069160831505" calcext:value-type="float">
            <text:p>5.1069160831505</text:p>
          </table:table-cell>
          <table:table-cell office:value-type="float" office:value="5.31943054088348" calcext:value-type="float">
            <text:p>5.31943054088348</text:p>
          </table:table-cell>
          <table:table-cell office:value-type="float" office:value="5.33814910987206" calcext:value-type="float">
            <text:p>5.33814910987206</text:p>
          </table:table-cell>
          <table:table-cell office:value-type="float" office:value="5.09355217951114" calcext:value-type="float">
            <text:p>5.09355217951114</text:p>
          </table:table-cell>
          <table:table-cell office:value-type="float" office:value="5.32323171875576" calcext:value-type="float">
            <text:p>5.32323171875576</text:p>
          </table:table-cell>
          <table:table-cell office:value-type="float" office:value="4.7219428548015" calcext:value-type="float">
            <text:p>4.7219428548015</text:p>
          </table:table-cell>
          <table:table-cell office:value-type="float" office:value="4.11156295563181" calcext:value-type="float">
            <text:p>4.11156295563181</text:p>
          </table:table-cell>
          <table:table-cell office:value-type="float" office:value="4.51255261089482" calcext:value-type="float">
            <text:p>4.51255261089482</text:p>
          </table:table-cell>
          <table:table-cell office:value-type="float" office:value="4.1449274143245" calcext:value-type="float">
            <text:p>4.1449274143245</text:p>
          </table:table-cell>
          <table:table-cell office:value-type="float" office:value="4.84298650467269" calcext:value-type="float">
            <text:p>4.84298650467269</text:p>
          </table:table-cell>
          <table:table-cell office:value-type="float" office:value="5.01944927858274" calcext:value-type="float">
            <text:p>5.01944927858274</text:p>
          </table:table-cell>
          <table:table-cell office:value-type="float" office:value="5.0708777409452" calcext:value-type="float">
            <text:p>5.0708777409452</text:p>
          </table:table-cell>
          <table:table-cell office:value-type="float" office:value="5.10573822258248" calcext:value-type="float">
            <text:p>5.10573822258248</text:p>
          </table:table-cell>
          <table:table-cell office:value-type="float" office:value="5.17016785159126" calcext:value-type="float">
            <text:p>5.17016785159126</text:p>
          </table:table-cell>
          <table:table-cell office:value-type="float" office:value="4.97802037630739" calcext:value-type="float">
            <text:p>4.97802037630739</text:p>
          </table:table-cell>
          <table:table-cell office:value-type="float" office:value="5.12035553571768" calcext:value-type="float">
            <text:p>5.12035553571768</text:p>
          </table:table-cell>
          <table:table-cell office:value-type="float" office:value="5.14067864084916" calcext:value-type="float">
            <text:p>5.14067864084916</text:p>
          </table:table-cell>
          <table:table-cell office:value-type="float" office:value="1.53507169870213" calcext:value-type="float">
            <text:p>1.53507169870213</text:p>
          </table:table-cell>
          <table:table-cell office:value-type="float" office:value="2.18844078115061" calcext:value-type="float">
            <text:p>2.18844078115061</text:p>
          </table:table-cell>
          <table:table-cell office:value-type="float" office:value="0.980677280610318" calcext:value-type="float">
            <text:p>0.980677280610318</text:p>
          </table:table-cell>
          <table:table-cell office:value-type="float" office:value="0.294644977299768" calcext:value-type="float">
            <text:p>0.294644977299768</text:p>
          </table:table-cell>
          <table:table-cell office:value-type="float" office:value="2.61900541716678" calcext:value-type="float">
            <text:p>2.61900541716678</text:p>
          </table:table-cell>
          <table:table-cell office:value-type="float" office:value="3.94440163489275" calcext:value-type="float">
            <text:p>3.94440163489275</text:p>
          </table:table-cell>
          <table:table-cell office:value-type="float" office:value="3.65041342989739" calcext:value-type="float">
            <text:p>3.65041342989739</text:p>
          </table:table-cell>
          <table:table-cell office:value-type="float" office:value="1.72845342120349" calcext:value-type="float">
            <text:p>1.72845342120349</text:p>
          </table:table-cell>
          <table:table-cell office:value-type="float" office:value="2.21458241159804" calcext:value-type="float">
            <text:p>2.21458241159804</text:p>
          </table:table-cell>
          <table:table-cell office:value-type="float" office:value="3.54423740624249" calcext:value-type="float">
            <text:p>3.54423740624249</text:p>
          </table:table-cell>
          <table:table-cell office:value-type="float" office:value="1.25523255863836" calcext:value-type="float">
            <text:p>1.25523255863836</text:p>
          </table:table-cell>
          <table:table-cell office:value-type="float" office:value="2.97227720397159" calcext:value-type="float">
            <text:p>2.97227720397159</text:p>
          </table:table-cell>
          <table:table-cell office:value-type="float" office:value="2.86731701170611" calcext:value-type="float">
            <text:p>2.86731701170611</text:p>
          </table:table-cell>
          <table:table-cell office:value-type="float" office:value="2.6003408151999" calcext:value-type="float">
            <text:p>2.6003408151999</text:p>
          </table:table-cell>
          <table:table-cell office:value-type="float" office:value="1.83606557830658" calcext:value-type="float">
            <text:p>1.83606557830658</text:p>
          </table:table-cell>
          <table:table-cell office:value-type="float" office:value="2.85161834908212" calcext:value-type="float">
            <text:p>2.85161834908212</text:p>
          </table:table-cell>
          <table:table-cell office:value-type="float" office:value="4.25307093679793" calcext:value-type="float">
            <text:p>4.25307093679793</text:p>
          </table:table-cell>
          <table:table-cell office:value-type="float" office:value="3.91546214057267" calcext:value-type="float">
            <text:p>3.91546214057267</text:p>
          </table:table-cell>
          <table:table-cell office:value-type="float" office:value="3.67863952856919" calcext:value-type="float">
            <text:p>3.67863952856919</text:p>
          </table:table-cell>
          <table:table-cell office:value-type="float" office:value="2.48415079979762" calcext:value-type="float">
            <text:p>2.48415079979762</text:p>
          </table:table-cell>
          <table:table-cell office:value-type="float" office:value="2.57751292287648" calcext:value-type="float">
            <text:p>2.57751292287648</text:p>
          </table:table-cell>
          <table:table-cell office:value-type="float" office:value="3.13912827860932" calcext:value-type="float">
            <text:p>3.13912827860932</text:p>
          </table:table-cell>
          <table:table-cell office:value-type="float" office:value="2.62497760488224" calcext:value-type="float">
            <text:p>2.62497760488224</text:p>
          </table:table-cell>
          <table:table-cell office:value-type="float" office:value="4.14759810941403" calcext:value-type="float">
            <text:p>4.14759810941403</text:p>
          </table:table-cell>
          <table:table-cell office:value-type="float" office:value="3.88632443729825" calcext:value-type="float">
            <text:p>3.88632443729825</text:p>
          </table:table-cell>
          <table:table-cell office:value-type="float" office:value="4.32201982777345" calcext:value-type="float">
            <text:p>4.32201982777345</text:p>
          </table:table-cell>
          <table:table-cell office:value-type="float" office:value="3.54373885341725" calcext:value-type="float">
            <text:p>3.54373885341725</text:p>
          </table:table-cell>
          <table:table-cell office:value-type="float" office:value="4.93698861460634" calcext:value-type="float">
            <text:p>4.93698861460634</text:p>
          </table:table-cell>
          <table:table-cell office:value-type="float" office:value="4.80838979241613" calcext:value-type="float">
            <text:p>4.80838979241613</text:p>
          </table:table-cell>
          <table:table-cell office:value-type="float" office:value="3.75359158619651" calcext:value-type="float">
            <text:p>3.75359158619651</text:p>
          </table:table-cell>
          <table:table-cell office:value-type="float" office:value="4.12527387898959" calcext:value-type="float">
            <text:p>4.12527387898959</text:p>
          </table:table-cell>
          <table:table-cell office:value-type="float" office:value="3.50299327881011" calcext:value-type="float">
            <text:p>3.50299327881011</text:p>
          </table:table-cell>
          <table:table-cell office:value-type="float" office:value="3.60714697697998" calcext:value-type="float">
            <text:p>3.60714697697998</text:p>
          </table:table-cell>
          <table:table-cell office:value-type="float" office:value="5.02995048129149" calcext:value-type="float">
            <text:p>5.02995048129149</text:p>
          </table:table-cell>
          <table:table-cell office:value-type="float" office:value="4.90505251833185" calcext:value-type="float">
            <text:p>4.90505251833185</text:p>
          </table:table-cell>
          <table:table-cell office:value-type="float" office:value="5.28378867447564" calcext:value-type="float">
            <text:p>5.28378867447564</text:p>
          </table:table-cell>
          <table:table-cell office:value-type="float" office:value="5.27370892931658" calcext:value-type="float">
            <text:p>5.27370892931658</text:p>
          </table:table-cell>
          <table:table-cell office:value-type="float" office:value="5.23114648651817" calcext:value-type="float">
            <text:p>5.23114648651817</text:p>
          </table:table-cell>
          <table:table-cell office:value-type="float" office:value="4.7639849546192" calcext:value-type="float">
            <text:p>4.7639849546192</text:p>
          </table:table-cell>
          <table:table-cell office:value-type="float" office:value="-0.584219332008391" calcext:value-type="float">
            <text:p>-0.584219332008391</text:p>
          </table:table-cell>
          <table:table-cell office:value-type="float" office:value="4.29429293427407" calcext:value-type="float">
            <text:p>4.29429293427407</text:p>
          </table:table-cell>
          <table:table-cell office:value-type="float" office:value="4.54898817507397" calcext:value-type="float">
            <text:p>4.54898817507397</text:p>
          </table:table-cell>
          <table:table-cell office:value-type="float" office:value="5.15851326297562" calcext:value-type="float">
            <text:p>5.15851326297562</text:p>
          </table:table-cell>
          <table:table-cell office:value-type="float" office:value="5.46266015658453" calcext:value-type="float">
            <text:p>5.46266015658453</text:p>
          </table:table-cell>
          <table:table-cell office:value-type="float" office:value="5.48497415812297" calcext:value-type="float">
            <text:p>5.48497415812297</text:p>
          </table:table-cell>
          <table:table-cell office:value-type="float" office:value="5.51103167479164" calcext:value-type="float">
            <text:p>5.51103167479164</text:p>
          </table:table-cell>
          <table:table-cell office:value-type="float" office:value="5.14454062939342" calcext:value-type="float">
            <text:p>5.14454062939342</text:p>
          </table:table-cell>
          <table:table-cell office:value-type="float" office:value="5.55568458397496" calcext:value-type="float">
            <text:p>5.55568458397496</text:p>
          </table:table-cell>
          <table:table-cell office:value-type="float" office:value="5.58300382934019" calcext:value-type="float">
            <text:p>5.58300382934019</text:p>
          </table:table-cell>
          <table:table-cell office:value-type="float" office:value="5.4761588642789" calcext:value-type="float">
            <text:p>5.4761588642789</text:p>
          </table:table-cell>
          <table:table-cell office:value-type="float" office:value="5.47106414849654" calcext:value-type="float">
            <text:p>5.47106414849654</text:p>
          </table:table-cell>
          <table:table-cell office:value-type="float" office:value="5.41587537314188" calcext:value-type="float">
            <text:p>5.41587537314188</text:p>
          </table:table-cell>
          <table:table-cell office:value-type="float" office:value="5.14561841924661" calcext:value-type="float">
            <text:p>5.14561841924661</text:p>
          </table:table-cell>
          <table:table-cell office:value-type="float" office:value="4.85156205555948" calcext:value-type="float">
            <text:p>4.85156205555948</text:p>
          </table:table-cell>
          <table:table-cell office:value-type="float" office:value="5.37679321197747" calcext:value-type="float">
            <text:p>5.37679321197747</text:p>
          </table:table-cell>
          <table:table-cell office:value-type="float" office:value="5.57525321399035" calcext:value-type="float">
            <text:p>5.57525321399035</text:p>
          </table:table-cell>
          <table:table-cell office:value-type="float" office:value="5.61576401611302" calcext:value-type="float">
            <text:p>5.61576401611302</text:p>
          </table:table-cell>
          <table:table-cell office:value-type="float" office:value="5.61579883261912" calcext:value-type="float">
            <text:p>5.61579883261912</text:p>
          </table:table-cell>
          <table:table-cell office:value-type="float" office:value="5.4523104271765" calcext:value-type="float">
            <text:p>5.4523104271765</text:p>
          </table:table-cell>
          <table:table-cell office:value-type="float" office:value="5.81252557007297" calcext:value-type="float">
            <text:p>5.81252557007297</text:p>
          </table:table-cell>
          <table:table-cell office:value-type="float" office:value="5.76088098494787" calcext:value-type="float">
            <text:p>5.76088098494787</text:p>
          </table:table-cell>
          <table:table-cell office:value-type="float" office:value="3.2188813854553" calcext:value-type="float">
            <text:p>3.2188813854553</text:p>
          </table:table-cell>
          <table:table-cell office:value-type="float" office:value="5.73330509567404" calcext:value-type="float">
            <text:p>5.73330509567404</text:p>
          </table:table-cell>
          <table:table-cell office:value-type="float" office:value="5.51033323962244" calcext:value-type="float">
            <text:p>5.51033323962244</text:p>
          </table:table-cell>
          <table:table-cell office:value-type="float" office:value="4.97288299939612" calcext:value-type="float">
            <text:p>4.97288299939612</text:p>
          </table:table-cell>
          <table:table-cell office:value-type="float" office:value="5.94792808471578" calcext:value-type="float">
            <text:p>5.94792808471578</text:p>
          </table:table-cell>
          <table:table-cell office:value-type="float" office:value="6.14426717401944" calcext:value-type="float">
            <text:p>6.14426717401944</text:p>
          </table:table-cell>
          <table:table-cell office:value-type="float" office:value="6.24892217343074" calcext:value-type="float">
            <text:p>6.24892217343074</text:p>
          </table:table-cell>
          <table:table-cell office:value-type="float" office:value="6.08477488847226" calcext:value-type="float">
            <text:p>6.08477488847226</text:p>
          </table:table-cell>
          <table:table-cell office:value-type="float" office:value="5.87755958354586" calcext:value-type="float">
            <text:p>5.87755958354586</text:p>
          </table:table-cell>
          <table:table-cell office:value-type="float" office:value="6.18794438551763" calcext:value-type="float">
            <text:p>6.18794438551763</text:p>
          </table:table-cell>
          <table:table-cell office:value-type="float" office:value="6.26503105318077" calcext:value-type="float">
            <text:p>6.26503105318077</text:p>
          </table:table-cell>
          <table:table-cell office:value-type="float" office:value="6.3873022915661" calcext:value-type="float">
            <text:p>6.3873022915661</text:p>
          </table:table-cell>
          <table:table-cell office:value-type="float" office:value="6.33110591042804" calcext:value-type="float">
            <text:p>6.33110591042804</text:p>
          </table:table-cell>
          <table:table-cell office:value-type="float" office:value="6.05428865794063" calcext:value-type="float">
            <text:p>6.05428865794063</text:p>
          </table:table-cell>
          <table:table-cell office:value-type="float" office:value="5.85762880157641" calcext:value-type="float">
            <text:p>5.85762880157641</text:p>
          </table:table-cell>
          <table:table-cell office:value-type="float" office:value="6.20740687274076" calcext:value-type="float">
            <text:p>6.20740687274076</text:p>
          </table:table-cell>
          <table:table-cell office:value-type="float" office:value="5.37786287964531" calcext:value-type="float">
            <text:p>5.37786287964531</text:p>
          </table:table-cell>
          <table:table-cell office:value-type="float" office:value="5.92975683584007" calcext:value-type="float">
            <text:p>5.92975683584007</text:p>
          </table:table-cell>
          <table:table-cell office:value-type="float" office:value="6.02250232289709" calcext:value-type="float">
            <text:p>6.02250232289709</text:p>
          </table:table-cell>
          <table:table-cell office:value-type="float" office:value="6.26434323614804" calcext:value-type="float">
            <text:p>6.26434323614804</text:p>
          </table:table-cell>
          <table:table-cell office:value-type="float" office:value="6.76315347562408" calcext:value-type="float">
            <text:p>6.76315347562408</text:p>
          </table:table-cell>
          <table:table-cell office:value-type="float" office:value="6.96133097873963" calcext:value-type="float">
            <text:p>6.96133097873963</text:p>
          </table:table-cell>
          <table:table-cell office:value-type="float" office:value="7.05125860924797" calcext:value-type="float">
            <text:p>7.05125860924797</text:p>
          </table:table-cell>
          <table:table-cell office:value-type="float" office:value="6.97778199890093" calcext:value-type="float">
            <text:p>6.97778199890093</text:p>
          </table:table-cell>
          <table:table-cell office:value-type="float" office:value="7.05463586940141" calcext:value-type="float">
            <text:p>7.05463586940141</text:p>
          </table:table-cell>
          <table:table-cell office:value-type="float" office:value="7.08783579021441" calcext:value-type="float">
            <text:p>7.08783579021441</text:p>
          </table:table-cell>
          <table:table-cell office:value-type="float" office:value="6.70053405287549" calcext:value-type="float">
            <text:p>6.70053405287549</text:p>
          </table:table-cell>
          <table:table-cell office:value-type="float" office:value="7.03877007187831" calcext:value-type="float">
            <text:p>7.03877007187831</text:p>
          </table:table-cell>
          <table:table-cell office:value-type="float" office:value="6.38166133543754" calcext:value-type="float">
            <text:p>6.38166133543754</text:p>
          </table:table-cell>
          <table:table-cell office:value-type="float" office:value="6.45811934686553" calcext:value-type="float">
            <text:p>6.45811934686553</text:p>
          </table:table-cell>
          <table:table-cell office:value-type="float" office:value="6.87583297285314" calcext:value-type="float">
            <text:p>6.87583297285314</text:p>
          </table:table-cell>
          <table:table-cell office:value-type="float" office:value="6.90482252753833" calcext:value-type="float">
            <text:p>6.90482252753833</text:p>
          </table:table-cell>
          <table:table-cell office:value-type="float" office:value="6.59252342079891" calcext:value-type="float">
            <text:p>6.59252342079891</text:p>
          </table:table-cell>
          <table:table-cell office:value-type="float" office:value="6.67252997633312" calcext:value-type="float">
            <text:p>6.67252997633312</text:p>
          </table:table-cell>
          <table:table-cell office:value-type="float" office:value="6.59102710308725" calcext:value-type="float">
            <text:p>6.59102710308725</text:p>
          </table:table-cell>
          <table:table-cell office:value-type="float" office:value="6.56047195210465" calcext:value-type="float">
            <text:p>6.56047195210465</text:p>
          </table:table-cell>
          <table:table-cell office:value-type="float" office:value="7.08627442607348" calcext:value-type="float">
            <text:p>7.08627442607348</text:p>
          </table:table-cell>
          <table:table-cell office:value-type="float" office:value="6.75660285200293" calcext:value-type="float">
            <text:p>6.75660285200293</text:p>
          </table:table-cell>
          <table:table-cell office:value-type="float" office:value="7.04559425163112" calcext:value-type="float">
            <text:p>7.04559425163112</text:p>
          </table:table-cell>
          <table:table-cell office:value-type="float" office:value="7.04879254811788" calcext:value-type="float">
            <text:p>7.04879254811788</text:p>
          </table:table-cell>
          <table:table-cell office:value-type="float" office:value="6.37857755884028" calcext:value-type="float">
            <text:p>6.37857755884028</text:p>
          </table:table-cell>
          <table:table-cell office:value-type="float" office:value="7.05732956333623" calcext:value-type="float">
            <text:p>7.05732956333623</text:p>
          </table:table-cell>
          <table:table-cell office:value-type="float" office:value="6.8159558382316" calcext:value-type="float">
            <text:p>6.8159558382316</text:p>
          </table:table-cell>
          <table:table-cell office:value-type="float" office:value="6.82775431572631" calcext:value-type="float">
            <text:p>6.82775431572631</text:p>
          </table:table-cell>
          <table:table-cell office:value-type="float" office:value="6.92508518352316" calcext:value-type="float">
            <text:p>6.92508518352316</text:p>
          </table:table-cell>
          <table:table-cell office:value-type="float" office:value="6.94850408947437" calcext:value-type="float">
            <text:p>6.94850408947437</text:p>
          </table:table-cell>
          <table:table-cell office:value-type="float" office:value="6.94324492202375" calcext:value-type="float">
            <text:p>6.94324492202375</text:p>
          </table:table-cell>
          <table:table-cell office:value-type="float" office:value="7.00150456230834" calcext:value-type="float">
            <text:p>7.00150456230834</text:p>
          </table:table-cell>
          <table:table-cell office:value-type="float" office:value="7.0733548595921" calcext:value-type="float">
            <text:p>7.0733548595921</text:p>
          </table:table-cell>
          <table:table-cell office:value-type="float" office:value="7.16606450093762" calcext:value-type="float">
            <text:p>7.16606450093762</text:p>
          </table:table-cell>
          <table:table-cell office:value-type="float" office:value="6.81231778543832" calcext:value-type="float">
            <text:p>6.81231778543832</text:p>
          </table:table-cell>
          <table:table-cell office:value-type="float" office:value="6.66055153992752" calcext:value-type="float">
            <text:p>6.66055153992752</text:p>
          </table:table-cell>
          <table:table-cell office:value-type="float" office:value="5.79022698659114" calcext:value-type="float">
            <text:p>5.79022698659114</text:p>
          </table:table-cell>
          <table:table-cell office:value-type="float" office:value="6.44084969000952" calcext:value-type="float">
            <text:p>6.44084969000952</text:p>
          </table:table-cell>
          <table:table-cell office:value-type="float" office:value="6.53245625648885" calcext:value-type="float">
            <text:p>6.53245625648885</text:p>
          </table:table-cell>
          <table:table-cell office:value-type="float" office:value="6.5770936477224" calcext:value-type="float">
            <text:p>6.5770936477224</text:p>
          </table:table-cell>
          <table:table-cell office:value-type="float" office:value="6.85753127690091" calcext:value-type="float">
            <text:p>6.85753127690091</text:p>
          </table:table-cell>
          <table:table-cell office:value-type="float" office:value="6.24127536047295" calcext:value-type="float">
            <text:p>6.24127536047295</text:p>
          </table:table-cell>
          <table:table-cell office:value-type="float" office:value="6.64156159982316" calcext:value-type="float">
            <text:p>6.64156159982316</text:p>
          </table:table-cell>
          <table:table-cell office:value-type="float" office:value="6.51946360345707" calcext:value-type="float">
            <text:p>6.51946360345707</text:p>
          </table:table-cell>
          <table:table-cell office:value-type="float" office:value="6.55560880061264" calcext:value-type="float">
            <text:p>6.55560880061264</text:p>
          </table:table-cell>
          <table:table-cell office:value-type="float" office:value="6.60067662532232" calcext:value-type="float">
            <text:p>6.60067662532232</text:p>
          </table:table-cell>
          <table:table-cell office:value-type="float" office:value="6.94988631290327" calcext:value-type="float">
            <text:p>6.94988631290327</text:p>
          </table:table-cell>
          <table:table-cell office:value-type="float" office:value="6.16025589331777" calcext:value-type="float">
            <text:p>6.16025589331777</text:p>
          </table:table-cell>
          <table:table-cell office:value-type="float" office:value="5.42540315558462" calcext:value-type="float">
            <text:p>5.42540315558462</text:p>
          </table:table-cell>
          <table:table-cell office:value-type="float" office:value="6.23681506807749" calcext:value-type="float">
            <text:p>6.23681506807749</text:p>
          </table:table-cell>
          <table:table-cell office:value-type="float" office:value="5.16590964367687" calcext:value-type="float">
            <text:p>5.16590964367687</text:p>
          </table:table-cell>
          <table:table-cell office:value-type="float" office:value="6.09726858415363" calcext:value-type="float">
            <text:p>6.09726858415363</text:p>
          </table:table-cell>
          <table:table-cell office:value-type="float" office:value="6.06257069044536" calcext:value-type="float">
            <text:p>6.06257069044536</text:p>
          </table:table-cell>
          <table:table-cell office:value-type="float" office:value="6.04656751299791" calcext:value-type="float">
            <text:p>6.04656751299791</text:p>
          </table:table-cell>
          <table:table-cell office:value-type="float" office:value="5.75045083819865" calcext:value-type="float">
            <text:p>5.75045083819865</text:p>
          </table:table-cell>
          <table:table-cell office:value-type="float" office:value="6.31345035212169" calcext:value-type="float">
            <text:p>6.31345035212169</text:p>
          </table:table-cell>
          <table:table-cell office:value-type="float" office:value="6.18512896303408" calcext:value-type="float">
            <text:p>6.18512896303408</text:p>
          </table:table-cell>
          <table:table-cell office:value-type="float" office:value="4.53175463281221" calcext:value-type="float">
            <text:p>4.53175463281221</text:p>
          </table:table-cell>
          <table:table-cell office:value-type="float" office:value="5.47717205124976" calcext:value-type="float">
            <text:p>5.47717205124976</text:p>
          </table:table-cell>
          <table:table-cell office:value-type="float" office:value="6.14364409293781" calcext:value-type="float">
            <text:p>6.14364409293781</text:p>
          </table:table-cell>
          <table:table-cell office:value-type="float" office:value="6.16464244222143" calcext:value-type="float">
            <text:p>6.16464244222143</text:p>
          </table:table-cell>
          <table:table-cell office:value-type="float" office:value="6.22390315438445" calcext:value-type="float">
            <text:p>6.22390315438445</text:p>
          </table:table-cell>
          <table:table-cell office:value-type="float" office:value="6.12935296432296" calcext:value-type="float">
            <text:p>6.12935296432296</text:p>
          </table:table-cell>
          <table:table-cell office:value-type="float" office:value="6.23997925947695" calcext:value-type="float">
            <text:p>6.23997925947695</text:p>
          </table:table-cell>
          <table:table-cell office:value-type="float" office:value="6.08035415542436" calcext:value-type="float">
            <text:p>6.08035415542436</text:p>
          </table:table-cell>
          <table:table-cell office:value-type="float" office:value="6.08890001695836" calcext:value-type="float">
            <text:p>6.08890001695836</text:p>
          </table:table-cell>
          <table:table-cell office:value-type="float" office:value="6.08144802630874" calcext:value-type="float">
            <text:p>6.08144802630874</text:p>
          </table:table-cell>
        </table:table-row>
        <table:table-row table:style-name="ro1" table:number-rows-repeated="2">
          <table:table-cell table:number-columns-repeated="1000"/>
        </table:table-row>
        <table:table-row table:style-name="ro1">
          <table:table-cell office:value-type="string" calcext:value-type="string">
            <text:p><text:s/>Number of tacts (im units) = 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/>Number of massive (im units) = 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/>Trajectory File: sinus.txt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/>Coef Load Impact: 1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/>Command Line: ping -c1 192.168.222.3 &gt; /dev/null 2&gt;&amp;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ycle </text:p>
          </table:table-cell>
          <table:table-cell office:value-type="string" calcext:value-type="string">
            <text:p><text:s/>cPeriod </text:p>
          </table:table-cell>
          <table:table-cell office:value-type="string" calcext:value-type="string">
            <text:p><text:s/>count </text:p>
          </table:table-cell>
          <table:table-cell office:value-type="string" calcext:value-type="string">
            <text:p><text:s/>procDur </text:p>
          </table:table-cell>
          <table:table-cell office:value-type="string" calcext:value-type="string">
            <text:p><text:s/>procTime </text:p>
          </table:table-cell>
          <table:table-cell office:value-type="string" calcext:value-type="string">
            <text:p><text:s/>spb</text:p>
          </table:table-cell>
          <table:table-cell table:number-columns-repeated="99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25150615" calcext:value-type="float">
            <text:p>2.52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7.0157860485079" calcext:value-type="float">
            <text:p>-7.015786048507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44937" calcext:value-type="float">
            <text:p>244493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10702331430516" calcext:value-type="float">
            <text:p>3.1070233143051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265311" calcext:value-type="float">
            <text:p>726531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62284205171113" calcext:value-type="float">
            <text:p>-1.6228420517111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89890" calcext:value-type="float">
            <text:p>138989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5598957406997" calcext:value-type="float">
            <text:p>5.559895740699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56883" calcext:value-type="float">
            <text:p>135688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6427602988016" calcext:value-type="float">
            <text:p>5.6642760298801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31832" calcext:value-type="float">
            <text:p>203183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91082208445225" calcext:value-type="float">
            <text:p>3.9108220844522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59355" calcext:value-type="float">
            <text:p>135935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5637115368256" calcext:value-type="float">
            <text:p>5.6563711536825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44332" calcext:value-type="float">
            <text:p>134433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70463467789146" calcext:value-type="float">
            <text:p>5.7046346778914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84531" calcext:value-type="float">
            <text:p>148453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27380733364973" calcext:value-type="float">
            <text:p>5.2738073336497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17218" calcext:value-type="float">
            <text:p>131721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79312347550277" calcext:value-type="float">
            <text:p>5.7931234755027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12646" calcext:value-type="float">
            <text:p>131264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80822384853847" calcext:value-type="float">
            <text:p>5.80822384853847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931488" calcext:value-type="float">
            <text:p>293148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31881883589192" calcext:value-type="float">
            <text:p>2.3188188358919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50466" calcext:value-type="float">
            <text:p>135046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8486349687604" calcext:value-type="float">
            <text:p>5.68486349687604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48080" calcext:value-type="float">
            <text:p>144808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38177448967418" calcext:value-type="float">
            <text:p>5.38177448967418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710032" calcext:value-type="float">
            <text:p>171003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65965766871708" calcext:value-type="float">
            <text:p>4.65965766871708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589189" calcext:value-type="float">
            <text:p>158918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97794454028602" calcext:value-type="float">
            <text:p>4.9779445402860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413466" calcext:value-type="float">
            <text:p>141346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48684638054504" calcext:value-type="float">
            <text:p>5.48684638054504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30349" calcext:value-type="float">
            <text:p>133034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75004416834058" calcext:value-type="float">
            <text:p>5.75004416834058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457372" calcext:value-type="float">
            <text:p>145737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35399583021478" calcext:value-type="float">
            <text:p>5.35399583021478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364589" calcext:value-type="float">
            <text:p>136458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3968138241139" calcext:value-type="float">
            <text:p>5.63968138241139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87896" calcext:value-type="float">
            <text:p>148789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65699579062864" calcext:value-type="float">
            <text:p>4.65699579062864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49469" calcext:value-type="float">
            <text:p>144946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77063223824133" calcext:value-type="float">
            <text:p>4.77063223824133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79884" calcext:value-type="float">
            <text:p>147988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68044480532832" calcext:value-type="float">
            <text:p>4.68044480532832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10294" calcext:value-type="float">
            <text:p>171029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05201383148389" calcext:value-type="float">
            <text:p>4.05201383148389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29421" calcext:value-type="float">
            <text:p>152942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53745106241366" calcext:value-type="float">
            <text:p>4.53745106241366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43068" calcext:value-type="float">
            <text:p>164306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22616617781325" calcext:value-type="float">
            <text:p>4.22616617781325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566829" calcext:value-type="float">
            <text:p>156682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43250554111128" calcext:value-type="float">
            <text:p>4.43250554111128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17677" calcext:value-type="float">
            <text:p>141767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86694861753162" calcext:value-type="float">
            <text:p>4.86694861753162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59230" calcext:value-type="float">
            <text:p>135923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04979203877351" calcext:value-type="float">
            <text:p>5.04979203877351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723699" calcext:value-type="float">
            <text:p>372369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0.672975871553922" calcext:value-type="float">
            <text:p>0.672975871553922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75543" calcext:value-type="float">
            <text:p>157554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40841894782447" calcext:value-type="float">
            <text:p>4.4084189478244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646276" calcext:value-type="float">
            <text:p>164627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21769508363966" calcext:value-type="float">
            <text:p>4.21769508363966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062085" calcext:value-type="float">
            <text:p>206208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23965592181161" calcext:value-type="float">
            <text:p>3.23965592181161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092631" calcext:value-type="float">
            <text:p>209263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17579500675981" calcext:value-type="float">
            <text:p>3.17579500675981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26183" calcext:value-type="float">
            <text:p>162618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27102738627538" calcext:value-type="float">
            <text:p>4.27102738627538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27006" calcext:value-type="float">
            <text:p>142700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83846356140235" calcext:value-type="float">
            <text:p>4.83846356140235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337751" calcext:value-type="float">
            <text:p>133775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11896871004873" calcext:value-type="float">
            <text:p>5.11896871004873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338206" calcext:value-type="float">
            <text:p>133820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11749182539647" calcext:value-type="float">
            <text:p>5.11749182539647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332010" calcext:value-type="float">
            <text:p>133201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13764670005391" calcext:value-type="float">
            <text:p>5.13764670005391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407274" calcext:value-type="float">
            <text:p>140727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89893491335259" calcext:value-type="float">
            <text:p>4.89893491335259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34303" calcext:value-type="float">
            <text:p>133430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13017692818162" calcext:value-type="float">
            <text:p>5.13017692818162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504855" calcext:value-type="float">
            <text:p>150485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60777499707944" calcext:value-type="float">
            <text:p>4.60777499707944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554053" calcext:value-type="float">
            <text:p>155405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46806329238935" calcext:value-type="float">
            <text:p>4.46806329238935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32911" calcext:value-type="float">
            <text:p>143291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5840774698402" calcext:value-type="float">
            <text:p>4.45840774698402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14094" calcext:value-type="float">
            <text:p>191409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20096729423779" calcext:value-type="float">
            <text:p>3.20096729423779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53898" calcext:value-type="float">
            <text:p>135389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0474044634506" calcext:value-type="float">
            <text:p>4.70474044634506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32676" calcext:value-type="float">
            <text:p>133267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7335414694013" calcext:value-type="float">
            <text:p>4.77335414694013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16303" calcext:value-type="float">
            <text:p>131630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2704120225291" calcext:value-type="float">
            <text:p>4.82704120225291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77031" calcext:value-type="float">
            <text:p>137703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3116274035893" calcext:value-type="float">
            <text:p>4.63116274035893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52538" calcext:value-type="float">
            <text:p>135253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0910515731626" calcext:value-type="float">
            <text:p>4.7091051573162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394563" calcext:value-type="float">
            <text:p>139456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7621852837519" calcext:value-type="float">
            <text:p>4.57621852837519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401652" calcext:value-type="float">
            <text:p>140165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5419790279254" calcext:value-type="float">
            <text:p>4.55419790279254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77955" calcext:value-type="float">
            <text:p>147795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2398780238847" calcext:value-type="float">
            <text:p>4.32398780238847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35609" calcext:value-type="float">
            <text:p>143560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5023819015545" calcext:value-type="float">
            <text:p>4.45023819015545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39623" calcext:value-type="float">
            <text:p>133962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5077395990042" calcext:value-type="float">
            <text:p>4.75077395990042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849386" calcext:value-type="float">
            <text:p>184938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35032425666732" calcext:value-type="float">
            <text:p>3.35032425666732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357507" calcext:value-type="float">
            <text:p>13575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931791361696" calcext:value-type="float">
            <text:p>4.6931791361696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062070" calcext:value-type="float">
            <text:p>206207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87756587365076" calcext:value-type="float">
            <text:p>2.87756587365076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550218" calcext:value-type="float">
            <text:p>155021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1667216035216" calcext:value-type="float">
            <text:p>4.11667216035216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450134" calcext:value-type="float">
            <text:p>145013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0651856146981" calcext:value-type="float">
            <text:p>4.40651856146981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327286" calcext:value-type="float">
            <text:p>132728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9095477778646" calcext:value-type="float">
            <text:p>4.79095477778646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334710" calcext:value-type="float">
            <text:p>133471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6673076999051" calcext:value-type="float">
            <text:p>4.76673076999051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489676" calcext:value-type="float">
            <text:p>148967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8968170374198" calcext:value-type="float">
            <text:p>4.28968170374198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530949" calcext:value-type="float">
            <text:p>153094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7099267897823" calcext:value-type="float">
            <text:p>4.17099267897823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403896" calcext:value-type="float">
            <text:p>140389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4725054687337" calcext:value-type="float">
            <text:p>4.54725054687337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848129" calcext:value-type="float">
            <text:p>184812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35327709491021" calcext:value-type="float">
            <text:p>3.35327709491021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346966" calcext:value-type="float">
            <text:p>134696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2703357890607" calcext:value-type="float">
            <text:p>4.72703357890607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433848" calcext:value-type="float">
            <text:p>143384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5556876439752" calcext:value-type="float">
            <text:p>4.45556876439752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51520" calcext:value-type="float">
            <text:p>285152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46983569340144" calcext:value-type="float">
            <text:p>1.46983569340144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37188" calcext:value-type="float">
            <text:p>143718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4546408982061" calcext:value-type="float">
            <text:p>4.44546408982061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16619" calcext:value-type="float">
            <text:p>151661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1183498860151" calcext:value-type="float">
            <text:p>4.21183498860151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10059" calcext:value-type="float">
            <text:p>151005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306607524416" calcext:value-type="float">
            <text:p>4.2306607524416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84578" calcext:value-type="float">
            <text:p>148457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0456970884835" calcext:value-type="float">
            <text:p>4.30456970884835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31511" calcext:value-type="float">
            <text:p>133151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7715232705036" calcext:value-type="float">
            <text:p>4.77715232705036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05498" calcext:value-type="float">
            <text:p>140549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4229759377802" calcext:value-type="float">
            <text:p>4.54229759377802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706941" calcext:value-type="float">
            <text:p>170694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69841481236814" calcext:value-type="float">
            <text:p>3.69841481236814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48742" calcext:value-type="float">
            <text:p>144874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106894053781" calcext:value-type="float">
            <text:p>4.4106894053781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78096" calcext:value-type="float">
            <text:p>147809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2357349612654" calcext:value-type="float">
            <text:p>4.32357349612654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26907" calcext:value-type="float">
            <text:p>13269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9219506144149" calcext:value-type="float">
            <text:p>4.79219506144149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305579" calcext:value-type="float">
            <text:p>130557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6256835409497" calcext:value-type="float">
            <text:p>4.86256835409497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491160" calcext:value-type="float">
            <text:p>149116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8535746004397" calcext:value-type="float">
            <text:p>4.28535746004397</text:p>
          </table:table-cell>
          <table:table-cell/>
          <table:table-cell office:value-type="float" office:value="81" calcext:value-type="float">
            <text:p>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447374" calcext:value-type="float">
            <text:p>144737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1479224445934" calcext:value-type="float">
            <text:p>4.41479224445934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380052" calcext:value-type="float">
            <text:p>138005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2164540515431" calcext:value-type="float">
            <text:p>4.62164540515431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343511" calcext:value-type="float">
            <text:p>134351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3818764756956" calcext:value-type="float">
            <text:p>4.73818764756956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690605" calcext:value-type="float">
            <text:p>169060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74017842251326" calcext:value-type="float">
            <text:p>3.74017842251326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971466" calcext:value-type="float">
            <text:p>197146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07270699718219" calcext:value-type="float">
            <text:p>3.07270699718219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519340" calcext:value-type="float">
            <text:p>151934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0405019571284" calcext:value-type="float">
            <text:p>4.20405019571284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449520" calcext:value-type="float">
            <text:p>144952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0835779343248" calcext:value-type="float">
            <text:p>4.40835779343248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270615" calcext:value-type="float">
            <text:p>127061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8046013318822" calcext:value-type="float">
            <text:p>4.98046013318822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283365" calcext:value-type="float">
            <text:p>128336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3709800313991" calcext:value-type="float">
            <text:p>4.93709800313991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265250" calcext:value-type="float">
            <text:p>126525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9883645347137" calcext:value-type="float">
            <text:p>4.99883645347137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258896" calcext:value-type="float">
            <text:p>125889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2070137702801" calcext:value-type="float">
            <text:p>5.02070137702801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885305" calcext:value-type="float">
            <text:p>188530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26678372010612" calcext:value-type="float">
            <text:p>3.26678372010612</text:p>
          </table:table-cell>
          <table:table-cell/>
          <table:table-cell office:value-type="float" office:value="93" calcext:value-type="float">
            <text:p>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97796" calcext:value-type="float">
            <text:p>129779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25065724031807" calcext:value-type="float">
            <text:p>5.25065724031807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40828" calcext:value-type="float">
            <text:p>134082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10899084709508" calcext:value-type="float">
            <text:p>5.10899084709508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02929" calcext:value-type="float">
            <text:p>130292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23351404778359" calcext:value-type="float">
            <text:p>5.23351404778359</text:p>
          </table:table-cell>
          <table:table-cell/>
          <table:table-cell office:value-type="float" office:value="96" calcext:value-type="float">
            <text:p>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731988" calcext:value-type="float">
            <text:p>173198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9972727659431" calcext:value-type="float">
            <text:p>3.9972727659431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39153" calcext:value-type="float">
            <text:p>133915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11441956731294" calcext:value-type="float">
            <text:p>5.11441956731294</text:p>
          </table:table-cell>
          <table:table-cell/>
          <table:table-cell office:value-type="float" office:value="98" calcext:value-type="float">
            <text:p>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47710" calcext:value-type="float">
            <text:p>124771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42158499465416" calcext:value-type="float">
            <text:p>5.42158499465416</text:p>
          </table:table-cell>
          <table:table-cell/>
          <table:table-cell office:value-type="float" office:value="99" calcext:value-type="float">
            <text:p>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24292" calcext:value-type="float">
            <text:p>122429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50387143643335" calcext:value-type="float">
            <text:p>5.5038714364333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71634" calcext:value-type="float">
            <text:p>137163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01033913448702" calcext:value-type="float">
            <text:p>5.01033913448702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27894" calcext:value-type="float">
            <text:p>122789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49111278069592" calcext:value-type="float">
            <text:p>5.49111278069592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264725" calcext:value-type="float">
            <text:p>126472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36276051892217" calcext:value-type="float">
            <text:p>5.36276051892217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95510" calcext:value-type="float">
            <text:p>129551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25831385656606" calcext:value-type="float">
            <text:p>5.25831385656606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301467" calcext:value-type="float">
            <text:p>130146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23838994683456" calcext:value-type="float">
            <text:p>5.23838994683456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426095" calcext:value-type="float">
            <text:p>142609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84123698082536" calcext:value-type="float">
            <text:p>4.84123698082536</text:p>
          </table:table-cell>
          <table:table-cell/>
          <table:table-cell office:value-type="float" office:value="106" calcext:value-type="float">
            <text:p>1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99289" calcext:value-type="float">
            <text:p>129928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24566393641843" calcext:value-type="float">
            <text:p>5.24566393641843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336760" calcext:value-type="float">
            <text:p>133676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12218713652941" calcext:value-type="float">
            <text:p>5.12218713652941</text:p>
          </table:table-cell>
          <table:table-cell/>
          <table:table-cell office:value-type="float" office:value="108" calcext:value-type="float">
            <text:p>1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721670" calcext:value-type="float">
            <text:p>172167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0232224332015" calcext:value-type="float">
            <text:p>4.0232224332015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269289" calcext:value-type="float">
            <text:p>126928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34711638942087" calcext:value-type="float">
            <text:p>5.34711638942087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283781" calcext:value-type="float">
            <text:p>128378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29781211472965" calcext:value-type="float">
            <text:p>5.29781211472965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393621" calcext:value-type="float">
            <text:p>139362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94127473348052" calcext:value-type="float">
            <text:p>4.94127473348052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307573" calcext:value-type="float">
            <text:p>130757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21806211017488" calcext:value-type="float">
            <text:p>5.21806211017488</text:p>
          </table:table-cell>
          <table:table-cell/>
          <table:table-cell office:value-type="float" office:value="113" calcext:value-type="float">
            <text:p>1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307684" calcext:value-type="float">
            <text:p>130768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21769345281141" calcext:value-type="float">
            <text:p>5.21769345281141</text:p>
          </table:table-cell>
          <table:table-cell/>
          <table:table-cell office:value-type="float" office:value="114" calcext:value-type="float">
            <text:p>1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354337" calcext:value-type="float">
            <text:p>135433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06545411900245" calcext:value-type="float">
            <text:p>5.06545411900245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446393" calcext:value-type="float">
            <text:p>144639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77985843982659" calcext:value-type="float">
            <text:p>4.77985843982659</text:p>
          </table:table-cell>
          <table:table-cell/>
          <table:table-cell office:value-type="float" office:value="116" calcext:value-type="float">
            <text:p>1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28942" calcext:value-type="float">
            <text:p>142894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43955402970625" calcext:value-type="float">
            <text:p>5.43955402970625</text:p>
          </table:table-cell>
          <table:table-cell/>
          <table:table-cell office:value-type="float" office:value="117" calcext:value-type="float">
            <text:p>1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21653" calcext:value-type="float">
            <text:p>142165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46176398501575" calcext:value-type="float">
            <text:p>5.46176398501575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50542" calcext:value-type="float">
            <text:p>145054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37439696151376" calcext:value-type="float">
            <text:p>5.37439696151376</text:p>
          </table:table-cell>
          <table:table-cell/>
          <table:table-cell office:value-type="float" office:value="119" calcext:value-type="float">
            <text:p>1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900920" calcext:value-type="float">
            <text:p>190092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20006164319409" calcext:value-type="float">
            <text:p>4.20006164319409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60566" calcext:value-type="float">
            <text:p>146056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34448817700757" calcext:value-type="float">
            <text:p>5.34448817700757</text:p>
          </table:table-cell>
          <table:table-cell/>
          <table:table-cell office:value-type="float" office:value="121" calcext:value-type="float">
            <text:p>1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177403" calcext:value-type="float">
            <text:p>417740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78063630044398" calcext:value-type="float">
            <text:p>0.78063630044398</text:p>
          </table:table-cell>
          <table:table-cell/>
          <table:table-cell office:value-type="float" office:value="122" calcext:value-type="float">
            <text:p>1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30063" calcext:value-type="float">
            <text:p>153006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14260691172623" calcext:value-type="float">
            <text:p>5.14260691172623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778119" calcext:value-type="float">
            <text:p>177811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4900918172098" calcext:value-type="float">
            <text:p>4.4900918172098</text:p>
          </table:table-cell>
          <table:table-cell/>
          <table:table-cell office:value-type="float" office:value="124" calcext:value-type="float">
            <text:p>1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40298" calcext:value-type="float">
            <text:p>154029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11365252827192" calcext:value-type="float">
            <text:p>5.11365252827192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71970" calcext:value-type="float">
            <text:p>157197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02525750774347" calcext:value-type="float">
            <text:p>5.02525750774347</text:p>
          </table:table-cell>
          <table:table-cell/>
          <table:table-cell office:value-type="float" office:value="126" calcext:value-type="float">
            <text:p>1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44429" calcext:value-type="float">
            <text:p>154442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10202056487783" calcext:value-type="float">
            <text:p>5.10202056487783</text:p>
          </table:table-cell>
          <table:table-cell/>
          <table:table-cell office:value-type="float" office:value="127" calcext:value-type="float">
            <text:p>1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181663" calcext:value-type="float">
            <text:p>218166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60182338076212" calcext:value-type="float">
            <text:p>3.60182338076212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080529" calcext:value-type="float">
            <text:p>208052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80796230637142" calcext:value-type="float">
            <text:p>3.80796230637142</text:p>
          </table:table-cell>
          <table:table-cell/>
          <table:table-cell office:value-type="float" office:value="129" calcext:value-type="float">
            <text:p>1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595916" calcext:value-type="float">
            <text:p>159591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95959975527156" calcext:value-type="float">
            <text:p>4.95959975527156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569570" calcext:value-type="float">
            <text:p>156957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03189315114983" calcext:value-type="float">
            <text:p>5.03189315114983</text:p>
          </table:table-cell>
          <table:table-cell/>
          <table:table-cell office:value-type="float" office:value="131" calcext:value-type="float">
            <text:p>1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75577" calcext:value-type="float">
            <text:p>147557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30008127129946" calcext:value-type="float">
            <text:p>5.30008127129946</text:p>
          </table:table-cell>
          <table:table-cell/>
          <table:table-cell office:value-type="float" office:value="132" calcext:value-type="float">
            <text:p>1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634036" calcext:value-type="float">
            <text:p>163403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85708383945545" calcext:value-type="float">
            <text:p>4.85708383945545</text:p>
          </table:table-cell>
          <table:table-cell/>
          <table:table-cell office:value-type="float" office:value="133" calcext:value-type="float">
            <text:p>1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485653" calcext:value-type="float">
            <text:p>148565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27052620068374" calcext:value-type="float">
            <text:p>5.27052620068374</text:p>
          </table:table-cell>
          <table:table-cell/>
          <table:table-cell office:value-type="float" office:value="134" calcext:value-type="float">
            <text:p>1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322075" calcext:value-type="float">
            <text:p>132207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77713911393482" calcext:value-type="float">
            <text:p>5.77713911393482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284149" calcext:value-type="float">
            <text:p>128414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90354586425996" calcext:value-type="float">
            <text:p>5.90354586425996</text:p>
          </table:table-cell>
          <table:table-cell/>
          <table:table-cell office:value-type="float" office:value="136" calcext:value-type="float">
            <text:p>1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55207" calcext:value-type="float">
            <text:p>14552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06626233982103" calcext:value-type="float">
            <text:p>6.06626233982103</text:p>
          </table:table-cell>
          <table:table-cell/>
          <table:table-cell office:value-type="float" office:value="137" calcext:value-type="float">
            <text:p>1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728210" calcext:value-type="float">
            <text:p>172821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3195449535523" calcext:value-type="float">
            <text:p>5.3195449535523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315247" calcext:value-type="float">
            <text:p>131524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05436892641" calcext:value-type="float">
            <text:p>6.505436892641</text:p>
          </table:table-cell>
          <table:table-cell/>
          <table:table-cell office:value-type="float" office:value="139" calcext:value-type="float">
            <text:p>1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71005" calcext:value-type="float">
            <text:p>127100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5403750108417" calcext:value-type="float">
            <text:p>6.65403750108417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69752" calcext:value-type="float">
            <text:p>126975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5832103571531" calcext:value-type="float">
            <text:p>6.65832103571531</text:p>
          </table:table-cell>
          <table:table-cell/>
          <table:table-cell office:value-type="float" office:value="141" calcext:value-type="float">
            <text:p>1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403356" calcext:value-type="float">
            <text:p>140335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22383153342524" calcext:value-type="float">
            <text:p>6.22383153342524</text:p>
          </table:table-cell>
          <table:table-cell/>
          <table:table-cell office:value-type="float" office:value="142" calcext:value-type="float">
            <text:p>1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77655" calcext:value-type="float">
            <text:p>127765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3137410260301" calcext:value-type="float">
            <text:p>6.63137410260301</text:p>
          </table:table-cell>
          <table:table-cell/>
          <table:table-cell office:value-type="float" office:value="143" calcext:value-type="float">
            <text:p>1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88293" calcext:value-type="float">
            <text:p>128829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9536362095369" calcext:value-type="float">
            <text:p>6.59536362095369</text:p>
          </table:table-cell>
          <table:table-cell/>
          <table:table-cell office:value-type="float" office:value="144" calcext:value-type="float">
            <text:p>1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04524" calcext:value-type="float">
            <text:p>130452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4098935685573" calcext:value-type="float">
            <text:p>6.54098935685573</text:p>
          </table:table-cell>
          <table:table-cell/>
          <table:table-cell office:value-type="float" office:value="145" calcext:value-type="float">
            <text:p>1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79605" calcext:value-type="float">
            <text:p>127960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2475080732719" calcext:value-type="float">
            <text:p>6.62475080732719</text:p>
          </table:table-cell>
          <table:table-cell/>
          <table:table-cell office:value-type="float" office:value="146" calcext:value-type="float">
            <text:p>1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85864" calcext:value-type="float">
            <text:p>128586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0355971474003" calcext:value-type="float">
            <text:p>6.60355971474003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60170" calcext:value-type="float">
            <text:p>136017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35957817346791" calcext:value-type="float">
            <text:p>6.35957817346791</text:p>
          </table:table-cell>
          <table:table-cell/>
          <table:table-cell office:value-type="float" office:value="148" calcext:value-type="float">
            <text:p>1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677550" calcext:value-type="float">
            <text:p>167755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4487553579254" calcext:value-type="float">
            <text:p>5.4487553579254</text:p>
          </table:table-cell>
          <table:table-cell/>
          <table:table-cell office:value-type="float" office:value="149" calcext:value-type="float">
            <text:p>1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378388" calcext:value-type="float">
            <text:p>137838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30179525568448" calcext:value-type="float">
            <text:p>6.30179525568448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302985" calcext:value-type="float">
            <text:p>130298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4611593003543" calcext:value-type="float">
            <text:p>6.54611593003543</text:p>
          </table:table-cell>
          <table:table-cell/>
          <table:table-cell office:value-type="float" office:value="151" calcext:value-type="float">
            <text:p>1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265436" calcext:value-type="float">
            <text:p>126543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7310823725434" calcext:value-type="float">
            <text:p>6.67310823725434</text:p>
          </table:table-cell>
          <table:table-cell/>
          <table:table-cell office:value-type="float" office:value="152" calcext:value-type="float">
            <text:p>1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434674" calcext:value-type="float">
            <text:p>143467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12797781294868" calcext:value-type="float">
            <text:p>6.12797781294868</text:p>
          </table:table-cell>
          <table:table-cell/>
          <table:table-cell office:value-type="float" office:value="153" calcext:value-type="float">
            <text:p>1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87427" calcext:value-type="float">
            <text:p>128742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4186084575226" calcext:value-type="float">
            <text:p>7.14186084575226</text:p>
          </table:table-cell>
          <table:table-cell/>
          <table:table-cell office:value-type="float" office:value="154" calcext:value-type="float">
            <text:p>1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264604" calcext:value-type="float">
            <text:p>126460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1954146342287" calcext:value-type="float">
            <text:p>7.21954146342287</text:p>
          </table:table-cell>
          <table:table-cell/>
          <table:table-cell office:value-type="float" office:value="155" calcext:value-type="float">
            <text:p>1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92669" calcext:value-type="float">
            <text:p>129266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2421363567494" calcext:value-type="float">
            <text:p>7.12421363567494</text:p>
          </table:table-cell>
          <table:table-cell/>
          <table:table-cell office:value-type="float" office:value="156" calcext:value-type="float">
            <text:p>1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485186" calcext:value-type="float">
            <text:p>148518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5212785078744" calcext:value-type="float">
            <text:p>6.5212785078744</text:p>
          </table:table-cell>
          <table:table-cell/>
          <table:table-cell office:value-type="float" office:value="157" calcext:value-type="float">
            <text:p>1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71726" calcext:value-type="float">
            <text:p>137172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6641327085787" calcext:value-type="float">
            <text:p>6.86641327085787</text:p>
          </table:table-cell>
          <table:table-cell/>
          <table:table-cell office:value-type="float" office:value="158" calcext:value-type="float">
            <text:p>1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369997" calcext:value-type="float">
            <text:p>136999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7189081369317" calcext:value-type="float">
            <text:p>6.87189081369317</text:p>
          </table:table-cell>
          <table:table-cell/>
          <table:table-cell office:value-type="float" office:value="159" calcext:value-type="float">
            <text:p>1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445766" calcext:value-type="float">
            <text:p>144576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63810690263421" calcext:value-type="float">
            <text:p>6.63810690263421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04973" calcext:value-type="float">
            <text:p>200497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5.21800168952665" calcext:value-type="float">
            <text:p>5.21800168952665</text:p>
          </table:table-cell>
          <table:table-cell/>
          <table:table-cell office:value-type="float" office:value="161" calcext:value-type="float">
            <text:p>1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17952" calcext:value-type="float">
            <text:p>151795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42650658804367" calcext:value-type="float">
            <text:p>6.42650658804367</text:p>
          </table:table-cell>
          <table:table-cell/>
          <table:table-cell office:value-type="float" office:value="162" calcext:value-type="float">
            <text:p>1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94585" calcext:value-type="float">
            <text:p>139458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9463707843633" calcext:value-type="float">
            <text:p>6.79463707843633</text:p>
          </table:table-cell>
          <table:table-cell/>
          <table:table-cell office:value-type="float" office:value="163" calcext:value-type="float">
            <text:p>1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38078" calcext:value-type="float">
            <text:p>143807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66126255104376" calcext:value-type="float">
            <text:p>6.66126255104376</text:p>
          </table:table-cell>
          <table:table-cell/>
          <table:table-cell office:value-type="float" office:value="164" calcext:value-type="float">
            <text:p>1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540198" calcext:value-type="float">
            <text:p>154019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36332142405716" calcext:value-type="float">
            <text:p>6.36332142405716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57742" calcext:value-type="float">
            <text:p>135774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1091444964651" calcext:value-type="float">
            <text:p>6.91091444964651</text:p>
          </table:table-cell>
          <table:table-cell/>
          <table:table-cell office:value-type="float" office:value="166" calcext:value-type="float">
            <text:p>1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363872" calcext:value-type="float">
            <text:p>136387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9135084014174" calcext:value-type="float">
            <text:p>6.89135084014174</text:p>
          </table:table-cell>
          <table:table-cell/>
          <table:table-cell office:value-type="float" office:value="167" calcext:value-type="float">
            <text:p>1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404085" calcext:value-type="float">
            <text:p>140408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6515297759853" calcext:value-type="float">
            <text:p>6.76515297759853</text:p>
          </table:table-cell>
          <table:table-cell/>
          <table:table-cell office:value-type="float" office:value="168" calcext:value-type="float">
            <text:p>1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14168" calcext:value-type="float">
            <text:p>141416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3407691774668" calcext:value-type="float">
            <text:p>6.73407691774668</text:p>
          </table:table-cell>
          <table:table-cell/>
          <table:table-cell office:value-type="float" office:value="169" calcext:value-type="float">
            <text:p>1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51017" calcext:value-type="float">
            <text:p>155101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33292139568619" calcext:value-type="float">
            <text:p>6.33292139568619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536343" calcext:value-type="float">
            <text:p>253634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4.19700712920946" calcext:value-type="float">
            <text:p>4.19700712920946</text:p>
          </table:table-cell>
          <table:table-cell/>
          <table:table-cell office:value-type="float" office:value="171" calcext:value-type="float">
            <text:p>1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447431" calcext:value-type="float">
            <text:p>144743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6331082772921" calcext:value-type="float">
            <text:p>6.6331082772921</text:p>
          </table:table-cell>
          <table:table-cell/>
          <table:table-cell office:value-type="float" office:value="172" calcext:value-type="float">
            <text:p>1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67112" calcext:value-type="float">
            <text:p>136711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8104602120803" calcext:value-type="float">
            <text:p>6.88104602120803</text:p>
          </table:table-cell>
          <table:table-cell/>
          <table:table-cell office:value-type="float" office:value="173" calcext:value-type="float">
            <text:p>1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86970" calcext:value-type="float">
            <text:p>138697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1841630079191" calcext:value-type="float">
            <text:p>6.81841630079191</text:p>
          </table:table-cell>
          <table:table-cell/>
          <table:table-cell office:value-type="float" office:value="174" calcext:value-type="float">
            <text:p>1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409036" calcext:value-type="float">
            <text:p>140903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498660830784" calcext:value-type="float">
            <text:p>6.7498660830784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456292" calcext:value-type="float">
            <text:p>145629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6066023375064" calcext:value-type="float">
            <text:p>6.6066023375064</text:p>
          </table:table-cell>
          <table:table-cell/>
          <table:table-cell office:value-type="float" office:value="176" calcext:value-type="float">
            <text:p>1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422148" calcext:value-type="float">
            <text:p>142214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0963902641028" calcext:value-type="float">
            <text:p>6.70963902641028</text:p>
          </table:table-cell>
          <table:table-cell/>
          <table:table-cell office:value-type="float" office:value="177" calcext:value-type="float">
            <text:p>1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44328" calcext:value-type="float">
            <text:p>134432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5403453193809" calcext:value-type="float">
            <text:p>6.95403453193809</text:p>
          </table:table-cell>
          <table:table-cell/>
          <table:table-cell office:value-type="float" office:value="178" calcext:value-type="float">
            <text:p>1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60524" calcext:value-type="float">
            <text:p>136052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0202490263015" calcext:value-type="float">
            <text:p>6.90202490263015</text:p>
          </table:table-cell>
          <table:table-cell/>
          <table:table-cell office:value-type="float" office:value="179" calcext:value-type="float">
            <text:p>1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03720" calcext:value-type="float">
            <text:p>130372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872436954863" calcext:value-type="float">
            <text:p>7.0872436954863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293761" calcext:value-type="float">
            <text:p>129376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2054642177456" calcext:value-type="float">
            <text:p>7.12054642177456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762339" calcext:value-type="float">
            <text:p>176233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5.77819245386385" calcext:value-type="float">
            <text:p>5.77819245386385</text:p>
          </table:table-cell>
          <table:table-cell/>
          <table:table-cell office:value-type="float" office:value="182" calcext:value-type="float">
            <text:p>1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295012" calcext:value-type="float">
            <text:p>129501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1634904765832" calcext:value-type="float">
            <text:p>7.11634904765832</text:p>
          </table:table-cell>
          <table:table-cell/>
          <table:table-cell office:value-type="float" office:value="183" calcext:value-type="float">
            <text:p>1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92967" calcext:value-type="float">
            <text:p>149296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95500800790886" calcext:value-type="float">
            <text:p>5.95500800790886</text:p>
          </table:table-cell>
          <table:table-cell/>
          <table:table-cell office:value-type="float" office:value="184" calcext:value-type="float">
            <text:p>1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87617" calcext:value-type="float">
            <text:p>128761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9764307230491" calcext:value-type="float">
            <text:p>6.59764307230491</text:p>
          </table:table-cell>
          <table:table-cell/>
          <table:table-cell office:value-type="float" office:value="185" calcext:value-type="float">
            <text:p>1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270959" calcext:value-type="float">
            <text:p>127095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5419468305976" calcext:value-type="float">
            <text:p>6.65419468305976</text:p>
          </table:table-cell>
          <table:table-cell/>
          <table:table-cell office:value-type="float" office:value="186" calcext:value-type="float">
            <text:p>1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662143" calcext:value-type="float">
            <text:p>166214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48882624199557" calcext:value-type="float">
            <text:p>5.48882624199557</text:p>
          </table:table-cell>
          <table:table-cell/>
          <table:table-cell office:value-type="float" office:value="187" calcext:value-type="float">
            <text:p>1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332535" calcext:value-type="float">
            <text:p>133253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44872384226056" calcext:value-type="float">
            <text:p>6.44872384226056</text:p>
          </table:table-cell>
          <table:table-cell/>
          <table:table-cell office:value-type="float" office:value="188" calcext:value-type="float">
            <text:p>1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313944" calcext:value-type="float">
            <text:p>131394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0974153050298" calcext:value-type="float">
            <text:p>6.50974153050298</text:p>
          </table:table-cell>
          <table:table-cell/>
          <table:table-cell office:value-type="float" office:value="189" calcext:value-type="float">
            <text:p>1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628736" calcext:value-type="float">
            <text:p>162873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5770031342939" calcext:value-type="float">
            <text:p>5.5770031342939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362506" calcext:value-type="float">
            <text:p>136250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35212585700673" calcext:value-type="float">
            <text:p>6.35212585700673</text:p>
          </table:table-cell>
          <table:table-cell/>
          <table:table-cell office:value-type="float" office:value="191" calcext:value-type="float">
            <text:p>1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180232" calcext:value-type="float">
            <text:p>218023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4.31048299493835" calcext:value-type="float">
            <text:p>4.31048299493835</text:p>
          </table:table-cell>
          <table:table-cell/>
          <table:table-cell office:value-type="float" office:value="192" calcext:value-type="float">
            <text:p>1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673747" calcext:value-type="float">
            <text:p>167374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45861197537011" calcext:value-type="float">
            <text:p>5.45861197537011</text:p>
          </table:table-cell>
          <table:table-cell/>
          <table:table-cell office:value-type="float" office:value="193" calcext:value-type="float">
            <text:p>1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92583" calcext:value-type="float">
            <text:p>159258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67448933588645" calcext:value-type="float">
            <text:p>5.67448933588645</text:p>
          </table:table-cell>
          <table:table-cell/>
          <table:table-cell office:value-type="float" office:value="194" calcext:value-type="float">
            <text:p>1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30565" calcext:value-type="float">
            <text:p>153056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84699231201317" calcext:value-type="float">
            <text:p>5.84699231201317</text:p>
          </table:table-cell>
          <table:table-cell/>
          <table:table-cell office:value-type="float" office:value="195" calcext:value-type="float">
            <text:p>1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02266" calcext:value-type="float">
            <text:p>150226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9280417093779" calcext:value-type="float">
            <text:p>5.9280417093779</text:p>
          </table:table-cell>
          <table:table-cell/>
          <table:table-cell office:value-type="float" office:value="196" calcext:value-type="float">
            <text:p>1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511210" calcext:value-type="float">
            <text:p>151121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90226190391783" calcext:value-type="float">
            <text:p>5.90226190391783</text:p>
          </table:table-cell>
          <table:table-cell/>
          <table:table-cell office:value-type="float" office:value="197" calcext:value-type="float">
            <text:p>1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303095" calcext:value-type="float">
            <text:p>130309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4574930742186" calcext:value-type="float">
            <text:p>6.54574930742186</text:p>
          </table:table-cell>
          <table:table-cell/>
          <table:table-cell office:value-type="float" office:value="198" calcext:value-type="float">
            <text:p>1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289098" calcext:value-type="float">
            <text:p>128909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9265074526428" calcext:value-type="float">
            <text:p>6.59265074526428</text:p>
          </table:table-cell>
          <table:table-cell/>
          <table:table-cell office:value-type="float" office:value="199" calcext:value-type="float">
            <text:p>1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382033" calcext:value-type="float">
            <text:p>138203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29032595946788" calcext:value-type="float">
            <text:p>6.29032595946788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510808" calcext:value-type="float">
            <text:p>251080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99156500595071" calcext:value-type="float">
            <text:p>2.99156500595071</text:p>
          </table:table-cell>
          <table:table-cell/>
          <table:table-cell office:value-type="float" office:value="201" calcext:value-type="float">
            <text:p>2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577342" calcext:value-type="float">
            <text:p>1.06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25406542402777" calcext:value-type="float">
            <text:p>-3.25406542402777</text:p>
          </table:table-cell>
          <table:table-cell/>
          <table:table-cell office:value-type="float" office:value="202" calcext:value-type="float">
            <text:p>2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91329" calcext:value-type="float">
            <text:p>209132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78547644571882" calcext:value-type="float">
            <text:p>3.78547644571882</text:p>
          </table:table-cell>
          <table:table-cell/>
          <table:table-cell office:value-type="float" office:value="203" calcext:value-type="float">
            <text:p>2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842398" calcext:value-type="float">
            <text:p>284239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.452851154378" calcext:value-type="float">
            <text:p>2.452851154378</text:p>
          </table:table-cell>
          <table:table-cell/>
          <table:table-cell office:value-type="float" office:value="204" calcext:value-type="float">
            <text:p>2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657800" calcext:value-type="float">
            <text:p>765780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85134015284605" calcext:value-type="float">
            <text:p>-1.85134015284605</text:p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951800" calcext:value-type="float">
            <text:p>195180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08534690670522" calcext:value-type="float">
            <text:p>4.08534690670522</text:p>
          </table:table-cell>
          <table:table-cell/>
          <table:table-cell office:value-type="float" office:value="206" calcext:value-type="float">
            <text:p>2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890114" calcext:value-type="float">
            <text:p>189011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22482005412589" calcext:value-type="float">
            <text:p>4.22482005412589</text:p>
          </table:table-cell>
          <table:table-cell/>
          <table:table-cell office:value-type="float" office:value="207" calcext:value-type="float">
            <text:p>2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964987" calcext:value-type="float">
            <text:p>196498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05610322829123" calcext:value-type="float">
            <text:p>4.05610322829123</text:p>
          </table:table-cell>
          <table:table-cell/>
          <table:table-cell office:value-type="float" office:value="208" calcext:value-type="float">
            <text:p>2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856787" calcext:value-type="float">
            <text:p>185678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30207917521521" calcext:value-type="float">
            <text:p>4.30207917521521</text:p>
          </table:table-cell>
          <table:table-cell/>
          <table:table-cell office:value-type="float" office:value="209" calcext:value-type="float">
            <text:p>2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883091" calcext:value-type="float">
            <text:p>188309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24098696617325" calcext:value-type="float">
            <text:p>4.24098696617325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697082" calcext:value-type="float">
            <text:p>369708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31110921154694" calcext:value-type="float">
            <text:p>1.31110921154694</text:p>
          </table:table-cell>
          <table:table-cell/>
          <table:table-cell office:value-type="float" office:value="211" calcext:value-type="float">
            <text:p>2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912485" calcext:value-type="float">
            <text:p>191248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17371966754952" calcext:value-type="float">
            <text:p>4.17371966754952</text:p>
          </table:table-cell>
          <table:table-cell/>
          <table:table-cell office:value-type="float" office:value="212" calcext:value-type="float">
            <text:p>2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936304" calcext:value-type="float">
            <text:p>193630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11996461715946" calcext:value-type="float">
            <text:p>4.11996461715946</text:p>
          </table:table-cell>
          <table:table-cell/>
          <table:table-cell office:value-type="float" office:value="213" calcext:value-type="float">
            <text:p>2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870511" calcext:value-type="float">
            <text:p>187051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27009737818767" calcext:value-type="float">
            <text:p>4.27009737818767</text:p>
          </table:table-cell>
          <table:table-cell/>
          <table:table-cell office:value-type="float" office:value="214" calcext:value-type="float">
            <text:p>2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165593" calcext:value-type="float">
            <text:p>216559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63393165372187" calcext:value-type="float">
            <text:p>3.63393165372187</text:p>
          </table:table-cell>
          <table:table-cell/>
          <table:table-cell office:value-type="float" office:value="215" calcext:value-type="float">
            <text:p>2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548628" calcext:value-type="float">
            <text:p>154862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0902289706732" calcext:value-type="float">
            <text:p>5.0902289706732</text:p>
          </table:table-cell>
          <table:table-cell/>
          <table:table-cell office:value-type="float" office:value="216" calcext:value-type="float">
            <text:p>2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31874" calcext:value-type="float">
            <text:p>173187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60453711975274" calcext:value-type="float">
            <text:p>4.60453711975274</text:p>
          </table:table-cell>
          <table:table-cell/>
          <table:table-cell office:value-type="float" office:value="217" calcext:value-type="float">
            <text:p>2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839918" calcext:value-type="float">
            <text:p>183991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3417153618576" calcext:value-type="float">
            <text:p>4.3417153618576</text:p>
          </table:table-cell>
          <table:table-cell/>
          <table:table-cell office:value-type="float" office:value="218" calcext:value-type="float">
            <text:p>2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435991" calcext:value-type="float">
            <text:p>243599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12294324914408" calcext:value-type="float">
            <text:p>3.12294324914408</text:p>
          </table:table-cell>
          <table:table-cell/>
          <table:table-cell office:value-type="float" office:value="219" calcext:value-type="float">
            <text:p>2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471032" calcext:value-type="float">
            <text:p>147103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31347884108651" calcext:value-type="float">
            <text:p>5.31347884108651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849860" calcext:value-type="float">
            <text:p>484986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0.474570467892459" calcext:value-type="float">
            <text:p>-0.474570467892459</text:p>
          </table:table-cell>
          <table:table-cell/>
          <table:table-cell office:value-type="float" office:value="221" calcext:value-type="float">
            <text:p>2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645853" calcext:value-type="float">
            <text:p>164585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2188111186848" calcext:value-type="float">
            <text:p>4.2188111186848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490098" calcext:value-type="float">
            <text:p>149009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65057323488515" calcext:value-type="float">
            <text:p>4.65057323488515</text:p>
          </table:table-cell>
          <table:table-cell/>
          <table:table-cell office:value-type="float" office:value="223" calcext:value-type="float">
            <text:p>2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356832" calcext:value-type="float">
            <text:p>135683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0574607771028" calcext:value-type="float">
            <text:p>5.0574607771028</text:p>
          </table:table-cell>
          <table:table-cell/>
          <table:table-cell office:value-type="float" office:value="224" calcext:value-type="float">
            <text:p>2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355584" calcext:value-type="float">
            <text:p>135558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06145721092167" calcext:value-type="float">
            <text:p>5.06145721092167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78719" calcext:value-type="float">
            <text:p>207871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3.20476369667535" calcext:value-type="float">
            <text:p>3.20476369667535</text:p>
          </table:table-cell>
          <table:table-cell/>
          <table:table-cell office:value-type="float" office:value="226" calcext:value-type="float">
            <text:p>2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424304" calcext:value-type="float">
            <text:p>142430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84669461338452" calcext:value-type="float">
            <text:p>4.84669461338452</text:p>
          </table:table-cell>
          <table:table-cell/>
          <table:table-cell office:value-type="float" office:value="227" calcext:value-type="float">
            <text:p>2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294770" calcext:value-type="float">
            <text:p>129477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26079527112627" calcext:value-type="float">
            <text:p>5.26079527112627</text:p>
          </table:table-cell>
          <table:table-cell/>
          <table:table-cell office:value-type="float" office:value="228" calcext:value-type="float">
            <text:p>2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426719" calcext:value-type="float">
            <text:p>142671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83933710399477" calcext:value-type="float">
            <text:p>4.83933710399477</text:p>
          </table:table-cell>
          <table:table-cell/>
          <table:table-cell office:value-type="float" office:value="229" calcext:value-type="float">
            <text:p>2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365007" calcext:value-type="float">
            <text:p>13650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03137276774264" calcext:value-type="float">
            <text:p>5.03137276774264</text:p>
          </table:table-cell>
          <table:table-cell/>
          <table:table-cell office:value-type="float" office:value="230" calcext:value-type="float">
            <text:p>2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417382" calcext:value-type="float">
            <text:p>141738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86785242145686" calcext:value-type="float">
            <text:p>4.86785242145686</text:p>
          </table:table-cell>
          <table:table-cell/>
          <table:table-cell office:value-type="float" office:value="231" calcext:value-type="float">
            <text:p>2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23205" calcext:value-type="float">
            <text:p>132320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16645022014658" calcext:value-type="float">
            <text:p>5.16645022014658</text:p>
          </table:table-cell>
          <table:table-cell/>
          <table:table-cell office:value-type="float" office:value="232" calcext:value-type="float">
            <text:p>2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417740" calcext:value-type="float">
            <text:p>341774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1.04533134027122" calcext:value-type="float">
            <text:p>1.04533134027122</text:p>
          </table:table-cell>
          <table:table-cell/>
          <table:table-cell office:value-type="float" office:value="233" calcext:value-type="float">
            <text:p>2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02607" calcext:value-type="float">
            <text:p>15026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6142674759679" calcext:value-type="float">
            <text:p>4.6142674759679</text:p>
          </table:table-cell>
          <table:table-cell/>
          <table:table-cell office:value-type="float" office:value="234" calcext:value-type="float">
            <text:p>2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404428" calcext:value-type="float">
            <text:p>140442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90772675912864" calcext:value-type="float">
            <text:p>4.90772675912864</text:p>
          </table:table-cell>
          <table:table-cell/>
          <table:table-cell office:value-type="float" office:value="235" calcext:value-type="float">
            <text:p>2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612517" calcext:value-type="float">
            <text:p>161251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30767853404856" calcext:value-type="float">
            <text:p>4.30767853404856</text:p>
          </table:table-cell>
          <table:table-cell/>
          <table:table-cell office:value-type="float" office:value="236" calcext:value-type="float">
            <text:p>2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411471" calcext:value-type="float">
            <text:p>141147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88600195710751" calcext:value-type="float">
            <text:p>4.88600195710751</text:p>
          </table:table-cell>
          <table:table-cell/>
          <table:table-cell office:value-type="float" office:value="237" calcext:value-type="float">
            <text:p>2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367795" calcext:value-type="float">
            <text:p>136779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02251143468141" calcext:value-type="float">
            <text:p>5.02251143468141</text:p>
          </table:table-cell>
          <table:table-cell/>
          <table:table-cell office:value-type="float" office:value="238" calcext:value-type="float">
            <text:p>2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343930" calcext:value-type="float">
            <text:p>134393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09895506672047" calcext:value-type="float">
            <text:p>5.09895506672047</text:p>
          </table:table-cell>
          <table:table-cell/>
          <table:table-cell office:value-type="float" office:value="239" calcext:value-type="float">
            <text:p>2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440198" calcext:value-type="float">
            <text:p>144019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7984995181507" calcext:value-type="float">
            <text:p>4.7984995181507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458153" calcext:value-type="float">
            <text:p>145815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7446905959333" calcext:value-type="float">
            <text:p>4.7446905959333</text:p>
          </table:table-cell>
          <table:table-cell/>
          <table:table-cell office:value-type="float" office:value="241" calcext:value-type="float">
            <text:p>2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366392" calcext:value-type="float">
            <text:p>136639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02696844666771" calcext:value-type="float">
            <text:p>5.02696844666771</text:p>
          </table:table-cell>
          <table:table-cell/>
          <table:table-cell office:value-type="float" office:value="242" calcext:value-type="float">
            <text:p>2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521030" calcext:value-type="float">
            <text:p>252103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3669414152926" calcext:value-type="float">
            <text:p>2.3669414152926</text:p>
          </table:table-cell>
          <table:table-cell/>
          <table:table-cell office:value-type="float" office:value="243" calcext:value-type="float">
            <text:p>2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78824" calcext:value-type="float">
            <text:p>137882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2551157136836" calcext:value-type="float">
            <text:p>4.62551157136836</text:p>
          </table:table-cell>
          <table:table-cell/>
          <table:table-cell office:value-type="float" office:value="244" calcext:value-type="float">
            <text:p>2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327648" calcext:value-type="float">
            <text:p>132764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8977045754782" calcext:value-type="float">
            <text:p>4.78977045754782</text:p>
          </table:table-cell>
          <table:table-cell/>
          <table:table-cell office:value-type="float" office:value="245" calcext:value-type="float">
            <text:p>2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76844" calcext:value-type="float">
            <text:p>147684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2725368404155" calcext:value-type="float">
            <text:p>4.32725368404155</text:p>
          </table:table-cell>
          <table:table-cell/>
          <table:table-cell office:value-type="float" office:value="246" calcext:value-type="float">
            <text:p>2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496827" calcext:value-type="float">
            <text:p>149682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6888382893429" calcext:value-type="float">
            <text:p>4.26888382893429</text:p>
          </table:table-cell>
          <table:table-cell/>
          <table:table-cell office:value-type="float" office:value="247" calcext:value-type="float">
            <text:p>2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567781" calcext:value-type="float">
            <text:p>156778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06774594417119" calcext:value-type="float">
            <text:p>4.06774594417119</text:p>
          </table:table-cell>
          <table:table-cell/>
          <table:table-cell office:value-type="float" office:value="248" calcext:value-type="float">
            <text:p>2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332388" calcext:value-type="float">
            <text:p>133238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7429278714746" calcext:value-type="float">
            <text:p>4.77429278714746</text:p>
          </table:table-cell>
          <table:table-cell/>
          <table:table-cell office:value-type="float" office:value="249" calcext:value-type="float">
            <text:p>2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22935" calcext:value-type="float">
            <text:p>132293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0521484884079" calcext:value-type="float">
            <text:p>4.80521484884079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112724" calcext:value-type="float">
            <text:p>211272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7721722551374" calcext:value-type="float">
            <text:p>2.7721722551374</text:p>
          </table:table-cell>
          <table:table-cell/>
          <table:table-cell office:value-type="float" office:value="251" calcext:value-type="float">
            <text:p>2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15878" calcext:value-type="float">
            <text:p>161587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936514232105" calcext:value-type="float">
            <text:p>3.936514232105</text:p>
          </table:table-cell>
          <table:table-cell/>
          <table:table-cell office:value-type="float" office:value="252" calcext:value-type="float">
            <text:p>2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510104" calcext:value-type="float">
            <text:p>151010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3053133391891" calcext:value-type="float">
            <text:p>4.23053133391891</text:p>
          </table:table-cell>
          <table:table-cell/>
          <table:table-cell office:value-type="float" office:value="253" calcext:value-type="float">
            <text:p>2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581370" calcext:value-type="float">
            <text:p>158137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03026495742185" calcext:value-type="float">
            <text:p>4.03026495742185</text:p>
          </table:table-cell>
          <table:table-cell/>
          <table:table-cell office:value-type="float" office:value="254" calcext:value-type="float">
            <text:p>2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720391" calcext:value-type="float">
            <text:p>172039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66432829394618" calcext:value-type="float">
            <text:p>3.66432829394618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907425" calcext:value-type="float">
            <text:p>190742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21612520835515" calcext:value-type="float">
            <text:p>3.21612520835515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73512" calcext:value-type="float">
            <text:p>157351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05189932026667" calcext:value-type="float">
            <text:p>4.05189932026667</text:p>
          </table:table-cell>
          <table:table-cell/>
          <table:table-cell office:value-type="float" office:value="257" calcext:value-type="float">
            <text:p>2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92250" calcext:value-type="float">
            <text:p>139225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8342764766166" calcext:value-type="float">
            <text:p>4.58342764766166</text:p>
          </table:table-cell>
          <table:table-cell/>
          <table:table-cell office:value-type="float" office:value="258" calcext:value-type="float">
            <text:p>2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311257" calcext:value-type="float">
            <text:p>131125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4372171687257" calcext:value-type="float">
            <text:p>4.84372171687257</text:p>
          </table:table-cell>
          <table:table-cell/>
          <table:table-cell office:value-type="float" office:value="259" calcext:value-type="float">
            <text:p>2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364705" calcext:value-type="float">
            <text:p>136470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7021208609274" calcext:value-type="float">
            <text:p>4.67021208609274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298639" calcext:value-type="float">
            <text:p>129863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8571550106439" calcext:value-type="float">
            <text:p>4.88571550106439</text:p>
          </table:table-cell>
          <table:table-cell/>
          <table:table-cell office:value-type="float" office:value="261" calcext:value-type="float">
            <text:p>2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260313" calcext:value-type="float">
            <text:p>126031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1581575343936" calcext:value-type="float">
            <text:p>5.01581575343936</text:p>
          </table:table-cell>
          <table:table-cell/>
          <table:table-cell office:value-type="float" office:value="262" calcext:value-type="float">
            <text:p>2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453775" calcext:value-type="float">
            <text:p>145377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956279513492" calcext:value-type="float">
            <text:p>4.3956279513492</text:p>
          </table:table-cell>
          <table:table-cell/>
          <table:table-cell office:value-type="float" office:value="263" calcext:value-type="float">
            <text:p>2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317846" calcext:value-type="float">
            <text:p>131784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219532861007" calcext:value-type="float">
            <text:p>4.8219532861007</text:p>
          </table:table-cell>
          <table:table-cell/>
          <table:table-cell office:value-type="float" office:value="264" calcext:value-type="float">
            <text:p>2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294708" calcext:value-type="float">
            <text:p>129470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9888159812654" calcext:value-type="float">
            <text:p>4.89888159812654</text:p>
          </table:table-cell>
          <table:table-cell/>
          <table:table-cell office:value-type="float" office:value="265" calcext:value-type="float">
            <text:p>2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276281" calcext:value-type="float">
            <text:p>127628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6113687386428" calcext:value-type="float">
            <text:p>4.96113687386428</text:p>
          </table:table-cell>
          <table:table-cell/>
          <table:table-cell office:value-type="float" office:value="266" calcext:value-type="float">
            <text:p>2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332037" calcext:value-type="float">
            <text:p>133203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7543702925621" calcext:value-type="float">
            <text:p>4.77543702925621</text:p>
          </table:table-cell>
          <table:table-cell/>
          <table:table-cell office:value-type="float" office:value="267" calcext:value-type="float">
            <text:p>2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758580" calcext:value-type="float">
            <text:p>175858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5689786162736" calcext:value-type="float">
            <text:p>3.5689786162736</text:p>
          </table:table-cell>
          <table:table-cell/>
          <table:table-cell office:value-type="float" office:value="268" calcext:value-type="float">
            <text:p>2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44455" calcext:value-type="float">
            <text:p>134445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3513720714158" calcext:value-type="float">
            <text:p>4.73513720714158</text:p>
          </table:table-cell>
          <table:table-cell/>
          <table:table-cell office:value-type="float" office:value="269" calcext:value-type="float">
            <text:p>2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96732" calcext:value-type="float">
            <text:p>129673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9209763083339" calcext:value-type="float">
            <text:p>4.89209763083339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294308" calcext:value-type="float">
            <text:p>129430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0022355811553" calcext:value-type="float">
            <text:p>4.90022355811553</text:p>
          </table:table-cell>
          <table:table-cell/>
          <table:table-cell office:value-type="float" office:value="271" calcext:value-type="float">
            <text:p>2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334162" calcext:value-type="float">
            <text:p>133416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6851424540205" calcext:value-type="float">
            <text:p>4.76851424540205</text:p>
          </table:table-cell>
          <table:table-cell/>
          <table:table-cell office:value-type="float" office:value="272" calcext:value-type="float">
            <text:p>2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342448" calcext:value-type="float">
            <text:p>134244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4162519116844" calcext:value-type="float">
            <text:p>4.74162519116844</text:p>
          </table:table-cell>
          <table:table-cell/>
          <table:table-cell office:value-type="float" office:value="273" calcext:value-type="float">
            <text:p>2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305585" calcext:value-type="float">
            <text:p>130558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6254839543369" calcext:value-type="float">
            <text:p>4.86254839543369</text:p>
          </table:table-cell>
          <table:table-cell/>
          <table:table-cell office:value-type="float" office:value="274" calcext:value-type="float">
            <text:p>2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271234" calcext:value-type="float">
            <text:p>127123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7834491478136" calcext:value-type="float">
            <text:p>4.97834491478136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259044" calcext:value-type="float">
            <text:p>125904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2019083600324" calcext:value-type="float">
            <text:p>5.02019083600324</text:p>
          </table:table-cell>
          <table:table-cell/>
          <table:table-cell office:value-type="float" office:value="276" calcext:value-type="float">
            <text:p>2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270348" calcext:value-type="float">
            <text:p>127034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8137283146123" calcext:value-type="float">
            <text:p>4.98137283146123</text:p>
          </table:table-cell>
          <table:table-cell/>
          <table:table-cell office:value-type="float" office:value="277" calcext:value-type="float">
            <text:p>2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256204" calcext:value-type="float">
            <text:p>125620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2999819378869" calcext:value-type="float">
            <text:p>5.02999819378869</text:p>
          </table:table-cell>
          <table:table-cell/>
          <table:table-cell office:value-type="float" office:value="278" calcext:value-type="float">
            <text:p>2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78473" calcext:value-type="float">
            <text:p>127847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5368430709707" calcext:value-type="float">
            <text:p>4.95368430709707</text:p>
          </table:table-cell>
          <table:table-cell/>
          <table:table-cell office:value-type="float" office:value="279" calcext:value-type="float">
            <text:p>2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923454" calcext:value-type="float">
            <text:p>192345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17978186848398" calcext:value-type="float">
            <text:p>3.17978186848398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56820" calcext:value-type="float">
            <text:p>135682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9537754716016" calcext:value-type="float">
            <text:p>4.69537754716016</text:p>
          </table:table-cell>
          <table:table-cell/>
          <table:table-cell office:value-type="float" office:value="281" calcext:value-type="float">
            <text:p>2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92159" calcext:value-type="float">
            <text:p>129215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0744034500184" calcext:value-type="float">
            <text:p>4.90744034500184</text:p>
          </table:table-cell>
          <table:table-cell/>
          <table:table-cell office:value-type="float" office:value="282" calcext:value-type="float">
            <text:p>2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298662" calcext:value-type="float">
            <text:p>129866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8563858450305" calcext:value-type="float">
            <text:p>4.88563858450305</text:p>
          </table:table-cell>
          <table:table-cell/>
          <table:table-cell office:value-type="float" office:value="283" calcext:value-type="float">
            <text:p>2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268404" calcext:value-type="float">
            <text:p>126840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8802388392977" calcext:value-type="float">
            <text:p>4.98802388392977</text:p>
          </table:table-cell>
          <table:table-cell/>
          <table:table-cell office:value-type="float" office:value="284" calcext:value-type="float">
            <text:p>2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262778" calcext:value-type="float">
            <text:p>126277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0732984279647" calcext:value-type="float">
            <text:p>5.00732984279647</text:p>
          </table:table-cell>
          <table:table-cell/>
          <table:table-cell office:value-type="float" office:value="285" calcext:value-type="float">
            <text:p>2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289104" calcext:value-type="float">
            <text:p>128910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1772035336752" calcext:value-type="float">
            <text:p>4.91772035336752</text:p>
          </table:table-cell>
          <table:table-cell/>
          <table:table-cell office:value-type="float" office:value="286" calcext:value-type="float">
            <text:p>2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320363" calcext:value-type="float">
            <text:p>132036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1366645558339" calcext:value-type="float">
            <text:p>4.81366645558339</text:p>
          </table:table-cell>
          <table:table-cell/>
          <table:table-cell office:value-type="float" office:value="287" calcext:value-type="float">
            <text:p>2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263132" calcext:value-type="float">
            <text:p>126313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0611253697322" calcext:value-type="float">
            <text:p>5.00611253697322</text:p>
          </table:table-cell>
          <table:table-cell/>
          <table:table-cell office:value-type="float" office:value="288" calcext:value-type="float">
            <text:p>2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288822" calcext:value-type="float">
            <text:p>128882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1867050511265" calcext:value-type="float">
            <text:p>4.91867050511265</text:p>
          </table:table-cell>
          <table:table-cell/>
          <table:table-cell office:value-type="float" office:value="289" calcext:value-type="float">
            <text:p>2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277216" calcext:value-type="float">
            <text:p>127721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5795640912336" calcext:value-type="float">
            <text:p>4.95795640912336</text:p>
          </table:table-cell>
          <table:table-cell/>
          <table:table-cell office:value-type="float" office:value="290" calcext:value-type="float">
            <text:p>2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20818" calcext:value-type="float">
            <text:p>132081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1217012503111" calcext:value-type="float">
            <text:p>4.81217012503111</text:p>
          </table:table-cell>
          <table:table-cell/>
          <table:table-cell office:value-type="float" office:value="291" calcext:value-type="float">
            <text:p>2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641722" calcext:value-type="float">
            <text:p>164172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86760373311648" calcext:value-type="float">
            <text:p>3.86760373311648</text:p>
          </table:table-cell>
          <table:table-cell/>
          <table:table-cell office:value-type="float" office:value="292" calcext:value-type="float">
            <text:p>2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354927" calcext:value-type="float">
            <text:p>135492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0144094162715" calcext:value-type="float">
            <text:p>4.70144094162715</text:p>
          </table:table-cell>
          <table:table-cell/>
          <table:table-cell office:value-type="float" office:value="293" calcext:value-type="float">
            <text:p>2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56757" calcext:value-type="float">
            <text:p>135675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05770084356939" calcext:value-type="float">
            <text:p>5.05770084356939</text:p>
          </table:table-cell>
          <table:table-cell/>
          <table:table-cell office:value-type="float" office:value="294" calcext:value-type="float">
            <text:p>2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339369" calcext:value-type="float">
            <text:p>133936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1137191242455" calcext:value-type="float">
            <text:p>5.1137191242455</text:p>
          </table:table-cell>
          <table:table-cell/>
          <table:table-cell office:value-type="float" office:value="295" calcext:value-type="float">
            <text:p>2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49241" calcext:value-type="float">
            <text:p>124924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41625925990712" calcext:value-type="float">
            <text:p>5.41625925990712</text:p>
          </table:table-cell>
          <table:table-cell/>
          <table:table-cell office:value-type="float" office:value="296" calcext:value-type="float">
            <text:p>2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486300" calcext:value-type="float">
            <text:p>148630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66165677504021" calcext:value-type="float">
            <text:p>4.66165677504021</text:p>
          </table:table-cell>
          <table:table-cell/>
          <table:table-cell office:value-type="float" office:value="297" calcext:value-type="float">
            <text:p>2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270804" calcext:value-type="float">
            <text:p>127080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34193582148023" calcext:value-type="float">
            <text:p>5.34193582148023</text:p>
          </table:table-cell>
          <table:table-cell/>
          <table:table-cell office:value-type="float" office:value="298" calcext:value-type="float">
            <text:p>2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311652" calcext:value-type="float">
            <text:p>131165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20453529500014" calcext:value-type="float">
            <text:p>5.20453529500014</text:p>
          </table:table-cell>
          <table:table-cell/>
          <table:table-cell office:value-type="float" office:value="299" calcext:value-type="float">
            <text:p>2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310036" calcext:value-type="float">
            <text:p>131003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2098892499455" calcext:value-type="float">
            <text:p>5.2098892499455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03244" calcext:value-type="float">
            <text:p>140324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91138961360063" calcext:value-type="float">
            <text:p>4.91138961360063</text:p>
          </table:table-cell>
          <table:table-cell/>
          <table:table-cell office:value-type="float" office:value="301" calcext:value-type="float">
            <text:p>3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380572" calcext:value-type="float">
            <text:p>138057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98213094276105" calcext:value-type="float">
            <text:p>4.98213094276105</text:p>
          </table:table-cell>
          <table:table-cell/>
          <table:table-cell office:value-type="float" office:value="302" calcext:value-type="float">
            <text:p>3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628839" calcext:value-type="float">
            <text:p>162883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26393996013857" calcext:value-type="float">
            <text:p>4.26393996013857</text:p>
          </table:table-cell>
          <table:table-cell/>
          <table:table-cell office:value-type="float" office:value="303" calcext:value-type="float">
            <text:p>3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56897" calcext:value-type="float">
            <text:p>155689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46012273499937" calcext:value-type="float">
            <text:p>4.46012273499937</text:p>
          </table:table-cell>
          <table:table-cell/>
          <table:table-cell office:value-type="float" office:value="304" calcext:value-type="float">
            <text:p>3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52254" calcext:value-type="float">
            <text:p>145225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76229573952324" calcext:value-type="float">
            <text:p>4.76229573952324</text:p>
          </table:table-cell>
          <table:table-cell/>
          <table:table-cell office:value-type="float" office:value="305" calcext:value-type="float">
            <text:p>3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304524" calcext:value-type="float">
            <text:p>130452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22820081847487" calcext:value-type="float">
            <text:p>5.22820081847487</text:p>
          </table:table-cell>
          <table:table-cell/>
          <table:table-cell office:value-type="float" office:value="306" calcext:value-type="float">
            <text:p>3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330344" calcext:value-type="float">
            <text:p>133034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14308200055332" calcext:value-type="float">
            <text:p>5.14308200055332</text:p>
          </table:table-cell>
          <table:table-cell/>
          <table:table-cell office:value-type="float" office:value="307" calcext:value-type="float">
            <text:p>3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441202" calcext:value-type="float">
            <text:p>144120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79547299161861" calcext:value-type="float">
            <text:p>4.79547299161861</text:p>
          </table:table-cell>
          <table:table-cell/>
          <table:table-cell office:value-type="float" office:value="308" calcext:value-type="float">
            <text:p>3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37481" calcext:value-type="float">
            <text:p>143748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80670042212894" calcext:value-type="float">
            <text:p>4.80670042212894</text:p>
          </table:table-cell>
          <table:table-cell/>
          <table:table-cell office:value-type="float" office:value="309" calcext:value-type="float">
            <text:p>3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279582" calcext:value-type="float">
            <text:p>827958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79736256406742" calcext:value-type="float">
            <text:p>-2.79736256406742</text:p>
          </table:table-cell>
          <table:table-cell/>
          <table:table-cell office:value-type="float" office:value="310" calcext:value-type="float">
            <text:p>3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361686" calcext:value-type="float">
            <text:p>136168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04195182954078" calcext:value-type="float">
            <text:p>5.04195182954078</text:p>
          </table:table-cell>
          <table:table-cell/>
          <table:table-cell office:value-type="float" office:value="311" calcext:value-type="float">
            <text:p>3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34875" calcext:value-type="float">
            <text:p>143487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81458086404056" calcext:value-type="float">
            <text:p>4.81458086404056</text:p>
          </table:table-cell>
          <table:table-cell/>
          <table:table-cell office:value-type="float" office:value="312" calcext:value-type="float">
            <text:p>3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270076" calcext:value-type="float">
            <text:p>127007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34442445842079" calcext:value-type="float">
            <text:p>5.34442445842079</text:p>
          </table:table-cell>
          <table:table-cell/>
          <table:table-cell office:value-type="float" office:value="313" calcext:value-type="float">
            <text:p>3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236393" calcext:value-type="float">
            <text:p>123639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46115617713062" calcext:value-type="float">
            <text:p>5.46115617713062</text:p>
          </table:table-cell>
          <table:table-cell/>
          <table:table-cell office:value-type="float" office:value="314" calcext:value-type="float">
            <text:p>3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502129" calcext:value-type="float">
            <text:p>150212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6156492463737" calcext:value-type="float">
            <text:p>4.6156492463737</text:p>
          </table:table-cell>
          <table:table-cell/>
          <table:table-cell office:value-type="float" office:value="315" calcext:value-type="float">
            <text:p>3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19894" calcext:value-type="float">
            <text:p>131989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17733100653974" calcext:value-type="float">
            <text:p>5.17733100653974</text:p>
          </table:table-cell>
          <table:table-cell/>
          <table:table-cell office:value-type="float" office:value="316" calcext:value-type="float">
            <text:p>3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92553" calcext:value-type="float">
            <text:p>129255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87521644341314" calcext:value-type="float">
            <text:p>5.87521644341314</text:p>
          </table:table-cell>
          <table:table-cell/>
          <table:table-cell office:value-type="float" office:value="317" calcext:value-type="float">
            <text:p>3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258082" calcext:value-type="float">
            <text:p>125808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99261055606009" calcext:value-type="float">
            <text:p>5.99261055606009</text:p>
          </table:table-cell>
          <table:table-cell/>
          <table:table-cell office:value-type="float" office:value="318" calcext:value-type="float">
            <text:p>3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290222" calcext:value-type="float">
            <text:p>129022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88305561416693" calcext:value-type="float">
            <text:p>5.88305561416693</text:p>
          </table:table-cell>
          <table:table-cell/>
          <table:table-cell office:value-type="float" office:value="319" calcext:value-type="float">
            <text:p>3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98530" calcext:value-type="float">
            <text:p>129853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85518016728839" calcext:value-type="float">
            <text:p>5.85518016728839</text:p>
          </table:table-cell>
          <table:table-cell/>
          <table:table-cell office:value-type="float" office:value="320" calcext:value-type="float">
            <text:p>3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596730" calcext:value-type="float">
            <text:p>159673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9573851927054" calcext:value-type="float">
            <text:p>4.9573851927054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98187" calcext:value-type="float">
            <text:p>159818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95342410636733" calcext:value-type="float">
            <text:p>4.95342410636733</text:p>
          </table:table-cell>
          <table:table-cell/>
          <table:table-cell office:value-type="float" office:value="322" calcext:value-type="float">
            <text:p>3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305771" calcext:value-type="float">
            <text:p>130577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83102985250474" calcext:value-type="float">
            <text:p>5.83102985250474</text:p>
          </table:table-cell>
          <table:table-cell/>
          <table:table-cell office:value-type="float" office:value="323" calcext:value-type="float">
            <text:p>3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274054" calcext:value-type="float">
            <text:p>127405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9378216864044" calcext:value-type="float">
            <text:p>5.9378216864044</text:p>
          </table:table-cell>
          <table:table-cell/>
          <table:table-cell office:value-type="float" office:value="324" calcext:value-type="float">
            <text:p>3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422233" calcext:value-type="float">
            <text:p>142223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45999253002075" calcext:value-type="float">
            <text:p>5.45999253002075</text:p>
          </table:table-cell>
          <table:table-cell/>
          <table:table-cell office:value-type="float" office:value="325" calcext:value-type="float">
            <text:p>3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297167" calcext:value-type="float">
            <text:p>129716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85974112670114" calcext:value-type="float">
            <text:p>5.85974112670114</text:p>
          </table:table-cell>
          <table:table-cell/>
          <table:table-cell office:value-type="float" office:value="326" calcext:value-type="float">
            <text:p>3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257771" calcext:value-type="float">
            <text:p>125777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99368427208849" calcext:value-type="float">
            <text:p>5.99368427208849</text:p>
          </table:table-cell>
          <table:table-cell/>
          <table:table-cell office:value-type="float" office:value="327" calcext:value-type="float">
            <text:p>3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248586" calcext:value-type="float">
            <text:p>124858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02551543320144" calcext:value-type="float">
            <text:p>6.02551543320144</text:p>
          </table:table-cell>
          <table:table-cell/>
          <table:table-cell office:value-type="float" office:value="328" calcext:value-type="float">
            <text:p>3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269405" calcext:value-type="float">
            <text:p>126940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95369799732484" calcext:value-type="float">
            <text:p>5.95369799732484</text:p>
          </table:table-cell>
          <table:table-cell/>
          <table:table-cell office:value-type="float" office:value="329" calcext:value-type="float">
            <text:p>3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271548" calcext:value-type="float">
            <text:p>127154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94637245218186" calcext:value-type="float">
            <text:p>5.94637245218186</text:p>
          </table:table-cell>
          <table:table-cell/>
          <table:table-cell office:value-type="float" office:value="330" calcext:value-type="float">
            <text:p>3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65865" calcext:value-type="float">
            <text:p>126586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96582612147" calcext:value-type="float">
            <text:p>5.96582612147</text:p>
          </table:table-cell>
          <table:table-cell/>
          <table:table-cell office:value-type="float" office:value="331" calcext:value-type="float">
            <text:p>3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97363" calcext:value-type="float">
            <text:p>149736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23642906874546" calcext:value-type="float">
            <text:p>5.23642906874546</text:p>
          </table:table-cell>
          <table:table-cell/>
          <table:table-cell office:value-type="float" office:value="332" calcext:value-type="float">
            <text:p>3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979333" calcext:value-type="float">
            <text:p>197933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02451138933836" calcext:value-type="float">
            <text:p>4.02451138933836</text:p>
          </table:table-cell>
          <table:table-cell/>
          <table:table-cell office:value-type="float" office:value="333" calcext:value-type="float">
            <text:p>3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349586" calcext:value-type="float">
            <text:p>134958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8769439907797" calcext:value-type="float">
            <text:p>5.68769439907797</text:p>
          </table:table-cell>
          <table:table-cell/>
          <table:table-cell office:value-type="float" office:value="334" calcext:value-type="float">
            <text:p>3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286485" calcext:value-type="float">
            <text:p>128648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89565277493661" calcext:value-type="float">
            <text:p>5.89565277493661</text:p>
          </table:table-cell>
          <table:table-cell/>
          <table:table-cell office:value-type="float" office:value="335" calcext:value-type="float">
            <text:p>3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260107" calcext:value-type="float">
            <text:p>12601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98562580221182" calcext:value-type="float">
            <text:p>5.98562580221182</text:p>
          </table:table-cell>
          <table:table-cell/>
          <table:table-cell office:value-type="float" office:value="336" calcext:value-type="float">
            <text:p>3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10130" calcext:value-type="float">
            <text:p>131013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2236617691459" calcext:value-type="float">
            <text:p>6.52236617691459</text:p>
          </table:table-cell>
          <table:table-cell/>
          <table:table-cell office:value-type="float" office:value="337" calcext:value-type="float">
            <text:p>3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254975" calcext:value-type="float">
            <text:p>125497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70915934688216" calcext:value-type="float">
            <text:p>6.70915934688216</text:p>
          </table:table-cell>
          <table:table-cell/>
          <table:table-cell office:value-type="float" office:value="338" calcext:value-type="float">
            <text:p>3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249232" calcext:value-type="float">
            <text:p>124923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72907908660158" calcext:value-type="float">
            <text:p>6.72907908660158</text:p>
          </table:table-cell>
          <table:table-cell/>
          <table:table-cell office:value-type="float" office:value="339" calcext:value-type="float">
            <text:p>3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287713" calcext:value-type="float">
            <text:p>128771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973192903408" calcext:value-type="float">
            <text:p>6.5973192903408</text:p>
          </table:table-cell>
          <table:table-cell/>
          <table:table-cell office:value-type="float" office:value="340" calcext:value-type="float">
            <text:p>3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57266" calcext:value-type="float">
            <text:p>125726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70123837963535" calcext:value-type="float">
            <text:p>6.70123837963535</text:p>
          </table:table-cell>
          <table:table-cell/>
          <table:table-cell office:value-type="float" office:value="341" calcext:value-type="float">
            <text:p>3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482162" calcext:value-type="float">
            <text:p>148216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98655334599934" calcext:value-type="float">
            <text:p>5.98655334599934</text:p>
          </table:table-cell>
          <table:table-cell/>
          <table:table-cell office:value-type="float" office:value="342" calcext:value-type="float">
            <text:p>3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422472" calcext:value-type="float">
            <text:p>142247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16507282654612" calcext:value-type="float">
            <text:p>6.16507282654612</text:p>
          </table:table-cell>
          <table:table-cell/>
          <table:table-cell office:value-type="float" office:value="343" calcext:value-type="float">
            <text:p>3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273755" calcext:value-type="float">
            <text:p>127375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4465107336492" calcext:value-type="float">
            <text:p>6.64465107336492</text:p>
          </table:table-cell>
          <table:table-cell/>
          <table:table-cell office:value-type="float" office:value="344" calcext:value-type="float">
            <text:p>3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677650" calcext:value-type="float">
            <text:p>167765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44849647947879" calcext:value-type="float">
            <text:p>5.44849647947879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01692" calcext:value-type="float">
            <text:p>130169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5042773385008" calcext:value-type="float">
            <text:p>6.55042773385008</text:p>
          </table:table-cell>
          <table:table-cell/>
          <table:table-cell office:value-type="float" office:value="346" calcext:value-type="float">
            <text:p>3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267664" calcext:value-type="float">
            <text:p>126766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6546852026567" calcext:value-type="float">
            <text:p>6.66546852026567</text:p>
          </table:table-cell>
          <table:table-cell/>
          <table:table-cell office:value-type="float" office:value="347" calcext:value-type="float">
            <text:p>3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348723" calcext:value-type="float">
            <text:p>134872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3962824547024" calcext:value-type="float">
            <text:p>6.3962824547024</text:p>
          </table:table-cell>
          <table:table-cell/>
          <table:table-cell office:value-type="float" office:value="348" calcext:value-type="float">
            <text:p>3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264289" calcext:value-type="float">
            <text:p>126428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7704649777577" calcext:value-type="float">
            <text:p>6.67704649777577</text:p>
          </table:table-cell>
          <table:table-cell/>
          <table:table-cell office:value-type="float" office:value="349" calcext:value-type="float">
            <text:p>3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244257" calcext:value-type="float">
            <text:p>124425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74640916437191" calcext:value-type="float">
            <text:p>6.74640916437191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38979" calcext:value-type="float">
            <text:p>123897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76487063744343" calcext:value-type="float">
            <text:p>6.76487063744343</text:p>
          </table:table-cell>
          <table:table-cell/>
          <table:table-cell office:value-type="float" office:value="351" calcext:value-type="float">
            <text:p>3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249502" calcext:value-type="float">
            <text:p>124950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7281405352346" calcext:value-type="float">
            <text:p>6.7281405352346</text:p>
          </table:table-cell>
          <table:table-cell/>
          <table:table-cell office:value-type="float" office:value="352" calcext:value-type="float">
            <text:p>3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249091" calcext:value-type="float">
            <text:p>124909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72956929961257" calcext:value-type="float">
            <text:p>6.72956929961257</text:p>
          </table:table-cell>
          <table:table-cell/>
          <table:table-cell office:value-type="float" office:value="353" calcext:value-type="float">
            <text:p>3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323533" calcext:value-type="float">
            <text:p>132353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2173923362781" calcext:value-type="float">
            <text:p>7.02173923362781</text:p>
          </table:table-cell>
          <table:table-cell/>
          <table:table-cell office:value-type="float" office:value="354" calcext:value-type="float">
            <text:p>3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254635" calcext:value-type="float">
            <text:p>125463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5391298822682" calcext:value-type="float">
            <text:p>7.25391298822682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267130" calcext:value-type="float">
            <text:p>126713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10875243154" calcext:value-type="float">
            <text:p>7.210875243154</text:p>
          </table:table-cell>
          <table:table-cell/>
          <table:table-cell office:value-type="float" office:value="356" calcext:value-type="float">
            <text:p>3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630305" calcext:value-type="float">
            <text:p>163030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11639837021455" calcext:value-type="float">
            <text:p>6.11639837021455</text:p>
          </table:table-cell>
          <table:table-cell/>
          <table:table-cell office:value-type="float" office:value="357" calcext:value-type="float">
            <text:p>3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355543" calcext:value-type="float">
            <text:p>135554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1795398861718" calcext:value-type="float">
            <text:p>6.91795398861718</text:p>
          </table:table-cell>
          <table:table-cell/>
          <table:table-cell office:value-type="float" office:value="358" calcext:value-type="float">
            <text:p>3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263323" calcext:value-type="float">
            <text:p>126332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2394294557751" calcext:value-type="float">
            <text:p>7.22394294557751</text:p>
          </table:table-cell>
          <table:table-cell/>
          <table:table-cell office:value-type="float" office:value="359" calcext:value-type="float">
            <text:p>3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266931" calcext:value-type="float">
            <text:p>126693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115573467188" calcext:value-type="float">
            <text:p>7.2115573467188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246606" calcext:value-type="float">
            <text:p>124660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8179484664792" calcext:value-type="float">
            <text:p>7.28179484664792</text:p>
          </table:table-cell>
          <table:table-cell/>
          <table:table-cell office:value-type="float" office:value="361" calcext:value-type="float">
            <text:p>3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234830" calcext:value-type="float">
            <text:p>123483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2301525460731" calcext:value-type="float">
            <text:p>7.32301525460731</text:p>
          </table:table-cell>
          <table:table-cell/>
          <table:table-cell office:value-type="float" office:value="362" calcext:value-type="float">
            <text:p>3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412722" calcext:value-type="float">
            <text:p>141272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3851989130139" calcext:value-type="float">
            <text:p>6.73851989130139</text:p>
          </table:table-cell>
          <table:table-cell/>
          <table:table-cell office:value-type="float" office:value="363" calcext:value-type="float">
            <text:p>3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251106" calcext:value-type="float">
            <text:p>125110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6614590647301" calcext:value-type="float">
            <text:p>7.26614590647301</text:p>
          </table:table-cell>
          <table:table-cell/>
          <table:table-cell office:value-type="float" office:value="364" calcext:value-type="float">
            <text:p>3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254786" calcext:value-type="float">
            <text:p>125478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5339033007702" calcext:value-type="float">
            <text:p>7.25339033007702</text:p>
          </table:table-cell>
          <table:table-cell/>
          <table:table-cell office:value-type="float" office:value="365" calcext:value-type="float">
            <text:p>3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296257" calcext:value-type="float">
            <text:p>129625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1217582850142" calcext:value-type="float">
            <text:p>7.11217582850142</text:p>
          </table:table-cell>
          <table:table-cell/>
          <table:table-cell office:value-type="float" office:value="366" calcext:value-type="float">
            <text:p>3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257244" calcext:value-type="float">
            <text:p>125724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4489125819326" calcext:value-type="float">
            <text:p>7.24489125819326</text:p>
          </table:table-cell>
          <table:table-cell/>
          <table:table-cell office:value-type="float" office:value="367" calcext:value-type="float">
            <text:p>3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267673" calcext:value-type="float">
            <text:p>126767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0901457068927" calcext:value-type="float">
            <text:p>7.20901457068927</text:p>
          </table:table-cell>
          <table:table-cell/>
          <table:table-cell office:value-type="float" office:value="368" calcext:value-type="float">
            <text:p>3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487601" calcext:value-type="float">
            <text:p>148760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51422235884981" calcext:value-type="float">
            <text:p>6.51422235884981</text:p>
          </table:table-cell>
          <table:table-cell/>
          <table:table-cell office:value-type="float" office:value="369" calcext:value-type="float">
            <text:p>3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529853" calcext:value-type="float">
            <text:p>152985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39258995034473" calcext:value-type="float">
            <text:p>6.39258995034473</text:p>
          </table:table-cell>
          <table:table-cell/>
          <table:table-cell office:value-type="float" office:value="370" calcext:value-type="float">
            <text:p>3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275606" calcext:value-type="float">
            <text:p>127560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819214417132" calcext:value-type="float">
            <text:p>7.1819214417132</text:p>
          </table:table-cell>
          <table:table-cell/>
          <table:table-cell office:value-type="float" office:value="371" calcext:value-type="float">
            <text:p>3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268868" calcext:value-type="float">
            <text:p>126886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0492252609571" calcext:value-type="float">
            <text:p>7.20492252609571</text:p>
          </table:table-cell>
          <table:table-cell/>
          <table:table-cell office:value-type="float" office:value="372" calcext:value-type="float">
            <text:p>3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251188" calcext:value-type="float">
            <text:p>125118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6586127047477" calcext:value-type="float">
            <text:p>7.26586127047477</text:p>
          </table:table-cell>
          <table:table-cell/>
          <table:table-cell office:value-type="float" office:value="373" calcext:value-type="float">
            <text:p>3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247570" calcext:value-type="float">
            <text:p>124757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7843774673676" calcext:value-type="float">
            <text:p>7.27843774673676</text:p>
          </table:table-cell>
          <table:table-cell/>
          <table:table-cell office:value-type="float" office:value="374" calcext:value-type="float">
            <text:p>3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366372" calcext:value-type="float">
            <text:p>136637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8339743738211" calcext:value-type="float">
            <text:p>6.88339743738211</text:p>
          </table:table-cell>
          <table:table-cell/>
          <table:table-cell office:value-type="float" office:value="375" calcext:value-type="float">
            <text:p>3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251847" calcext:value-type="float">
            <text:p>125184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6357444611804" calcext:value-type="float">
            <text:p>7.26357444611804</text:p>
          </table:table-cell>
          <table:table-cell/>
          <table:table-cell office:value-type="float" office:value="376" calcext:value-type="float">
            <text:p>3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390933" calcext:value-type="float">
            <text:p>439093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8135188713612" calcext:value-type="float">
            <text:p>1.8135188713612</text:p>
          </table:table-cell>
          <table:table-cell/>
          <table:table-cell office:value-type="float" office:value="377" calcext:value-type="float">
            <text:p>3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551165" calcext:value-type="float">
            <text:p>155116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3325070061799" calcext:value-type="float">
            <text:p>6.3325070061799</text:p>
          </table:table-cell>
          <table:table-cell/>
          <table:table-cell office:value-type="float" office:value="378" calcext:value-type="float">
            <text:p>3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999090" calcext:value-type="float">
            <text:p>199909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5.23076350808702" calcext:value-type="float">
            <text:p>5.23076350808702</text:p>
          </table:table-cell>
          <table:table-cell/>
          <table:table-cell office:value-type="float" office:value="379" calcext:value-type="float">
            <text:p>3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631990" calcext:value-type="float">
            <text:p>163199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11191204223328" calcext:value-type="float">
            <text:p>6.11191204223328</text:p>
          </table:table-cell>
          <table:table-cell/>
          <table:table-cell office:value-type="float" office:value="380" calcext:value-type="float">
            <text:p>3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312390" calcext:value-type="float">
            <text:p>131239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5845784975931" calcext:value-type="float">
            <text:p>7.05845784975931</text:p>
          </table:table-cell>
          <table:table-cell/>
          <table:table-cell office:value-type="float" office:value="381" calcext:value-type="float">
            <text:p>3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264927" calcext:value-type="float">
            <text:p>126492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18432347793" calcext:value-type="float">
            <text:p>7.218432347793</text:p>
          </table:table-cell>
          <table:table-cell/>
          <table:table-cell office:value-type="float" office:value="382" calcext:value-type="float">
            <text:p>3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412411" calcext:value-type="float">
            <text:p>141241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3947606281202" calcext:value-type="float">
            <text:p>6.73947606281202</text:p>
          </table:table-cell>
          <table:table-cell/>
          <table:table-cell office:value-type="float" office:value="383" calcext:value-type="float">
            <text:p>3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867204" calcext:value-type="float">
            <text:p>586720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0.237037372321404" calcext:value-type="float">
            <text:p>-0.237037372321404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720637" calcext:value-type="float">
            <text:p>172063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09038193879502" calcext:value-type="float">
            <text:p>5.09038193879502</text:p>
          </table:table-cell>
          <table:table-cell/>
          <table:table-cell office:value-type="float" office:value="385" calcext:value-type="float">
            <text:p>3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564732" calcext:value-type="float">
            <text:p>156473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50287487149012" calcext:value-type="float">
            <text:p>5.50287487149012</text:p>
          </table:table-cell>
          <table:table-cell/>
          <table:table-cell office:value-type="float" office:value="386" calcext:value-type="float">
            <text:p>3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427499" calcext:value-type="float">
            <text:p>242749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3.59568391793307" calcext:value-type="float">
            <text:p>3.59568391793307</text:p>
          </table:table-cell>
          <table:table-cell/>
          <table:table-cell office:value-type="float" office:value="387" calcext:value-type="float">
            <text:p>3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490116" calcext:value-type="float">
            <text:p>149011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71507373525457" calcext:value-type="float">
            <text:p>5.71507373525457</text:p>
          </table:table-cell>
          <table:table-cell/>
          <table:table-cell office:value-type="float" office:value="388" calcext:value-type="float">
            <text:p>3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395504" calcext:value-type="float">
            <text:p>139550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99996365801721" calcext:value-type="float">
            <text:p>5.99996365801721</text:p>
          </table:table-cell>
          <table:table-cell/>
          <table:table-cell office:value-type="float" office:value="389" calcext:value-type="float">
            <text:p>3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403053" calcext:value-type="float">
            <text:p>140305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97653374756209" calcext:value-type="float">
            <text:p>5.97653374756209</text:p>
          </table:table-cell>
          <table:table-cell/>
          <table:table-cell office:value-type="float" office:value="390" calcext:value-type="float">
            <text:p>3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327578" calcext:value-type="float">
            <text:p>132757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21667404595522" calcext:value-type="float">
            <text:p>6.21667404595522</text:p>
          </table:table-cell>
          <table:table-cell/>
          <table:table-cell office:value-type="float" office:value="391" calcext:value-type="float">
            <text:p>3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315712" calcext:value-type="float">
            <text:p>131571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25566615759977" calcext:value-type="float">
            <text:p>6.25566615759977</text:p>
          </table:table-cell>
          <table:table-cell/>
          <table:table-cell office:value-type="float" office:value="392" calcext:value-type="float">
            <text:p>3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297324" calcext:value-type="float">
            <text:p>129732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31678999022564" calcext:value-type="float">
            <text:p>6.31678999022564</text:p>
          </table:table-cell>
          <table:table-cell/>
          <table:table-cell office:value-type="float" office:value="393" calcext:value-type="float">
            <text:p>3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268831" calcext:value-type="float">
            <text:p>126883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41323670708349" calcext:value-type="float">
            <text:p>6.41323670708349</text:p>
          </table:table-cell>
          <table:table-cell/>
          <table:table-cell office:value-type="float" office:value="394" calcext:value-type="float">
            <text:p>3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259420" calcext:value-type="float">
            <text:p>125942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44556865708544" calcext:value-type="float">
            <text:p>6.44556865708544</text:p>
          </table:table-cell>
          <table:table-cell/>
          <table:table-cell office:value-type="float" office:value="395" calcext:value-type="float">
            <text:p>3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460279" calcext:value-type="float">
            <text:p>146027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80291611720781" calcext:value-type="float">
            <text:p>5.80291611720781</text:p>
          </table:table-cell>
          <table:table-cell/>
          <table:table-cell office:value-type="float" office:value="396" calcext:value-type="float">
            <text:p>3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296016" calcext:value-type="float">
            <text:p>129601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32117088305495" calcext:value-type="float">
            <text:p>6.32117088305495</text:p>
          </table:table-cell>
          <table:table-cell/>
          <table:table-cell office:value-type="float" office:value="397" calcext:value-type="float">
            <text:p>3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829158" calcext:value-type="float">
            <text:p>182915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4.82476230646665" calcext:value-type="float">
            <text:p>4.82476230646665</text:p>
          </table:table-cell>
          <table:table-cell/>
          <table:table-cell office:value-type="float" office:value="398" calcext:value-type="float">
            <text:p>3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270240" calcext:value-type="float">
            <text:p>127024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40841666866933" calcext:value-type="float">
            <text:p>6.40841666866933</text:p>
          </table:table-cell>
          <table:table-cell/>
          <table:table-cell office:value-type="float" office:value="399" calcext:value-type="float">
            <text:p>3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266190" calcext:value-type="float">
            <text:p>126619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42228572199631" calcext:value-type="float">
            <text:p>6.42228572199631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246268" calcext:value-type="float">
            <text:p>124626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49116007534315" calcext:value-type="float">
            <text:p>6.49116007534315</text:p>
          </table:table-cell>
          <table:table-cell/>
          <table:table-cell office:value-type="float" office:value="401" calcext:value-type="float">
            <text:p>4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81421" calcext:value-type="float">
            <text:p>148142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07102139044132" calcext:value-type="float">
            <text:p>5.07102139044132</text:p>
          </table:table-cell>
          <table:table-cell/>
          <table:table-cell office:value-type="float" office:value="402" calcext:value-type="float">
            <text:p>4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317013" calcext:value-type="float">
            <text:p>131701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8190573952785" calcext:value-type="float">
            <text:p>5.58190573952785</text:p>
          </table:table-cell>
          <table:table-cell/>
          <table:table-cell office:value-type="float" office:value="403" calcext:value-type="float">
            <text:p>4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393885" calcext:value-type="float">
            <text:p>139388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3553691231908" calcext:value-type="float">
            <text:p>5.33553691231908</text:p>
          </table:table-cell>
          <table:table-cell/>
          <table:table-cell office:value-type="float" office:value="404" calcext:value-type="float">
            <text:p>4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288396" calcext:value-type="float">
            <text:p>128839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67731267955291" calcext:value-type="float">
            <text:p>5.67731267955291</text:p>
          </table:table-cell>
          <table:table-cell/>
          <table:table-cell office:value-type="float" office:value="405" calcext:value-type="float">
            <text:p>4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276513" calcext:value-type="float">
            <text:p>127651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71755393764019" calcext:value-type="float">
            <text:p>5.71755393764019</text:p>
          </table:table-cell>
          <table:table-cell/>
          <table:table-cell office:value-type="float" office:value="406" calcext:value-type="float">
            <text:p>4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286234" calcext:value-type="float">
            <text:p>128623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68460650344663" calcext:value-type="float">
            <text:p>5.68460650344663</text:p>
          </table:table-cell>
          <table:table-cell/>
          <table:table-cell office:value-type="float" office:value="407" calcext:value-type="float">
            <text:p>4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251138" calcext:value-type="float">
            <text:p>125113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80475420943165" calcext:value-type="float">
            <text:p>5.80475420943165</text:p>
          </table:table-cell>
          <table:table-cell/>
          <table:table-cell office:value-type="float" office:value="408" calcext:value-type="float">
            <text:p>4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366533" calcext:value-type="float">
            <text:p>136653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2160511975046" calcext:value-type="float">
            <text:p>5.42160511975046</text:p>
          </table:table-cell>
          <table:table-cell/>
          <table:table-cell office:value-type="float" office:value="409" calcext:value-type="float">
            <text:p>4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654135" calcext:value-type="float">
            <text:p>165413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4.59209684756809" calcext:value-type="float">
            <text:p>4.59209684756809</text:p>
          </table:table-cell>
          <table:table-cell/>
          <table:table-cell office:value-type="float" office:value="410" calcext:value-type="float">
            <text:p>4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488773" calcext:value-type="float">
            <text:p>148877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04952151836621" calcext:value-type="float">
            <text:p>5.04952151836621</text:p>
          </table:table-cell>
          <table:table-cell/>
          <table:table-cell office:value-type="float" office:value="411" calcext:value-type="float">
            <text:p>4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283874" calcext:value-type="float">
            <text:p>128387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69258231820118" calcext:value-type="float">
            <text:p>5.69258231820118</text:p>
          </table:table-cell>
          <table:table-cell/>
          <table:table-cell office:value-type="float" office:value="412" calcext:value-type="float">
            <text:p>4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73596" calcext:value-type="float">
            <text:p>137359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9921618317753" calcext:value-type="float">
            <text:p>5.39921618317753</text:p>
          </table:table-cell>
          <table:table-cell/>
          <table:table-cell office:value-type="float" office:value="413" calcext:value-type="float">
            <text:p>4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245936" calcext:value-type="float">
            <text:p>124593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82284901289434" calcext:value-type="float">
            <text:p>5.82284901289434</text:p>
          </table:table-cell>
          <table:table-cell/>
          <table:table-cell office:value-type="float" office:value="414" calcext:value-type="float">
            <text:p>4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258665" calcext:value-type="float">
            <text:p>125866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77870479945112" calcext:value-type="float">
            <text:p>5.77870479945112</text:p>
          </table:table-cell>
          <table:table-cell/>
          <table:table-cell office:value-type="float" office:value="415" calcext:value-type="float">
            <text:p>4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267868" calcext:value-type="float">
            <text:p>126786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74706595053204" calcext:value-type="float">
            <text:p>5.74706595053204</text:p>
          </table:table-cell>
          <table:table-cell/>
          <table:table-cell office:value-type="float" office:value="416" calcext:value-type="float">
            <text:p>4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261972" calcext:value-type="float">
            <text:p>126197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76730916671473" calcext:value-type="float">
            <text:p>5.76730916671473</text:p>
          </table:table-cell>
          <table:table-cell/>
          <table:table-cell office:value-type="float" office:value="417" calcext:value-type="float">
            <text:p>4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85736" calcext:value-type="float">
            <text:p>128573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68628831664577" calcext:value-type="float">
            <text:p>5.68628831664577</text:p>
          </table:table-cell>
          <table:table-cell/>
          <table:table-cell office:value-type="float" office:value="418" calcext:value-type="float">
            <text:p>4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272004" calcext:value-type="float">
            <text:p>127200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73292158762792" calcext:value-type="float">
            <text:p>5.73292158762792</text:p>
          </table:table-cell>
          <table:table-cell/>
          <table:table-cell office:value-type="float" office:value="419" calcext:value-type="float">
            <text:p>4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257321" calcext:value-type="float">
            <text:p>125732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78334466500838" calcext:value-type="float">
            <text:p>5.78334466500838</text:p>
          </table:table-cell>
          <table:table-cell/>
          <table:table-cell office:value-type="float" office:value="420" calcext:value-type="float">
            <text:p>4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964338" calcext:value-type="float">
            <text:p>196433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84564417651304" calcext:value-type="float">
            <text:p>3.84564417651304</text:p>
          </table:table-cell>
          <table:table-cell/>
          <table:table-cell office:value-type="float" office:value="421" calcext:value-type="float">
            <text:p>4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449895" calcext:value-type="float">
            <text:p>144989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16444083593464" calcext:value-type="float">
            <text:p>5.16444083593464</text:p>
          </table:table-cell>
          <table:table-cell/>
          <table:table-cell office:value-type="float" office:value="422" calcext:value-type="float">
            <text:p>4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480486" calcext:value-type="float">
            <text:p>148048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49384383898982" calcext:value-type="float">
            <text:p>4.49384383898982</text:p>
          </table:table-cell>
          <table:table-cell/>
          <table:table-cell office:value-type="float" office:value="423" calcext:value-type="float">
            <text:p>4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406842" calcext:value-type="float">
            <text:p>140684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1543363492475" calcext:value-type="float">
            <text:p>4.71543363492475</text:p>
          </table:table-cell>
          <table:table-cell/>
          <table:table-cell office:value-type="float" office:value="424" calcext:value-type="float">
            <text:p>4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519193" calcext:value-type="float">
            <text:p>151919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38175738170505" calcext:value-type="float">
            <text:p>4.38175738170505</text:p>
          </table:table-cell>
          <table:table-cell/>
          <table:table-cell office:value-type="float" office:value="425" calcext:value-type="float">
            <text:p>4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353997" calcext:value-type="float">
            <text:p>135399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8170986700956" calcext:value-type="float">
            <text:p>4.88170986700956</text:p>
          </table:table-cell>
          <table:table-cell/>
          <table:table-cell office:value-type="float" office:value="426" calcext:value-type="float">
            <text:p>4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399120" calcext:value-type="float">
            <text:p>139912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3933724057231" calcext:value-type="float">
            <text:p>4.73933724057231</text:p>
          </table:table-cell>
          <table:table-cell/>
          <table:table-cell office:value-type="float" office:value="427" calcext:value-type="float">
            <text:p>4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444525" calcext:value-type="float">
            <text:p>144452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60063626339924" calcext:value-type="float">
            <text:p>4.60063626339924</text:p>
          </table:table-cell>
          <table:table-cell/>
          <table:table-cell office:value-type="float" office:value="428" calcext:value-type="float">
            <text:p>4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317338" calcext:value-type="float">
            <text:p>131733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0091469115471" calcext:value-type="float">
            <text:p>5.00091469115471</text:p>
          </table:table-cell>
          <table:table-cell/>
          <table:table-cell office:value-type="float" office:value="429" calcext:value-type="float">
            <text:p>4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438822" calcext:value-type="float">
            <text:p>143882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61781619117158" calcext:value-type="float">
            <text:p>4.61781619117158</text:p>
          </table:table-cell>
          <table:table-cell/>
          <table:table-cell office:value-type="float" office:value="430" calcext:value-type="float">
            <text:p>4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263650" calcext:value-type="float">
            <text:p>126365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8161887099589" calcext:value-type="float">
            <text:p>5.18161887099589</text:p>
          </table:table-cell>
          <table:table-cell/>
          <table:table-cell office:value-type="float" office:value="431" calcext:value-type="float">
            <text:p>4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494640" calcext:value-type="float">
            <text:p>149464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45252088007563" calcext:value-type="float">
            <text:p>4.45252088007563</text:p>
          </table:table-cell>
          <table:table-cell/>
          <table:table-cell office:value-type="float" office:value="432" calcext:value-type="float">
            <text:p>4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472270" calcext:value-type="float">
            <text:p>147227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51801226111388" calcext:value-type="float">
            <text:p>4.51801226111388</text:p>
          </table:table-cell>
          <table:table-cell/>
          <table:table-cell office:value-type="float" office:value="433" calcext:value-type="float">
            <text:p>4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261247" calcext:value-type="float">
            <text:p>126124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8988542567203" calcext:value-type="float">
            <text:p>5.18988542567203</text:p>
          </table:table-cell>
          <table:table-cell/>
          <table:table-cell office:value-type="float" office:value="434" calcext:value-type="float">
            <text:p>4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317193" calcext:value-type="float">
            <text:p>131719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0139274740031" calcext:value-type="float">
            <text:p>5.00139274740031</text:p>
          </table:table-cell>
          <table:table-cell/>
          <table:table-cell office:value-type="float" office:value="435" calcext:value-type="float">
            <text:p>4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274824" calcext:value-type="float">
            <text:p>127482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433845783904" calcext:value-type="float">
            <text:p>5.1433845783904</text:p>
          </table:table-cell>
          <table:table-cell/>
          <table:table-cell office:value-type="float" office:value="436" calcext:value-type="float">
            <text:p>4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241305" calcext:value-type="float">
            <text:p>124130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5910184061322" calcext:value-type="float">
            <text:p>5.25910184061322</text:p>
          </table:table-cell>
          <table:table-cell/>
          <table:table-cell office:value-type="float" office:value="437" calcext:value-type="float">
            <text:p>4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299183" calcext:value-type="float">
            <text:p>129918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611835967395" calcext:value-type="float">
            <text:p>5.0611835967395</text:p>
          </table:table-cell>
          <table:table-cell/>
          <table:table-cell office:value-type="float" office:value="438" calcext:value-type="float">
            <text:p>4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244250" calcext:value-type="float">
            <text:p>124425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4881039385211" calcext:value-type="float">
            <text:p>5.24881039385211</text:p>
          </table:table-cell>
          <table:table-cell/>
          <table:table-cell office:value-type="float" office:value="439" calcext:value-type="float">
            <text:p>4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234590" calcext:value-type="float">
            <text:p>123459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826593387827" calcext:value-type="float">
            <text:p>5.2826593387827</text:p>
          </table:table-cell>
          <table:table-cell/>
          <table:table-cell office:value-type="float" office:value="440" calcext:value-type="float">
            <text:p>4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272890" calcext:value-type="float">
            <text:p>127289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4997814179145" calcext:value-type="float">
            <text:p>5.14997814179145</text:p>
          </table:table-cell>
          <table:table-cell/>
          <table:table-cell office:value-type="float" office:value="441" calcext:value-type="float">
            <text:p>4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280522" calcext:value-type="float">
            <text:p>128052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2401644539169" calcext:value-type="float">
            <text:p>5.12401644539169</text:p>
          </table:table-cell>
          <table:table-cell/>
          <table:table-cell office:value-type="float" office:value="442" calcext:value-type="float">
            <text:p>4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260175" calcext:value-type="float">
            <text:p>126017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9357829194076" calcext:value-type="float">
            <text:p>5.19357829194076</text:p>
          </table:table-cell>
          <table:table-cell/>
          <table:table-cell office:value-type="float" office:value="443" calcext:value-type="float">
            <text:p>4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353341" calcext:value-type="float">
            <text:p>135334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8381449661772" calcext:value-type="float">
            <text:p>4.88381449661772</text:p>
          </table:table-cell>
          <table:table-cell/>
          <table:table-cell office:value-type="float" office:value="444" calcext:value-type="float">
            <text:p>4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710227" calcext:value-type="float">
            <text:p>171022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86734930277846" calcext:value-type="float">
            <text:p>3.86734930277846</text:p>
          </table:table-cell>
          <table:table-cell/>
          <table:table-cell office:value-type="float" office:value="445" calcext:value-type="float">
            <text:p>4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281640" calcext:value-type="float">
            <text:p>128164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2022635513523" calcext:value-type="float">
            <text:p>5.12022635513523</text:p>
          </table:table-cell>
          <table:table-cell/>
          <table:table-cell office:value-type="float" office:value="446" calcext:value-type="float">
            <text:p>4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291142" calcext:value-type="float">
            <text:p>129114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1085982659468" calcext:value-type="float">
            <text:p>4.91085982659468</text:p>
          </table:table-cell>
          <table:table-cell/>
          <table:table-cell office:value-type="float" office:value="447" calcext:value-type="float">
            <text:p>4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264643" calcext:value-type="float">
            <text:p>126464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0092046853109" calcext:value-type="float">
            <text:p>5.00092046853109</text:p>
          </table:table-cell>
          <table:table-cell/>
          <table:table-cell office:value-type="float" office:value="448" calcext:value-type="float">
            <text:p>4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271514" calcext:value-type="float">
            <text:p>127151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7738844992189" calcext:value-type="float">
            <text:p>4.97738844992189</text:p>
          </table:table-cell>
          <table:table-cell/>
          <table:table-cell office:value-type="float" office:value="449" calcext:value-type="float">
            <text:p>4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348083" calcext:value-type="float">
            <text:p>134808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2343359267901" calcext:value-type="float">
            <text:p>4.72343359267901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266530" calcext:value-type="float">
            <text:p>126653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9444510047704" calcext:value-type="float">
            <text:p>4.99444510047704</text:p>
          </table:table-cell>
          <table:table-cell/>
          <table:table-cell office:value-type="float" office:value="451" calcext:value-type="float">
            <text:p>4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258449" calcext:value-type="float">
            <text:p>125844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2224371338199" calcext:value-type="float">
            <text:p>5.02224371338199</text:p>
          </table:table-cell>
          <table:table-cell/>
          <table:table-cell office:value-type="float" office:value="452" calcext:value-type="float">
            <text:p>4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271873" calcext:value-type="float">
            <text:p>127187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7616243343255" calcext:value-type="float">
            <text:p>4.97616243343255</text:p>
          </table:table-cell>
          <table:table-cell/>
          <table:table-cell office:value-type="float" office:value="453" calcext:value-type="float">
            <text:p>4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232627" calcext:value-type="float">
            <text:p>123262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1228314853162" calcext:value-type="float">
            <text:p>5.11228314853162</text:p>
          </table:table-cell>
          <table:table-cell/>
          <table:table-cell office:value-type="float" office:value="454" calcext:value-type="float">
            <text:p>4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241201" calcext:value-type="float">
            <text:p>124120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8217874517102" calcext:value-type="float">
            <text:p>5.08217874517102</text:p>
          </table:table-cell>
          <table:table-cell/>
          <table:table-cell office:value-type="float" office:value="455" calcext:value-type="float">
            <text:p>4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332600" calcext:value-type="float">
            <text:p>13326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7360182395845" calcext:value-type="float">
            <text:p>4.77360182395845</text:p>
          </table:table-cell>
          <table:table-cell/>
          <table:table-cell office:value-type="float" office:value="456" calcext:value-type="float">
            <text:p>4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698802" calcext:value-type="float">
            <text:p>169880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71917227714022" calcext:value-type="float">
            <text:p>3.71917227714022</text:p>
          </table:table-cell>
          <table:table-cell/>
          <table:table-cell office:value-type="float" office:value="457" calcext:value-type="float">
            <text:p>4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294891" calcext:value-type="float">
            <text:p>129489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982677896541" calcext:value-type="float">
            <text:p>4.8982677896541</text:p>
          </table:table-cell>
          <table:table-cell/>
          <table:table-cell office:value-type="float" office:value="458" calcext:value-type="float">
            <text:p>4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275163" calcext:value-type="float">
            <text:p>127516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6494288537653" calcext:value-type="float">
            <text:p>4.96494288537653</text:p>
          </table:table-cell>
          <table:table-cell/>
          <table:table-cell office:value-type="float" office:value="459" calcext:value-type="float">
            <text:p>4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272207" calcext:value-type="float">
            <text:p>12722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7502210484391" calcext:value-type="float">
            <text:p>4.97502210484391</text:p>
          </table:table-cell>
          <table:table-cell/>
          <table:table-cell office:value-type="float" office:value="460" calcext:value-type="float">
            <text:p>4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271588" calcext:value-type="float">
            <text:p>127158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7713570511126" calcext:value-type="float">
            <text:p>4.97713570511126</text:p>
          </table:table-cell>
          <table:table-cell/>
          <table:table-cell office:value-type="float" office:value="461" calcext:value-type="float">
            <text:p>4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346281" calcext:value-type="float">
            <text:p>134628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2924274669884" calcext:value-type="float">
            <text:p>4.72924274669884</text:p>
          </table:table-cell>
          <table:table-cell/>
          <table:table-cell office:value-type="float" office:value="462" calcext:value-type="float">
            <text:p>4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537159" calcext:value-type="float">
            <text:p>153715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5341199136499" calcext:value-type="float">
            <text:p>4.15341199136499</text:p>
          </table:table-cell>
          <table:table-cell/>
          <table:table-cell office:value-type="float" office:value="463" calcext:value-type="float">
            <text:p>4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433048" calcext:value-type="float">
            <text:p>143304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5799253975973" calcext:value-type="float">
            <text:p>4.45799253975973</text:p>
          </table:table-cell>
          <table:table-cell/>
          <table:table-cell office:value-type="float" office:value="464" calcext:value-type="float">
            <text:p>4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409994" calcext:value-type="float">
            <text:p>140999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284272673814" calcext:value-type="float">
            <text:p>4.5284272673814</text:p>
          </table:table-cell>
          <table:table-cell/>
          <table:table-cell office:value-type="float" office:value="465" calcext:value-type="float">
            <text:p>4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439000" calcext:value-type="float">
            <text:p>14390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3999197391357" calcext:value-type="float">
            <text:p>4.43999197391357</text:p>
          </table:table-cell>
          <table:table-cell/>
          <table:table-cell office:value-type="float" office:value="466" calcext:value-type="float">
            <text:p>4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392935" calcext:value-type="float">
            <text:p>139293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8129140374176" calcext:value-type="float">
            <text:p>4.58129140374176</text:p>
          </table:table-cell>
          <table:table-cell/>
          <table:table-cell office:value-type="float" office:value="467" calcext:value-type="float">
            <text:p>4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295575" calcext:value-type="float">
            <text:p>129557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9597432251324" calcext:value-type="float">
            <text:p>4.89597432251324</text:p>
          </table:table-cell>
          <table:table-cell/>
          <table:table-cell office:value-type="float" office:value="468" calcext:value-type="float">
            <text:p>4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924327" calcext:value-type="float">
            <text:p>192432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17781117894002" calcext:value-type="float">
            <text:p>3.17781117894002</text:p>
          </table:table-cell>
          <table:table-cell/>
          <table:table-cell office:value-type="float" office:value="469" calcext:value-type="float">
            <text:p>4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450705" calcext:value-type="float">
            <text:p>145070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0480883437107" calcext:value-type="float">
            <text:p>4.40480883437107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250583" calcext:value-type="float">
            <text:p>125058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4947470594678" calcext:value-type="float">
            <text:p>5.04947470594678</text:p>
          </table:table-cell>
          <table:table-cell/>
          <table:table-cell office:value-type="float" office:value="471" calcext:value-type="float">
            <text:p>4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372451" calcext:value-type="float">
            <text:p>137245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456314334936" calcext:value-type="float">
            <text:p>4.6456314334936</text:p>
          </table:table-cell>
          <table:table-cell/>
          <table:table-cell office:value-type="float" office:value="472" calcext:value-type="float">
            <text:p>4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250729" calcext:value-type="float">
            <text:p>125072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4896771605963" calcext:value-type="float">
            <text:p>5.04896771605963</text:p>
          </table:table-cell>
          <table:table-cell/>
          <table:table-cell office:value-type="float" office:value="473" calcext:value-type="float">
            <text:p>4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248768" calcext:value-type="float">
            <text:p>124876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5578230038401" calcext:value-type="float">
            <text:p>5.05578230038401</text:p>
          </table:table-cell>
          <table:table-cell/>
          <table:table-cell office:value-type="float" office:value="474" calcext:value-type="float">
            <text:p>4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272437" calcext:value-type="float">
            <text:p>127243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7423702267832" calcext:value-type="float">
            <text:p>4.97423702267832</text:p>
          </table:table-cell>
          <table:table-cell/>
          <table:table-cell office:value-type="float" office:value="475" calcext:value-type="float">
            <text:p>4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253904" calcext:value-type="float">
            <text:p>125390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379570353041" calcext:value-type="float">
            <text:p>5.0379570353041</text:p>
          </table:table-cell>
          <table:table-cell/>
          <table:table-cell office:value-type="float" office:value="476" calcext:value-type="float">
            <text:p>4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249809" calcext:value-type="float">
            <text:p>124980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5216343587176" calcext:value-type="float">
            <text:p>5.05216343587176</text:p>
          </table:table-cell>
          <table:table-cell/>
          <table:table-cell office:value-type="float" office:value="477" calcext:value-type="float">
            <text:p>4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249731" calcext:value-type="float">
            <text:p>124973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5243448550169" calcext:value-type="float">
            <text:p>5.05243448550169</text:p>
          </table:table-cell>
          <table:table-cell/>
          <table:table-cell office:value-type="float" office:value="478" calcext:value-type="float">
            <text:p>4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667579" calcext:value-type="float">
            <text:p>166757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79973573955944" calcext:value-type="float">
            <text:p>3.79973573955944</text:p>
          </table:table-cell>
          <table:table-cell/>
          <table:table-cell office:value-type="float" office:value="479" calcext:value-type="float">
            <text:p>4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763075" calcext:value-type="float">
            <text:p>176307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55789204046601" calcext:value-type="float">
            <text:p>3.55789204046601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320437" calcext:value-type="float">
            <text:p>132043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1342306122055" calcext:value-type="float">
            <text:p>4.81342306122055</text:p>
          </table:table-cell>
          <table:table-cell/>
          <table:table-cell office:value-type="float" office:value="481" calcext:value-type="float">
            <text:p>4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246719" calcext:value-type="float">
            <text:p>124671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6291413151273" calcext:value-type="float">
            <text:p>5.06291413151273</text:p>
          </table:table-cell>
          <table:table-cell/>
          <table:table-cell office:value-type="float" office:value="482" calcext:value-type="float">
            <text:p>4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209955" calcext:value-type="float">
            <text:p>120995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9290772759531" calcext:value-type="float">
            <text:p>5.19290772759531</text:p>
          </table:table-cell>
          <table:table-cell/>
          <table:table-cell office:value-type="float" office:value="483" calcext:value-type="float">
            <text:p>4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255375" calcext:value-type="float">
            <text:p>125537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3286515627382" calcext:value-type="float">
            <text:p>5.03286515627382</text:p>
          </table:table-cell>
          <table:table-cell/>
          <table:table-cell office:value-type="float" office:value="484" calcext:value-type="float">
            <text:p>4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238795" calcext:value-type="float">
            <text:p>123879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9060547530517" calcext:value-type="float">
            <text:p>5.09060547530517</text:p>
          </table:table-cell>
          <table:table-cell/>
          <table:table-cell office:value-type="float" office:value="485" calcext:value-type="float">
            <text:p>4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255548" calcext:value-type="float">
            <text:p>125554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3226670745251" calcext:value-type="float">
            <text:p>5.03226670745251</text:p>
          </table:table-cell>
          <table:table-cell/>
          <table:table-cell office:value-type="float" office:value="486" calcext:value-type="float">
            <text:p>4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390735" calcext:value-type="float">
            <text:p>139073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8815606844063" calcext:value-type="float">
            <text:p>4.58815606844063</text:p>
          </table:table-cell>
          <table:table-cell/>
          <table:table-cell office:value-type="float" office:value="487" calcext:value-type="float">
            <text:p>4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254012" calcext:value-type="float">
            <text:p>125401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3758298925093" calcext:value-type="float">
            <text:p>5.03758298925093</text:p>
          </table:table-cell>
          <table:table-cell/>
          <table:table-cell office:value-type="float" office:value="488" calcext:value-type="float">
            <text:p>4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253407" calcext:value-type="float">
            <text:p>12534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3967875518913" calcext:value-type="float">
            <text:p>5.03967875518913</text:p>
          </table:table-cell>
          <table:table-cell/>
          <table:table-cell office:value-type="float" office:value="489" calcext:value-type="float">
            <text:p>4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252922" calcext:value-type="float">
            <text:p>125292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4135956266774" calcext:value-type="float">
            <text:p>5.04135956266774</text:p>
          </table:table-cell>
          <table:table-cell/>
          <table:table-cell office:value-type="float" office:value="490" calcext:value-type="float">
            <text:p>4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314716" calcext:value-type="float">
            <text:p>131471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3228043029625" calcext:value-type="float">
            <text:p>4.83228043029625</text:p>
          </table:table-cell>
          <table:table-cell/>
          <table:table-cell office:value-type="float" office:value="491" calcext:value-type="float">
            <text:p>4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394125" calcext:value-type="float">
            <text:p>139412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7758276119463" calcext:value-type="float">
            <text:p>4.57758276119463</text:p>
          </table:table-cell>
          <table:table-cell/>
          <table:table-cell office:value-type="float" office:value="492" calcext:value-type="float">
            <text:p>4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660659" calcext:value-type="float">
            <text:p>166065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81779527824283" calcext:value-type="float">
            <text:p>3.81779527824283</text:p>
          </table:table-cell>
          <table:table-cell/>
          <table:table-cell office:value-type="float" office:value="493" calcext:value-type="float">
            <text:p>4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264722" calcext:value-type="float">
            <text:p>126472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0064918096222" calcext:value-type="float">
            <text:p>5.00064918096222</text:p>
          </table:table-cell>
          <table:table-cell/>
          <table:table-cell office:value-type="float" office:value="494" calcext:value-type="float">
            <text:p>4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242757" calcext:value-type="float">
            <text:p>124275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767377328654" calcext:value-type="float">
            <text:p>5.0767377328654</text:p>
          </table:table-cell>
          <table:table-cell/>
          <table:table-cell office:value-type="float" office:value="495" calcext:value-type="float">
            <text:p>4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253153" calcext:value-type="float">
            <text:p>125315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4055893199544" calcext:value-type="float">
            <text:p>5.04055893199544</text:p>
          </table:table-cell>
          <table:table-cell/>
          <table:table-cell office:value-type="float" office:value="496" calcext:value-type="float">
            <text:p>4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253984" calcext:value-type="float">
            <text:p>125398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9285271840515" calcext:value-type="float">
            <text:p>5.59285271840515</text:p>
          </table:table-cell>
          <table:table-cell/>
          <table:table-cell office:value-type="float" office:value="497" calcext:value-type="float">
            <text:p>4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265176" calcext:value-type="float">
            <text:p>126517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5426322173515" calcext:value-type="float">
            <text:p>5.55426322173515</text:p>
          </table:table-cell>
          <table:table-cell/>
          <table:table-cell office:value-type="float" office:value="498" calcext:value-type="float">
            <text:p>4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352566" calcext:value-type="float">
            <text:p>135256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6418800872414" calcext:value-type="float">
            <text:p>5.26418800872414</text:p>
          </table:table-cell>
          <table:table-cell/>
          <table:table-cell office:value-type="float" office:value="499" calcext:value-type="float">
            <text:p>4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238735" calcext:value-type="float">
            <text:p>123873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64598858464516" calcext:value-type="float">
            <text:p>5.64598858464516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249942" calcext:value-type="float">
            <text:p>124994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60687405785881" calcext:value-type="float">
            <text:p>5.60687405785881</text:p>
          </table:table-cell>
          <table:table-cell/>
          <table:table-cell office:value-type="float" office:value="501" calcext:value-type="float">
            <text:p>5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276128" calcext:value-type="float">
            <text:p>127612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168302927161" calcext:value-type="float">
            <text:p>5.5168302927161</text:p>
          </table:table-cell>
          <table:table-cell/>
          <table:table-cell office:value-type="float" office:value="502" calcext:value-type="float">
            <text:p>5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244864" calcext:value-type="float">
            <text:p>124486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62455359225687" calcext:value-type="float">
            <text:p>5.62455359225687</text:p>
          </table:table-cell>
          <table:table-cell/>
          <table:table-cell office:value-type="float" office:value="503" calcext:value-type="float">
            <text:p>5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254974" calcext:value-type="float">
            <text:p>125497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8942538674477" calcext:value-type="float">
            <text:p>5.58942538674477</text:p>
          </table:table-cell>
          <table:table-cell/>
          <table:table-cell office:value-type="float" office:value="504" calcext:value-type="float">
            <text:p>5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826040" calcext:value-type="float">
            <text:p>182604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96066980398123" calcext:value-type="float">
            <text:p>3.96066980398123</text:p>
          </table:table-cell>
          <table:table-cell/>
          <table:table-cell office:value-type="float" office:value="505" calcext:value-type="float">
            <text:p>5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274927" calcext:value-type="float">
            <text:p>127492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2091948492325" calcext:value-type="float">
            <text:p>5.52091948492325</text:p>
          </table:table-cell>
          <table:table-cell/>
          <table:table-cell office:value-type="float" office:value="506" calcext:value-type="float">
            <text:p>5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425717" calcext:value-type="float">
            <text:p>142571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03543938976984" calcext:value-type="float">
            <text:p>5.03543938976984</text:p>
          </table:table-cell>
          <table:table-cell/>
          <table:table-cell office:value-type="float" office:value="507" calcext:value-type="float">
            <text:p>5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300166" calcext:value-type="float">
            <text:p>130016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3578462231359" calcext:value-type="float">
            <text:p>5.43578462231359</text:p>
          </table:table-cell>
          <table:table-cell/>
          <table:table-cell office:value-type="float" office:value="508" calcext:value-type="float">
            <text:p>5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319063" calcext:value-type="float">
            <text:p>131906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7311728605577" calcext:value-type="float">
            <text:p>5.37311728605577</text:p>
          </table:table-cell>
          <table:table-cell/>
          <table:table-cell office:value-type="float" office:value="509" calcext:value-type="float">
            <text:p>5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474079" calcext:value-type="float">
            <text:p>147407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89056507864597" calcext:value-type="float">
            <text:p>4.89056507864597</text:p>
          </table:table-cell>
          <table:table-cell/>
          <table:table-cell office:value-type="float" office:value="510" calcext:value-type="float">
            <text:p>5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398640" calcext:value-type="float">
            <text:p>139864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1871322501244" calcext:value-type="float">
            <text:p>5.11871322501244</text:p>
          </table:table-cell>
          <table:table-cell/>
          <table:table-cell office:value-type="float" office:value="511" calcext:value-type="float">
            <text:p>5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5579900" calcext:value-type="float">
            <text:p>557990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0.890491487501532" calcext:value-type="float">
            <text:p>-0.890491487501532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334856" calcext:value-type="float">
            <text:p>233485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2.89317166029209" calcext:value-type="float">
            <text:p>2.89317166029209</text:p>
          </table:table-cell>
          <table:table-cell/>
          <table:table-cell office:value-type="float" office:value="513" calcext:value-type="float">
            <text:p>5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595337" calcext:value-type="float">
            <text:p>159533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54724829336328" calcext:value-type="float">
            <text:p>4.54724829336328</text:p>
          </table:table-cell>
          <table:table-cell/>
          <table:table-cell office:value-type="float" office:value="514" calcext:value-type="float">
            <text:p>5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369310" calcext:value-type="float">
            <text:p>136931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1075487264068" calcext:value-type="float">
            <text:p>5.21075487264068</text:p>
          </table:table-cell>
          <table:table-cell/>
          <table:table-cell office:value-type="float" office:value="515" calcext:value-type="float">
            <text:p>5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262108" calcext:value-type="float">
            <text:p>126210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6480747497299" calcext:value-type="float">
            <text:p>5.56480747497299</text:p>
          </table:table-cell>
          <table:table-cell/>
          <table:table-cell office:value-type="float" office:value="516" calcext:value-type="float">
            <text:p>5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317432" calcext:value-type="float">
            <text:p>131743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7849058955411" calcext:value-type="float">
            <text:p>5.37849058955411</text:p>
          </table:table-cell>
          <table:table-cell/>
          <table:table-cell office:value-type="float" office:value="517" calcext:value-type="float">
            <text:p>5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311831" calcext:value-type="float">
            <text:p>131183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9699377522002" calcext:value-type="float">
            <text:p>5.39699377522002</text:p>
          </table:table-cell>
          <table:table-cell/>
          <table:table-cell office:value-type="float" office:value="518" calcext:value-type="float">
            <text:p>5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323124" calcext:value-type="float">
            <text:p>132312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99645778087642" calcext:value-type="float">
            <text:p>5.99645778087642</text:p>
          </table:table-cell>
          <table:table-cell/>
          <table:table-cell office:value-type="float" office:value="519" calcext:value-type="float">
            <text:p>5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265926" calcext:value-type="float">
            <text:p>126592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18838005579174" calcext:value-type="float">
            <text:p>6.18838005579174</text:p>
          </table:table-cell>
          <table:table-cell/>
          <table:table-cell office:value-type="float" office:value="520" calcext:value-type="float">
            <text:p>5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249156" calcext:value-type="float">
            <text:p>124915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4629646884162" calcext:value-type="float">
            <text:p>6.24629646884162</text:p>
          </table:table-cell>
          <table:table-cell/>
          <table:table-cell office:value-type="float" office:value="521" calcext:value-type="float">
            <text:p>5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237000" calcext:value-type="float">
            <text:p>123700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8876625587982" calcext:value-type="float">
            <text:p>6.28876625587982</text:p>
          </table:table-cell>
          <table:table-cell/>
          <table:table-cell office:value-type="float" office:value="522" calcext:value-type="float">
            <text:p>5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241823" calcext:value-type="float">
            <text:p>124182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7186625995928" calcext:value-type="float">
            <text:p>6.27186625995928</text:p>
          </table:table-cell>
          <table:table-cell/>
          <table:table-cell office:value-type="float" office:value="523" calcext:value-type="float">
            <text:p>5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257142" calcext:value-type="float">
            <text:p>125714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1861989191166" calcext:value-type="float">
            <text:p>6.21861989191166</text:p>
          </table:table-cell>
          <table:table-cell/>
          <table:table-cell office:value-type="float" office:value="524" calcext:value-type="float">
            <text:p>5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745667" calcext:value-type="float">
            <text:p>174566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4.79284923107183" calcext:value-type="float">
            <text:p>4.79284923107183</text:p>
          </table:table-cell>
          <table:table-cell/>
          <table:table-cell office:value-type="float" office:value="525" calcext:value-type="float">
            <text:p>5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250996" calcext:value-type="float">
            <text:p>125099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399040415734" calcext:value-type="float">
            <text:p>6.2399040415734</text:p>
          </table:table-cell>
          <table:table-cell/>
          <table:table-cell office:value-type="float" office:value="526" calcext:value-type="float">
            <text:p>5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279632" calcext:value-type="float">
            <text:p>127963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14161233184799" calcext:value-type="float">
            <text:p>6.14161233184799</text:p>
          </table:table-cell>
          <table:table-cell/>
          <table:table-cell office:value-type="float" office:value="527" calcext:value-type="float">
            <text:p>5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234030" calcext:value-type="float">
            <text:p>123403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9920607435531" calcext:value-type="float">
            <text:p>6.29920607435531</text:p>
          </table:table-cell>
          <table:table-cell/>
          <table:table-cell office:value-type="float" office:value="528" calcext:value-type="float">
            <text:p>5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241586" calcext:value-type="float">
            <text:p>124158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7269518336677" calcext:value-type="float">
            <text:p>6.27269518336677</text:p>
          </table:table-cell>
          <table:table-cell/>
          <table:table-cell office:value-type="float" office:value="529" calcext:value-type="float">
            <text:p>5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260028" calcext:value-type="float">
            <text:p>126002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0866129218285" calcext:value-type="float">
            <text:p>6.20866129218285</text:p>
          </table:table-cell>
          <table:table-cell/>
          <table:table-cell office:value-type="float" office:value="530" calcext:value-type="float">
            <text:p>5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241176" calcext:value-type="float">
            <text:p>124117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741295595913" calcext:value-type="float">
            <text:p>6.2741295595913</text:p>
          </table:table-cell>
          <table:table-cell/>
          <table:table-cell office:value-type="float" office:value="531" calcext:value-type="float">
            <text:p>5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226758" calcext:value-type="float">
            <text:p>122675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3248742641047" calcext:value-type="float">
            <text:p>6.3248742641047</text:p>
          </table:table-cell>
          <table:table-cell/>
          <table:table-cell office:value-type="float" office:value="532" calcext:value-type="float">
            <text:p>5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243051" calcext:value-type="float">
            <text:p>124305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6757377939734" calcext:value-type="float">
            <text:p>6.26757377939734</text:p>
          </table:table-cell>
          <table:table-cell/>
          <table:table-cell office:value-type="float" office:value="533" calcext:value-type="float">
            <text:p>5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226477" calcext:value-type="float">
            <text:p>122647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32586916879136" calcext:value-type="float">
            <text:p>6.32586916879136</text:p>
          </table:table-cell>
          <table:table-cell/>
          <table:table-cell office:value-type="float" office:value="534" calcext:value-type="float">
            <text:p>5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227685" calcext:value-type="float">
            <text:p>122768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32159375603125" calcext:value-type="float">
            <text:p>6.32159375603125</text:p>
          </table:table-cell>
          <table:table-cell/>
          <table:table-cell office:value-type="float" office:value="535" calcext:value-type="float">
            <text:p>5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244410" calcext:value-type="float">
            <text:p>124441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6282832803445" calcext:value-type="float">
            <text:p>6.26282832803445</text:p>
          </table:table-cell>
          <table:table-cell/>
          <table:table-cell office:value-type="float" office:value="536" calcext:value-type="float">
            <text:p>5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661049" calcext:value-type="float">
            <text:p>166104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00863881136732" calcext:value-type="float">
            <text:p>5.00863881136732</text:p>
          </table:table-cell>
          <table:table-cell/>
          <table:table-cell office:value-type="float" office:value="537" calcext:value-type="float">
            <text:p>5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326149" calcext:value-type="float">
            <text:p>132614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3287695204118" calcext:value-type="float">
            <text:p>6.73287695204118</text:p>
          </table:table-cell>
          <table:table-cell/>
          <table:table-cell office:value-type="float" office:value="538" calcext:value-type="float">
            <text:p>5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555262" calcext:value-type="float">
            <text:p>155526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0407645641236" calcext:value-type="float">
            <text:p>6.0407645641236</text:p>
          </table:table-cell>
          <table:table-cell/>
          <table:table-cell office:value-type="float" office:value="539" calcext:value-type="float">
            <text:p>5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258479" calcext:value-type="float">
            <text:p>125847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96034044388747" calcext:value-type="float">
            <text:p>6.96034044388747</text:p>
          </table:table-cell>
          <table:table-cell/>
          <table:table-cell office:value-type="float" office:value="540" calcext:value-type="float">
            <text:p>5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287067" calcext:value-type="float">
            <text:p>128706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86278862069126" calcext:value-type="float">
            <text:p>6.86278862069126</text:p>
          </table:table-cell>
          <table:table-cell/>
          <table:table-cell office:value-type="float" office:value="541" calcext:value-type="float">
            <text:p>5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236933" calcext:value-type="float">
            <text:p>123693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3533841173589" calcext:value-type="float">
            <text:p>7.03533841173589</text:p>
          </table:table-cell>
          <table:table-cell/>
          <table:table-cell office:value-type="float" office:value="542" calcext:value-type="float">
            <text:p>5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246299" calcext:value-type="float">
            <text:p>124629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0257770789641" calcext:value-type="float">
            <text:p>7.00257770789641</text:p>
          </table:table-cell>
          <table:table-cell/>
          <table:table-cell office:value-type="float" office:value="543" calcext:value-type="float">
            <text:p>5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223760" calcext:value-type="float">
            <text:p>122376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8183763664996" calcext:value-type="float">
            <text:p>7.08183763664996</text:p>
          </table:table-cell>
          <table:table-cell/>
          <table:table-cell office:value-type="float" office:value="544" calcext:value-type="float">
            <text:p>5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306140" calcext:value-type="float">
            <text:p>130614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989028759581" calcext:value-type="float">
            <text:p>6.7989028759581</text:p>
          </table:table-cell>
          <table:table-cell/>
          <table:table-cell office:value-type="float" office:value="545" calcext:value-type="float">
            <text:p>5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261706" calcext:value-type="float">
            <text:p>126170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94921849007024" calcext:value-type="float">
            <text:p>6.94921849007024</text:p>
          </table:table-cell>
          <table:table-cell/>
          <table:table-cell office:value-type="float" office:value="546" calcext:value-type="float">
            <text:p>5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231102" calcext:value-type="float">
            <text:p>123110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5585980495619" calcext:value-type="float">
            <text:p>7.05585980495619</text:p>
          </table:table-cell>
          <table:table-cell/>
          <table:table-cell office:value-type="float" office:value="547" calcext:value-type="float">
            <text:p>5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307935" calcext:value-type="float">
            <text:p>130793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9293855804419" calcext:value-type="float">
            <text:p>6.79293855804419</text:p>
          </table:table-cell>
          <table:table-cell/>
          <table:table-cell office:value-type="float" office:value="548" calcext:value-type="float">
            <text:p>5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264661" calcext:value-type="float">
            <text:p>126466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93905891484403" calcext:value-type="float">
            <text:p>6.93905891484403</text:p>
          </table:table-cell>
          <table:table-cell/>
          <table:table-cell office:value-type="float" office:value="549" calcext:value-type="float">
            <text:p>5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714894" calcext:value-type="float">
            <text:p>171489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5.61642736485871" calcext:value-type="float">
            <text:p>5.61642736485871</text:p>
          </table:table-cell>
          <table:table-cell/>
          <table:table-cell office:value-type="float" office:value="550" calcext:value-type="float">
            <text:p>5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324766" calcext:value-type="float">
            <text:p>132476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3740843888979" calcext:value-type="float">
            <text:p>6.73740843888979</text:p>
          </table:table-cell>
          <table:table-cell/>
          <table:table-cell office:value-type="float" office:value="551" calcext:value-type="float">
            <text:p>5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246139" calcext:value-type="float">
            <text:p>124613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0313529141263" calcext:value-type="float">
            <text:p>7.00313529141263</text:p>
          </table:table-cell>
          <table:table-cell/>
          <table:table-cell office:value-type="float" office:value="552" calcext:value-type="float">
            <text:p>5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311551" calcext:value-type="float">
            <text:p>131155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8094834436051" calcext:value-type="float">
            <text:p>6.78094834436051</text:p>
          </table:table-cell>
          <table:table-cell/>
          <table:table-cell office:value-type="float" office:value="553" calcext:value-type="float">
            <text:p>5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237243" calcext:value-type="float">
            <text:p>123724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1453692150263" calcext:value-type="float">
            <text:p>7.31453692150263</text:p>
          </table:table-cell>
          <table:table-cell/>
          <table:table-cell office:value-type="float" office:value="554" calcext:value-type="float">
            <text:p>5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232869" calcext:value-type="float">
            <text:p>123286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2991764957756" calcext:value-type="float">
            <text:p>7.32991764957756</text:p>
          </table:table-cell>
          <table:table-cell/>
          <table:table-cell office:value-type="float" office:value="555" calcext:value-type="float">
            <text:p>5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251593" calcext:value-type="float">
            <text:p>125159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644557198756" calcext:value-type="float">
            <text:p>7.2644557198756</text:p>
          </table:table-cell>
          <table:table-cell/>
          <table:table-cell office:value-type="float" office:value="556" calcext:value-type="float">
            <text:p>5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304249" calcext:value-type="float">
            <text:p>130424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854818510466" calcext:value-type="float">
            <text:p>7.0854818510466</text:p>
          </table:table-cell>
          <table:table-cell/>
          <table:table-cell office:value-type="float" office:value="557" calcext:value-type="float">
            <text:p>5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220206" calcext:value-type="float">
            <text:p>122020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7475541339335" calcext:value-type="float">
            <text:p>7.37475541339335</text:p>
          </table:table-cell>
          <table:table-cell/>
          <table:table-cell office:value-type="float" office:value="558" calcext:value-type="float">
            <text:p>5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424396" calcext:value-type="float">
            <text:p>142439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0277952100105" calcext:value-type="float">
            <text:p>6.70277952100105</text:p>
          </table:table-cell>
          <table:table-cell/>
          <table:table-cell office:value-type="float" office:value="559" calcext:value-type="float">
            <text:p>5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325688" calcext:value-type="float">
            <text:p>132568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1467372406911" calcext:value-type="float">
            <text:p>7.01467372406911</text:p>
          </table:table-cell>
          <table:table-cell/>
          <table:table-cell office:value-type="float" office:value="560" calcext:value-type="float">
            <text:p>5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309020" calcext:value-type="float">
            <text:p>130902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6962415499419" calcext:value-type="float">
            <text:p>7.06962415499419</text:p>
          </table:table-cell>
          <table:table-cell/>
          <table:table-cell office:value-type="float" office:value="561" calcext:value-type="float">
            <text:p>5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361648" calcext:value-type="float">
            <text:p>136164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984384501547" calcext:value-type="float">
            <text:p>6.8984384501547</text:p>
          </table:table-cell>
          <table:table-cell/>
          <table:table-cell office:value-type="float" office:value="562" calcext:value-type="float">
            <text:p>5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595571" calcext:value-type="float">
            <text:p>159557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20992563242841" calcext:value-type="float">
            <text:p>6.20992563242841</text:p>
          </table:table-cell>
          <table:table-cell/>
          <table:table-cell office:value-type="float" office:value="563" calcext:value-type="float">
            <text:p>5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303739" calcext:value-type="float">
            <text:p>130373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8718040325308" calcext:value-type="float">
            <text:p>7.08718040325308</text:p>
          </table:table-cell>
          <table:table-cell/>
          <table:table-cell office:value-type="float" office:value="564" calcext:value-type="float">
            <text:p>5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370919" calcext:value-type="float">
            <text:p>137091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6896902019481" calcext:value-type="float">
            <text:p>6.86896902019481</text:p>
          </table:table-cell>
          <table:table-cell/>
          <table:table-cell office:value-type="float" office:value="565" calcext:value-type="float">
            <text:p>5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367266" calcext:value-type="float">
            <text:p>136726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8055683243981" calcext:value-type="float">
            <text:p>6.88055683243981</text:p>
          </table:table-cell>
          <table:table-cell/>
          <table:table-cell office:value-type="float" office:value="566" calcext:value-type="float">
            <text:p>5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384470" calcext:value-type="float">
            <text:p>138447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2625148033215" calcext:value-type="float">
            <text:p>6.82625148033215</text:p>
          </table:table-cell>
          <table:table-cell/>
          <table:table-cell office:value-type="float" office:value="567" calcext:value-type="float">
            <text:p>5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349607" calcext:value-type="float">
            <text:p>13496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3701375374901" calcext:value-type="float">
            <text:p>6.93701375374901</text:p>
          </table:table-cell>
          <table:table-cell/>
          <table:table-cell office:value-type="float" office:value="568" calcext:value-type="float">
            <text:p>5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388524" calcext:value-type="float">
            <text:p>138852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3326626612148" calcext:value-type="float">
            <text:p>6.53326626612148</text:p>
          </table:table-cell>
          <table:table-cell/>
          <table:table-cell office:value-type="float" office:value="569" calcext:value-type="float">
            <text:p>5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372072" calcext:value-type="float">
            <text:p>137207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850311560727" calcext:value-type="float">
            <text:p>6.5850311560727</text:p>
          </table:table-cell>
          <table:table-cell/>
          <table:table-cell office:value-type="float" office:value="570" calcext:value-type="float">
            <text:p>5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283158" calcext:value-type="float">
            <text:p>128315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87599881387432" calcext:value-type="float">
            <text:p>6.87599881387432</text:p>
          </table:table-cell>
          <table:table-cell/>
          <table:table-cell office:value-type="float" office:value="571" calcext:value-type="float">
            <text:p>5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367690" calcext:value-type="float">
            <text:p>136769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9892345797676" calcext:value-type="float">
            <text:p>6.59892345797676</text:p>
          </table:table-cell>
          <table:table-cell/>
          <table:table-cell office:value-type="float" office:value="572" calcext:value-type="float">
            <text:p>5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323752" calcext:value-type="float">
            <text:p>132375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4073388071172" calcext:value-type="float">
            <text:p>6.74073388071172</text:p>
          </table:table-cell>
          <table:table-cell/>
          <table:table-cell office:value-type="float" office:value="573" calcext:value-type="float">
            <text:p>5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650058" calcext:value-type="float">
            <text:p>165005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5.78380807289415" calcext:value-type="float">
            <text:p>5.78380807289415</text:p>
          </table:table-cell>
          <table:table-cell/>
          <table:table-cell office:value-type="float" office:value="574" calcext:value-type="float">
            <text:p>5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358859" calcext:value-type="float">
            <text:p>135885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2705622200135" calcext:value-type="float">
            <text:p>6.62705622200135</text:p>
          </table:table-cell>
          <table:table-cell/>
          <table:table-cell office:value-type="float" office:value="575" calcext:value-type="float">
            <text:p>5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347819" calcext:value-type="float">
            <text:p>134781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6248443081804" calcext:value-type="float">
            <text:p>6.66248443081804</text:p>
          </table:table-cell>
          <table:table-cell/>
          <table:table-cell office:value-type="float" office:value="576" calcext:value-type="float">
            <text:p>5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358268" calcext:value-type="float">
            <text:p>135826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2894548255379" calcext:value-type="float">
            <text:p>6.62894548255379</text:p>
          </table:table-cell>
          <table:table-cell/>
          <table:table-cell office:value-type="float" office:value="577" calcext:value-type="float">
            <text:p>5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361063" calcext:value-type="float">
            <text:p>136106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2001789334623" calcext:value-type="float">
            <text:p>6.62001789334623</text:p>
          </table:table-cell>
          <table:table-cell/>
          <table:table-cell office:value-type="float" office:value="578" calcext:value-type="float">
            <text:p>5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399420" calcext:value-type="float">
            <text:p>139942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49931940945337" calcext:value-type="float">
            <text:p>6.49931940945337</text:p>
          </table:table-cell>
          <table:table-cell/>
          <table:table-cell office:value-type="float" office:value="579" calcext:value-type="float">
            <text:p>5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391023" calcext:value-type="float">
            <text:p>139102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2545706409899" calcext:value-type="float">
            <text:p>6.52545706409899</text:p>
          </table:table-cell>
          <table:table-cell/>
          <table:table-cell office:value-type="float" office:value="580" calcext:value-type="float">
            <text:p>5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339127" calcext:value-type="float">
            <text:p>133912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9058250799798" calcext:value-type="float">
            <text:p>6.69058250799798</text:p>
          </table:table-cell>
          <table:table-cell/>
          <table:table-cell office:value-type="float" office:value="581" calcext:value-type="float">
            <text:p>5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483629" calcext:value-type="float">
            <text:p>148362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24554703595508" calcext:value-type="float">
            <text:p>6.24554703595508</text:p>
          </table:table-cell>
          <table:table-cell/>
          <table:table-cell office:value-type="float" office:value="582" calcext:value-type="float">
            <text:p>5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322065" calcext:value-type="float">
            <text:p>132206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4627209359838" calcext:value-type="float">
            <text:p>6.74627209359838</text:p>
          </table:table-cell>
          <table:table-cell/>
          <table:table-cell office:value-type="float" office:value="583" calcext:value-type="float">
            <text:p>5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55519" calcext:value-type="float">
            <text:p>125551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97056727987114" calcext:value-type="float">
            <text:p>6.97056727987114</text:p>
          </table:table-cell>
          <table:table-cell/>
          <table:table-cell office:value-type="float" office:value="584" calcext:value-type="float">
            <text:p>5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374624" calcext:value-type="float">
            <text:p>137462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6543529341769" calcext:value-type="float">
            <text:p>6.06543529341769</text:p>
          </table:table-cell>
          <table:table-cell/>
          <table:table-cell office:value-type="float" office:value="585" calcext:value-type="float">
            <text:p>5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563308" calcext:value-type="float">
            <text:p>156330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50682901136654" calcext:value-type="float">
            <text:p>5.50682901136654</text:p>
          </table:table-cell>
          <table:table-cell/>
          <table:table-cell office:value-type="float" office:value="586" calcext:value-type="float">
            <text:p>5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511115" calcext:value-type="float">
            <text:p>151111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65429934868167" calcext:value-type="float">
            <text:p>5.65429934868167</text:p>
          </table:table-cell>
          <table:table-cell/>
          <table:table-cell office:value-type="float" office:value="587" calcext:value-type="float">
            <text:p>5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355877" calcext:value-type="float">
            <text:p>135587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12507157691472" calcext:value-type="float">
            <text:p>6.12507157691472</text:p>
          </table:table-cell>
          <table:table-cell/>
          <table:table-cell office:value-type="float" office:value="588" calcext:value-type="float">
            <text:p>5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391754" calcext:value-type="float">
            <text:p>139175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1164973293239" calcext:value-type="float">
            <text:p>6.01164973293239</text:p>
          </table:table-cell>
          <table:table-cell/>
          <table:table-cell office:value-type="float" office:value="589" calcext:value-type="float">
            <text:p>5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380742" calcext:value-type="float">
            <text:p>138074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4614915860445" calcext:value-type="float">
            <text:p>6.04614915860445</text:p>
          </table:table-cell>
          <table:table-cell/>
          <table:table-cell office:value-type="float" office:value="590" calcext:value-type="float">
            <text:p>5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1308770" calcext:value-type="float">
            <text:p>130877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27864120048142" calcext:value-type="float">
            <text:p>6.27864120048142</text:p>
          </table:table-cell>
          <table:table-cell/>
          <table:table-cell office:value-type="float" office:value="591" calcext:value-type="float">
            <text:p>5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343599" calcext:value-type="float">
            <text:p>134359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16457779529712" calcext:value-type="float">
            <text:p>6.16457779529712</text:p>
          </table:table-cell>
          <table:table-cell/>
          <table:table-cell office:value-type="float" office:value="592" calcext:value-type="float">
            <text:p>5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410259" calcext:value-type="float">
            <text:p>141025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95428571477637" calcext:value-type="float">
            <text:p>5.95428571477637</text:p>
          </table:table-cell>
          <table:table-cell/>
          <table:table-cell office:value-type="float" office:value="593" calcext:value-type="float">
            <text:p>5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390770" calcext:value-type="float">
            <text:p>139077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1472137427677" calcext:value-type="float">
            <text:p>6.01472137427677</text:p>
          </table:table-cell>
          <table:table-cell/>
          <table:table-cell office:value-type="float" office:value="594" calcext:value-type="float">
            <text:p>5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363235" calcext:value-type="float">
            <text:p>136323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1015672372791" calcext:value-type="float">
            <text:p>6.1015672372791</text:p>
          </table:table-cell>
          <table:table-cell/>
          <table:table-cell office:value-type="float" office:value="595" calcext:value-type="float">
            <text:p>5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1300244" calcext:value-type="float">
            <text:p>130024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30702593075674" calcext:value-type="float">
            <text:p>6.30702593075674</text:p>
          </table:table-cell>
          <table:table-cell/>
          <table:table-cell office:value-type="float" office:value="596" calcext:value-type="float">
            <text:p>5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765502" calcext:value-type="float">
            <text:p>176550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4.97859237589384" calcext:value-type="float">
            <text:p>4.97859237589384</text:p>
          </table:table-cell>
          <table:table-cell/>
          <table:table-cell office:value-type="float" office:value="597" calcext:value-type="float">
            <text:p>5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461704" calcext:value-type="float">
            <text:p>146170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79868016042247" calcext:value-type="float">
            <text:p>5.79868016042247</text:p>
          </table:table-cell>
          <table:table-cell/>
          <table:table-cell office:value-type="float" office:value="598" calcext:value-type="float">
            <text:p>5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309390" calcext:value-type="float">
            <text:p>130939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27658431638103" calcext:value-type="float">
            <text:p>6.27658431638103</text:p>
          </table:table-cell>
          <table:table-cell/>
          <table:table-cell office:value-type="float" office:value="599" calcext:value-type="float">
            <text:p>5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349021" calcext:value-type="float">
            <text:p>134902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14708741148094" calcext:value-type="float">
            <text:p>6.14708741148094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454419" calcext:value-type="float">
            <text:p>145441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82037912087386" calcext:value-type="float">
            <text:p>5.82037912087386</text:p>
          </table:table-cell>
          <table:table-cell/>
          <table:table-cell office:value-type="float" office:value="601" calcext:value-type="float">
            <text:p>6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1326216" calcext:value-type="float">
            <text:p>132621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22113188357402" calcext:value-type="float">
            <text:p>6.22113188357402</text:p>
          </table:table-cell>
          <table:table-cell/>
          <table:table-cell office:value-type="float" office:value="602" calcext:value-type="float">
            <text:p>6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381485" calcext:value-type="float">
            <text:p>138148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7434462018715" calcext:value-type="float">
            <text:p>5.37434462018715</text:p>
          </table:table-cell>
          <table:table-cell/>
          <table:table-cell office:value-type="float" office:value="603" calcext:value-type="float">
            <text:p>6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395212" calcext:value-type="float">
            <text:p>139521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314043287555" calcext:value-type="float">
            <text:p>5.3314043287555</text:p>
          </table:table-cell>
          <table:table-cell/>
          <table:table-cell office:value-type="float" office:value="604" calcext:value-type="float">
            <text:p>6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881155" calcext:value-type="float">
            <text:p>388115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888196484626743" calcext:value-type="float">
            <text:p>0.888196484626743</text:p>
          </table:table-cell>
          <table:table-cell/>
          <table:table-cell office:value-type="float" office:value="605" calcext:value-type="float">
            <text:p>6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492650" calcext:value-type="float">
            <text:p>149265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03822650484132" calcext:value-type="float">
            <text:p>5.03822650484132</text:p>
          </table:table-cell>
          <table:table-cell/>
          <table:table-cell office:value-type="float" office:value="606" calcext:value-type="float">
            <text:p>6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966561" calcext:value-type="float">
            <text:p>196656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84073213610604" calcext:value-type="float">
            <text:p>3.84073213610604</text:p>
          </table:table-cell>
          <table:table-cell/>
          <table:table-cell office:value-type="float" office:value="607" calcext:value-type="float">
            <text:p>6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332029" calcext:value-type="float">
            <text:p>133202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3266955687263" calcext:value-type="float">
            <text:p>5.53266955687263</text:p>
          </table:table-cell>
          <table:table-cell/>
          <table:table-cell office:value-type="float" office:value="608" calcext:value-type="float">
            <text:p>6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375253" calcext:value-type="float">
            <text:p>137525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9398034778842" calcext:value-type="float">
            <text:p>5.39398034778842</text:p>
          </table:table-cell>
          <table:table-cell/>
          <table:table-cell office:value-type="float" office:value="609" calcext:value-type="float">
            <text:p>6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383672" calcext:value-type="float">
            <text:p>138367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6747483138333" calcext:value-type="float">
            <text:p>5.36747483138333</text:p>
          </table:table-cell>
          <table:table-cell/>
          <table:table-cell office:value-type="float" office:value="610" calcext:value-type="float">
            <text:p>6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322965" calcext:value-type="float">
            <text:p>132296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6232281015442" calcext:value-type="float">
            <text:p>5.56232281015442</text:p>
          </table:table-cell>
          <table:table-cell/>
          <table:table-cell office:value-type="float" office:value="611" calcext:value-type="float">
            <text:p>6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373821" calcext:value-type="float">
            <text:p>137382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9850485134369" calcext:value-type="float">
            <text:p>5.39850485134369</text:p>
          </table:table-cell>
          <table:table-cell/>
          <table:table-cell office:value-type="float" office:value="612" calcext:value-type="float">
            <text:p>6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363299" calcext:value-type="float">
            <text:p>136329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3189519629396" calcext:value-type="float">
            <text:p>5.43189519629396</text:p>
          </table:table-cell>
          <table:table-cell/>
          <table:table-cell office:value-type="float" office:value="613" calcext:value-type="float">
            <text:p>6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374496" calcext:value-type="float">
            <text:p>137449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9637155463025" calcext:value-type="float">
            <text:p>5.39637155463025</text:p>
          </table:table-cell>
          <table:table-cell/>
          <table:table-cell office:value-type="float" office:value="614" calcext:value-type="float">
            <text:p>6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367368" calcext:value-type="float">
            <text:p>136736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1895223726741" calcext:value-type="float">
            <text:p>5.41895223726741</text:p>
          </table:table-cell>
          <table:table-cell/>
          <table:table-cell office:value-type="float" office:value="615" calcext:value-type="float">
            <text:p>6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1385189" calcext:value-type="float">
            <text:p>138518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6271601687464" calcext:value-type="float">
            <text:p>5.36271601687464</text:p>
          </table:table-cell>
          <table:table-cell/>
          <table:table-cell office:value-type="float" office:value="616" calcext:value-type="float">
            <text:p>6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320183" calcext:value-type="float">
            <text:p>132018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7146499738583" calcext:value-type="float">
            <text:p>5.57146499738583</text:p>
          </table:table-cell>
          <table:table-cell/>
          <table:table-cell office:value-type="float" office:value="617" calcext:value-type="float">
            <text:p>6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371026" calcext:value-type="float">
            <text:p>137102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0734944994214" calcext:value-type="float">
            <text:p>5.40734944994214</text:p>
          </table:table-cell>
          <table:table-cell/>
          <table:table-cell office:value-type="float" office:value="618" calcext:value-type="float">
            <text:p>6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511911" calcext:value-type="float">
            <text:p>151191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4.98254408996386" calcext:value-type="float">
            <text:p>4.98254408996386</text:p>
          </table:table-cell>
          <table:table-cell/>
          <table:table-cell office:value-type="float" office:value="619" calcext:value-type="float">
            <text:p>6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00672" calcext:value-type="float">
            <text:p>140067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1444188764127" calcext:value-type="float">
            <text:p>5.31444188764127</text:p>
          </table:table-cell>
          <table:table-cell/>
          <table:table-cell office:value-type="float" office:value="620" calcext:value-type="float">
            <text:p>6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452856" calcext:value-type="float">
            <text:p>145285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15558064498516" calcext:value-type="float">
            <text:p>5.15558064498516</text:p>
          </table:table-cell>
          <table:table-cell/>
          <table:table-cell office:value-type="float" office:value="621" calcext:value-type="float">
            <text:p>6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364187" calcext:value-type="float">
            <text:p>136418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2906729167003" calcext:value-type="float">
            <text:p>5.42906729167003</text:p>
          </table:table-cell>
          <table:table-cell/>
          <table:table-cell office:value-type="float" office:value="622" calcext:value-type="float">
            <text:p>6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365605" calcext:value-type="float">
            <text:p>136560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2455537551869" calcext:value-type="float">
            <text:p>5.42455537551869</text:p>
          </table:table-cell>
          <table:table-cell/>
          <table:table-cell office:value-type="float" office:value="623" calcext:value-type="float">
            <text:p>6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406220" calcext:value-type="float">
            <text:p>140622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1735418393608" calcext:value-type="float">
            <text:p>4.71735418393608</text:p>
          </table:table-cell>
          <table:table-cell/>
          <table:table-cell office:value-type="float" office:value="624" calcext:value-type="float">
            <text:p>6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328669" calcext:value-type="float">
            <text:p>132866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6371886472395" calcext:value-type="float">
            <text:p>4.96371886472395</text:p>
          </table:table-cell>
          <table:table-cell/>
          <table:table-cell office:value-type="float" office:value="625" calcext:value-type="float">
            <text:p>6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324950" calcext:value-type="float">
            <text:p>132495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7589199308684" calcext:value-type="float">
            <text:p>4.97589199308684</text:p>
          </table:table-cell>
          <table:table-cell/>
          <table:table-cell office:value-type="float" office:value="626" calcext:value-type="float">
            <text:p>6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401606" calcext:value-type="float">
            <text:p>140160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3162740843908" calcext:value-type="float">
            <text:p>4.73162740843908</text:p>
          </table:table-cell>
          <table:table-cell/>
          <table:table-cell office:value-type="float" office:value="627" calcext:value-type="float">
            <text:p>6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412754" calcext:value-type="float">
            <text:p>141275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69722143190232" calcext:value-type="float">
            <text:p>4.69722143190232</text:p>
          </table:table-cell>
          <table:table-cell/>
          <table:table-cell office:value-type="float" office:value="628" calcext:value-type="float">
            <text:p>6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424745" calcext:value-type="float">
            <text:p>142474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66051547265752" calcext:value-type="float">
            <text:p>4.66051547265752</text:p>
          </table:table-cell>
          <table:table-cell/>
          <table:table-cell office:value-type="float" office:value="629" calcext:value-type="float">
            <text:p>6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593708" calcext:value-type="float">
            <text:p>159370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17379936110982" calcext:value-type="float">
            <text:p>4.17379936110982</text:p>
          </table:table-cell>
          <table:table-cell/>
          <table:table-cell office:value-type="float" office:value="630" calcext:value-type="float">
            <text:p>6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386684" calcext:value-type="float">
            <text:p>138668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7811184247096" calcext:value-type="float">
            <text:p>4.77811184247096</text:p>
          </table:table-cell>
          <table:table-cell/>
          <table:table-cell office:value-type="float" office:value="631" calcext:value-type="float">
            <text:p>6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303278" calcext:value-type="float">
            <text:p>130327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4751624594223" calcext:value-type="float">
            <text:p>5.04751624594223</text:p>
          </table:table-cell>
          <table:table-cell/>
          <table:table-cell office:value-type="float" office:value="632" calcext:value-type="float">
            <text:p>6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308216" calcext:value-type="float">
            <text:p>130821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310923237926" calcext:value-type="float">
            <text:p>5.0310923237926</text:p>
          </table:table-cell>
          <table:table-cell/>
          <table:table-cell office:value-type="float" office:value="633" calcext:value-type="float">
            <text:p>6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374651" calcext:value-type="float">
            <text:p>137465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159623646255" calcext:value-type="float">
            <text:p>4.8159623646255</text:p>
          </table:table-cell>
          <table:table-cell/>
          <table:table-cell office:value-type="float" office:value="634" calcext:value-type="float">
            <text:p>6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410028" calcext:value-type="float">
            <text:p>141002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0560951943938" calcext:value-type="float">
            <text:p>4.70560951943938</text:p>
          </table:table-cell>
          <table:table-cell/>
          <table:table-cell office:value-type="float" office:value="635" calcext:value-type="float">
            <text:p>6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381727" calcext:value-type="float">
            <text:p>138172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9366444681686" calcext:value-type="float">
            <text:p>4.79366444681686</text:p>
          </table:table-cell>
          <table:table-cell/>
          <table:table-cell office:value-type="float" office:value="636" calcext:value-type="float">
            <text:p>6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280817" calcext:value-type="float">
            <text:p>128081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2301605557427" calcext:value-type="float">
            <text:p>5.12301605557427</text:p>
          </table:table-cell>
          <table:table-cell/>
          <table:table-cell office:value-type="float" office:value="637" calcext:value-type="float">
            <text:p>6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326825" calcext:value-type="float">
            <text:p>132682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6975042912102" calcext:value-type="float">
            <text:p>4.96975042912102</text:p>
          </table:table-cell>
          <table:table-cell/>
          <table:table-cell office:value-type="float" office:value="638" calcext:value-type="float">
            <text:p>6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410293" calcext:value-type="float">
            <text:p>141029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0479338511961" calcext:value-type="float">
            <text:p>4.70479338511961</text:p>
          </table:table-cell>
          <table:table-cell/>
          <table:table-cell office:value-type="float" office:value="639" calcext:value-type="float">
            <text:p>6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897848" calcext:value-type="float">
            <text:p>189784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41527262272001" calcext:value-type="float">
            <text:p>3.41527262272001</text:p>
          </table:table-cell>
          <table:table-cell/>
          <table:table-cell office:value-type="float" office:value="640" calcext:value-type="float">
            <text:p>6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831090" calcext:value-type="float">
            <text:p>283109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67835013048995" calcext:value-type="float">
            <text:p>1.67835013048995</text:p>
          </table:table-cell>
          <table:table-cell/>
          <table:table-cell office:value-type="float" office:value="641" calcext:value-type="float">
            <text:p>6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318699" calcext:value-type="float">
            <text:p>131869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9643011948601" calcext:value-type="float">
            <text:p>4.99643011948601</text:p>
          </table:table-cell>
          <table:table-cell/>
          <table:table-cell office:value-type="float" office:value="642" calcext:value-type="float">
            <text:p>6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1384094" calcext:value-type="float">
            <text:p>138409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8623102802636" calcext:value-type="float">
            <text:p>4.78623102802636</text:p>
          </table:table-cell>
          <table:table-cell/>
          <table:table-cell office:value-type="float" office:value="643" calcext:value-type="float">
            <text:p>6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319907" calcext:value-type="float">
            <text:p>13199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9245356693673" calcext:value-type="float">
            <text:p>4.99245356693673</text:p>
          </table:table-cell>
          <table:table-cell/>
          <table:table-cell office:value-type="float" office:value="644" calcext:value-type="float">
            <text:p>6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361928" calcext:value-type="float">
            <text:p>136192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5634540129956" calcext:value-type="float">
            <text:p>4.85634540129956</text:p>
          </table:table-cell>
          <table:table-cell/>
          <table:table-cell office:value-type="float" office:value="645" calcext:value-type="float">
            <text:p>6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1379949" calcext:value-type="float">
            <text:p>137994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992565271008" calcext:value-type="float">
            <text:p>4.7992565271008</text:p>
          </table:table-cell>
          <table:table-cell/>
          <table:table-cell office:value-type="float" office:value="646" calcext:value-type="float">
            <text:p>6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233373" calcext:value-type="float">
            <text:p>123337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8694251828999" calcext:value-type="float">
            <text:p>5.28694251828999</text:p>
          </table:table-cell>
          <table:table-cell/>
          <table:table-cell office:value-type="float" office:value="647" calcext:value-type="float">
            <text:p>6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380024" calcext:value-type="float">
            <text:p>138002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2173352044892" calcext:value-type="float">
            <text:p>4.62173352044892</text:p>
          </table:table-cell>
          <table:table-cell/>
          <table:table-cell office:value-type="float" office:value="648" calcext:value-type="float">
            <text:p>6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265325" calcext:value-type="float">
            <text:p>126532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9857902513076" calcext:value-type="float">
            <text:p>4.99857902513076</text:p>
          </table:table-cell>
          <table:table-cell/>
          <table:table-cell office:value-type="float" office:value="649" calcext:value-type="float">
            <text:p>6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314404" calcext:value-type="float">
            <text:p>131440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333111925208" calcext:value-type="float">
            <text:p>4.8333111925208</text:p>
          </table:table-cell>
          <table:table-cell/>
          <table:table-cell office:value-type="float" office:value="650" calcext:value-type="float">
            <text:p>6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394776" calcext:value-type="float">
            <text:p>139477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7555525492707" calcext:value-type="float">
            <text:p>4.57555525492707</text:p>
          </table:table-cell>
          <table:table-cell/>
          <table:table-cell office:value-type="float" office:value="651" calcext:value-type="float">
            <text:p>6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556274" calcext:value-type="float">
            <text:p>155627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09973929386338" calcext:value-type="float">
            <text:p>4.09973929386338</text:p>
          </table:table-cell>
          <table:table-cell/>
          <table:table-cell office:value-type="float" office:value="652" calcext:value-type="float">
            <text:p>6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444656" calcext:value-type="float">
            <text:p>144465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2295545680052" calcext:value-type="float">
            <text:p>4.42295545680052</text:p>
          </table:table-cell>
          <table:table-cell/>
          <table:table-cell office:value-type="float" office:value="653" calcext:value-type="float">
            <text:p>6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525063" calcext:value-type="float">
            <text:p>152506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877220666993" calcext:value-type="float">
            <text:p>4.1877220666993</text:p>
          </table:table-cell>
          <table:table-cell/>
          <table:table-cell office:value-type="float" office:value="654" calcext:value-type="float">
            <text:p>6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366564" calcext:value-type="float">
            <text:p>136656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6430015602264" calcext:value-type="float">
            <text:p>4.66430015602264</text:p>
          </table:table-cell>
          <table:table-cell/>
          <table:table-cell office:value-type="float" office:value="655" calcext:value-type="float">
            <text:p>6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294653" calcext:value-type="float">
            <text:p>129465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9906609303867" calcext:value-type="float">
            <text:p>4.89906609303867</text:p>
          </table:table-cell>
          <table:table-cell/>
          <table:table-cell office:value-type="float" office:value="656" calcext:value-type="float">
            <text:p>6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360941" calcext:value-type="float">
            <text:p>136094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8220693405922" calcext:value-type="float">
            <text:p>4.68220693405922</text:p>
          </table:table-cell>
          <table:table-cell/>
          <table:table-cell office:value-type="float" office:value="657" calcext:value-type="float">
            <text:p>6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304568" calcext:value-type="float">
            <text:p>130456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6593269903923" calcext:value-type="float">
            <text:p>4.86593269903923</text:p>
          </table:table-cell>
          <table:table-cell/>
          <table:table-cell office:value-type="float" office:value="658" calcext:value-type="float">
            <text:p>6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244131" calcext:value-type="float">
            <text:p>124413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719387979809" calcext:value-type="float">
            <text:p>5.0719387979809</text:p>
          </table:table-cell>
          <table:table-cell/>
          <table:table-cell office:value-type="float" office:value="659" calcext:value-type="float">
            <text:p>6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319773" calcext:value-type="float">
            <text:p>131977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1560752035118" calcext:value-type="float">
            <text:p>4.81560752035118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392886" calcext:value-type="float">
            <text:p>139288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8144418046083" calcext:value-type="float">
            <text:p>4.58144418046083</text:p>
          </table:table-cell>
          <table:table-cell/>
          <table:table-cell office:value-type="float" office:value="661" calcext:value-type="float">
            <text:p>6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445374" calcext:value-type="float">
            <text:p>144537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2079753148887" calcext:value-type="float">
            <text:p>4.42079753148887</text:p>
          </table:table-cell>
          <table:table-cell/>
          <table:table-cell office:value-type="float" office:value="662" calcext:value-type="float">
            <text:p>6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399900" calcext:value-type="float">
            <text:p>13999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5962977792093" calcext:value-type="float">
            <text:p>4.55962977792093</text:p>
          </table:table-cell>
          <table:table-cell/>
          <table:table-cell office:value-type="float" office:value="663" calcext:value-type="float">
            <text:p>6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555704" calcext:value-type="float">
            <text:p>155570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0133022964412" calcext:value-type="float">
            <text:p>4.10133022964412</text:p>
          </table:table-cell>
          <table:table-cell/>
          <table:table-cell office:value-type="float" office:value="664" calcext:value-type="float">
            <text:p>6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457264" calcext:value-type="float">
            <text:p>145726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8521755030053" calcext:value-type="float">
            <text:p>4.38521755030053</text:p>
          </table:table-cell>
          <table:table-cell/>
          <table:table-cell office:value-type="float" office:value="665" calcext:value-type="float">
            <text:p>6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1345414" calcext:value-type="float">
            <text:p>134541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3204048811332" calcext:value-type="float">
            <text:p>4.73204048811332</text:p>
          </table:table-cell>
          <table:table-cell/>
          <table:table-cell office:value-type="float" office:value="666" calcext:value-type="float">
            <text:p>6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363825" calcext:value-type="float">
            <text:p>136382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7301344182147" calcext:value-type="float">
            <text:p>4.67301344182147</text:p>
          </table:table-cell>
          <table:table-cell/>
          <table:table-cell office:value-type="float" office:value="667" calcext:value-type="float">
            <text:p>6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378890" calcext:value-type="float">
            <text:p>137889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2530369313435" calcext:value-type="float">
            <text:p>4.62530369313435</text:p>
          </table:table-cell>
          <table:table-cell/>
          <table:table-cell office:value-type="float" office:value="668" calcext:value-type="float">
            <text:p>6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320524" calcext:value-type="float">
            <text:p>132052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1313692583318" calcext:value-type="float">
            <text:p>4.81313692583318</text:p>
          </table:table-cell>
          <table:table-cell/>
          <table:table-cell office:value-type="float" office:value="669" calcext:value-type="float">
            <text:p>6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236958" calcext:value-type="float">
            <text:p>123695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9705037598523" calcext:value-type="float">
            <text:p>5.09705037598523</text:p>
          </table:table-cell>
          <table:table-cell/>
          <table:table-cell office:value-type="float" office:value="670" calcext:value-type="float">
            <text:p>6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1359200" calcext:value-type="float">
            <text:p>13592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8776625466973" calcext:value-type="float">
            <text:p>4.68776625466973</text:p>
          </table:table-cell>
          <table:table-cell/>
          <table:table-cell office:value-type="float" office:value="671" calcext:value-type="float">
            <text:p>6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1323665" calcext:value-type="float">
            <text:p>132366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0281905816725" calcext:value-type="float">
            <text:p>4.80281905816725</text:p>
          </table:table-cell>
          <table:table-cell/>
          <table:table-cell office:value-type="float" office:value="672" calcext:value-type="float">
            <text:p>6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179539" calcext:value-type="float">
            <text:p>217953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81424044246258" calcext:value-type="float">
            <text:p>2.81424044246258</text:p>
          </table:table-cell>
          <table:table-cell/>
          <table:table-cell office:value-type="float" office:value="673" calcext:value-type="float">
            <text:p>6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426546" calcext:value-type="float">
            <text:p>142654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65502908445001" calcext:value-type="float">
            <text:p>4.65502908445001</text:p>
          </table:table-cell>
          <table:table-cell/>
          <table:table-cell office:value-type="float" office:value="674" calcext:value-type="float">
            <text:p>6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587837" calcext:value-type="float">
            <text:p>158783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18982771084194" calcext:value-type="float">
            <text:p>4.18982771084194</text:p>
          </table:table-cell>
          <table:table-cell/>
          <table:table-cell office:value-type="float" office:value="675" calcext:value-type="float">
            <text:p>6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380711" calcext:value-type="float">
            <text:p>138071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9685903951729" calcext:value-type="float">
            <text:p>4.79685903951729</text:p>
          </table:table-cell>
          <table:table-cell/>
          <table:table-cell office:value-type="float" office:value="676" calcext:value-type="float">
            <text:p>6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372397" calcext:value-type="float">
            <text:p>137239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2308928764898" calcext:value-type="float">
            <text:p>4.82308928764898</text:p>
          </table:table-cell>
          <table:table-cell/>
          <table:table-cell office:value-type="float" office:value="677" calcext:value-type="float">
            <text:p>6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271023" calcext:value-type="float">
            <text:p>127102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5635279330893" calcext:value-type="float">
            <text:p>5.15635279330893</text:p>
          </table:table-cell>
          <table:table-cell/>
          <table:table-cell office:value-type="float" office:value="678" calcext:value-type="float">
            <text:p>6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329420" calcext:value-type="float">
            <text:p>132942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6126480720678" calcext:value-type="float">
            <text:p>4.96126480720678</text:p>
          </table:table-cell>
          <table:table-cell/>
          <table:table-cell office:value-type="float" office:value="679" calcext:value-type="float">
            <text:p>6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372601" calcext:value-type="float">
            <text:p>137260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2244377843935" calcext:value-type="float">
            <text:p>4.82244377843935</text:p>
          </table:table-cell>
          <table:table-cell/>
          <table:table-cell office:value-type="float" office:value="680" calcext:value-type="float">
            <text:p>6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257906" calcext:value-type="float">
            <text:p>125790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0140500161484" calcext:value-type="float">
            <text:p>5.20140500161484</text:p>
          </table:table-cell>
          <table:table-cell/>
          <table:table-cell office:value-type="float" office:value="681" calcext:value-type="float">
            <text:p>6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394580" calcext:value-type="float">
            <text:p>139458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5345256207089" calcext:value-type="float">
            <text:p>4.75345256207089</text:p>
          </table:table-cell>
          <table:table-cell/>
          <table:table-cell office:value-type="float" office:value="682" calcext:value-type="float">
            <text:p>6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403020" calcext:value-type="float">
            <text:p>140302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2724826876454" calcext:value-type="float">
            <text:p>4.72724826876454</text:p>
          </table:table-cell>
          <table:table-cell/>
          <table:table-cell office:value-type="float" office:value="683" calcext:value-type="float">
            <text:p>6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437116" calcext:value-type="float">
            <text:p>143711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62296864211476" calcext:value-type="float">
            <text:p>4.62296864211476</text:p>
          </table:table-cell>
          <table:table-cell/>
          <table:table-cell office:value-type="float" office:value="684" calcext:value-type="float">
            <text:p>6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368643" calcext:value-type="float">
            <text:p>136864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3498508270777" calcext:value-type="float">
            <text:p>4.83498508270777</text:p>
          </table:table-cell>
          <table:table-cell/>
          <table:table-cell office:value-type="float" office:value="685" calcext:value-type="float">
            <text:p>6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357963" calcext:value-type="float">
            <text:p>135796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6900751783696" calcext:value-type="float">
            <text:p>4.86900751783696</text:p>
          </table:table-cell>
          <table:table-cell/>
          <table:table-cell office:value-type="float" office:value="686" calcext:value-type="float">
            <text:p>6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1594333" calcext:value-type="float">
            <text:p>159433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17209653448578" calcext:value-type="float">
            <text:p>4.17209653448578</text:p>
          </table:table-cell>
          <table:table-cell/>
          <table:table-cell office:value-type="float" office:value="687" calcext:value-type="float">
            <text:p>6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1350442" calcext:value-type="float">
            <text:p>135044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9312752348045" calcext:value-type="float">
            <text:p>4.89312752348045</text:p>
          </table:table-cell>
          <table:table-cell/>
          <table:table-cell office:value-type="float" office:value="688" calcext:value-type="float">
            <text:p>6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1349941" calcext:value-type="float">
            <text:p>134994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9473900998389" calcext:value-type="float">
            <text:p>4.89473900998389</text:p>
          </table:table-cell>
          <table:table-cell/>
          <table:table-cell office:value-type="float" office:value="689" calcext:value-type="float">
            <text:p>6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431572" calcext:value-type="float">
            <text:p>143157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6397549333059" calcext:value-type="float">
            <text:p>4.6397549333059</text:p>
          </table:table-cell>
          <table:table-cell/>
          <table:table-cell office:value-type="float" office:value="690" calcext:value-type="float">
            <text:p>6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1304589" calcext:value-type="float">
            <text:p>130458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4314976472415" calcext:value-type="float">
            <text:p>5.04314976472415</text:p>
          </table:table-cell>
          <table:table-cell/>
          <table:table-cell office:value-type="float" office:value="691" calcext:value-type="float">
            <text:p>6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317671" calcext:value-type="float">
            <text:p>131767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9981700941439" calcext:value-type="float">
            <text:p>4.99981700941439</text:p>
          </table:table-cell>
          <table:table-cell/>
          <table:table-cell office:value-type="float" office:value="692" calcext:value-type="float">
            <text:p>6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350056" calcext:value-type="float">
            <text:p>135005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9436905501395" calcext:value-type="float">
            <text:p>4.89436905501395</text:p>
          </table:table-cell>
          <table:table-cell/>
          <table:table-cell office:value-type="float" office:value="693" calcext:value-type="float">
            <text:p>6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383783" calcext:value-type="float">
            <text:p>138378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8720697879614" calcext:value-type="float">
            <text:p>4.78720697879614</text:p>
          </table:table-cell>
          <table:table-cell/>
          <table:table-cell office:value-type="float" office:value="694" calcext:value-type="float">
            <text:p>6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315730" calcext:value-type="float">
            <text:p>131573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0621911636299" calcext:value-type="float">
            <text:p>5.00621911636299</text:p>
          </table:table-cell>
          <table:table-cell/>
          <table:table-cell office:value-type="float" office:value="695" calcext:value-type="float">
            <text:p>6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400431" calcext:value-type="float">
            <text:p>140043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3526973040804" calcext:value-type="float">
            <text:p>4.73526973040804</text:p>
          </table:table-cell>
          <table:table-cell/>
          <table:table-cell office:value-type="float" office:value="696" calcext:value-type="float">
            <text:p>6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322054" calcext:value-type="float">
            <text:p>132205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6328072561044" calcext:value-type="float">
            <text:p>5.36328072561044</text:p>
          </table:table-cell>
          <table:table-cell/>
          <table:table-cell office:value-type="float" office:value="697" calcext:value-type="float">
            <text:p>6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493573" calcext:value-type="float">
            <text:p>149357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83350812989802" calcext:value-type="float">
            <text:p>4.83350812989802</text:p>
          </table:table-cell>
          <table:table-cell/>
          <table:table-cell office:value-type="float" office:value="698" calcext:value-type="float">
            <text:p>6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618198" calcext:value-type="float">
            <text:p>161819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48545606988679" calcext:value-type="float">
            <text:p>4.48545606988679</text:p>
          </table:table-cell>
          <table:table-cell/>
          <table:table-cell office:value-type="float" office:value="699" calcext:value-type="float">
            <text:p>6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360516" calcext:value-type="float">
            <text:p>136051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3873613507609" calcext:value-type="float">
            <text:p>5.23873613507609</text:p>
          </table:table-cell>
          <table:table-cell/>
          <table:table-cell office:value-type="float" office:value="700" calcext:value-type="float">
            <text:p>7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526357" calcext:value-type="float">
            <text:p>152635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73921144323612" calcext:value-type="float">
            <text:p>4.73921144323612</text:p>
          </table:table-cell>
          <table:table-cell/>
          <table:table-cell office:value-type="float" office:value="701" calcext:value-type="float">
            <text:p>7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1285576" calcext:value-type="float">
            <text:p>128557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8479510933843" calcext:value-type="float">
            <text:p>5.48479510933843</text:p>
          </table:table-cell>
          <table:table-cell/>
          <table:table-cell office:value-type="float" office:value="702" calcext:value-type="float">
            <text:p>7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1317675" calcext:value-type="float">
            <text:p>131767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7768960834613" calcext:value-type="float">
            <text:p>5.37768960834613</text:p>
          </table:table-cell>
          <table:table-cell/>
          <table:table-cell office:value-type="float" office:value="703" calcext:value-type="float">
            <text:p>7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448241" calcext:value-type="float">
            <text:p>144824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96736428777933" calcext:value-type="float">
            <text:p>4.96736428777933</text:p>
          </table:table-cell>
          <table:table-cell/>
          <table:table-cell office:value-type="float" office:value="704" calcext:value-type="float">
            <text:p>7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1376695" calcext:value-type="float">
            <text:p>137669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8739531953537" calcext:value-type="float">
            <text:p>5.18739531953537</text:p>
          </table:table-cell>
          <table:table-cell/>
          <table:table-cell office:value-type="float" office:value="705" calcext:value-type="float">
            <text:p>7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311235" calcext:value-type="float">
            <text:p>131123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9896733986283" calcext:value-type="float">
            <text:p>5.39896733986283</text:p>
          </table:table-cell>
          <table:table-cell/>
          <table:table-cell office:value-type="float" office:value="706" calcext:value-type="float">
            <text:p>7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1436197" calcext:value-type="float">
            <text:p>143619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00363251846352" calcext:value-type="float">
            <text:p>5.00363251846352</text:p>
          </table:table-cell>
          <table:table-cell/>
          <table:table-cell office:value-type="float" office:value="707" calcext:value-type="float">
            <text:p>7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1322287" calcext:value-type="float">
            <text:p>132228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6251538850342" calcext:value-type="float">
            <text:p>5.36251538850342</text:p>
          </table:table-cell>
          <table:table-cell/>
          <table:table-cell office:value-type="float" office:value="708" calcext:value-type="float">
            <text:p>7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1248953" calcext:value-type="float">
            <text:p>124895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61031171542368" calcext:value-type="float">
            <text:p>5.61031171542368</text:p>
          </table:table-cell>
          <table:table-cell/>
          <table:table-cell office:value-type="float" office:value="709" calcext:value-type="float">
            <text:p>7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575401" calcext:value-type="float">
            <text:p>157540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60186150256727" calcext:value-type="float">
            <text:p>4.60186150256727</text:p>
          </table:table-cell>
          <table:table-cell/>
          <table:table-cell office:value-type="float" office:value="710" calcext:value-type="float">
            <text:p>7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424671" calcext:value-type="float">
            <text:p>142467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03862682985492" calcext:value-type="float">
            <text:p>5.03862682985492</text:p>
          </table:table-cell>
          <table:table-cell/>
          <table:table-cell office:value-type="float" office:value="711" calcext:value-type="float">
            <text:p>7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398863" calcext:value-type="float">
            <text:p>139886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1802083848296" calcext:value-type="float">
            <text:p>5.11802083848296</text:p>
          </table:table-cell>
          <table:table-cell/>
          <table:table-cell office:value-type="float" office:value="712" calcext:value-type="float">
            <text:p>7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1381010" calcext:value-type="float">
            <text:p>138101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7380443712572" calcext:value-type="float">
            <text:p>5.17380443712572</text:p>
          </table:table-cell>
          <table:table-cell/>
          <table:table-cell office:value-type="float" office:value="713" calcext:value-type="float">
            <text:p>7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07835" calcext:value-type="float">
            <text:p>130783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102431138433" calcext:value-type="float">
            <text:p>5.4102431138433</text:p>
          </table:table-cell>
          <table:table-cell/>
          <table:table-cell office:value-type="float" office:value="714" calcext:value-type="float">
            <text:p>7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1390312" calcext:value-type="float">
            <text:p>139031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4464995820265" calcext:value-type="float">
            <text:p>5.14464995820265</text:p>
          </table:table-cell>
          <table:table-cell/>
          <table:table-cell office:value-type="float" office:value="715" calcext:value-type="float">
            <text:p>7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1295105" calcext:value-type="float">
            <text:p>129510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5272287006562" calcext:value-type="float">
            <text:p>5.45272287006562</text:p>
          </table:table-cell>
          <table:table-cell/>
          <table:table-cell office:value-type="float" office:value="716" calcext:value-type="float">
            <text:p>7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260263" calcext:value-type="float">
            <text:p>126026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7116081048162" calcext:value-type="float">
            <text:p>5.57116081048162</text:p>
          </table:table-cell>
          <table:table-cell/>
          <table:table-cell office:value-type="float" office:value="717" calcext:value-type="float">
            <text:p>7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423675" calcext:value-type="float">
            <text:p>142367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04166408250334" calcext:value-type="float">
            <text:p>5.04166408250334</text:p>
          </table:table-cell>
          <table:table-cell/>
          <table:table-cell office:value-type="float" office:value="718" calcext:value-type="float">
            <text:p>7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377789" calcext:value-type="float">
            <text:p>137778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2063612109996" calcext:value-type="float">
            <text:p>5.82063612109996</text:p>
          </table:table-cell>
          <table:table-cell/>
          <table:table-cell office:value-type="float" office:value="719" calcext:value-type="float">
            <text:p>7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358161" calcext:value-type="float">
            <text:p>135816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8295069803483" calcext:value-type="float">
            <text:p>5.88295069803483</text:p>
          </table:table-cell>
          <table:table-cell/>
          <table:table-cell office:value-type="float" office:value="720" calcext:value-type="float">
            <text:p>7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374241" calcext:value-type="float">
            <text:p>137424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3183423794824" calcext:value-type="float">
            <text:p>5.83183423794824</text:p>
          </table:table-cell>
          <table:table-cell/>
          <table:table-cell office:value-type="float" office:value="721" calcext:value-type="float">
            <text:p>7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593364" calcext:value-type="float">
            <text:p>159336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18931324599158" calcext:value-type="float">
            <text:p>5.18931324599158</text:p>
          </table:table-cell>
          <table:table-cell/>
          <table:table-cell office:value-type="float" office:value="722" calcext:value-type="float">
            <text:p>7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538259" calcext:value-type="float">
            <text:p>153825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34216860492367" calcext:value-type="float">
            <text:p>5.34216860492367</text:p>
          </table:table-cell>
          <table:table-cell/>
          <table:table-cell office:value-type="float" office:value="723" calcext:value-type="float">
            <text:p>7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392887" calcext:value-type="float">
            <text:p>139288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77330440140629" calcext:value-type="float">
            <text:p>5.77330440140629</text:p>
          </table:table-cell>
          <table:table-cell/>
          <table:table-cell office:value-type="float" office:value="724" calcext:value-type="float">
            <text:p>7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350661" calcext:value-type="float">
            <text:p>135066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90699965317052" calcext:value-type="float">
            <text:p>5.90699965317052</text:p>
          </table:table-cell>
          <table:table-cell/>
          <table:table-cell office:value-type="float" office:value="725" calcext:value-type="float">
            <text:p>7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378270" calcext:value-type="float">
            <text:p>137827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1912021996783" calcext:value-type="float">
            <text:p>5.81912021996783</text:p>
          </table:table-cell>
          <table:table-cell/>
          <table:table-cell office:value-type="float" office:value="726" calcext:value-type="float">
            <text:p>7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377046" calcext:value-type="float">
            <text:p>137704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2297877180593" calcext:value-type="float">
            <text:p>5.82297877180593</text:p>
          </table:table-cell>
          <table:table-cell/>
          <table:table-cell office:value-type="float" office:value="727" calcext:value-type="float">
            <text:p>7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1429325" calcext:value-type="float">
            <text:p>142932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66115335293492" calcext:value-type="float">
            <text:p>5.66115335293492</text:p>
          </table:table-cell>
          <table:table-cell/>
          <table:table-cell office:value-type="float" office:value="728" calcext:value-type="float">
            <text:p>7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386024" calcext:value-type="float">
            <text:p>138602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79475574755656" calcext:value-type="float">
            <text:p>5.79475574755656</text:p>
          </table:table-cell>
          <table:table-cell/>
          <table:table-cell office:value-type="float" office:value="729" calcext:value-type="float">
            <text:p>7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342177" calcext:value-type="float">
            <text:p>134217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93436532890509" calcext:value-type="float">
            <text:p>5.93436532890509</text:p>
          </table:table-cell>
          <table:table-cell/>
          <table:table-cell office:value-type="float" office:value="730" calcext:value-type="float">
            <text:p>7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372083" calcext:value-type="float">
            <text:p>137208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3865941724128" calcext:value-type="float">
            <text:p>5.83865941724128</text:p>
          </table:table-cell>
          <table:table-cell/>
          <table:table-cell office:value-type="float" office:value="731" calcext:value-type="float">
            <text:p>7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330158" calcext:value-type="float">
            <text:p>133015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97343094436013" calcext:value-type="float">
            <text:p>5.97343094436013</text:p>
          </table:table-cell>
          <table:table-cell/>
          <table:table-cell office:value-type="float" office:value="732" calcext:value-type="float">
            <text:p>7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771208" calcext:value-type="float">
            <text:p>177120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4.7297676010386" calcext:value-type="float">
            <text:p>4.7297676010386</text:p>
          </table:table-cell>
          <table:table-cell/>
          <table:table-cell office:value-type="float" office:value="733" calcext:value-type="float">
            <text:p>7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521139" calcext:value-type="float">
            <text:p>152113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39077424001206" calcext:value-type="float">
            <text:p>5.39077424001206</text:p>
          </table:table-cell>
          <table:table-cell/>
          <table:table-cell office:value-type="float" office:value="734" calcext:value-type="float">
            <text:p>7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398000" calcext:value-type="float">
            <text:p>139800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7573915380744" calcext:value-type="float">
            <text:p>5.7573915380744</text:p>
          </table:table-cell>
          <table:table-cell/>
          <table:table-cell office:value-type="float" office:value="735" calcext:value-type="float">
            <text:p>7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366507" calcext:value-type="float">
            <text:p>13665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5634464487665" calcext:value-type="float">
            <text:p>5.85634464487665</text:p>
          </table:table-cell>
          <table:table-cell/>
          <table:table-cell office:value-type="float" office:value="736" calcext:value-type="float">
            <text:p>7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358190" calcext:value-type="float">
            <text:p>135819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8285796672009" calcext:value-type="float">
            <text:p>5.88285796672009</text:p>
          </table:table-cell>
          <table:table-cell/>
          <table:table-cell office:value-type="float" office:value="737" calcext:value-type="float">
            <text:p>7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362768" calcext:value-type="float">
            <text:p>136276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1458090266394" calcext:value-type="float">
            <text:p>6.61458090266394</text:p>
          </table:table-cell>
          <table:table-cell/>
          <table:table-cell office:value-type="float" office:value="738" calcext:value-type="float">
            <text:p>7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378369" calcext:value-type="float">
            <text:p>137836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6514520228779" calcext:value-type="float">
            <text:p>6.56514520228779</text:p>
          </table:table-cell>
          <table:table-cell/>
          <table:table-cell office:value-type="float" office:value="739" calcext:value-type="float">
            <text:p>7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380349" calcext:value-type="float">
            <text:p>138034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589111238367" calcext:value-type="float">
            <text:p>6.5589111238367</text:p>
          </table:table-cell>
          <table:table-cell/>
          <table:table-cell office:value-type="float" office:value="740" calcext:value-type="float">
            <text:p>7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320723" calcext:value-type="float">
            <text:p>132072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5068276327608" calcext:value-type="float">
            <text:p>6.75068276327608</text:p>
          </table:table-cell>
          <table:table-cell/>
          <table:table-cell office:value-type="float" office:value="741" calcext:value-type="float">
            <text:p>7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359876" calcext:value-type="float">
            <text:p>135987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2380708217201" calcext:value-type="float">
            <text:p>6.62380708217201</text:p>
          </table:table-cell>
          <table:table-cell/>
          <table:table-cell office:value-type="float" office:value="742" calcext:value-type="float">
            <text:p>7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377222" calcext:value-type="float">
            <text:p>137722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6876065755319" calcext:value-type="float">
            <text:p>6.56876065755319</text:p>
          </table:table-cell>
          <table:table-cell/>
          <table:table-cell office:value-type="float" office:value="743" calcext:value-type="float">
            <text:p>7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344635" calcext:value-type="float">
            <text:p>134463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7275605867109" calcext:value-type="float">
            <text:p>6.67275605867109</text:p>
          </table:table-cell>
          <table:table-cell/>
          <table:table-cell office:value-type="float" office:value="744" calcext:value-type="float">
            <text:p>7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726366" calcext:value-type="float">
            <text:p>172636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5.58747143155025" calcext:value-type="float">
            <text:p>5.58747143155025</text:p>
          </table:table-cell>
          <table:table-cell/>
          <table:table-cell office:value-type="float" office:value="745" calcext:value-type="float">
            <text:p>7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338660" calcext:value-type="float">
            <text:p>133866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9209730753285" calcext:value-type="float">
            <text:p>6.69209730753285</text:p>
          </table:table-cell>
          <table:table-cell/>
          <table:table-cell office:value-type="float" office:value="746" calcext:value-type="float">
            <text:p>7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295005" calcext:value-type="float">
            <text:p>129500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8360857211737" calcext:value-type="float">
            <text:p>6.8360857211737</text:p>
          </table:table-cell>
          <table:table-cell/>
          <table:table-cell office:value-type="float" office:value="747" calcext:value-type="float">
            <text:p>7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383539" calcext:value-type="float">
            <text:p>138353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4888611549743" calcext:value-type="float">
            <text:p>6.54888611549743</text:p>
          </table:table-cell>
          <table:table-cell/>
          <table:table-cell office:value-type="float" office:value="748" calcext:value-type="float">
            <text:p>7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1329568" calcext:value-type="float">
            <text:p>132956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2169463363923" calcext:value-type="float">
            <text:p>6.72169463363923</text:p>
          </table:table-cell>
          <table:table-cell/>
          <table:table-cell office:value-type="float" office:value="749" calcext:value-type="float">
            <text:p>7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1380970" calcext:value-type="float">
            <text:p>138097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5695773215824" calcext:value-type="float">
            <text:p>6.55695773215824</text:p>
          </table:table-cell>
          <table:table-cell/>
          <table:table-cell office:value-type="float" office:value="750" calcext:value-type="float">
            <text:p>7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413192" calcext:value-type="float">
            <text:p>141319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45678847090813" calcext:value-type="float">
            <text:p>6.45678847090813</text:p>
          </table:table-cell>
          <table:table-cell/>
          <table:table-cell office:value-type="float" office:value="751" calcext:value-type="float">
            <text:p>7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1386229" calcext:value-type="float">
            <text:p>138622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404503726942" calcext:value-type="float">
            <text:p>6.5404503726942</text:p>
          </table:table-cell>
          <table:table-cell/>
          <table:table-cell office:value-type="float" office:value="752" calcext:value-type="float">
            <text:p>7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326659" calcext:value-type="float">
            <text:p>132665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3120709739282" calcext:value-type="float">
            <text:p>6.73120709739282</text:p>
          </table:table-cell>
          <table:table-cell/>
          <table:table-cell office:value-type="float" office:value="753" calcext:value-type="float">
            <text:p>7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381399" calcext:value-type="float">
            <text:p>138139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3589560232057" calcext:value-type="float">
            <text:p>6.83589560232057</text:p>
          </table:table-cell>
          <table:table-cell/>
          <table:table-cell office:value-type="float" office:value="754" calcext:value-type="float">
            <text:p>7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310150" calcext:value-type="float">
            <text:p>131015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6587676330141" calcext:value-type="float">
            <text:p>7.06587676330141</text:p>
          </table:table-cell>
          <table:table-cell/>
          <table:table-cell office:value-type="float" office:value="755" calcext:value-type="float">
            <text:p>7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672914" calcext:value-type="float">
            <text:p>167291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00435081887466" calcext:value-type="float">
            <text:p>6.00435081887466</text:p>
          </table:table-cell>
          <table:table-cell/>
          <table:table-cell office:value-type="float" office:value="756" calcext:value-type="float">
            <text:p>7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336418" calcext:value-type="float">
            <text:p>133641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7966381066562" calcext:value-type="float">
            <text:p>6.97966381066562</text:p>
          </table:table-cell>
          <table:table-cell/>
          <table:table-cell office:value-type="float" office:value="757" calcext:value-type="float">
            <text:p>7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1262772" calcext:value-type="float">
            <text:p>126277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2583753990848" calcext:value-type="float">
            <text:p>7.22583753990848</text:p>
          </table:table-cell>
          <table:table-cell/>
          <table:table-cell office:value-type="float" office:value="758" calcext:value-type="float">
            <text:p>7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1451449" calcext:value-type="float">
            <text:p>145144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62106917014899" calcext:value-type="float">
            <text:p>6.62106917014899</text:p>
          </table:table-cell>
          <table:table-cell/>
          <table:table-cell office:value-type="float" office:value="759" calcext:value-type="float">
            <text:p>7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1297894" calcext:value-type="float">
            <text:p>129789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0669472766155" calcext:value-type="float">
            <text:p>7.10669472766155</text:p>
          </table:table-cell>
          <table:table-cell/>
          <table:table-cell office:value-type="float" office:value="760" calcext:value-type="float">
            <text:p>7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1390437" calcext:value-type="float">
            <text:p>139043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0757381533098" calcext:value-type="float">
            <text:p>6.80757381533098</text:p>
          </table:table-cell>
          <table:table-cell/>
          <table:table-cell office:value-type="float" office:value="761" calcext:value-type="float">
            <text:p>7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1328865" calcext:value-type="float">
            <text:p>132886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042783450522" calcext:value-type="float">
            <text:p>7.0042783450522</text:p>
          </table:table-cell>
          <table:table-cell/>
          <table:table-cell office:value-type="float" office:value="762" calcext:value-type="float">
            <text:p>7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1329871" calcext:value-type="float">
            <text:p>132987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0099181890109" calcext:value-type="float">
            <text:p>7.00099181890109</text:p>
          </table:table-cell>
          <table:table-cell/>
          <table:table-cell office:value-type="float" office:value="763" calcext:value-type="float">
            <text:p>7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1260578" calcext:value-type="float">
            <text:p>126057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333897410174" calcext:value-type="float">
            <text:p>7.2333897410174</text:p>
          </table:table-cell>
          <table:table-cell/>
          <table:table-cell office:value-type="float" office:value="764" calcext:value-type="float">
            <text:p>7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1342442" calcext:value-type="float">
            <text:p>134244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6013166364197" calcext:value-type="float">
            <text:p>6.96013166364197</text:p>
          </table:table-cell>
          <table:table-cell/>
          <table:table-cell office:value-type="float" office:value="765" calcext:value-type="float">
            <text:p>7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1296977" calcext:value-type="float">
            <text:p>129697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0976422943241" calcext:value-type="float">
            <text:p>7.10976422943241</text:p>
          </table:table-cell>
          <table:table-cell/>
          <table:table-cell office:value-type="float" office:value="766" calcext:value-type="float">
            <text:p>7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1337036" calcext:value-type="float">
            <text:p>133703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7765596617234" calcext:value-type="float">
            <text:p>6.97765596617234</text:p>
          </table:table-cell>
          <table:table-cell/>
          <table:table-cell office:value-type="float" office:value="767" calcext:value-type="float">
            <text:p>7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802549" calcext:value-type="float">
            <text:p>180254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5.68021618220284" calcext:value-type="float">
            <text:p>5.68021618220284</text:p>
          </table:table-cell>
          <table:table-cell/>
          <table:table-cell office:value-type="float" office:value="768" calcext:value-type="float">
            <text:p>7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424176" calcext:value-type="float">
            <text:p>142417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42316354513995" calcext:value-type="float">
            <text:p>6.42316354513995</text:p>
          </table:table-cell>
          <table:table-cell/>
          <table:table-cell office:value-type="float" office:value="769" calcext:value-type="float">
            <text:p>7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336112" calcext:value-type="float">
            <text:p>133611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0037152809905" calcext:value-type="float">
            <text:p>6.70037152809905</text:p>
          </table:table-cell>
          <table:table-cell/>
          <table:table-cell office:value-type="float" office:value="770" calcext:value-type="float">
            <text:p>7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271325" calcext:value-type="float">
            <text:p>127132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91623430075731" calcext:value-type="float">
            <text:p>6.91623430075731</text:p>
          </table:table-cell>
          <table:table-cell/>
          <table:table-cell office:value-type="float" office:value="771" calcext:value-type="float">
            <text:p>7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258400" calcext:value-type="float">
            <text:p>125840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96061307728845" calcext:value-type="float">
            <text:p>6.96061307728845</text:p>
          </table:table-cell>
          <table:table-cell/>
          <table:table-cell office:value-type="float" office:value="772" calcext:value-type="float">
            <text:p>7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338925" calcext:value-type="float">
            <text:p>133892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9123766693821" calcext:value-type="float">
            <text:p>6.69123766693821</text:p>
          </table:table-cell>
          <table:table-cell/>
          <table:table-cell office:value-type="float" office:value="773" calcext:value-type="float">
            <text:p>7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1474821" calcext:value-type="float">
            <text:p>147482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27140704439839" calcext:value-type="float">
            <text:p>6.27140704439839</text:p>
          </table:table-cell>
          <table:table-cell/>
          <table:table-cell office:value-type="float" office:value="774" calcext:value-type="float">
            <text:p>7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1422180" calcext:value-type="float">
            <text:p>142218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42925450444349" calcext:value-type="float">
            <text:p>6.42925450444349</text:p>
          </table:table-cell>
          <table:table-cell/>
          <table:table-cell office:value-type="float" office:value="775" calcext:value-type="float">
            <text:p>7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1498571" calcext:value-type="float">
            <text:p>149857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20202693367218" calcext:value-type="float">
            <text:p>6.20202693367218</text:p>
          </table:table-cell>
          <table:table-cell/>
          <table:table-cell office:value-type="float" office:value="776" calcext:value-type="float">
            <text:p>7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412430" calcext:value-type="float">
            <text:p>141243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45913083944314" calcext:value-type="float">
            <text:p>6.45913083944314</text:p>
          </table:table-cell>
          <table:table-cell/>
          <table:table-cell office:value-type="float" office:value="777" calcext:value-type="float">
            <text:p>7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400989" calcext:value-type="float">
            <text:p>140098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49445291949846" calcext:value-type="float">
            <text:p>6.49445291949846</text:p>
          </table:table-cell>
          <table:table-cell/>
          <table:table-cell office:value-type="float" office:value="778" calcext:value-type="float">
            <text:p>7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447952" calcext:value-type="float">
            <text:p>144795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35125852223731" calcext:value-type="float">
            <text:p>6.35125852223731</text:p>
          </table:table-cell>
          <table:table-cell/>
          <table:table-cell office:value-type="float" office:value="779" calcext:value-type="float">
            <text:p>7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622638" calcext:value-type="float">
            <text:p>162263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5.85658374990378" calcext:value-type="float">
            <text:p>5.85658374990378</text:p>
          </table:table-cell>
          <table:table-cell/>
          <table:table-cell office:value-type="float" office:value="780" calcext:value-type="float">
            <text:p>7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1380990" calcext:value-type="float">
            <text:p>138099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5689483559465" calcext:value-type="float">
            <text:p>6.55689483559465</text:p>
          </table:table-cell>
          <table:table-cell/>
          <table:table-cell office:value-type="float" office:value="781" calcext:value-type="float">
            <text:p>7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1285555" calcext:value-type="float">
            <text:p>128555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86789355512971" calcext:value-type="float">
            <text:p>6.86789355512971</text:p>
          </table:table-cell>
          <table:table-cell/>
          <table:table-cell office:value-type="float" office:value="782" calcext:value-type="float">
            <text:p>7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309782" calcext:value-type="float">
            <text:p>130978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8680999608591" calcext:value-type="float">
            <text:p>6.78680999608591</text:p>
          </table:table-cell>
          <table:table-cell/>
          <table:table-cell office:value-type="float" office:value="783" calcext:value-type="float">
            <text:p>7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1293749" calcext:value-type="float">
            <text:p>129374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84029990229768" calcext:value-type="float">
            <text:p>6.84029990229768</text:p>
          </table:table-cell>
          <table:table-cell/>
          <table:table-cell office:value-type="float" office:value="784" calcext:value-type="float">
            <text:p>7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336835" calcext:value-type="float">
            <text:p>133683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18649644064342" calcext:value-type="float">
            <text:p>6.18649644064342</text:p>
          </table:table-cell>
          <table:table-cell/>
          <table:table-cell office:value-type="float" office:value="785" calcext:value-type="float">
            <text:p>7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362432" calcext:value-type="float">
            <text:p>136243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10412615940024" calcext:value-type="float">
            <text:p>6.10412615940024</text:p>
          </table:table-cell>
          <table:table-cell/>
          <table:table-cell office:value-type="float" office:value="786" calcext:value-type="float">
            <text:p>7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281899" calcext:value-type="float">
            <text:p>128189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3687364272019" calcext:value-type="float">
            <text:p>6.3687364272019</text:p>
          </table:table-cell>
          <table:table-cell/>
          <table:table-cell office:value-type="float" office:value="787" calcext:value-type="float">
            <text:p>7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339980" calcext:value-type="float">
            <text:p>133998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17629135158002" calcext:value-type="float">
            <text:p>6.17629135158002</text:p>
          </table:table-cell>
          <table:table-cell/>
          <table:table-cell office:value-type="float" office:value="788" calcext:value-type="float">
            <text:p>7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369044" calcext:value-type="float">
            <text:p>136904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8310045225053" calcext:value-type="float">
            <text:p>6.08310045225053</text:p>
          </table:table-cell>
          <table:table-cell/>
          <table:table-cell office:value-type="float" office:value="789" calcext:value-type="float">
            <text:p>7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472400" calcext:value-type="float">
            <text:p>147240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76701642692615" calcext:value-type="float">
            <text:p>5.76701642692615</text:p>
          </table:table-cell>
          <table:table-cell/>
          <table:table-cell office:value-type="float" office:value="790" calcext:value-type="float">
            <text:p>7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1491949" calcext:value-type="float">
            <text:p>149194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70973473771035" calcext:value-type="float">
            <text:p>5.70973473771035</text:p>
          </table:table-cell>
          <table:table-cell/>
          <table:table-cell office:value-type="float" office:value="791" calcext:value-type="float">
            <text:p>7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453296" calcext:value-type="float">
            <text:p>145329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82373373250139" calcext:value-type="float">
            <text:p>5.82373373250139</text:p>
          </table:table-cell>
          <table:table-cell/>
          <table:table-cell office:value-type="float" office:value="792" calcext:value-type="float">
            <text:p>7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1477935" calcext:value-type="float">
            <text:p>147793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75072117382779" calcext:value-type="float">
            <text:p>5.75072117382779</text:p>
          </table:table-cell>
          <table:table-cell/>
          <table:table-cell office:value-type="float" office:value="793" calcext:value-type="float">
            <text:p>7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403734" calcext:value-type="float">
            <text:p>140373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97442632332235" calcext:value-type="float">
            <text:p>5.97442632332235</text:p>
          </table:table-cell>
          <table:table-cell/>
          <table:table-cell office:value-type="float" office:value="794" calcext:value-type="float">
            <text:p>7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1372484" calcext:value-type="float">
            <text:p>137248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7220161188257" calcext:value-type="float">
            <text:p>6.07220161188257</text:p>
          </table:table-cell>
          <table:table-cell/>
          <table:table-cell office:value-type="float" office:value="795" calcext:value-type="float">
            <text:p>7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325562" calcext:value-type="float">
            <text:p>132556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22327405834825" calcext:value-type="float">
            <text:p>6.22327405834825</text:p>
          </table:table-cell>
          <table:table-cell/>
          <table:table-cell office:value-type="float" office:value="796" calcext:value-type="float">
            <text:p>7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363528" calcext:value-type="float">
            <text:p>136352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10063390875963" calcext:value-type="float">
            <text:p>6.10063390875963</text:p>
          </table:table-cell>
          <table:table-cell/>
          <table:table-cell office:value-type="float" office:value="797" calcext:value-type="float">
            <text:p>7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1274394" calcext:value-type="float">
            <text:p>127439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39423733379932" calcext:value-type="float">
            <text:p>6.39423733379932</text:p>
          </table:table-cell>
          <table:table-cell/>
          <table:table-cell office:value-type="float" office:value="798" calcext:value-type="float">
            <text:p>7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1319781" calcext:value-type="float">
            <text:p>131978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24225579641892" calcext:value-type="float">
            <text:p>6.24225579641892</text:p>
          </table:table-cell>
          <table:table-cell/>
          <table:table-cell office:value-type="float" office:value="799" calcext:value-type="float">
            <text:p>7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1374475" calcext:value-type="float">
            <text:p>137447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6590606495314" calcext:value-type="float">
            <text:p>6.06590606495314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2736536" calcext:value-type="float">
            <text:p>273653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3.0752628566933" calcext:value-type="float">
            <text:p>3.0752628566933</text:p>
          </table:table-cell>
          <table:table-cell/>
          <table:table-cell office:value-type="float" office:value="801" calcext:value-type="float">
            <text:p>8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1565995" calcext:value-type="float">
            <text:p>156599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4993708038381" calcext:value-type="float">
            <text:p>5.4993708038381</text:p>
          </table:table-cell>
          <table:table-cell/>
          <table:table-cell office:value-type="float" office:value="802" calcext:value-type="float">
            <text:p>8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613736" calcext:value-type="float">
            <text:p>161373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4.69948148218886" calcext:value-type="float">
            <text:p>4.69948148218886</text:p>
          </table:table-cell>
          <table:table-cell/>
          <table:table-cell office:value-type="float" office:value="803" calcext:value-type="float">
            <text:p>8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388424" calcext:value-type="float">
            <text:p>138842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5258523593269" calcext:value-type="float">
            <text:p>5.35258523593269</text:p>
          </table:table-cell>
          <table:table-cell/>
          <table:table-cell office:value-type="float" office:value="804" calcext:value-type="float">
            <text:p>8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334599" calcext:value-type="float">
            <text:p>133459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2429840676048" calcext:value-type="float">
            <text:p>5.52429840676048</text:p>
          </table:table-cell>
          <table:table-cell/>
          <table:table-cell office:value-type="float" office:value="805" calcext:value-type="float">
            <text:p>8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421731" calcext:value-type="float">
            <text:p>142173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24963202723431" calcext:value-type="float">
            <text:p>5.24963202723431</text:p>
          </table:table-cell>
          <table:table-cell/>
          <table:table-cell office:value-type="float" office:value="806" calcext:value-type="float">
            <text:p>8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323388" calcext:value-type="float">
            <text:p>132338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6093443477586" calcext:value-type="float">
            <text:p>5.56093443477586</text:p>
          </table:table-cell>
          <table:table-cell/>
          <table:table-cell office:value-type="float" office:value="807" calcext:value-type="float">
            <text:p>8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240500" calcext:value-type="float">
            <text:p>124050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8418386717073" calcext:value-type="float">
            <text:p>5.8418386717073</text:p>
          </table:table-cell>
          <table:table-cell/>
          <table:table-cell office:value-type="float" office:value="808" calcext:value-type="float">
            <text:p>8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349892" calcext:value-type="float">
            <text:p>134989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7481612232321" calcext:value-type="float">
            <text:p>5.47481612232321</text:p>
          </table:table-cell>
          <table:table-cell/>
          <table:table-cell office:value-type="float" office:value="809" calcext:value-type="float">
            <text:p>8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1333405" calcext:value-type="float">
            <text:p>133340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2818556469585" calcext:value-type="float">
            <text:p>5.52818556469585</text:p>
          </table:table-cell>
          <table:table-cell/>
          <table:table-cell office:value-type="float" office:value="810" calcext:value-type="float">
            <text:p>8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306459" calcext:value-type="float">
            <text:p>130645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61684850765101" calcext:value-type="float">
            <text:p>5.61684850765101</text:p>
          </table:table-cell>
          <table:table-cell/>
          <table:table-cell office:value-type="float" office:value="811" calcext:value-type="float">
            <text:p>8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314862" calcext:value-type="float">
            <text:p>131486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890046149575" calcext:value-type="float">
            <text:p>5.5890046149575</text:p>
          </table:table-cell>
          <table:table-cell/>
          <table:table-cell office:value-type="float" office:value="812" calcext:value-type="float">
            <text:p>8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237336" calcext:value-type="float">
            <text:p>123733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85292986973318" calcext:value-type="float">
            <text:p>5.85292986973318</text:p>
          </table:table-cell>
          <table:table-cell/>
          <table:table-cell office:value-type="float" office:value="813" calcext:value-type="float">
            <text:p>8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519682" calcext:value-type="float">
            <text:p>151968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4.96027916316974" calcext:value-type="float">
            <text:p>4.96027916316974</text:p>
          </table:table-cell>
          <table:table-cell/>
          <table:table-cell office:value-type="float" office:value="814" calcext:value-type="float">
            <text:p>8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282480" calcext:value-type="float">
            <text:p>128248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69730034671412" calcext:value-type="float">
            <text:p>5.69730034671412</text:p>
          </table:table-cell>
          <table:table-cell/>
          <table:table-cell office:value-type="float" office:value="815" calcext:value-type="float">
            <text:p>8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3365947" calcext:value-type="float">
            <text:p>336594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1.50673362460233" calcext:value-type="float">
            <text:p>1.50673362460233</text:p>
          </table:table-cell>
          <table:table-cell/>
          <table:table-cell office:value-type="float" office:value="816" calcext:value-type="float">
            <text:p>8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4854324" calcext:value-type="float">
            <text:p>485432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0.0834812400356015" calcext:value-type="float">
            <text:p>-0.083481240035602</text:p>
          </table:table-cell>
          <table:table-cell/>
          <table:table-cell office:value-type="float" office:value="817" calcext:value-type="float">
            <text:p>8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440495" calcext:value-type="float">
            <text:p>144049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19268880608676" calcext:value-type="float">
            <text:p>5.19268880608676</text:p>
          </table:table-cell>
          <table:table-cell/>
          <table:table-cell office:value-type="float" office:value="818" calcext:value-type="float">
            <text:p>8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476154" calcext:value-type="float">
            <text:p>147615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08648968087743" calcext:value-type="float">
            <text:p>5.08648968087743</text:p>
          </table:table-cell>
          <table:table-cell/>
          <table:table-cell office:value-type="float" office:value="819" calcext:value-type="float">
            <text:p>8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1377279" calcext:value-type="float">
            <text:p>137727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8758710128496" calcext:value-type="float">
            <text:p>5.38758710128496</text:p>
          </table:table-cell>
          <table:table-cell/>
          <table:table-cell office:value-type="float" office:value="820" calcext:value-type="float">
            <text:p>8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1743616" calcext:value-type="float">
            <text:p>174361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4.363297901845" calcext:value-type="float">
            <text:p>4.363297901845</text:p>
          </table:table-cell>
          <table:table-cell/>
          <table:table-cell office:value-type="float" office:value="821" calcext:value-type="float">
            <text:p>8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1522927" calcext:value-type="float">
            <text:p>152292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4.95101549420594" calcext:value-type="float">
            <text:p>4.95101549420594</text:p>
          </table:table-cell>
          <table:table-cell/>
          <table:table-cell office:value-type="float" office:value="822" calcext:value-type="float">
            <text:p>8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99111" calcext:value-type="float">
            <text:p>129911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6413437567747" calcext:value-type="float">
            <text:p>5.6413437567747</text:p>
          </table:table-cell>
          <table:table-cell/>
          <table:table-cell office:value-type="float" office:value="823" calcext:value-type="float">
            <text:p>8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232462" calcext:value-type="float">
            <text:p>123246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901515107085" calcext:value-type="float">
            <text:p>5.2901515107085</text:p>
          </table:table-cell>
          <table:table-cell/>
          <table:table-cell office:value-type="float" office:value="824" calcext:value-type="float">
            <text:p>8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1288177" calcext:value-type="float">
            <text:p>128817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9813148105161" calcext:value-type="float">
            <text:p>5.09813148105161</text:p>
          </table:table-cell>
          <table:table-cell/>
          <table:table-cell office:value-type="float" office:value="825" calcext:value-type="float">
            <text:p>8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1234082" calcext:value-type="float">
            <text:p>123408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8444670948177" calcext:value-type="float">
            <text:p>5.28444670948177</text:p>
          </table:table-cell>
          <table:table-cell/>
          <table:table-cell office:value-type="float" office:value="826" calcext:value-type="float">
            <text:p>8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226125" calcext:value-type="float">
            <text:p>122612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3125394125921" calcext:value-type="float">
            <text:p>5.3125394125921</text:p>
          </table:table-cell>
          <table:table-cell/>
          <table:table-cell office:value-type="float" office:value="827" calcext:value-type="float">
            <text:p>8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1256609" calcext:value-type="float">
            <text:p>125660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0588522935643" calcext:value-type="float">
            <text:p>5.20588522935643</text:p>
          </table:table-cell>
          <table:table-cell/>
          <table:table-cell office:value-type="float" office:value="828" calcext:value-type="float">
            <text:p>8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1226293" calcext:value-type="float">
            <text:p>122629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31194439597524" calcext:value-type="float">
            <text:p>5.31194439597524</text:p>
          </table:table-cell>
          <table:table-cell/>
          <table:table-cell office:value-type="float" office:value="829" calcext:value-type="float">
            <text:p>8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1229433" calcext:value-type="float">
            <text:p>122943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30083822683134" calcext:value-type="float">
            <text:p>5.30083822683134</text:p>
          </table:table-cell>
          <table:table-cell/>
          <table:table-cell office:value-type="float" office:value="830" calcext:value-type="float">
            <text:p>8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1303511" calcext:value-type="float">
            <text:p>130351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4673988380051" calcext:value-type="float">
            <text:p>5.04673988380051</text:p>
          </table:table-cell>
          <table:table-cell/>
          <table:table-cell office:value-type="float" office:value="831" calcext:value-type="float">
            <text:p>8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1310574" calcext:value-type="float">
            <text:p>131057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2327140905655" calcext:value-type="float">
            <text:p>5.02327140905655</text:p>
          </table:table-cell>
          <table:table-cell/>
          <table:table-cell office:value-type="float" office:value="832" calcext:value-type="float">
            <text:p>8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1270378" calcext:value-type="float">
            <text:p>127037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58557246261" calcext:value-type="float">
            <text:p>5.158557246261</text:p>
          </table:table-cell>
          <table:table-cell/>
          <table:table-cell office:value-type="float" office:value="833" calcext:value-type="float">
            <text:p>8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1475146" calcext:value-type="float">
            <text:p>147514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50953682821696" calcext:value-type="float">
            <text:p>4.50953682821696</text:p>
          </table:table-cell>
          <table:table-cell/>
          <table:table-cell office:value-type="float" office:value="834" calcext:value-type="float">
            <text:p>8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1274167" calcext:value-type="float">
            <text:p>127416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4562335821292" calcext:value-type="float">
            <text:p>5.14562335821292</text:p>
          </table:table-cell>
          <table:table-cell/>
          <table:table-cell office:value-type="float" office:value="835" calcext:value-type="float">
            <text:p>8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1243423" calcext:value-type="float">
            <text:p>124342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516979240843" calcext:value-type="float">
            <text:p>5.2516979240843</text:p>
          </table:table-cell>
          <table:table-cell/>
          <table:table-cell office:value-type="float" office:value="836" calcext:value-type="float">
            <text:p>8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1254325" calcext:value-type="float">
            <text:p>125432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1378610504847" calcext:value-type="float">
            <text:p>5.21378610504847</text:p>
          </table:table-cell>
          <table:table-cell/>
          <table:table-cell office:value-type="float" office:value="837" calcext:value-type="float">
            <text:p>8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1225791" calcext:value-type="float">
            <text:p>122579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3137226044947" calcext:value-type="float">
            <text:p>5.3137226044947</text:p>
          </table:table-cell>
          <table:table-cell/>
          <table:table-cell office:value-type="float" office:value="838" calcext:value-type="float">
            <text:p>8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1218256" calcext:value-type="float">
            <text:p>121825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3405012981055" calcext:value-type="float">
            <text:p>5.3405012981055</text:p>
          </table:table-cell>
          <table:table-cell/>
          <table:table-cell office:value-type="float" office:value="839" calcext:value-type="float">
            <text:p>8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1285574" calcext:value-type="float">
            <text:p>128557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069160831505" calcext:value-type="float">
            <text:p>5.1069160831505</text:p>
          </table:table-cell>
          <table:table-cell/>
          <table:table-cell office:value-type="float" office:value="840" calcext:value-type="float">
            <text:p>8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1224181" calcext:value-type="float">
            <text:p>122418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31943054088348" calcext:value-type="float">
            <text:p>5.31943054088348</text:p>
          </table:table-cell>
          <table:table-cell/>
          <table:table-cell office:value-type="float" office:value="841" calcext:value-type="float">
            <text:p>8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1218916" calcext:value-type="float">
            <text:p>121891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33814910987206" calcext:value-type="float">
            <text:p>5.33814910987206</text:p>
          </table:table-cell>
          <table:table-cell/>
          <table:table-cell office:value-type="float" office:value="842" calcext:value-type="float">
            <text:p>8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1289536" calcext:value-type="float">
            <text:p>128953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9355217951114" calcext:value-type="float">
            <text:p>5.09355217951114</text:p>
          </table:table-cell>
          <table:table-cell/>
          <table:table-cell office:value-type="float" office:value="843" calcext:value-type="float">
            <text:p>8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1223110" calcext:value-type="float">
            <text:p>122311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32323171875576" calcext:value-type="float">
            <text:p>5.32323171875576</text:p>
          </table:table-cell>
          <table:table-cell/>
          <table:table-cell office:value-type="float" office:value="844" calcext:value-type="float">
            <text:p>8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404735" calcext:value-type="float">
            <text:p>140473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219428548015" calcext:value-type="float">
            <text:p>4.7219428548015</text:p>
          </table:table-cell>
          <table:table-cell/>
          <table:table-cell office:value-type="float" office:value="845" calcext:value-type="float">
            <text:p>8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1616711" calcext:value-type="float">
            <text:p>161671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11156295563181" calcext:value-type="float">
            <text:p>4.11156295563181</text:p>
          </table:table-cell>
          <table:table-cell/>
          <table:table-cell office:value-type="float" office:value="846" calcext:value-type="float">
            <text:p>8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1474122" calcext:value-type="float">
            <text:p>147412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51255261089482" calcext:value-type="float">
            <text:p>4.51255261089482</text:p>
          </table:table-cell>
          <table:table-cell/>
          <table:table-cell office:value-type="float" office:value="847" calcext:value-type="float">
            <text:p>8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540165" calcext:value-type="float">
            <text:p>154016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449274143245" calcext:value-type="float">
            <text:p>4.1449274143245</text:p>
          </table:table-cell>
          <table:table-cell/>
          <table:table-cell office:value-type="float" office:value="848" calcext:value-type="float">
            <text:p>8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311479" calcext:value-type="float">
            <text:p>131147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4298650467269" calcext:value-type="float">
            <text:p>4.84298650467269</text:p>
          </table:table-cell>
          <table:table-cell/>
          <table:table-cell office:value-type="float" office:value="849" calcext:value-type="float">
            <text:p>8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259259" calcext:value-type="float">
            <text:p>125925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1944927858274" calcext:value-type="float">
            <text:p>5.01944927858274</text:p>
          </table:table-cell>
          <table:table-cell/>
          <table:table-cell office:value-type="float" office:value="850" calcext:value-type="float">
            <text:p>8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1244435" calcext:value-type="float">
            <text:p>124443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708777409452" calcext:value-type="float">
            <text:p>5.0708777409452</text:p>
          </table:table-cell>
          <table:table-cell/>
          <table:table-cell office:value-type="float" office:value="851" calcext:value-type="float">
            <text:p>8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234486" calcext:value-type="float">
            <text:p>123448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0573822258248" calcext:value-type="float">
            <text:p>5.10573822258248</text:p>
          </table:table-cell>
          <table:table-cell/>
          <table:table-cell office:value-type="float" office:value="852" calcext:value-type="float">
            <text:p>8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1216307" calcext:value-type="float">
            <text:p>12163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7016785159126" calcext:value-type="float">
            <text:p>5.17016785159126</text:p>
          </table:table-cell>
          <table:table-cell/>
          <table:table-cell office:value-type="float" office:value="853" calcext:value-type="float">
            <text:p>8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271329" calcext:value-type="float">
            <text:p>127132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7802037630739" calcext:value-type="float">
            <text:p>4.97802037630739</text:p>
          </table:table-cell>
          <table:table-cell/>
          <table:table-cell office:value-type="float" office:value="854" calcext:value-type="float">
            <text:p>8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1230338" calcext:value-type="float">
            <text:p>123033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2035553571768" calcext:value-type="float">
            <text:p>5.12035553571768</text:p>
          </table:table-cell>
          <table:table-cell/>
          <table:table-cell office:value-type="float" office:value="855" calcext:value-type="float">
            <text:p>8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1224594" calcext:value-type="float">
            <text:p>122459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4067864084916" calcext:value-type="float">
            <text:p>5.14067864084916</text:p>
          </table:table-cell>
          <table:table-cell/>
          <table:table-cell office:value-type="float" office:value="856" calcext:value-type="float">
            <text:p>8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2809007" calcext:value-type="float">
            <text:p>28090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53507169870213" calcext:value-type="float">
            <text:p>1.53507169870213</text:p>
          </table:table-cell>
          <table:table-cell/>
          <table:table-cell office:value-type="float" office:value="857" calcext:value-type="float">
            <text:p>8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2416662" calcext:value-type="float">
            <text:p>241666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18844078115061" calcext:value-type="float">
            <text:p>2.18844078115061</text:p>
          </table:table-cell>
          <table:table-cell/>
          <table:table-cell office:value-type="float" office:value="858" calcext:value-type="float">
            <text:p>8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3191481" calcext:value-type="float">
            <text:p>319148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980677280610318" calcext:value-type="float">
            <text:p>0.980677280610318</text:p>
          </table:table-cell>
          <table:table-cell/>
          <table:table-cell office:value-type="float" office:value="859" calcext:value-type="float">
            <text:p>8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3737623" calcext:value-type="float">
            <text:p>373762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294644977299768" calcext:value-type="float">
            <text:p>0.294644977299768</text:p>
          </table:table-cell>
          <table:table-cell/>
          <table:table-cell office:value-type="float" office:value="860" calcext:value-type="float">
            <text:p>8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2188565" calcext:value-type="float">
            <text:p>218856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61900541716678" calcext:value-type="float">
            <text:p>2.61900541716678</text:p>
          </table:table-cell>
          <table:table-cell/>
          <table:table-cell office:value-type="float" office:value="861" calcext:value-type="float">
            <text:p>8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1612946" calcext:value-type="float">
            <text:p>161294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94440163489275" calcext:value-type="float">
            <text:p>3.94440163489275</text:p>
          </table:table-cell>
          <table:table-cell/>
          <table:table-cell office:value-type="float" office:value="862" calcext:value-type="float">
            <text:p>8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1725912" calcext:value-type="float">
            <text:p>172591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65041342989739" calcext:value-type="float">
            <text:p>3.65041342989739</text:p>
          </table:table-cell>
          <table:table-cell/>
          <table:table-cell office:value-type="float" office:value="863" calcext:value-type="float">
            <text:p>8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2686672" calcext:value-type="float">
            <text:p>268667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72845342120349" calcext:value-type="float">
            <text:p>1.72845342120349</text:p>
          </table:table-cell>
          <table:table-cell/>
          <table:table-cell office:value-type="float" office:value="864" calcext:value-type="float">
            <text:p>8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2402159" calcext:value-type="float">
            <text:p>240215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21458241159804" calcext:value-type="float">
            <text:p>2.21458241159804</text:p>
          </table:table-cell>
          <table:table-cell/>
          <table:table-cell office:value-type="float" office:value="865" calcext:value-type="float">
            <text:p>8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1768627" calcext:value-type="float">
            <text:p>176862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54423740624249" calcext:value-type="float">
            <text:p>3.54423740624249</text:p>
          </table:table-cell>
          <table:table-cell/>
          <table:table-cell office:value-type="float" office:value="866" calcext:value-type="float">
            <text:p>8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995965" calcext:value-type="float">
            <text:p>299596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25523255863836" calcext:value-type="float">
            <text:p>1.25523255863836</text:p>
          </table:table-cell>
          <table:table-cell/>
          <table:table-cell office:value-type="float" office:value="867" calcext:value-type="float">
            <text:p>8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2017587" calcext:value-type="float">
            <text:p>201758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97227720397159" calcext:value-type="float">
            <text:p>2.97227720397159</text:p>
          </table:table-cell>
          <table:table-cell/>
          <table:table-cell office:value-type="float" office:value="868" calcext:value-type="float">
            <text:p>8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2066942" calcext:value-type="float">
            <text:p>206694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86731701170611" calcext:value-type="float">
            <text:p>2.86731701170611</text:p>
          </table:table-cell>
          <table:table-cell/>
          <table:table-cell office:value-type="float" office:value="869" calcext:value-type="float">
            <text:p>8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2197991" calcext:value-type="float">
            <text:p>219799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6003408151999" calcext:value-type="float">
            <text:p>2.6003408151999</text:p>
          </table:table-cell>
          <table:table-cell/>
          <table:table-cell office:value-type="float" office:value="870" calcext:value-type="float">
            <text:p>8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2620918" calcext:value-type="float">
            <text:p>262091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.83606557830658" calcext:value-type="float">
            <text:p>1.83606557830658</text:p>
          </table:table-cell>
          <table:table-cell/>
          <table:table-cell office:value-type="float" office:value="871" calcext:value-type="float">
            <text:p>8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2074427" calcext:value-type="float">
            <text:p>207442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85161834908212" calcext:value-type="float">
            <text:p>2.85161834908212</text:p>
          </table:table-cell>
          <table:table-cell/>
          <table:table-cell office:value-type="float" office:value="872" calcext:value-type="float">
            <text:p>8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564882" calcext:value-type="float">
            <text:p>156488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25307093679793" calcext:value-type="float">
            <text:p>4.25307093679793</text:p>
          </table:table-cell>
          <table:table-cell/>
          <table:table-cell office:value-type="float" office:value="873" calcext:value-type="float">
            <text:p>8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691385" calcext:value-type="float">
            <text:p>169138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91546214057267" calcext:value-type="float">
            <text:p>3.91546214057267</text:p>
          </table:table-cell>
          <table:table-cell/>
          <table:table-cell office:value-type="float" office:value="874" calcext:value-type="float">
            <text:p>8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786178" calcext:value-type="float">
            <text:p>178617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67863952856919" calcext:value-type="float">
            <text:p>3.67863952856919</text:p>
          </table:table-cell>
          <table:table-cell/>
          <table:table-cell office:value-type="float" office:value="875" calcext:value-type="float">
            <text:p>8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2351655" calcext:value-type="float">
            <text:p>235165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48415079979762" calcext:value-type="float">
            <text:p>2.48415079979762</text:p>
          </table:table-cell>
          <table:table-cell/>
          <table:table-cell office:value-type="float" office:value="876" calcext:value-type="float">
            <text:p>8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2301640" calcext:value-type="float">
            <text:p>230164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57751292287648" calcext:value-type="float">
            <text:p>2.57751292287648</text:p>
          </table:table-cell>
          <table:table-cell/>
          <table:table-cell office:value-type="float" office:value="877" calcext:value-type="float">
            <text:p>8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2022441" calcext:value-type="float">
            <text:p>202244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13912827860932" calcext:value-type="float">
            <text:p>3.13912827860932</text:p>
          </table:table-cell>
          <table:table-cell/>
          <table:table-cell office:value-type="float" office:value="878" calcext:value-type="float">
            <text:p>8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2276622" calcext:value-type="float">
            <text:p>227662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62497760488224" calcext:value-type="float">
            <text:p>2.62497760488224</text:p>
          </table:table-cell>
          <table:table-cell/>
          <table:table-cell office:value-type="float" office:value="879" calcext:value-type="float">
            <text:p>8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1603352" calcext:value-type="float">
            <text:p>160335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14759810941403" calcext:value-type="float">
            <text:p>4.14759810941403</text:p>
          </table:table-cell>
          <table:table-cell/>
          <table:table-cell office:value-type="float" office:value="880" calcext:value-type="float">
            <text:p>8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1702771" calcext:value-type="float">
            <text:p>170277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88632443729825" calcext:value-type="float">
            <text:p>3.88632443729825</text:p>
          </table:table-cell>
          <table:table-cell/>
          <table:table-cell office:value-type="float" office:value="881" calcext:value-type="float">
            <text:p>8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1540234" calcext:value-type="float">
            <text:p>154023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32201982777345" calcext:value-type="float">
            <text:p>4.32201982777345</text:p>
          </table:table-cell>
          <table:table-cell/>
          <table:table-cell office:value-type="float" office:value="882" calcext:value-type="float">
            <text:p>8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842531" calcext:value-type="float">
            <text:p>184253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54373885341725" calcext:value-type="float">
            <text:p>3.54373885341725</text:p>
          </table:table-cell>
          <table:table-cell/>
          <table:table-cell office:value-type="float" office:value="883" calcext:value-type="float">
            <text:p>8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336872" calcext:value-type="float">
            <text:p>133687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3698861460634" calcext:value-type="float">
            <text:p>4.93698861460634</text:p>
          </table:table-cell>
          <table:table-cell/>
          <table:table-cell office:value-type="float" office:value="884" calcext:value-type="float">
            <text:p>8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1377050" calcext:value-type="float">
            <text:p>137705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0838979241613" calcext:value-type="float">
            <text:p>4.80838979241613</text:p>
          </table:table-cell>
          <table:table-cell/>
          <table:table-cell office:value-type="float" office:value="885" calcext:value-type="float">
            <text:p>8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755616" calcext:value-type="float">
            <text:p>175561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75359158619651" calcext:value-type="float">
            <text:p>3.75359158619651</text:p>
          </table:table-cell>
          <table:table-cell/>
          <table:table-cell office:value-type="float" office:value="886" calcext:value-type="float">
            <text:p>8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1611615" calcext:value-type="float">
            <text:p>161161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12527387898959" calcext:value-type="float">
            <text:p>4.12527387898959</text:p>
          </table:table-cell>
          <table:table-cell/>
          <table:table-cell office:value-type="float" office:value="887" calcext:value-type="float">
            <text:p>8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1859899" calcext:value-type="float">
            <text:p>185989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50299327881011" calcext:value-type="float">
            <text:p>3.50299327881011</text:p>
          </table:table-cell>
          <table:table-cell/>
          <table:table-cell office:value-type="float" office:value="888" calcext:value-type="float">
            <text:p>8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1815825" calcext:value-type="float">
            <text:p>181582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60714697697998" calcext:value-type="float">
            <text:p>3.60714697697998</text:p>
          </table:table-cell>
          <table:table-cell/>
          <table:table-cell office:value-type="float" office:value="889" calcext:value-type="float">
            <text:p>8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1308560" calcext:value-type="float">
            <text:p>130856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2995048129149" calcext:value-type="float">
            <text:p>5.02995048129149</text:p>
          </table:table-cell>
          <table:table-cell/>
          <table:table-cell office:value-type="float" office:value="890" calcext:value-type="float">
            <text:p>8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1346739" calcext:value-type="float">
            <text:p>134673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0505251833185" calcext:value-type="float">
            <text:p>4.90505251833185</text:p>
          </table:table-cell>
          <table:table-cell/>
          <table:table-cell office:value-type="float" office:value="891" calcext:value-type="float">
            <text:p>8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1234269" calcext:value-type="float">
            <text:p>123426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8378867447564" calcext:value-type="float">
            <text:p>5.28378867447564</text:p>
          </table:table-cell>
          <table:table-cell/>
          <table:table-cell office:value-type="float" office:value="892" calcext:value-type="float">
            <text:p>8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1237137" calcext:value-type="float">
            <text:p>123713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7370892931658" calcext:value-type="float">
            <text:p>5.27370892931658</text:p>
          </table:table-cell>
          <table:table-cell/>
          <table:table-cell office:value-type="float" office:value="893" calcext:value-type="float">
            <text:p>8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249321" calcext:value-type="float">
            <text:p>124932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3114648651817" calcext:value-type="float">
            <text:p>5.23114648651817</text:p>
          </table:table-cell>
          <table:table-cell/>
          <table:table-cell office:value-type="float" office:value="894" calcext:value-type="float">
            <text:p>8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1391202" calcext:value-type="float">
            <text:p>139120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639849546192" calcext:value-type="float">
            <text:p>4.7639849546192</text:p>
          </table:table-cell>
          <table:table-cell/>
          <table:table-cell office:value-type="float" office:value="895" calcext:value-type="float">
            <text:p>8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4766621" calcext:value-type="float">
            <text:p>476662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584219332008391" calcext:value-type="float">
            <text:p>-0.584219332008391</text:p>
          </table:table-cell>
          <table:table-cell/>
          <table:table-cell office:value-type="float" office:value="896" calcext:value-type="float">
            <text:p>8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691017" calcext:value-type="float">
            <text:p>169101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29429293427407" calcext:value-type="float">
            <text:p>4.29429293427407</text:p>
          </table:table-cell>
          <table:table-cell/>
          <table:table-cell office:value-type="float" office:value="897" calcext:value-type="float">
            <text:p>8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1594698" calcext:value-type="float">
            <text:p>159469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54898817507397" calcext:value-type="float">
            <text:p>4.54898817507397</text:p>
          </table:table-cell>
          <table:table-cell/>
          <table:table-cell office:value-type="float" office:value="898" calcext:value-type="float">
            <text:p>8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385881" calcext:value-type="float">
            <text:p>138588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5851326297562" calcext:value-type="float">
            <text:p>5.15851326297562</text:p>
          </table:table-cell>
          <table:table-cell/>
          <table:table-cell office:value-type="float" office:value="899" calcext:value-type="float">
            <text:p>8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292145" calcext:value-type="float">
            <text:p>129214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6266015658453" calcext:value-type="float">
            <text:p>5.46266015658453</text:p>
          </table:table-cell>
          <table:table-cell/>
          <table:table-cell office:value-type="float" office:value="900" calcext:value-type="float">
            <text:p>9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285523" calcext:value-type="float">
            <text:p>128552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8497415812297" calcext:value-type="float">
            <text:p>5.48497415812297</text:p>
          </table:table-cell>
          <table:table-cell/>
          <table:table-cell office:value-type="float" office:value="901" calcext:value-type="float">
            <text:p>9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1277833" calcext:value-type="float">
            <text:p>127783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1103167479164" calcext:value-type="float">
            <text:p>5.51103167479164</text:p>
          </table:table-cell>
          <table:table-cell/>
          <table:table-cell office:value-type="float" office:value="902" calcext:value-type="float">
            <text:p>9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1390347" calcext:value-type="float">
            <text:p>139034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4454062939342" calcext:value-type="float">
            <text:p>5.14454062939342</text:p>
          </table:table-cell>
          <table:table-cell/>
          <table:table-cell office:value-type="float" office:value="903" calcext:value-type="float">
            <text:p>9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1264762" calcext:value-type="float">
            <text:p>126476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5568458397496" calcext:value-type="float">
            <text:p>5.55568458397496</text:p>
          </table:table-cell>
          <table:table-cell/>
          <table:table-cell office:value-type="float" office:value="904" calcext:value-type="float">
            <text:p>9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1256831" calcext:value-type="float">
            <text:p>125683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8300382934019" calcext:value-type="float">
            <text:p>5.58300382934019</text:p>
          </table:table-cell>
          <table:table-cell/>
          <table:table-cell office:value-type="float" office:value="905" calcext:value-type="float">
            <text:p>9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1288135" calcext:value-type="float">
            <text:p>128813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761588642789" calcext:value-type="float">
            <text:p>5.4761588642789</text:p>
          </table:table-cell>
          <table:table-cell/>
          <table:table-cell office:value-type="float" office:value="906" calcext:value-type="float">
            <text:p>9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289647" calcext:value-type="float">
            <text:p>128964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7106414849654" calcext:value-type="float">
            <text:p>5.47106414849654</text:p>
          </table:table-cell>
          <table:table-cell/>
          <table:table-cell office:value-type="float" office:value="907" calcext:value-type="float">
            <text:p>9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1306140" calcext:value-type="float">
            <text:p>130614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1587537314188" calcext:value-type="float">
            <text:p>5.41587537314188</text:p>
          </table:table-cell>
          <table:table-cell/>
          <table:table-cell office:value-type="float" office:value="908" calcext:value-type="float">
            <text:p>9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1390002" calcext:value-type="float">
            <text:p>139000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4561841924661" calcext:value-type="float">
            <text:p>5.14561841924661</text:p>
          </table:table-cell>
          <table:table-cell/>
          <table:table-cell office:value-type="float" office:value="909" calcext:value-type="float">
            <text:p>9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1487377" calcext:value-type="float">
            <text:p>148737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85156205555948" calcext:value-type="float">
            <text:p>4.85156205555948</text:p>
          </table:table-cell>
          <table:table-cell/>
          <table:table-cell office:value-type="float" office:value="910" calcext:value-type="float">
            <text:p>9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317947" calcext:value-type="float">
            <text:p>131794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7679321197747" calcext:value-type="float">
            <text:p>5.37679321197747</text:p>
          </table:table-cell>
          <table:table-cell/>
          <table:table-cell office:value-type="float" office:value="911" calcext:value-type="float">
            <text:p>9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259076" calcext:value-type="float">
            <text:p>125907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7525321399035" calcext:value-type="float">
            <text:p>5.57525321399035</text:p>
          </table:table-cell>
          <table:table-cell/>
          <table:table-cell office:value-type="float" office:value="912" calcext:value-type="float">
            <text:p>9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1247386" calcext:value-type="float">
            <text:p>124738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61576401611302" calcext:value-type="float">
            <text:p>5.61576401611302</text:p>
          </table:table-cell>
          <table:table-cell/>
          <table:table-cell office:value-type="float" office:value="913" calcext:value-type="float">
            <text:p>9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1247376" calcext:value-type="float">
            <text:p>124737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61579883261912" calcext:value-type="float">
            <text:p>5.61579883261912</text:p>
          </table:table-cell>
          <table:table-cell/>
          <table:table-cell office:value-type="float" office:value="914" calcext:value-type="float">
            <text:p>9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1295228" calcext:value-type="float">
            <text:p>129522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523104271765" calcext:value-type="float">
            <text:p>5.4523104271765</text:p>
          </table:table-cell>
          <table:table-cell/>
          <table:table-cell office:value-type="float" office:value="915" calcext:value-type="float">
            <text:p>9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1192133" calcext:value-type="float">
            <text:p>119213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81252557007297" calcext:value-type="float">
            <text:p>5.81252557007297</text:p>
          </table:table-cell>
          <table:table-cell/>
          <table:table-cell office:value-type="float" office:value="916" calcext:value-type="float">
            <text:p>9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1206394" calcext:value-type="float">
            <text:p>120639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76088098494787" calcext:value-type="float">
            <text:p>5.76088098494787</text:p>
          </table:table-cell>
          <table:table-cell/>
          <table:table-cell office:value-type="float" office:value="917" calcext:value-type="float">
            <text:p>9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2166153" calcext:value-type="float">
            <text:p>216615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2188813854553" calcext:value-type="float">
            <text:p>3.2188813854553</text:p>
          </table:table-cell>
          <table:table-cell/>
          <table:table-cell office:value-type="float" office:value="918" calcext:value-type="float">
            <text:p>9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405775" calcext:value-type="float">
            <text:p>140577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73330509567404" calcext:value-type="float">
            <text:p>5.73330509567404</text:p>
          </table:table-cell>
          <table:table-cell/>
          <table:table-cell office:value-type="float" office:value="919" calcext:value-type="float">
            <text:p>9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479834" calcext:value-type="float">
            <text:p>147983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51033323962244" calcext:value-type="float">
            <text:p>5.51033323962244</text:p>
          </table:table-cell>
          <table:table-cell/>
          <table:table-cell office:value-type="float" office:value="920" calcext:value-type="float">
            <text:p>9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74781" calcext:value-type="float">
            <text:p>167478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4.97288299939612" calcext:value-type="float">
            <text:p>4.97288299939612</text:p>
          </table:table-cell>
          <table:table-cell/>
          <table:table-cell office:value-type="float" office:value="921" calcext:value-type="float">
            <text:p>9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337992" calcext:value-type="float">
            <text:p>133799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94792808471578" calcext:value-type="float">
            <text:p>5.94792808471578</text:p>
          </table:table-cell>
          <table:table-cell/>
          <table:table-cell office:value-type="float" office:value="922" calcext:value-type="float">
            <text:p>9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278850" calcext:value-type="float">
            <text:p>127885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14426717401944" calcext:value-type="float">
            <text:p>6.14426717401944</text:p>
          </table:table-cell>
          <table:table-cell/>
          <table:table-cell office:value-type="float" office:value="923" calcext:value-type="float">
            <text:p>9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248401" calcext:value-type="float">
            <text:p>124840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4892217343074" calcext:value-type="float">
            <text:p>6.24892217343074</text:p>
          </table:table-cell>
          <table:table-cell/>
          <table:table-cell office:value-type="float" office:value="924" calcext:value-type="float">
            <text:p>9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1296489" calcext:value-type="float">
            <text:p>129648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08477488847226" calcext:value-type="float">
            <text:p>6.08477488847226</text:p>
          </table:table-cell>
          <table:table-cell/>
          <table:table-cell office:value-type="float" office:value="925" calcext:value-type="float">
            <text:p>9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1359848" calcext:value-type="float">
            <text:p>135984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7755958354586" calcext:value-type="float">
            <text:p>5.87755958354586</text:p>
          </table:table-cell>
          <table:table-cell/>
          <table:table-cell office:value-type="float" office:value="926" calcext:value-type="float">
            <text:p>9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266053" calcext:value-type="float">
            <text:p>126605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18794438551763" calcext:value-type="float">
            <text:p>6.18794438551763</text:p>
          </table:table-cell>
          <table:table-cell/>
          <table:table-cell office:value-type="float" office:value="927" calcext:value-type="float">
            <text:p>9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1243779" calcext:value-type="float">
            <text:p>124377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6503105318077" calcext:value-type="float">
            <text:p>6.26503105318077</text:p>
          </table:table-cell>
          <table:table-cell/>
          <table:table-cell office:value-type="float" office:value="928" calcext:value-type="float">
            <text:p>9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209250" calcext:value-type="float">
            <text:p>120925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3873022915661" calcext:value-type="float">
            <text:p>6.3873022915661</text:p>
          </table:table-cell>
          <table:table-cell/>
          <table:table-cell office:value-type="float" office:value="929" calcext:value-type="float">
            <text:p>9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1224999" calcext:value-type="float">
            <text:p>122499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33110591042804" calcext:value-type="float">
            <text:p>6.33110591042804</text:p>
          </table:table-cell>
          <table:table-cell/>
          <table:table-cell office:value-type="float" office:value="930" calcext:value-type="float">
            <text:p>9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05622" calcext:value-type="float">
            <text:p>130562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05428865794063" calcext:value-type="float">
            <text:p>6.05428865794063</text:p>
          </table:table-cell>
          <table:table-cell/>
          <table:table-cell office:value-type="float" office:value="931" calcext:value-type="float">
            <text:p>9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1366103" calcext:value-type="float">
            <text:p>136610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5762880157641" calcext:value-type="float">
            <text:p>5.85762880157641</text:p>
          </table:table-cell>
          <table:table-cell/>
          <table:table-cell office:value-type="float" office:value="932" calcext:value-type="float">
            <text:p>9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260392" calcext:value-type="float">
            <text:p>126039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0740687274076" calcext:value-type="float">
            <text:p>6.20740687274076</text:p>
          </table:table-cell>
          <table:table-cell/>
          <table:table-cell office:value-type="float" office:value="933" calcext:value-type="float">
            <text:p>9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525668" calcext:value-type="float">
            <text:p>152566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37786287964531" calcext:value-type="float">
            <text:p>5.37786287964531</text:p>
          </table:table-cell>
          <table:table-cell/>
          <table:table-cell office:value-type="float" office:value="934" calcext:value-type="float">
            <text:p>9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343602" calcext:value-type="float">
            <text:p>134360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92975683584007" calcext:value-type="float">
            <text:p>5.92975683584007</text:p>
          </table:table-cell>
          <table:table-cell/>
          <table:table-cell office:value-type="float" office:value="935" calcext:value-type="float">
            <text:p>9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315213" calcext:value-type="float">
            <text:p>131521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02250232289709" calcext:value-type="float">
            <text:p>6.02250232289709</text:p>
          </table:table-cell>
          <table:table-cell/>
          <table:table-cell office:value-type="float" office:value="936" calcext:value-type="float">
            <text:p>9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243976" calcext:value-type="float">
            <text:p>124397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6434323614804" calcext:value-type="float">
            <text:p>6.26434323614804</text:p>
          </table:table-cell>
          <table:table-cell/>
          <table:table-cell office:value-type="float" office:value="937" calcext:value-type="float">
            <text:p>9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316936" calcext:value-type="float">
            <text:p>131693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6315347562408" calcext:value-type="float">
            <text:p>6.76315347562408</text:p>
          </table:table-cell>
          <table:table-cell/>
          <table:table-cell office:value-type="float" office:value="938" calcext:value-type="float">
            <text:p>9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258192" calcext:value-type="float">
            <text:p>125819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96133097873963" calcext:value-type="float">
            <text:p>6.96133097873963</text:p>
          </table:table-cell>
          <table:table-cell/>
          <table:table-cell office:value-type="float" office:value="939" calcext:value-type="float">
            <text:p>9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232407" calcext:value-type="float">
            <text:p>12324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5125860924797" calcext:value-type="float">
            <text:p>7.05125860924797</text:p>
          </table:table-cell>
          <table:table-cell/>
          <table:table-cell office:value-type="float" office:value="940" calcext:value-type="float">
            <text:p>9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253435" calcext:value-type="float">
            <text:p>125343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97778199890093" calcext:value-type="float">
            <text:p>6.97778199890093</text:p>
          </table:table-cell>
          <table:table-cell/>
          <table:table-cell office:value-type="float" office:value="941" calcext:value-type="float">
            <text:p>9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1231449" calcext:value-type="float">
            <text:p>123144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5463586940141" calcext:value-type="float">
            <text:p>7.05463586940141</text:p>
          </table:table-cell>
          <table:table-cell/>
          <table:table-cell office:value-type="float" office:value="942" calcext:value-type="float">
            <text:p>9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1222071" calcext:value-type="float">
            <text:p>122207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8783579021441" calcext:value-type="float">
            <text:p>7.08783579021441</text:p>
          </table:table-cell>
          <table:table-cell/>
          <table:table-cell office:value-type="float" office:value="943" calcext:value-type="float">
            <text:p>9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1336062" calcext:value-type="float">
            <text:p>133606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0053405287549" calcext:value-type="float">
            <text:p>6.70053405287549</text:p>
          </table:table-cell>
          <table:table-cell/>
          <table:table-cell office:value-type="float" office:value="944" calcext:value-type="float">
            <text:p>9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235956" calcext:value-type="float">
            <text:p>123595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3877007187831" calcext:value-type="float">
            <text:p>7.03877007187831</text:p>
          </table:table-cell>
          <table:table-cell/>
          <table:table-cell office:value-type="float" office:value="945" calcext:value-type="float">
            <text:p>9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37851" calcext:value-type="float">
            <text:p>143785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38166133543754" calcext:value-type="float">
            <text:p>6.38166133543754</text:p>
          </table:table-cell>
          <table:table-cell/>
          <table:table-cell office:value-type="float" office:value="946" calcext:value-type="float">
            <text:p>9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1412759" calcext:value-type="float">
            <text:p>141275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45811934686553" calcext:value-type="float">
            <text:p>6.45811934686553</text:p>
          </table:table-cell>
          <table:table-cell/>
          <table:table-cell office:value-type="float" office:value="947" calcext:value-type="float">
            <text:p>9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283207" calcext:value-type="float">
            <text:p>12832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87583297285314" calcext:value-type="float">
            <text:p>6.87583297285314</text:p>
          </table:table-cell>
          <table:table-cell/>
          <table:table-cell office:value-type="float" office:value="948" calcext:value-type="float">
            <text:p>9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274670" calcext:value-type="float">
            <text:p>127467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90482252753833" calcext:value-type="float">
            <text:p>6.90482252753833</text:p>
          </table:table-cell>
          <table:table-cell/>
          <table:table-cell office:value-type="float" office:value="949" calcext:value-type="float">
            <text:p>9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1369707" calcext:value-type="float">
            <text:p>13697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9252342079891" calcext:value-type="float">
            <text:p>6.59252342079891</text:p>
          </table:table-cell>
          <table:table-cell/>
          <table:table-cell office:value-type="float" office:value="950" calcext:value-type="float">
            <text:p>9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1344705" calcext:value-type="float">
            <text:p>134470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7252997633312" calcext:value-type="float">
            <text:p>6.67252997633312</text:p>
          </table:table-cell>
          <table:table-cell/>
          <table:table-cell office:value-type="float" office:value="951" calcext:value-type="float">
            <text:p>9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1370179" calcext:value-type="float">
            <text:p>137017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9102710308725" calcext:value-type="float">
            <text:p>6.59102710308725</text:p>
          </table:table-cell>
          <table:table-cell/>
          <table:table-cell office:value-type="float" office:value="952" calcext:value-type="float">
            <text:p>9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1379853" calcext:value-type="float">
            <text:p>137985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6047195210465" calcext:value-type="float">
            <text:p>6.56047195210465</text:p>
          </table:table-cell>
          <table:table-cell/>
          <table:table-cell office:value-type="float" office:value="953" calcext:value-type="float">
            <text:p>9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304011" calcext:value-type="float">
            <text:p>130401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8627442607348" calcext:value-type="float">
            <text:p>7.08627442607348</text:p>
          </table:table-cell>
          <table:table-cell/>
          <table:table-cell office:value-type="float" office:value="954" calcext:value-type="float">
            <text:p>9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406852" calcext:value-type="float">
            <text:p>140685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5660285200293" calcext:value-type="float">
            <text:p>6.75660285200293</text:p>
          </table:table-cell>
          <table:table-cell/>
          <table:table-cell office:value-type="float" office:value="955" calcext:value-type="float">
            <text:p>9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316283" calcext:value-type="float">
            <text:p>131628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4559425163112" calcext:value-type="float">
            <text:p>7.04559425163112</text:p>
          </table:table-cell>
          <table:table-cell/>
          <table:table-cell office:value-type="float" office:value="956" calcext:value-type="float">
            <text:p>9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315314" calcext:value-type="float">
            <text:p>131531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4879254811788" calcext:value-type="float">
            <text:p>7.04879254811788</text:p>
          </table:table-cell>
          <table:table-cell/>
          <table:table-cell office:value-type="float" office:value="957" calcext:value-type="float">
            <text:p>9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1534797" calcext:value-type="float">
            <text:p>153479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37857755884028" calcext:value-type="float">
            <text:p>6.37857755884028</text:p>
          </table:table-cell>
          <table:table-cell/>
          <table:table-cell office:value-type="float" office:value="958" calcext:value-type="float">
            <text:p>9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1312731" calcext:value-type="float">
            <text:p>131273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5732956333623" calcext:value-type="float">
            <text:p>7.05732956333623</text:p>
          </table:table-cell>
          <table:table-cell/>
          <table:table-cell office:value-type="float" office:value="959" calcext:value-type="float">
            <text:p>9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1387756" calcext:value-type="float">
            <text:p>138775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159558382316" calcext:value-type="float">
            <text:p>6.8159558382316</text:p>
          </table:table-cell>
          <table:table-cell/>
          <table:table-cell office:value-type="float" office:value="960" calcext:value-type="float">
            <text:p>9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1383991" calcext:value-type="float">
            <text:p>138399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2775431572631" calcext:value-type="float">
            <text:p>6.82775431572631</text:p>
          </table:table-cell>
          <table:table-cell/>
          <table:table-cell office:value-type="float" office:value="961" calcext:value-type="float">
            <text:p>9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1353319" calcext:value-type="float">
            <text:p>135331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2508518352316" calcext:value-type="float">
            <text:p>6.92508518352316</text:p>
          </table:table-cell>
          <table:table-cell/>
          <table:table-cell office:value-type="float" office:value="962" calcext:value-type="float">
            <text:p>9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1346041" calcext:value-type="float">
            <text:p>134604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4850408947437" calcext:value-type="float">
            <text:p>6.94850408947437</text:p>
          </table:table-cell>
          <table:table-cell/>
          <table:table-cell office:value-type="float" office:value="963" calcext:value-type="float">
            <text:p>9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1347672" calcext:value-type="float">
            <text:p>134767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4324492202375" calcext:value-type="float">
            <text:p>6.94324492202375</text:p>
          </table:table-cell>
          <table:table-cell/>
          <table:table-cell office:value-type="float" office:value="964" calcext:value-type="float">
            <text:p>9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1329714" calcext:value-type="float">
            <text:p>132971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0150456230834" calcext:value-type="float">
            <text:p>7.00150456230834</text:p>
          </table:table-cell>
          <table:table-cell/>
          <table:table-cell office:value-type="float" office:value="965" calcext:value-type="float">
            <text:p>9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1307896" calcext:value-type="float">
            <text:p>130789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733548595921" calcext:value-type="float">
            <text:p>7.0733548595921</text:p>
          </table:table-cell>
          <table:table-cell/>
          <table:table-cell office:value-type="float" office:value="966" calcext:value-type="float">
            <text:p>9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1280272" calcext:value-type="float">
            <text:p>128027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6606450093762" calcext:value-type="float">
            <text:p>7.16606450093762</text:p>
          </table:table-cell>
          <table:table-cell/>
          <table:table-cell office:value-type="float" office:value="967" calcext:value-type="float">
            <text:p>9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388919" calcext:value-type="float">
            <text:p>138891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1231778543832" calcext:value-type="float">
            <text:p>6.81231778543832</text:p>
          </table:table-cell>
          <table:table-cell/>
          <table:table-cell office:value-type="float" office:value="968" calcext:value-type="float">
            <text:p>9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348419" calcext:value-type="float">
            <text:p>134841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6055153992752" calcext:value-type="float">
            <text:p>6.66055153992752</text:p>
          </table:table-cell>
          <table:table-cell/>
          <table:table-cell office:value-type="float" office:value="969" calcext:value-type="float">
            <text:p>9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647621" calcext:value-type="float">
            <text:p>164762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5.79022698659114" calcext:value-type="float">
            <text:p>5.79022698659114</text:p>
          </table:table-cell>
          <table:table-cell/>
          <table:table-cell office:value-type="float" office:value="970" calcext:value-type="float">
            <text:p>9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418388" calcext:value-type="float">
            <text:p>141838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44084969000952" calcext:value-type="float">
            <text:p>6.44084969000952</text:p>
          </table:table-cell>
          <table:table-cell/>
          <table:table-cell office:value-type="float" office:value="971" calcext:value-type="float">
            <text:p>9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388783" calcext:value-type="float">
            <text:p>138878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3245625648885" calcext:value-type="float">
            <text:p>6.53245625648885</text:p>
          </table:table-cell>
          <table:table-cell/>
          <table:table-cell office:value-type="float" office:value="972" calcext:value-type="float">
            <text:p>9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374582" calcext:value-type="float">
            <text:p>137458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770936477224" calcext:value-type="float">
            <text:p>6.5770936477224</text:p>
          </table:table-cell>
          <table:table-cell/>
          <table:table-cell office:value-type="float" office:value="973" calcext:value-type="float">
            <text:p>9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1288626" calcext:value-type="float">
            <text:p>128862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85753127690091" calcext:value-type="float">
            <text:p>6.85753127690091</text:p>
          </table:table-cell>
          <table:table-cell/>
          <table:table-cell office:value-type="float" office:value="974" calcext:value-type="float">
            <text:p>9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485089" calcext:value-type="float">
            <text:p>148508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24127536047295" calcext:value-type="float">
            <text:p>6.24127536047295</text:p>
          </table:table-cell>
          <table:table-cell/>
          <table:table-cell office:value-type="float" office:value="975" calcext:value-type="float">
            <text:p>9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1354328" calcext:value-type="float">
            <text:p>135432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4156159982316" calcext:value-type="float">
            <text:p>6.64156159982316</text:p>
          </table:table-cell>
          <table:table-cell/>
          <table:table-cell office:value-type="float" office:value="976" calcext:value-type="float">
            <text:p>9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392944" calcext:value-type="float">
            <text:p>139294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1946360345707" calcext:value-type="float">
            <text:p>6.51946360345707</text:p>
          </table:table-cell>
          <table:table-cell/>
          <table:table-cell office:value-type="float" office:value="977" calcext:value-type="float">
            <text:p>9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381399" calcext:value-type="float">
            <text:p>138139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5560880061264" calcext:value-type="float">
            <text:p>6.55560880061264</text:p>
          </table:table-cell>
          <table:table-cell/>
          <table:table-cell office:value-type="float" office:value="978" calcext:value-type="float">
            <text:p>9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367138" calcext:value-type="float">
            <text:p>136713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0067662532232" calcext:value-type="float">
            <text:p>6.60067662532232</text:p>
          </table:table-cell>
          <table:table-cell/>
          <table:table-cell office:value-type="float" office:value="979" calcext:value-type="float">
            <text:p>9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261512" calcext:value-type="float">
            <text:p>126151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94988631290327" calcext:value-type="float">
            <text:p>6.94988631290327</text:p>
          </table:table-cell>
          <table:table-cell/>
          <table:table-cell office:value-type="float" office:value="980" calcext:value-type="float">
            <text:p>9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1513054" calcext:value-type="float">
            <text:p>151305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16025589331777" calcext:value-type="float">
            <text:p>6.16025589331777</text:p>
          </table:table-cell>
          <table:table-cell/>
          <table:table-cell office:value-type="float" office:value="981" calcext:value-type="float">
            <text:p>9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1792007" calcext:value-type="float">
            <text:p>17920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5.42540315558462" calcext:value-type="float">
            <text:p>5.42540315558462</text:p>
          </table:table-cell>
          <table:table-cell/>
          <table:table-cell office:value-type="float" office:value="982" calcext:value-type="float">
            <text:p>9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1486615" calcext:value-type="float">
            <text:p>148661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23681506807749" calcext:value-type="float">
            <text:p>6.23681506807749</text:p>
          </table:table-cell>
          <table:table-cell/>
          <table:table-cell office:value-type="float" office:value="983" calcext:value-type="float">
            <text:p>9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1902344" calcext:value-type="float">
            <text:p>190234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5.16590964367687" calcext:value-type="float">
            <text:p>5.16590964367687</text:p>
          </table:table-cell>
          <table:table-cell/>
          <table:table-cell office:value-type="float" office:value="984" calcext:value-type="float">
            <text:p>9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364585" calcext:value-type="float">
            <text:p>136458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9726858415363" calcext:value-type="float">
            <text:p>6.09726858415363</text:p>
          </table:table-cell>
          <table:table-cell/>
          <table:table-cell office:value-type="float" office:value="985" calcext:value-type="float">
            <text:p>9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375531" calcext:value-type="float">
            <text:p>137553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6257069044536" calcext:value-type="float">
            <text:p>6.06257069044536</text:p>
          </table:table-cell>
          <table:table-cell/>
          <table:table-cell office:value-type="float" office:value="986" calcext:value-type="float">
            <text:p>9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1380609" calcext:value-type="float">
            <text:p>138060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4656751299791" calcext:value-type="float">
            <text:p>6.04656751299791</text:p>
          </table:table-cell>
          <table:table-cell/>
          <table:table-cell office:value-type="float" office:value="987" calcext:value-type="float">
            <text:p>9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1478027" calcext:value-type="float">
            <text:p>147802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75045083819865" calcext:value-type="float">
            <text:p>5.75045083819865</text:p>
          </table:table-cell>
          <table:table-cell/>
          <table:table-cell office:value-type="float" office:value="988" calcext:value-type="float">
            <text:p>9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1298322" calcext:value-type="float">
            <text:p>129832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31345035212169" calcext:value-type="float">
            <text:p>6.31345035212169</text:p>
          </table:table-cell>
          <table:table-cell/>
          <table:table-cell office:value-type="float" office:value="989" calcext:value-type="float">
            <text:p>9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1337256" calcext:value-type="float">
            <text:p>133725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18512896303408" calcext:value-type="float">
            <text:p>6.18512896303408</text:p>
          </table:table-cell>
          <table:table-cell/>
          <table:table-cell office:value-type="float" office:value="990" calcext:value-type="float">
            <text:p>9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1956825" calcext:value-type="float">
            <text:p>195682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4.53175463281221" calcext:value-type="float">
            <text:p>4.53175463281221</text:p>
          </table:table-cell>
          <table:table-cell/>
          <table:table-cell office:value-type="float" office:value="991" calcext:value-type="float">
            <text:p>9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1574020" calcext:value-type="float">
            <text:p>157402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47717205124976" calcext:value-type="float">
            <text:p>5.47717205124976</text:p>
          </table:table-cell>
          <table:table-cell/>
          <table:table-cell office:value-type="float" office:value="992" calcext:value-type="float">
            <text:p>9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1350091" calcext:value-type="float">
            <text:p>135009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14364409293781" calcext:value-type="float">
            <text:p>6.14364409293781</text:p>
          </table:table-cell>
          <table:table-cell/>
          <table:table-cell office:value-type="float" office:value="993" calcext:value-type="float">
            <text:p>9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343579" calcext:value-type="float">
            <text:p>134357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16464244222143" calcext:value-type="float">
            <text:p>6.16464244222143</text:p>
          </table:table-cell>
          <table:table-cell/>
          <table:table-cell office:value-type="float" office:value="994" calcext:value-type="float">
            <text:p>9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25370" calcext:value-type="float">
            <text:p>132537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22390315438445" calcext:value-type="float">
            <text:p>6.22390315438445</text:p>
          </table:table-cell>
          <table:table-cell/>
          <table:table-cell office:value-type="float" office:value="995" calcext:value-type="float">
            <text:p>9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1354541" calcext:value-type="float">
            <text:p>135454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12935296432296" calcext:value-type="float">
            <text:p>6.12935296432296</text:p>
          </table:table-cell>
          <table:table-cell/>
          <table:table-cell office:value-type="float" office:value="996" calcext:value-type="float">
            <text:p>9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1320473" calcext:value-type="float">
            <text:p>132047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23997925947695" calcext:value-type="float">
            <text:p>6.23997925947695</text:p>
          </table:table-cell>
          <table:table-cell/>
          <table:table-cell office:value-type="float" office:value="997" calcext:value-type="float">
            <text:p>9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1369910" calcext:value-type="float">
            <text:p>136991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8035415542436" calcext:value-type="float">
            <text:p>6.08035415542436</text:p>
          </table:table-cell>
          <table:table-cell/>
          <table:table-cell office:value-type="float" office:value="998" calcext:value-type="float">
            <text:p>9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1367217" calcext:value-type="float">
            <text:p>136721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8890001695836" calcext:value-type="float">
            <text:p>6.08890001695836</text:p>
          </table:table-cell>
          <table:table-cell/>
          <table:table-cell office:value-type="float" office:value="999" calcext:value-type="float">
            <text:p>9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369565" calcext:value-type="float">
            <text:p>136956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8144802630874" calcext:value-type="float">
            <text:p>6.08144802630874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1325462" calcext:value-type="float">
            <text:p>132546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22360170116258" calcext:value-type="float">
            <text:p>6.223601701162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1433125" calcext:value-type="float">
            <text:p>143312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8844337939323" calcext:value-type="float">
            <text:p>5.88443379393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335406" calcext:value-type="float">
            <text:p>133540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196394386872" calcext:value-type="float">
            <text:p>5.31963943868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589462" calcext:value-type="float">
            <text:p>158946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56327117565726" calcext:value-type="float">
            <text:p>4.563271175657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417576" calcext:value-type="float">
            <text:p>141757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060309151971" calcext:value-type="float">
            <text:p>5.0603091519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366456" calcext:value-type="float">
            <text:p>136645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1981615128069" calcext:value-type="float">
            <text:p>5.219816151280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273755" calcext:value-type="float">
            <text:p>127375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2491365264341" calcext:value-type="float">
            <text:p>5.524913652643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277944" calcext:value-type="float">
            <text:p>127794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1065443775162" calcext:value-type="float">
            <text:p>5.510654437751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374475" calcext:value-type="float">
            <text:p>137447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9440422090523" calcext:value-type="float">
            <text:p>5.194404220905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374732" calcext:value-type="float">
            <text:p>137473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9359225089225" calcext:value-type="float">
            <text:p>5.193592250892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373567" calcext:value-type="float">
            <text:p>137356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9727418725887" calcext:value-type="float">
            <text:p>5.197274187258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353768" calcext:value-type="float">
            <text:p>135376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6033022914798" calcext:value-type="float">
            <text:p>5.260330229147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379253" calcext:value-type="float">
            <text:p>137925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7933329801877" calcext:value-type="float">
            <text:p>5.179333298018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1793162" calcext:value-type="float">
            <text:p>179316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03957740172946" calcext:value-type="float">
            <text:p>4.039577401729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819034" calcext:value-type="float">
            <text:p>181903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97736450420967" calcext:value-type="float">
            <text:p>3.977364504209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1341727" calcext:value-type="float">
            <text:p>134172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9913107753052" calcext:value-type="float">
            <text:p>5.299131077530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1373098" calcext:value-type="float">
            <text:p>137309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987573249112" calcext:value-type="float">
            <text:p>5.19875732491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423034" calcext:value-type="float">
            <text:p>142303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0436199042442" calcext:value-type="float">
            <text:p>5.04361990424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1359505" calcext:value-type="float">
            <text:p>135950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4196457883754" calcext:value-type="float">
            <text:p>5.241964578837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352134" calcext:value-type="float">
            <text:p>135213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6557533610076" calcext:value-type="float">
            <text:p>5.265575336100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1393542" calcext:value-type="float">
            <text:p>139354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3457204602751" calcext:value-type="float">
            <text:p>5.134572046027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368111" calcext:value-type="float">
            <text:p>136811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1455932301277" calcext:value-type="float">
            <text:p>5.214559323012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362771" calcext:value-type="float">
            <text:p>136277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3154383929147" calcext:value-type="float">
            <text:p>5.231543839291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409624" calcext:value-type="float">
            <text:p>140962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08473981713241" calcext:value-type="float">
            <text:p>5.084739817132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249371" calcext:value-type="float">
            <text:p>124937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3097267778866" calcext:value-type="float">
            <text:p>5.230972677788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289394" calcext:value-type="float">
            <text:p>128939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9403043845181" calcext:value-type="float">
            <text:p>5.094030438451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1809854" calcext:value-type="float">
            <text:p>180985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62145146833631" calcext:value-type="float">
            <text:p>3.621451468336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1323549" calcext:value-type="float">
            <text:p>132354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8048664557414" calcext:value-type="float">
            <text:p>4.980486645574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1279521" calcext:value-type="float">
            <text:p>127952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274127070837" calcext:value-type="float">
            <text:p>5.12741270708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349795" calcext:value-type="float">
            <text:p>134979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9520873735293" calcext:value-type="float">
            <text:p>4.895208737352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1380804" calcext:value-type="float">
            <text:p>138080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9656652336705" calcext:value-type="float">
            <text:p>4.796566523367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1514546" calcext:value-type="float">
            <text:p>151454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39506220480179" calcext:value-type="float">
            <text:p>4.395062204801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1300783" calcext:value-type="float">
            <text:p>130078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5583836331134" calcext:value-type="float">
            <text:p>5.055838363311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78879" calcext:value-type="float">
            <text:p>127887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2959232765307" calcext:value-type="float">
            <text:p>5.129592327653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09475" calcext:value-type="float">
            <text:p>140947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0731311650292" calcext:value-type="float">
            <text:p>4.707313116502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1293982" calcext:value-type="float">
            <text:p>129398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7860453701237" calcext:value-type="float">
            <text:p>5.078604537012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351324" calcext:value-type="float">
            <text:p>135132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9029198741519" calcext:value-type="float">
            <text:p>4.890291987415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1510087" calcext:value-type="float">
            <text:p>151008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40786719964063" calcext:value-type="float">
            <text:p>4.407867199640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1521144" calcext:value-type="float">
            <text:p>152114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3761836005716" calcext:value-type="float">
            <text:p>4.37618360057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1381408" calcext:value-type="float">
            <text:p>138140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9466722040804" calcext:value-type="float">
            <text:p>4.794667220408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1318439" calcext:value-type="float">
            <text:p>131843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9728647638247" calcext:value-type="float">
            <text:p>4.997286476382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1355792" calcext:value-type="float">
            <text:p>135579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7595621822704" calcext:value-type="float">
            <text:p>4.875956218227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1293561" calcext:value-type="float">
            <text:p>129356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8001775394051" calcext:value-type="float">
            <text:p>5.080017753940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1268623" calcext:value-type="float">
            <text:p>126862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6456107955706" calcext:value-type="float">
            <text:p>5.164561079557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1357554" calcext:value-type="float">
            <text:p>135755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703157508139" calcext:value-type="float">
            <text:p>4.87031575081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1315749" calcext:value-type="float">
            <text:p>131574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061564018579" calcext:value-type="float">
            <text:p>5.00615640185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1270765" calcext:value-type="float">
            <text:p>127076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5723444021824" calcext:value-type="float">
            <text:p>5.157234440218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1252844" calcext:value-type="float">
            <text:p>125284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1891691356205" calcext:value-type="float">
            <text:p>5.218916913562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257862" calcext:value-type="float">
            <text:p>125786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2426994039051" calcext:value-type="float">
            <text:p>5.024269940390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1339813" calcext:value-type="float">
            <text:p>133981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5015803959704" calcext:value-type="float">
            <text:p>4.750158039597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517711" calcext:value-type="float">
            <text:p>151771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0870909527605" calcext:value-type="float">
            <text:p>4.208709095276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515599" calcext:value-type="float">
            <text:p>151559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1475681274641" calcext:value-type="float">
            <text:p>4.214756812746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1323976" calcext:value-type="float">
            <text:p>132397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017987870316" calcext:value-type="float">
            <text:p>4.80179878703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1360545" calcext:value-type="float">
            <text:p>136054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8347080692902" calcext:value-type="float">
            <text:p>4.683470806929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1385778" calcext:value-type="float">
            <text:p>138577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036632894339" calcext:value-type="float">
            <text:p>4.60366328943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1296967" calcext:value-type="float">
            <text:p>129696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913106528261" calcext:value-type="float">
            <text:p>4.89131065282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361985" calcext:value-type="float">
            <text:p>136198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788766675641" calcext:value-type="float">
            <text:p>4.67887666756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1385281" calcext:value-type="float">
            <text:p>138528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052211368837" calcext:value-type="float">
            <text:p>4.60522113688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1365552" calcext:value-type="float">
            <text:p>136555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6751748673471" calcext:value-type="float">
            <text:p>4.667517486734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1372548" calcext:value-type="float">
            <text:p>137254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453245003052" calcext:value-type="float">
            <text:p>4.64532450030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1321186" calcext:value-type="float">
            <text:p>132118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1096028302955" calcext:value-type="float">
            <text:p>4.810960283029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1716521" calcext:value-type="float">
            <text:p>171652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67410870354232" calcext:value-type="float">
            <text:p>3.674108703542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1389058" calcext:value-type="float">
            <text:p>138905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9339611282169" calcext:value-type="float">
            <text:p>4.593396112821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1374801" calcext:value-type="float">
            <text:p>137480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3820151966409" calcext:value-type="float">
            <text:p>4.638201519664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1326860" calcext:value-type="float">
            <text:p>132686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9234889439406" calcext:value-type="float">
            <text:p>4.792348894394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1401193" calcext:value-type="float">
            <text:p>140119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5562032300469" calcext:value-type="float">
            <text:p>4.555620323004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1301248" calcext:value-type="float">
            <text:p>130124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7699916313409" calcext:value-type="float">
            <text:p>4.876999163134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382352" calcext:value-type="float">
            <text:p>138235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1441346124461" calcext:value-type="float">
            <text:p>4.614413461244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1429909" calcext:value-type="float">
            <text:p>142990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675159166387" calcext:value-type="float">
            <text:p>4.46751591663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1381181" calcext:value-type="float">
            <text:p>138118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1809395913442" calcext:value-type="float">
            <text:p>4.618093959134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1313468" calcext:value-type="float">
            <text:p>131346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3640494786544" calcext:value-type="float">
            <text:p>4.836404947865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1386932" calcext:value-type="float">
            <text:p>138693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0004822791607" calcext:value-type="float">
            <text:p>4.600048227916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1334717" calcext:value-type="float">
            <text:p>133471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6670799310713" calcext:value-type="float">
            <text:p>4.766707993107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593845" calcext:value-type="float">
            <text:p>159384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17342604437402" calcext:value-type="float">
            <text:p>4.173426044374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1393791" calcext:value-type="float">
            <text:p>139379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5591032938641" calcext:value-type="float">
            <text:p>4.755910329386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2277266" calcext:value-type="float">
            <text:p>227726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62374926703902" calcext:value-type="float">
            <text:p>2.623749267039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379001" calcext:value-type="float">
            <text:p>137900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0224107691176" calcext:value-type="float">
            <text:p>4.802241076911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1371938" calcext:value-type="float">
            <text:p>137193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2454203426376" calcext:value-type="float">
            <text:p>4.824542034263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1303483" calcext:value-type="float">
            <text:p>130348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4683317320197" calcext:value-type="float">
            <text:p>5.046833173201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373080" calcext:value-type="float">
            <text:p>137308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2092847452063" calcext:value-type="float">
            <text:p>4.820928474520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1383106" calcext:value-type="float">
            <text:p>138310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8933223477942" calcext:value-type="float">
            <text:p>4.789332234779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399413" calcext:value-type="float">
            <text:p>139941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3842784780358" calcext:value-type="float">
            <text:p>4.738427847803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1368035" calcext:value-type="float">
            <text:p>136803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3691480223883" calcext:value-type="float">
            <text:p>4.836914802238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323304" calcext:value-type="float">
            <text:p>132330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8129063543206" calcext:value-type="float">
            <text:p>4.981290635432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1724047" calcext:value-type="float">
            <text:p>172404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83239587659202" calcext:value-type="float">
            <text:p>3.832395876592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407551" calcext:value-type="float">
            <text:p>140755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1324549137704" calcext:value-type="float">
            <text:p>4.713245491377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1314583" calcext:value-type="float">
            <text:p>131458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1000677054952" calcext:value-type="float">
            <text:p>5.010006770549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1444218" calcext:value-type="float">
            <text:p>144421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60155935282912" calcext:value-type="float">
            <text:p>4.601559352829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1343265" calcext:value-type="float">
            <text:p>134326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162698984466" calcext:value-type="float">
            <text:p>4.91626989844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1327820" calcext:value-type="float">
            <text:p>132782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6649482974913" calcext:value-type="float">
            <text:p>4.966494829749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1389719" calcext:value-type="float">
            <text:p>138971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6861693645339" calcext:value-type="float">
            <text:p>4.768616936453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1309015" calcext:value-type="float">
            <text:p>130901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2844065642491" calcext:value-type="float">
            <text:p>5.028440656424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6968400" calcext:value-type="float">
            <text:p>696840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23344383279678" calcext:value-type="float">
            <text:p>-2.233443832796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1613396" calcext:value-type="float">
            <text:p>161339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12047712914347" calcext:value-type="float">
            <text:p>4.120477129143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1533308" calcext:value-type="float">
            <text:p>153330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3415928719877" calcext:value-type="float">
            <text:p>4.34159287198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444811" calcext:value-type="float">
            <text:p>144481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59977649338821" calcext:value-type="float">
            <text:p>4.599776493388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420702" calcext:value-type="float">
            <text:p>142070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67285696959592" calcext:value-type="float">
            <text:p>4.672856969595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454006" calcext:value-type="float">
            <text:p>145400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15214437122848" calcext:value-type="float">
            <text:p>5.152144371228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1378205" calcext:value-type="float">
            <text:p>137820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8466814617303" calcext:value-type="float">
            <text:p>5.384668146173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409445" calcext:value-type="float">
            <text:p>140944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28732502476302" calcext:value-type="float">
            <text:p>5.287325024763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1386493" calcext:value-type="float">
            <text:p>138649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58629544861" calcext:value-type="float">
            <text:p>5.3586295448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1410498" calcext:value-type="float">
            <text:p>141049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28408161090182" calcext:value-type="float">
            <text:p>5.284081610901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2180715" calcext:value-type="float">
            <text:p>218071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3.39181724906844" calcext:value-type="float">
            <text:p>3.391817249068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1478037" calcext:value-type="float">
            <text:p>147803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08095329802221" calcext:value-type="float">
            <text:p>5.080953298022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1440010" calcext:value-type="float">
            <text:p>144001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19415127760278" calcext:value-type="float">
            <text:p>5.194151277602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1441235" calcext:value-type="float">
            <text:p>144123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19045835476986" calcext:value-type="float">
            <text:p>5.190458354769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381146" calcext:value-type="float">
            <text:p>138114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75410458007" calcext:value-type="float">
            <text:p>5.3754104580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1297850" calcext:value-type="float">
            <text:p>129785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64556134329002" calcext:value-type="float">
            <text:p>5.645561343290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33597" calcext:value-type="float">
            <text:p>123359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86607331236984" calcext:value-type="float">
            <text:p>5.866073312369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1206395" calcext:value-type="float">
            <text:p>120639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96291107217541" calcext:value-type="float">
            <text:p>5.962911072175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1235284" calcext:value-type="float">
            <text:p>123528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86013819516494" calcext:value-type="float">
            <text:p>5.860138195164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1238367" calcext:value-type="float">
            <text:p>123836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84931265363959" calcext:value-type="float">
            <text:p>5.849312653639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1230892" calcext:value-type="float">
            <text:p>123089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87560686715785" calcext:value-type="float">
            <text:p>5.875606867157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1404854" calcext:value-type="float">
            <text:p>140485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0149443416181" calcext:value-type="float">
            <text:p>5.301494434161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float" office:value="1728378" calcext:value-type="float">
            <text:p>172837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4.40141906107487" calcext:value-type="float">
            <text:p>4.401419061074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1296854" calcext:value-type="float">
            <text:p>129685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64889549874838" calcext:value-type="float">
            <text:p>5.648895498748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1251664" calcext:value-type="float">
            <text:p>125166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80292874420632" calcext:value-type="float">
            <text:p>5.802928744206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1221148" calcext:value-type="float">
            <text:p>122114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91012333268845" calcext:value-type="float">
            <text:p>5.910123332688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229041" calcext:value-type="float">
            <text:p>122904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55161080560647" calcext:value-type="float">
            <text:p>6.551610805606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249135" calcext:value-type="float">
            <text:p>124913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48118074272657" calcext:value-type="float">
            <text:p>6.481180742726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241816" calcext:value-type="float">
            <text:p>124181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50670200316318" calcext:value-type="float">
            <text:p>6.506702003163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1227005" calcext:value-type="float">
            <text:p>122700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5588111900268" calcext:value-type="float">
            <text:p>6.55881119002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1226385" calcext:value-type="float">
            <text:p>122638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56100621474372" calcext:value-type="float">
            <text:p>6.561006214743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221900" calcext:value-type="float">
            <text:p>122190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57691786661583" calcext:value-type="float">
            <text:p>6.576917866615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1225343" calcext:value-type="float">
            <text:p>122534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56469777332926" calcext:value-type="float">
            <text:p>6.564697773329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1287565" calcext:value-type="float">
            <text:p>128756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34958288760798" calcext:value-type="float">
            <text:p>6.349582887607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221724" calcext:value-type="float">
            <text:p>122172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57754346064296" calcext:value-type="float">
            <text:p>6.577543460642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1749219" calcext:value-type="float">
            <text:p>174921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01883265466307" calcext:value-type="float">
            <text:p>5.018832654663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424903" calcext:value-type="float">
            <text:p>142490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90942150630498" calcext:value-type="float">
            <text:p>5.909421506304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1226399" calcext:value-type="float">
            <text:p>122639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56095663742467" calcext:value-type="float">
            <text:p>6.560956637424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1337429" calcext:value-type="float">
            <text:p>133742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18456715522887" calcext:value-type="float">
            <text:p>6.184567155228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1256073" calcext:value-type="float">
            <text:p>125607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45712571161691" calcext:value-type="float">
            <text:p>6.457125711616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1248683" calcext:value-type="float">
            <text:p>124868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48275252344048" calcext:value-type="float">
            <text:p>6.482752523440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1248317" calcext:value-type="float">
            <text:p>124831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48402566546302" calcext:value-type="float">
            <text:p>6.484025665463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1284972" calcext:value-type="float">
            <text:p>128497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35833787129098" calcext:value-type="float">
            <text:p>6.358337871290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1209104" calcext:value-type="float">
            <text:p>120910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62263793548094" calcext:value-type="float">
            <text:p>6.622637935480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222312" calcext:value-type="float">
            <text:p>122231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8697941892989" calcext:value-type="float">
            <text:p>7.086979418929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1233205" calcext:value-type="float">
            <text:p>123320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4844740449508" calcext:value-type="float">
            <text:p>7.048447404495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236310" calcext:value-type="float">
            <text:p>123631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3752635257266" calcext:value-type="float">
            <text:p>7.037526352572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477029" calcext:value-type="float">
            <text:p>147702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26490995006849" calcext:value-type="float">
            <text:p>6.264909950068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1450668" calcext:value-type="float">
            <text:p>145066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34311986206075" calcext:value-type="float">
            <text:p>6.343119862060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1263771" calcext:value-type="float">
            <text:p>126377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94211632042074" calcext:value-type="float">
            <text:p>6.942116320420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226775" calcext:value-type="float">
            <text:p>122677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7115100272196" calcext:value-type="float">
            <text:p>7.071151002721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1241329" calcext:value-type="float">
            <text:p>124132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1993115822671" calcext:value-type="float">
            <text:p>7.019931158226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226877" calcext:value-type="float">
            <text:p>122687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7078992431981" calcext:value-type="float">
            <text:p>7.070789924319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21183" calcext:value-type="float">
            <text:p>122118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9099267457364" calcext:value-type="float">
            <text:p>7.090992674573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1439193" calcext:value-type="float">
            <text:p>143919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37760979338964" calcext:value-type="float">
            <text:p>6.377609793389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1283804" calcext:value-type="float">
            <text:p>128380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87381292844841" calcext:value-type="float">
            <text:p>6.873812928448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1228181" calcext:value-type="float">
            <text:p>122818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6617642795713" calcext:value-type="float">
            <text:p>7.066176427957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1238049" calcext:value-type="float">
            <text:p>123804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3142183638583" calcext:value-type="float">
            <text:p>7.031421836385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1221651" calcext:value-type="float">
            <text:p>122165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8932862519478" calcext:value-type="float">
            <text:p>7.089328625194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1261468" calcext:value-type="float">
            <text:p>126146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95003779216355" calcext:value-type="float">
            <text:p>6.950037792163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541244" calcext:value-type="float">
            <text:p>154124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36037298598486" calcext:value-type="float">
            <text:p>6.360372985984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1267061" calcext:value-type="float">
            <text:p>126706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1111173929228" calcext:value-type="float">
            <text:p>7.211111739292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1228149" calcext:value-type="float">
            <text:p>122814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4657638566138" calcext:value-type="float">
            <text:p>7.346576385661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1237120" calcext:value-type="float">
            <text:p>123712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1496869502428" calcext:value-type="float">
            <text:p>7.314968695024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1231215" calcext:value-type="float">
            <text:p>123121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3574799611568" calcext:value-type="float">
            <text:p>7.335747996115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1226958" calcext:value-type="float">
            <text:p>122695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5079000868084" calcext:value-type="float">
            <text:p>7.350790008680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1268555" calcext:value-type="float">
            <text:p>126855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0599396096112" calcext:value-type="float">
            <text:p>7.205993960961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1224310" calcext:value-type="float">
            <text:p>122431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6017300748323" calcext:value-type="float">
            <text:p>7.360173007483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220346" calcext:value-type="float">
            <text:p>122034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7425715539653" calcext:value-type="float">
            <text:p>7.374257155396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1214389" calcext:value-type="float">
            <text:p>121438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9550872808108" calcext:value-type="float">
            <text:p>7.395508728081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242334" calcext:value-type="float">
            <text:p>124233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9670326427638" calcext:value-type="float">
            <text:p>7.296703264276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1400597" calcext:value-type="float">
            <text:p>140059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7595505736254" calcext:value-type="float">
            <text:p>6.775955057362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1309597" calcext:value-type="float">
            <text:p>130959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6771025983416" calcext:value-type="float">
            <text:p>7.067710259834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1653191" calcext:value-type="float">
            <text:p>165319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05585665205329" calcext:value-type="float">
            <text:p>6.055856652053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1261648" calcext:value-type="float">
            <text:p>126164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2970493938968" calcext:value-type="float">
            <text:p>7.229704939389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246224" calcext:value-type="float">
            <text:p>124622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0283906625621" calcext:value-type="float">
            <text:p>7.002839066256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239076" calcext:value-type="float">
            <text:p>123907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2782072252625" calcext:value-type="float">
            <text:p>7.027820722526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232123" calcext:value-type="float">
            <text:p>123212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5225952734113" calcext:value-type="float">
            <text:p>7.052259527341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1225925" calcext:value-type="float">
            <text:p>122592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7416115744448" calcext:value-type="float">
            <text:p>7.074161157444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1216338" calcext:value-type="float">
            <text:p>121633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10825742458727" calcext:value-type="float">
            <text:p>7.108257424587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1221757" calcext:value-type="float">
            <text:p>122175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889518136667" calcext:value-type="float">
            <text:p>7.08895181366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1215940" calcext:value-type="float">
            <text:p>121594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10967871940094" calcext:value-type="float">
            <text:p>7.109678719400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390510" calcext:value-type="float">
            <text:p>139051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2705900857883" calcext:value-type="float">
            <text:p>6.527059008578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1218850" calcext:value-type="float">
            <text:p>121885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7.09929755680299" calcext:value-type="float">
            <text:p>7.099297556802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1310035" calcext:value-type="float">
            <text:p>131003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859711855563" calcext:value-type="float">
            <text:p>6.78597118555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1520425" calcext:value-type="float">
            <text:p>152042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13915015349615" calcext:value-type="float">
            <text:p>6.139150153496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1285005" calcext:value-type="float">
            <text:p>128500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86975199818252" calcext:value-type="float">
            <text:p>6.869751998182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1322563" calcext:value-type="float">
            <text:p>132256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4463648621205" calcext:value-type="float">
            <text:p>6.744636486212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1293156" calcext:value-type="float">
            <text:p>129315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84229098146201" calcext:value-type="float">
            <text:p>6.842290981462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1348062" calcext:value-type="float">
            <text:p>134806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6170150635373" calcext:value-type="float">
            <text:p>6.661701506353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1499387" calcext:value-type="float">
            <text:p>149938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19966276241971" calcext:value-type="float">
            <text:p>6.199662762419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322034" calcext:value-type="float">
            <text:p>132203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000037007615" calcext:value-type="float">
            <text:p>6.0000370076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1319316" calcext:value-type="float">
            <text:p>131931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00897495842388" calcext:value-type="float">
            <text:p>6.008974958423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407034" calcext:value-type="float">
            <text:p>140703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72941733230845" calcext:value-type="float">
            <text:p>5.729417332308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370058" calcext:value-type="float">
            <text:p>137005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4507372260137" calcext:value-type="float">
            <text:p>5.845073722601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1377248" calcext:value-type="float">
            <text:p>137724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2234174841262" calcext:value-type="float">
            <text:p>5.822341748412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1407713" calcext:value-type="float">
            <text:p>140771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72732203948865" calcext:value-type="float">
            <text:p>5.727322039488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1764004" calcext:value-type="float">
            <text:p>176400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4.74746759627675" calcext:value-type="float">
            <text:p>4.747467596276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1326051" calcext:value-type="float">
            <text:p>132605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98686097835645" calcext:value-type="float">
            <text:p>5.986860978356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304028" calcext:value-type="float">
            <text:p>130402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05959408579683" calcext:value-type="float">
            <text:p>6.059594085796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282275" calcext:value-type="float">
            <text:p>128227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1326515013191" calcext:value-type="float">
            <text:p>6.13265150131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1282642" calcext:value-type="float">
            <text:p>128264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13140868468257" calcext:value-type="float">
            <text:p>6.131408684682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1377781" calcext:value-type="float">
            <text:p>137778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2066133806673" calcext:value-type="float">
            <text:p>5.820661338066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1371775" calcext:value-type="float">
            <text:p>137177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3963441449688" calcext:value-type="float">
            <text:p>5.839634414496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1433185" calcext:value-type="float">
            <text:p>143318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64944071111893" calcext:value-type="float">
            <text:p>5.649440711118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office:value-type="float" office:value="1309768" calcext:value-type="float">
            <text:p>130976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04051949594002" calcext:value-type="float">
            <text:p>6.040519495940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1355032" calcext:value-type="float">
            <text:p>135503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9296773726737" calcext:value-type="float">
            <text:p>5.892967737267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1336444" calcext:value-type="float">
            <text:p>133644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95295559655801" calcext:value-type="float">
            <text:p>5.952955596558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1385413" calcext:value-type="float">
            <text:p>138541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79667066702066" calcext:value-type="float">
            <text:p>5.796670667020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1660852" calcext:value-type="float">
            <text:p>166085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00915391409335" calcext:value-type="float">
            <text:p>5.009153914093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484597" calcext:value-type="float">
            <text:p>148459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85968688445653" calcext:value-type="float">
            <text:p>4.859686884456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346922" calcext:value-type="float">
            <text:p>134692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8234820523147" calcext:value-type="float">
            <text:p>5.282348205231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302703" calcext:value-type="float">
            <text:p>130270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2731853777761" calcext:value-type="float">
            <text:p>5.427318537777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788030" calcext:value-type="float">
            <text:p>178803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05202465843518" calcext:value-type="float">
            <text:p>4.052024658435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401060" calcext:value-type="float">
            <text:p>140106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1120532839526" calcext:value-type="float">
            <text:p>5.111205328395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392699" calcext:value-type="float">
            <text:p>139269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3720003304956" calcext:value-type="float">
            <text:p>5.137200033049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332073" calcext:value-type="float">
            <text:p>133207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3049241456054" calcext:value-type="float">
            <text:p>5.330492414560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1397873" calcext:value-type="float">
            <text:p>139787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2109550520189" calcext:value-type="float">
            <text:p>5.121095505201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408555" calcext:value-type="float">
            <text:p>140855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0880345746579" calcext:value-type="float">
            <text:p>5.08803457465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392220" calcext:value-type="float">
            <text:p>139222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3869398715654" calcext:value-type="float">
            <text:p>5.138693987156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548330" calcext:value-type="float">
            <text:p>154833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67713738425435" calcext:value-type="float">
            <text:p>4.677137384254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1306924" calcext:value-type="float">
            <text:p>130692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1326933759106" calcext:value-type="float">
            <text:p>5.413269337591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328047" calcext:value-type="float">
            <text:p>132804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4363821940504" calcext:value-type="float">
            <text:p>5.343638219405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1279687" calcext:value-type="float">
            <text:p>127968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0473508973664" calcext:value-type="float">
            <text:p>5.504735089736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1305480" calcext:value-type="float">
            <text:p>130548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1807044259424" calcext:value-type="float">
            <text:p>5.418070442594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347965" calcext:value-type="float">
            <text:p>134796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7898651201582" calcext:value-type="float">
            <text:p>5.278986512015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1301179" calcext:value-type="float">
            <text:p>130117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3240221565545" calcext:value-type="float">
            <text:p>5.432402215655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1365653" calcext:value-type="float">
            <text:p>136565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223690397563" calcext:value-type="float">
            <text:p>5.22236903975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1337737" calcext:value-type="float">
            <text:p>133773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120652782782" calcext:value-type="float">
            <text:p>5.31206527827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1247493" calcext:value-type="float">
            <text:p>124749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61539149696807" calcext:value-type="float">
            <text:p>5.615391496968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434576" calcext:value-type="float">
            <text:p>143457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0085370611075" calcext:value-type="float">
            <text:p>5.00853706110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1423707" calcext:value-type="float">
            <text:p>14237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04156646705574" calcext:value-type="float">
            <text:p>5.041566467055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837272" calcext:value-type="float">
            <text:p>183727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55615232356936" calcext:value-type="float">
            <text:p>3.556152323569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1336954" calcext:value-type="float">
            <text:p>133695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3672223865273" calcext:value-type="float">
            <text:p>4.936722238652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453991" calcext:value-type="float">
            <text:p>145399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57226970491756" calcext:value-type="float">
            <text:p>4.572269704917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1309535" calcext:value-type="float">
            <text:p>130953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2671578477031" calcext:value-type="float">
            <text:p>5.026715784770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1381736" calcext:value-type="float">
            <text:p>138173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9363615875701" calcext:value-type="float">
            <text:p>4.793636158757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1327316" calcext:value-type="float">
            <text:p>132731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6814359215911" calcext:value-type="float">
            <text:p>4.968143592159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1335229" calcext:value-type="float">
            <text:p>133522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4232932533314" calcext:value-type="float">
            <text:p>4.942329325333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1288511" calcext:value-type="float">
            <text:p>128851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9700558332734" calcext:value-type="float">
            <text:p>5.097005583327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1301358" calcext:value-type="float">
            <text:p>130135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5391902587991" calcext:value-type="float">
            <text:p>5.053919025879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1288570" calcext:value-type="float">
            <text:p>128857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9680672753323" calcext:value-type="float">
            <text:p>5.096806727533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1395195" calcext:value-type="float">
            <text:p>139519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5153777603476" calcext:value-type="float">
            <text:p>4.751537776034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1374818" calcext:value-type="float">
            <text:p>137481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1543479236651" calcext:value-type="float">
            <text:p>4.815434792366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1555706" calcext:value-type="float">
            <text:p>155570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2786116211274" calcext:value-type="float">
            <text:p>4.27861162112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1385879" calcext:value-type="float">
            <text:p>138587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8063374778209" calcext:value-type="float">
            <text:p>4.780633747782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1397513" calcext:value-type="float">
            <text:p>139751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4432832312932" calcext:value-type="float">
            <text:p>4.744328323129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1350218" calcext:value-type="float">
            <text:p>135021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9384795451709" calcext:value-type="float">
            <text:p>4.893847954517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321479" calcext:value-type="float">
            <text:p>132147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8728422776285" calcext:value-type="float">
            <text:p>4.987284227762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float" office:value="1390431" calcext:value-type="float">
            <text:p>139043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6639246886801" calcext:value-type="float">
            <text:p>4.766392468868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float" office:value="1330068" calcext:value-type="float">
            <text:p>133006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5914843871899" calcext:value-type="float">
            <text:p>4.959148438718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float" office:value="1249084" calcext:value-type="float">
            <text:p>124908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3197043453716" calcext:value-type="float">
            <text:p>5.231970434537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1430657" calcext:value-type="float">
            <text:p>143065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64253164659109" calcext:value-type="float">
            <text:p>4.642531646591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296361" calcext:value-type="float">
            <text:p>129636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706273165212" calcext:value-type="float">
            <text:p>5.07062731652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 office:value-type="float" office:value="1247301" calcext:value-type="float">
            <text:p>124730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3817418270026" calcext:value-type="float">
            <text:p>5.238174182700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office:value-type="float" office:value="1402379" calcext:value-type="float">
            <text:p>140237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2923289032992" calcext:value-type="float">
            <text:p>4.729232890329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94946" calcext:value-type="float">
            <text:p>159494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99314007570514" calcext:value-type="float">
            <text:p>3.993140075705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311608" calcext:value-type="float">
            <text:p>131160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4255934394023" calcext:value-type="float">
            <text:p>4.842559343940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429205" calcext:value-type="float">
            <text:p>142920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6965464438051" calcext:value-type="float">
            <text:p>4.469654644380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1253252" calcext:value-type="float">
            <text:p>125325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4021584974233" calcext:value-type="float">
            <text:p>5.040215849742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1255460" calcext:value-type="float">
            <text:p>125546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3257111042074" calcext:value-type="float">
            <text:p>5.032571110420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1299901" calcext:value-type="float">
            <text:p>129990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8149713475675" calcext:value-type="float">
            <text:p>4.881497134756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1384567" calcext:value-type="float">
            <text:p>138456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0746014976056" calcext:value-type="float">
            <text:p>4.607460149760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1365853" calcext:value-type="float">
            <text:p>136585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665603043353" calcext:value-type="float">
            <text:p>4.66656030433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1367950" calcext:value-type="float">
            <text:p>136795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5989767570282" calcext:value-type="float">
            <text:p>4.659897675702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1297516" calcext:value-type="float">
            <text:p>129751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8947269378668" calcext:value-type="float">
            <text:p>4.889472693786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332109" calcext:value-type="float">
            <text:p>133210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7520228834708" calcext:value-type="float">
            <text:p>4.775202288347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1638372" calcext:value-type="float">
            <text:p>163837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87647474120484" calcext:value-type="float">
            <text:p>3.876474741204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1439582" calcext:value-type="float">
            <text:p>143958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3823583570447" calcext:value-type="float">
            <text:p>4.438235835704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1444372" calcext:value-type="float">
            <text:p>144437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2380930545314" calcext:value-type="float">
            <text:p>4.423809305453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1323365" calcext:value-type="float">
            <text:p>132336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0380346971626" calcext:value-type="float">
            <text:p>4.803803469716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float" office:value="1341674" calcext:value-type="float">
            <text:p>134167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4412987566721" calcext:value-type="float">
            <text:p>4.744129875667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1327875" calcext:value-type="float">
            <text:p>132787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8902796842132" calcext:value-type="float">
            <text:p>4.789027968421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1354645" calcext:value-type="float">
            <text:p>135464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0234492974291" calcext:value-type="float">
            <text:p>4.702344929742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float" office:value="1363456" calcext:value-type="float">
            <text:p>136345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741886391319" calcext:value-type="float">
            <text:p>4.67418863913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1328188" calcext:value-type="float">
            <text:p>132818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8800439199663" calcext:value-type="float">
            <text:p>4.788004391996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1372563" calcext:value-type="float">
            <text:p>137256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4527703834662" calcext:value-type="float">
            <text:p>4.645277038346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1235963" calcext:value-type="float">
            <text:p>123596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0054521494541" calcext:value-type="float">
            <text:p>5.100545214945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float" office:value="1701193" calcext:value-type="float">
            <text:p>170119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71306404299631" calcext:value-type="float">
            <text:p>3.713064042996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1602484" calcext:value-type="float">
            <text:p>160248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97266289328309" calcext:value-type="float">
            <text:p>3.972662893283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office:value-type="float" office:value="1495935" calcext:value-type="float">
            <text:p>149593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7147267956344" calcext:value-type="float">
            <text:p>4.271472679563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308221" calcext:value-type="float">
            <text:p>130822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3107572509438" calcext:value-type="float">
            <text:p>5.031075725094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1351065" calcext:value-type="float">
            <text:p>135106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9112445284601" calcext:value-type="float">
            <text:p>4.891124452846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411940" calcext:value-type="float">
            <text:p>141194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6997244691733" calcext:value-type="float">
            <text:p>4.69972446917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1293309" calcext:value-type="float">
            <text:p>129330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8086389008021" calcext:value-type="float">
            <text:p>5.080863890080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1278085" calcext:value-type="float">
            <text:p>127808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3228950938668" calcext:value-type="float">
            <text:p>5.132289509386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1391537" calcext:value-type="float">
            <text:p>139153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6293930389781" calcext:value-type="float">
            <text:p>4.762939303897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1302666" calcext:value-type="float">
            <text:p>130266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4955610733458" calcext:value-type="float">
            <text:p>5.049556107334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1334774" calcext:value-type="float">
            <text:p>133477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4380950337923" calcext:value-type="float">
            <text:p>4.943809503379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342882" calcext:value-type="float">
            <text:p>134288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1750836222163" calcext:value-type="float">
            <text:p>4.917508362221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1563234" calcext:value-type="float">
            <text:p>156323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25764696513188" calcext:value-type="float">
            <text:p>4.257646965131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1594221" calcext:value-type="float">
            <text:p>159422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17240163191862" calcext:value-type="float">
            <text:p>4.172401631918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1305921" calcext:value-type="float">
            <text:p>130592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3871783149963" calcext:value-type="float">
            <text:p>5.038717831499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1243036" calcext:value-type="float">
            <text:p>124303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5304982223225" calcext:value-type="float">
            <text:p>5.253049822232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1349123" calcext:value-type="float">
            <text:p>134912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9737142549588" calcext:value-type="float">
            <text:p>4.897371425495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1314769" calcext:value-type="float">
            <text:p>131476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0939233190632" calcext:value-type="float">
            <text:p>5.009392331906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1252263" calcext:value-type="float">
            <text:p>125226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2093139915895" calcext:value-type="float">
            <text:p>5.220931399158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1346747" calcext:value-type="float">
            <text:p>134674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0502672012198" calcext:value-type="float">
            <text:p>4.905026720121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office:value-type="float" office:value="1331686" calcext:value-type="float">
            <text:p>133168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5386854765266" calcext:value-type="float">
            <text:p>4.953868547652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1353235" calcext:value-type="float">
            <text:p>135323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8415466970065" calcext:value-type="float">
            <text:p>4.884154669700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1461339" calcext:value-type="float">
            <text:p>146133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55037713968007" calcext:value-type="float">
            <text:p>4.550377139680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1376934" calcext:value-type="float">
            <text:p>137693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0875564900739" calcext:value-type="float">
            <text:p>4.808755649007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1641569" calcext:value-type="float">
            <text:p>164156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04529546670755" calcext:value-type="float">
            <text:p>4.045295466707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1310552" calcext:value-type="float">
            <text:p>131055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2334431267585" calcext:value-type="float">
            <text:p>5.023344312675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296359" calcext:value-type="float">
            <text:p>129635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7063401673536" calcext:value-type="float">
            <text:p>5.070634016735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323816" calcext:value-type="float">
            <text:p>132381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5953009993899" calcext:value-type="float">
            <text:p>5.559530099938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455275" calcext:value-type="float">
            <text:p>145527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14835567063553" calcext:value-type="float">
            <text:p>5.148355670635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328136" calcext:value-type="float">
            <text:p>132813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4538087083269" calcext:value-type="float">
            <text:p>5.545380870832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385473" calcext:value-type="float">
            <text:p>138547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618256907844" calcext:value-type="float">
            <text:p>5.36182569078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372525" calcext:value-type="float">
            <text:p>137252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0260372082573" calcext:value-type="float">
            <text:p>5.402603720825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1365421" calcext:value-type="float">
            <text:p>136542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2514057818458" calcext:value-type="float">
            <text:p>5.425140578184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1335755" calcext:value-type="float">
            <text:p>133575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2053827269255" calcext:value-type="float">
            <text:p>5.520538272692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1372701" calcext:value-type="float">
            <text:p>137270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0204685717283" calcext:value-type="float">
            <text:p>5.402046857172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303973" calcext:value-type="float">
            <text:p>130397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62512036769873" calcext:value-type="float">
            <text:p>5.625120367698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1793483" calcext:value-type="float">
            <text:p>179348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4.24083371321856" calcext:value-type="float">
            <text:p>4.240833713218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416966" calcext:value-type="float">
            <text:p>141696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26421206272174" calcext:value-type="float">
            <text:p>5.264212062721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1283932" calcext:value-type="float">
            <text:p>128393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69238612674471" calcext:value-type="float">
            <text:p>5.692386126744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1269072" calcext:value-type="float">
            <text:p>126907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74294373561589" calcext:value-type="float">
            <text:p>5.742943735615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1316116" calcext:value-type="float">
            <text:p>131611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8486466911571" calcext:value-type="float">
            <text:p>5.584864669115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328055" calcext:value-type="float">
            <text:p>132805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4564574525659" calcext:value-type="float">
            <text:p>5.545645745256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1319346" calcext:value-type="float">
            <text:p>131934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742193107011" calcext:value-type="float">
            <text:p>5.57421931070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349381" calcext:value-type="float">
            <text:p>134938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7646045013224" calcext:value-type="float">
            <text:p>5.476460450132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1269171" calcext:value-type="float">
            <text:p>126917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74260495675405" calcext:value-type="float">
            <text:p>5.742604956754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1403806" calcext:value-type="float">
            <text:p>140380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0473541482987" calcext:value-type="float">
            <text:p>5.304735414829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1357799" calcext:value-type="float">
            <text:p>135779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4945151292288" calcext:value-type="float">
            <text:p>5.449451512922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1316887" calcext:value-type="float">
            <text:p>131688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8232125344077" calcext:value-type="float">
            <text:p>5.582321253440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869402" calcext:value-type="float">
            <text:p>186940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4.73024748478634" calcext:value-type="float">
            <text:p>4.730247484786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1354687" calcext:value-type="float">
            <text:p>135468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12888488268184" calcext:value-type="float">
            <text:p>6.128884882681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367257" calcext:value-type="float">
            <text:p>136725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8877295940157" calcext:value-type="float">
            <text:p>6.088772959401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1363662" calcext:value-type="float">
            <text:p>136366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10020712910275" calcext:value-type="float">
            <text:p>6.100207129102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1293543" calcext:value-type="float">
            <text:p>129354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32946581342918" calcext:value-type="float">
            <text:p>6.329465813429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418191" calcext:value-type="float">
            <text:p>141819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92992726501733" calcext:value-type="float">
            <text:p>5.929927265017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1314843" calcext:value-type="float">
            <text:p>131484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25853552865267" calcext:value-type="float">
            <text:p>6.258535528652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1373352" calcext:value-type="float">
            <text:p>137335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6945587162096" calcext:value-type="float">
            <text:p>6.069455871620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1457286" calcext:value-type="float">
            <text:p>145728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81182658768791" calcext:value-type="float">
            <text:p>5.811826587687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1310786" calcext:value-type="float">
            <text:p>131078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27195657264089" calcext:value-type="float">
            <text:p>6.271956572640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254253" calcext:value-type="float">
            <text:p>125425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46342302993775" calcext:value-type="float">
            <text:p>6.463423029937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1490387" calcext:value-type="float">
            <text:p>149038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71428397725117" calcext:value-type="float">
            <text:p>5.714283977251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1555028" calcext:value-type="float">
            <text:p>155502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52989238081228" calcext:value-type="float">
            <text:p>5.529892380812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1405215" calcext:value-type="float">
            <text:p>140521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96984674436026" calcext:value-type="float">
            <text:p>5.969846744360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1322623" calcext:value-type="float">
            <text:p>132262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23291380788505" calcext:value-type="float">
            <text:p>6.232913807885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252991" calcext:value-type="float">
            <text:p>125299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46779499917926" calcext:value-type="float">
            <text:p>6.467794999179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1335940" calcext:value-type="float">
            <text:p>133594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18940498008899" calcext:value-type="float">
            <text:p>6.189404980088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1372660" calcext:value-type="float">
            <text:p>137266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7164473159563" calcext:value-type="float">
            <text:p>6.071644731595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309806" calcext:value-type="float">
            <text:p>130980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8673041817086" calcext:value-type="float">
            <text:p>6.786730418170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1386187" calcext:value-type="float">
            <text:p>138618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4058195733548" calcext:value-type="float">
            <text:p>6.540581957335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1308469" calcext:value-type="float">
            <text:p>130846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9116579468994" calcext:value-type="float">
            <text:p>6.791165794689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1249424" calcext:value-type="float">
            <text:p>124942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99170173355765" calcext:value-type="float">
            <text:p>6.991701733557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1398744" calcext:value-type="float">
            <text:p>139874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0141780737056" calcext:value-type="float">
            <text:p>6.501417807370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1439976" calcext:value-type="float">
            <text:p>143997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3752476355051" calcext:value-type="float">
            <text:p>6.37524763550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1560183" calcext:value-type="float">
            <text:p>156018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0270447589411" calcext:value-type="float">
            <text:p>6.02704475894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1282516" calcext:value-type="float">
            <text:p>128251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87817225495219" calcext:value-type="float">
            <text:p>6.878172254952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332935" calcext:value-type="float">
            <text:p>133293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1071045596835" calcext:value-type="float">
            <text:p>6.710710455968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1259101" calcext:value-type="float">
            <text:p>125910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95819448488525" calcext:value-type="float">
            <text:p>6.958194484885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1465924" calcext:value-type="float">
            <text:p>146592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29768562206912" calcext:value-type="float">
            <text:p>6.297685622069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1360319" calcext:value-type="float">
            <text:p>136031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2239253316222" calcext:value-type="float">
            <text:p>6.622392533162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1467116" calcext:value-type="float">
            <text:p>146711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29415563917813" calcext:value-type="float">
            <text:p>6.294155639178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1335399" calcext:value-type="float">
            <text:p>133539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0268970663509" calcext:value-type="float">
            <text:p>6.702689706635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1340115" calcext:value-type="float">
            <text:p>134011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8737949037157" calcext:value-type="float">
            <text:p>6.687379490371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1343106" calcext:value-type="float">
            <text:p>134310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7769728131466" calcext:value-type="float">
            <text:p>6.677697281314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386466" calcext:value-type="float">
            <text:p>138646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1999473578222" calcext:value-type="float">
            <text:p>6.819994735782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1472137" calcext:value-type="float">
            <text:p>147213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55960469323567" calcext:value-type="float">
            <text:p>6.559604693235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1423006" calcext:value-type="float">
            <text:p>142300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0701966256025" calcext:value-type="float">
            <text:p>6.707019662560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1373955" calcext:value-type="float">
            <text:p>137395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5936188642664" calcext:value-type="float">
            <text:p>6.859361886426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1319140" calcext:value-type="float">
            <text:p>131914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3617807957174" calcext:value-type="float">
            <text:p>7.036178079571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1414197" calcext:value-type="float">
            <text:p>141419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3398785894433" calcext:value-type="float">
            <text:p>6.733987858944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1313458" calcext:value-type="float">
            <text:p>131345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5492507457774" calcext:value-type="float">
            <text:p>7.054925074577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1237681" calcext:value-type="float">
            <text:p>123768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1299973502693" calcext:value-type="float">
            <text:p>7.312999735026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1408058" calcext:value-type="float">
            <text:p>140805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5288153105682" calcext:value-type="float">
            <text:p>6.752881531056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1327177" calcext:value-type="float">
            <text:p>132717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0979850764113" calcext:value-type="float">
            <text:p>7.009798507641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1299702" calcext:value-type="float">
            <text:p>129970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0064910278316" calcext:value-type="float">
            <text:p>7.100649102783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1379689" calcext:value-type="float">
            <text:p>137968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4127495755303" calcext:value-type="float">
            <text:p>6.841274957553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1371978" calcext:value-type="float">
            <text:p>137197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6561550105656" calcext:value-type="float">
            <text:p>6.865615501056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1830832" calcext:value-type="float">
            <text:p>183083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5.61260202923924" calcext:value-type="float">
            <text:p>5.612602029239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338316" calcext:value-type="float">
            <text:p>133831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7350027391762" calcext:value-type="float">
            <text:p>6.973500273917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348733" calcext:value-type="float">
            <text:p>134873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5954033649565" calcext:value-type="float">
            <text:p>6.659540336495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1431677" calcext:value-type="float">
            <text:p>143167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40034969302681" calcext:value-type="float">
            <text:p>6.400349693026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1318980" calcext:value-type="float">
            <text:p>131898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5641807055853" calcext:value-type="float">
            <text:p>6.756418070558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1366376" calcext:value-type="float">
            <text:p>136637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0309792189356" calcext:value-type="float">
            <text:p>6.603097921893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1324628" calcext:value-type="float">
            <text:p>132462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3786086415049" calcext:value-type="float">
            <text:p>6.737860864150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1369275" calcext:value-type="float">
            <text:p>136927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9389338392929" calcext:value-type="float">
            <text:p>6.593893383929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1368399" calcext:value-type="float">
            <text:p>136839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9667269205093" calcext:value-type="float">
            <text:p>6.596672692050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1454518" calcext:value-type="float">
            <text:p>145451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33160917232084" calcext:value-type="float">
            <text:p>6.331609172320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1307148" calcext:value-type="float">
            <text:p>130714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9555254595644" calcext:value-type="float">
            <text:p>6.795552545956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1275863" calcext:value-type="float">
            <text:p>127586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90075974258557" calcext:value-type="float">
            <text:p>6.900759742585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1890342" calcext:value-type="float">
            <text:p>189034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5.19339633659657" calcext:value-type="float">
            <text:p>5.193396336596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1391279" calcext:value-type="float">
            <text:p>139127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2465787416431" calcext:value-type="float">
            <text:p>6.524657874164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1379520" calcext:value-type="float">
            <text:p>137952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6152016170281" calcext:value-type="float">
            <text:p>6.561520161702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1324917" calcext:value-type="float">
            <text:p>132491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73691344785246" calcext:value-type="float">
            <text:p>6.736913447852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262901" calcext:value-type="float">
            <text:p>126290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94510710208285" calcext:value-type="float">
            <text:p>6.945107102082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1366467" calcext:value-type="float">
            <text:p>136646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60280869343904" calcext:value-type="float">
            <text:p>6.602808693439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367120" calcext:value-type="float">
            <text:p>136712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5439688446991" calcext:value-type="float">
            <text:p>5.854396884469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1345251" calcext:value-type="float">
            <text:p>134525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92443001663172" calcext:value-type="float">
            <text:p>5.924430016631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1382558" calcext:value-type="float">
            <text:p>138255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0562965673216" calcext:value-type="float">
            <text:p>5.805629656732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1327508" calcext:value-type="float">
            <text:p>132750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98209178254266" calcext:value-type="float">
            <text:p>5.982091782542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1250516" calcext:value-type="float">
            <text:p>125051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4157072439461" calcext:value-type="float">
            <text:p>6.241570724394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1674733" calcext:value-type="float">
            <text:p>167473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4.97300747199204" calcext:value-type="float">
            <text:p>4.973007471992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1354486" calcext:value-type="float">
            <text:p>135448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9471804702968" calcext:value-type="float">
            <text:p>5.894718047029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1333867" calcext:value-type="float">
            <text:p>133386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96133797020143" calcext:value-type="float">
            <text:p>5.961337970201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1372290" calcext:value-type="float">
            <text:p>137229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380042660798" calcext:value-type="float">
            <text:p>5.83800426607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1362016" calcext:value-type="float">
            <text:p>136201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7064115826169" calcext:value-type="float">
            <text:p>5.870641158261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1362455" calcext:value-type="float">
            <text:p>136245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6924158176258" calcext:value-type="float">
            <text:p>5.869241581762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1313644" calcext:value-type="float">
            <text:p>131364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02768638671658" calcext:value-type="float">
            <text:p>6.027686386716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1203666" calcext:value-type="float">
            <text:p>120366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40740332049735" calcext:value-type="float">
            <text:p>6.407403320497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1470197" calcext:value-type="float">
            <text:p>147019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53870792999123" calcext:value-type="float">
            <text:p>5.538707929991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1299026" calcext:value-type="float">
            <text:p>129902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07628481654831" calcext:value-type="float">
            <text:p>6.076284816548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1357037" calcext:value-type="float">
            <text:p>135703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8654636233293" calcext:value-type="float">
            <text:p>5.886546362332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float" office:value="1330040" calcext:value-type="float">
            <text:p>133004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97381622958249" calcext:value-type="float">
            <text:p>5.973816229582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float" office:value="1719107" calcext:value-type="float">
            <text:p>171910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4.85943416497843" calcext:value-type="float">
            <text:p>4.859434164978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1381178" calcext:value-type="float">
            <text:p>138117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80996673114763" calcext:value-type="float">
            <text:p>5.809966731147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458030" calcext:value-type="float">
            <text:p>145803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9381080707198" calcext:value-type="float">
            <text:p>4.93810807071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359383" calcext:value-type="float">
            <text:p>135938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4235432587257" calcext:value-type="float">
            <text:p>5.242354325872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1269760" calcext:value-type="float">
            <text:p>126976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3855625260406" calcext:value-type="float">
            <text:p>5.538556252604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1317095" calcext:value-type="float">
            <text:p>131709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7960165989956" calcext:value-type="float">
            <text:p>5.379601659899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1366490" calcext:value-type="float">
            <text:p>136649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1970809197483" calcext:value-type="float">
            <text:p>5.219708091974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868518" calcext:value-type="float">
            <text:p>186851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86079981166322" calcext:value-type="float">
            <text:p>3.860799811663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1334839" calcext:value-type="float">
            <text:p>133483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2148380109545" calcext:value-type="float">
            <text:p>5.321483801095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1265831" calcext:value-type="float">
            <text:p>126583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5201539790853" calcext:value-type="float">
            <text:p>5.552015397908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1387031" calcext:value-type="float">
            <text:p>138703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5491099443755" calcext:value-type="float">
            <text:p>5.154910994437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1370974" calcext:value-type="float">
            <text:p>137097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0548048424362" calcext:value-type="float">
            <text:p>5.205480484243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717954" calcext:value-type="float">
            <text:p>171795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22565736096697" calcext:value-type="float">
            <text:p>4.225657360966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329837" calcext:value-type="float">
            <text:p>132983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3778854921524" calcext:value-type="float">
            <text:p>5.337788549215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345968" calcext:value-type="float">
            <text:p>134596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8542532277484" calcext:value-type="float">
            <text:p>5.285425322774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299978" calcext:value-type="float">
            <text:p>129997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364126441673" calcext:value-type="float">
            <text:p>5.43641264416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1243036" calcext:value-type="float">
            <text:p>124303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63093560484407" calcext:value-type="float">
            <text:p>5.630935604844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363165" calcext:value-type="float">
            <text:p>136316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3028840242823" calcext:value-type="float">
            <text:p>5.230288402428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1268535" calcext:value-type="float">
            <text:p>126853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427481277142" calcext:value-type="float">
            <text:p>5.54274812771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1369610" calcext:value-type="float">
            <text:p>136961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0980348782409" calcext:value-type="float">
            <text:p>5.209803487824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1363793" calcext:value-type="float">
            <text:p>136379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2828810070406" calcext:value-type="float">
            <text:p>5.228288100704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office:value-type="float" office:value="1270230" calcext:value-type="float">
            <text:p>127023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3694901471081" calcext:value-type="float">
            <text:p>5.536949014710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324795" calcext:value-type="float">
            <text:p>132479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5428586719253" calcext:value-type="float">
            <text:p>5.354285867192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float" office:value="1772550" calcext:value-type="float">
            <text:p>177255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08978772477967" calcext:value-type="float">
            <text:p>4.089787724779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568397" calcext:value-type="float">
            <text:p>156839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24332685882546" calcext:value-type="float">
            <text:p>4.243326858825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1322706" calcext:value-type="float">
            <text:p>132270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8325365223547" calcext:value-type="float">
            <text:p>4.983253652235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1257794" calcext:value-type="float">
            <text:p>125779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0179170099875" calcext:value-type="float">
            <text:p>5.201791700998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1374759" calcext:value-type="float">
            <text:p>137475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156211728493" calcext:value-type="float">
            <text:p>4.81562117284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1367041" calcext:value-type="float">
            <text:p>136704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4007148771315" calcext:value-type="float">
            <text:p>4.840071487713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1319457" calcext:value-type="float">
            <text:p>131945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9393447308495" calcext:value-type="float">
            <text:p>4.993934473084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1314245" calcext:value-type="float">
            <text:p>131424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1112355366118" calcext:value-type="float">
            <text:p>5.011123553661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1320130" calcext:value-type="float">
            <text:p>132013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9171988275204" calcext:value-type="float">
            <text:p>4.991719882752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1324517" calcext:value-type="float">
            <text:p>132451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7731152020183" calcext:value-type="float">
            <text:p>4.977311520201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1344867" calcext:value-type="float">
            <text:p>134486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1109351691195" calcext:value-type="float">
            <text:p>4.911093516911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1315607" calcext:value-type="float">
            <text:p>13156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0662513217406" calcext:value-type="float">
            <text:p>5.006625132174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1766784" calcext:value-type="float">
            <text:p>176678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72605231168944" calcext:value-type="float">
            <text:p>3.726052311689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416904" calcext:value-type="float">
            <text:p>141690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68448262465333" calcext:value-type="float">
            <text:p>4.684482624653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1328899" calcext:value-type="float">
            <text:p>132889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6296714186239" calcext:value-type="float">
            <text:p>4.962967141862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1378485" calcext:value-type="float">
            <text:p>137848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0386644114047" calcext:value-type="float">
            <text:p>4.803866441140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1302985" calcext:value-type="float">
            <text:p>130298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484927267021" calcext:value-type="float">
            <text:p>5.04849272670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office:value-type="float" office:value="1348876" calcext:value-type="float">
            <text:p>134887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9816661287238" calcext:value-type="float">
            <text:p>4.898166612872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float" office:value="1398421" calcext:value-type="float">
            <text:p>139842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4150751689118" calcext:value-type="float">
            <text:p>4.741507516891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1396486" calcext:value-type="float">
            <text:p>139648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4752102615464" calcext:value-type="float">
            <text:p>4.747521026154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1366262" calcext:value-type="float">
            <text:p>136626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425469937991" calcext:value-type="float">
            <text:p>4.84254699379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float" office:value="1381734" calcext:value-type="float">
            <text:p>138173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9364244497661" calcext:value-type="float">
            <text:p>4.793642444976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312330" calcext:value-type="float">
            <text:p>131233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1745631842296" calcext:value-type="float">
            <text:p>5.017456318422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2" calcext:value-type="float">
            <text:p>22</text:p>
          </table:table-cell>
          <table:table-cell office:value-type="float" office:value="1382552" calcext:value-type="float">
            <text:p>138255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9107214004748" calcext:value-type="float">
            <text:p>4.791072140047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1748606" calcext:value-type="float">
            <text:p>174860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77096724549641" calcext:value-type="float">
            <text:p>3.770967245496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340604" calcext:value-type="float">
            <text:p>134060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4759480450968" calcext:value-type="float">
            <text:p>4.747594804509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1451221" calcext:value-type="float">
            <text:p>145122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0326437076294" calcext:value-type="float">
            <text:p>4.403264370762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1317820" calcext:value-type="float">
            <text:p>131782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2203896961697" calcext:value-type="float">
            <text:p>4.822038969616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1225642" calcext:value-type="float">
            <text:p>122564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3696356487452" calcext:value-type="float">
            <text:p>5.136963564874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1419703" calcext:value-type="float">
            <text:p>141970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9862491277285" calcext:value-type="float">
            <text:p>4.498624912772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334512" calcext:value-type="float">
            <text:p>133451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6737507988736" calcext:value-type="float">
            <text:p>4.767375079887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1373290" calcext:value-type="float">
            <text:p>137329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4297733697352" calcext:value-type="float">
            <text:p>4.642977336973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1321619" calcext:value-type="float">
            <text:p>132161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0953717756133" calcext:value-type="float">
            <text:p>4.809537177561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330044" calcext:value-type="float">
            <text:p>133004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8193982961536" calcext:value-type="float">
            <text:p>4.781939829615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323800" calcext:value-type="float">
            <text:p>13238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0237614575777" calcext:value-type="float">
            <text:p>4.802376145757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1797324" calcext:value-type="float">
            <text:p>179732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47433617764624" calcext:value-type="float">
            <text:p>3.474336177646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334379" calcext:value-type="float">
            <text:p>133437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6780792758433" calcext:value-type="float">
            <text:p>4.767807927584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265408" calcext:value-type="float">
            <text:p>126540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9829415555336" calcext:value-type="float">
            <text:p>4.998294155553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320618" calcext:value-type="float">
            <text:p>132061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1282778924517" calcext:value-type="float">
            <text:p>4.812827789245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1349675" calcext:value-type="float">
            <text:p>134967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1830787795258" calcext:value-type="float">
            <text:p>4.718307877952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1287164" calcext:value-type="float">
            <text:p>128716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2426106616716" calcext:value-type="float">
            <text:p>4.924261066167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1386043" calcext:value-type="float">
            <text:p>138604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0283287478551" calcext:value-type="float">
            <text:p>4.602832874785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1357695" calcext:value-type="float">
            <text:p>135769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9257772704624" calcext:value-type="float">
            <text:p>4.692577727046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1464306" calcext:value-type="float">
            <text:p>146430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6428149424665" calcext:value-type="float">
            <text:p>4.364281494246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1668669" calcext:value-type="float">
            <text:p>166866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79689793492311" calcext:value-type="float">
            <text:p>3.796897934923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office:value-type="float" office:value="1448114" calcext:value-type="float">
            <text:p>144811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1257239120071" calcext:value-type="float">
            <text:p>4.412572391200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office:value-type="float" office:value="1413920" calcext:value-type="float">
            <text:p>141392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1635153678563" calcext:value-type="float">
            <text:p>4.516351536785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office:value-type="float" office:value="1790466" calcext:value-type="float">
            <text:p>179046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49093912923678" calcext:value-type="float">
            <text:p>3.490939129236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float" office:value="1406961" calcext:value-type="float">
            <text:p>140696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3777932073416" calcext:value-type="float">
            <text:p>4.537779320734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1354432" calcext:value-type="float">
            <text:p>135443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0302785403657" calcext:value-type="float">
            <text:p>4.703027854036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327565" calcext:value-type="float">
            <text:p>132756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6732894678471" calcext:value-type="float">
            <text:p>4.967328946784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1377538" calcext:value-type="float">
            <text:p>137753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0685100905263" calcext:value-type="float">
            <text:p>4.806851009052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1329885" calcext:value-type="float">
            <text:p>132988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5974601236269" calcext:value-type="float">
            <text:p>4.959746012362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1368354" calcext:value-type="float">
            <text:p>136835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3590222734283" calcext:value-type="float">
            <text:p>4.835902227342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1398129" calcext:value-type="float">
            <text:p>139812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4241444856897" calcext:value-type="float">
            <text:p>4.742414448568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1291218" calcext:value-type="float">
            <text:p>129121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8789117174371" calcext:value-type="float">
            <text:p>5.087891171743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1360942" calcext:value-type="float">
            <text:p>136094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5949071765968" calcext:value-type="float">
            <text:p>4.859490717659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1376138" calcext:value-type="float">
            <text:p>137613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1126701389162" calcext:value-type="float">
            <text:p>4.811267013891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400896" calcext:value-type="float">
            <text:p>140089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3382793560194" calcext:value-type="float">
            <text:p>4.733827935601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1597058" calcext:value-type="float">
            <text:p>159705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16468000200326" calcext:value-type="float">
            <text:p>4.164680002003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1375555" calcext:value-type="float">
            <text:p>137555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1310728958181" calcext:value-type="float">
            <text:p>4.813107289581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1388708" calcext:value-type="float">
            <text:p>138870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7177751429534" calcext:value-type="float">
            <text:p>4.771777514295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1272892" calcext:value-type="float">
            <text:p>127289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499713180417" calcext:value-type="float">
            <text:p>5.14997131804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1275389" calcext:value-type="float">
            <text:p>127538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4146021845427" calcext:value-type="float">
            <text:p>5.141460218454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office:value-type="float" office:value="1371664" calcext:value-type="float">
            <text:p>137166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2540948288376" calcext:value-type="float">
            <text:p>4.825409482883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1292468" calcext:value-type="float">
            <text:p>129246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8368889526944" calcext:value-type="float">
            <text:p>5.083688895269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office:value-type="float" office:value="1372736" calcext:value-type="float">
            <text:p>137273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2201665597603" calcext:value-type="float">
            <text:p>4.822016655976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office:value-type="float" office:value="1388276" calcext:value-type="float">
            <text:p>138827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7312872998614" calcext:value-type="float">
            <text:p>4.773128729986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8" calcext:value-type="float">
            <text:p>18</text:p>
          </table:table-cell>
          <table:table-cell office:value-type="float" office:value="1445293" calcext:value-type="float">
            <text:p>144529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59832789539853" calcext:value-type="float">
            <text:p>4.598327895398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office:value-type="float" office:value="1339337" calcext:value-type="float">
            <text:p>133933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2898822150823" calcext:value-type="float">
            <text:p>4.928988221508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1470523" calcext:value-type="float">
            <text:p>147052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52316867238042" calcext:value-type="float">
            <text:p>4.523168672380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office:value-type="float" office:value="1418694" calcext:value-type="float">
            <text:p>141869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67899956798685" calcext:value-type="float">
            <text:p>4.678999567986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2" calcext:value-type="float">
            <text:p>22</text:p>
          </table:table-cell>
          <table:table-cell office:value-type="float" office:value="1311426" calcext:value-type="float">
            <text:p>131142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2044899172928" calcext:value-type="float">
            <text:p>5.020448991729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3" calcext:value-type="float">
            <text:p>23</text:p>
          </table:table-cell>
          <table:table-cell office:value-type="float" office:value="1371351" calcext:value-type="float">
            <text:p>137135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2640061252341" calcext:value-type="float">
            <text:p>4.826400612523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437289" calcext:value-type="float">
            <text:p>143728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2023653397321" calcext:value-type="float">
            <text:p>5.20236533973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1361507" calcext:value-type="float">
            <text:p>136150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3760757232201" calcext:value-type="float">
            <text:p>5.437607572322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1352047" calcext:value-type="float">
            <text:p>135204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6788846920482" calcext:value-type="float">
            <text:p>5.467888469204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1266078" calcext:value-type="float">
            <text:p>126607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75320173441943" calcext:value-type="float">
            <text:p>5.753201734419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1244631" calcext:value-type="float">
            <text:p>124463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82740022031619" calcext:value-type="float">
            <text:p>5.827400220316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1346638" calcext:value-type="float">
            <text:p>134663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8529770368951" calcext:value-type="float">
            <text:p>5.485297703689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1340125" calcext:value-type="float">
            <text:p>134012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0635326758657" calcext:value-type="float">
            <text:p>5.506353267586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1258493" calcext:value-type="float">
            <text:p>125849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77929831524158" calcext:value-type="float">
            <text:p>5.779298315241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1389613" calcext:value-type="float">
            <text:p>138961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4886767442783" calcext:value-type="float">
            <text:p>5.348867674427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1347816" calcext:value-type="float">
            <text:p>134781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48150028178305" calcext:value-type="float">
            <text:p>5.481500281783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1239715" calcext:value-type="float">
            <text:p>123971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84458779772805" calcext:value-type="float">
            <text:p>5.844587797728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1316252" calcext:value-type="float">
            <text:p>131625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8441591689268" calcext:value-type="float">
            <text:p>5.584415916892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1321849" calcext:value-type="float">
            <text:p>132184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6598788959342" calcext:value-type="float">
            <text:p>5.565987889593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float" office:value="1246061" calcext:value-type="float">
            <text:p>124606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82241332368377" calcext:value-type="float">
            <text:p>5.822413323683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1256010" calcext:value-type="float">
            <text:p>125601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78787538632932" calcext:value-type="float">
            <text:p>5.787875386329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office:value-type="float" office:value="1328948" calcext:value-type="float">
            <text:p>132894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4272647879778" calcext:value-type="float">
            <text:p>5.542726478797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office:value-type="float" office:value="1373501" calcext:value-type="float">
            <text:p>137350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995165582702" calcext:value-type="float">
            <text:p>5.39951655827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1292042" calcext:value-type="float">
            <text:p>129204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66504004417285" calcext:value-type="float">
            <text:p>5.665040044172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1399397" calcext:value-type="float">
            <text:p>139939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3183969723388" calcext:value-type="float">
            <text:p>5.31839697233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1338912" calcext:value-type="float">
            <text:p>133891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5.5102860183664" calcext:value-type="float">
            <text:p>5.51028601836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1507070" calcext:value-type="float">
            <text:p>150707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4.99647210997371" calcext:value-type="float">
            <text:p>4.996472109973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618049" calcext:value-type="float">
            <text:p>161804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35735782085064" calcext:value-type="float">
            <text:p>5.357357820850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1310499" calcext:value-type="float">
            <text:p>131049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27290757580769" calcext:value-type="float">
            <text:p>6.272907575807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1481043" calcext:value-type="float">
            <text:p>148104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74159783633663" calcext:value-type="float">
            <text:p>5.741597836336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1358636" calcext:value-type="float">
            <text:p>135863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11624333488253" calcext:value-type="float">
            <text:p>6.116243334882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1360286" calcext:value-type="float">
            <text:p>136028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11097223123845" calcext:value-type="float">
            <text:p>6.110972231238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401528" calcext:value-type="float">
            <text:p>140152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98125672864323" calcext:value-type="float">
            <text:p>5.981256728643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1367360" calcext:value-type="float">
            <text:p>136736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08844580330141" calcext:value-type="float">
            <text:p>6.088445803301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1328791" calcext:value-type="float">
            <text:p>132879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21270773522682" calcext:value-type="float">
            <text:p>6.212707735226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1286129" calcext:value-type="float">
            <text:p>128612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35442920531886" calcext:value-type="float">
            <text:p>6.354429205318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1430234" calcext:value-type="float">
            <text:p>143023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89320353446303" calcext:value-type="float">
            <text:p>5.893203534463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296354" calcext:value-type="float">
            <text:p>129635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32003839397573" calcext:value-type="float">
            <text:p>6.320038393975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1632129" calcext:value-type="float">
            <text:p>163212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31972969981939" calcext:value-type="float">
            <text:p>5.319729699819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1419128" calcext:value-type="float">
            <text:p>141912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92705882516734" calcext:value-type="float">
            <text:p>5.927058825167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1398613" calcext:value-type="float">
            <text:p>139861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99029890810538" calcext:value-type="float">
            <text:p>5.990298908105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float" office:value="1316912" calcext:value-type="float">
            <text:p>131691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25170696392549" calcext:value-type="float">
            <text:p>6.251706963925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1224329" calcext:value-type="float">
            <text:p>122432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56829314960658" calcext:value-type="float">
            <text:p>6.568293149606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1463015" calcext:value-type="float">
            <text:p>146301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5.79478672584699" calcext:value-type="float">
            <text:p>5.794786725846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1340536" calcext:value-type="float">
            <text:p>134053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6.17448970043971" calcext:value-type="float">
            <text:p>6.174489700439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514347" calcext:value-type="float">
            <text:p>151434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15654615814067" calcext:value-type="float">
            <text:p>6.156546158140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1376938" calcext:value-type="float">
            <text:p>137693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6965631817783" calcext:value-type="float">
            <text:p>6.569656318177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1398037" calcext:value-type="float">
            <text:p>139803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6.50361351883489" calcext:value-type="float">
            <text:p>6.503613518834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1667798" calcext:value-type="float">
            <text:p>166779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5.7373656864296" calcext:value-type="float">
            <text:p>5.73736568642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4129907" calcext:value-type="float">
            <text:p>41299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.79939745310331" calcext:value-type="float">
            <text:p>1.799397453103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9024115" calcext:value-type="float">
            <text:p>902411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1.59524603819481" calcext:value-type="float">
            <text:p>-1.595246038194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1610752" calcext:value-type="float">
            <text:p>161075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5.88851338080977" calcext:value-type="float">
            <text:p>5.888513380809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1738640" calcext:value-type="float">
            <text:p>173864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5.55670350349267" calcext:value-type="float">
            <text:p>5.556703503492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2937938" calcext:value-type="float">
            <text:p>293793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3.27837390812231" calcext:value-type="float">
            <text:p>3.278373908122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office:value-type="float" office:value="3186459" calcext:value-type="float">
            <text:p>318645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2.92571682536448" calcext:value-type="float">
            <text:p>2.925716825364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1998174" calcext:value-type="float">
            <text:p>199817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4.95246713659529" calcext:value-type="float">
            <text:p>4.952467136595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office:value-type="float" office:value="1938621" calcext:value-type="float">
            <text:p>193862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5.08387104447418" calcext:value-type="float">
            <text:p>5.083871044474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office:value-type="float" office:value="2146343" calcext:value-type="float">
            <text:p>214634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4.64180890998386" calcext:value-type="float">
            <text:p>4.641808909983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1952736" calcext:value-type="float">
            <text:p>195273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5.05236484498195" calcext:value-type="float">
            <text:p>5.052364844981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office:value-type="float" office:value="1917713" calcext:value-type="float">
            <text:p>191771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5.13096405042632" calcext:value-type="float">
            <text:p>5.130964050426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2490441" calcext:value-type="float">
            <text:p>249044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3.99603759843409" calcext:value-type="float">
            <text:p>3.996037598434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697840" calcext:value-type="float">
            <text:p>169784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5.94011936454487" calcext:value-type="float">
            <text:p>5.940119364544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1501090" calcext:value-type="float">
            <text:p>150109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47501965743547" calcext:value-type="float">
            <text:p>6.475019657435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1271835" calcext:value-type="float">
            <text:p>127183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9477925225731" calcext:value-type="float">
            <text:p>7.194779252257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1293325" calcext:value-type="float">
            <text:p>129332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2201024938526" calcext:value-type="float">
            <text:p>7.122010249385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1293832" calcext:value-type="float">
            <text:p>129383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2030809288573" calcext:value-type="float">
            <text:p>7.120308092885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1275053" calcext:value-type="float">
            <text:p>127505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8380460094582" calcext:value-type="float">
            <text:p>7.183804600945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1297115" calcext:value-type="float">
            <text:p>129711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0930215916999" calcext:value-type="float">
            <text:p>7.109302159169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1284267" calcext:value-type="float">
            <text:p>128426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5253374271052" calcext:value-type="float">
            <text:p>7.152533742710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1403440" calcext:value-type="float">
            <text:p>140344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6714847146417" calcext:value-type="float">
            <text:p>6.767148471464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1547185" calcext:value-type="float">
            <text:p>154718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34366451252162" calcext:value-type="float">
            <text:p>6.343664512521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2098961" calcext:value-type="float">
            <text:p>209896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5.01904328318913" calcext:value-type="float">
            <text:p>5.019043283189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office:value-type="float" office:value="1300545" calcext:value-type="float">
            <text:p>130054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9783313752239" calcext:value-type="float">
            <text:p>7.097833137522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office:value-type="float" office:value="1293365" calcext:value-type="float">
            <text:p>129336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2187593271587" calcext:value-type="float">
            <text:p>7.121875932715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1500907" calcext:value-type="float">
            <text:p>15009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47554914424233" calcext:value-type="float">
            <text:p>6.475549144242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float" office:value="1264820" calcext:value-type="float">
            <text:p>126482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1879973243337" calcext:value-type="float">
            <text:p>7.218799732433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281005" calcext:value-type="float">
            <text:p>128100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2000184254732" calcext:value-type="float">
            <text:p>6.620001842547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1299052" calcext:value-type="float">
            <text:p>129905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5924473257067" calcext:value-type="float">
            <text:p>6.559244732570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304911" calcext:value-type="float">
            <text:p>130491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3970117021204" calcext:value-type="float">
            <text:p>6.539701170212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1275535" calcext:value-type="float">
            <text:p>127553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3858629216375" calcext:value-type="float">
            <text:p>6.638586292163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1286931" calcext:value-type="float">
            <text:p>128693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999574670774" calcext:value-type="float">
            <text:p>6.59995746707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290339" calcext:value-type="float">
            <text:p>129033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8847185278793" calcext:value-type="float">
            <text:p>6.588471852787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1267773" calcext:value-type="float">
            <text:p>126777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6509510851411" calcext:value-type="float">
            <text:p>6.665095108514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1907752" calcext:value-type="float">
            <text:p>190775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4.89029091613391" calcext:value-type="float">
            <text:p>4.890290916133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1259976" calcext:value-type="float">
            <text:p>125997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9188736371671" calcext:value-type="float">
            <text:p>6.691887363716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float" office:value="1262696" calcext:value-type="float">
            <text:p>126269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8252204433672" calcext:value-type="float">
            <text:p>6.682522044336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1223020" calcext:value-type="float">
            <text:p>122302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82117450038941" calcext:value-type="float">
            <text:p>6.821174500389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office:value-type="float" office:value="1254717" calcext:value-type="float">
            <text:p>125471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71005226901544" calcext:value-type="float">
            <text:p>6.710052269015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1188673" calcext:value-type="float">
            <text:p>118867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94488611057226" calcext:value-type="float">
            <text:p>6.944886110572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3" calcext:value-type="float">
            <text:p>13</text:p>
          </table:table-cell>
          <table:table-cell office:value-type="float" office:value="1289977" calcext:value-type="float">
            <text:p>128997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8969042139333" calcext:value-type="float">
            <text:p>6.589690421393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1474357" calcext:value-type="float">
            <text:p>147435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0094835304882" calcext:value-type="float">
            <text:p>6.00948353048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4132482" calcext:value-type="float">
            <text:p>413248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53340038559043" calcext:value-type="float">
            <text:p>1.533400385590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office:value-type="float" office:value="1558435" calcext:value-type="float">
            <text:p>155843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76862315919251" calcext:value-type="float">
            <text:p>5.768623159192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685902" calcext:value-type="float">
            <text:p>168590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4.94413999350808" calcext:value-type="float">
            <text:p>4.944139993508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277614" calcext:value-type="float">
            <text:p>127761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14846663093694" calcext:value-type="float">
            <text:p>6.148466630936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1335583" calcext:value-type="float">
            <text:p>133558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95575442727237" calcext:value-type="float">
            <text:p>5.955754427272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1254720" calcext:value-type="float">
            <text:p>125472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269950459699" calcext:value-type="float">
            <text:p>6.22699504596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1279903" calcext:value-type="float">
            <text:p>127990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14069268195037" calcext:value-type="float">
            <text:p>6.140692681950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1439597" calcext:value-type="float">
            <text:p>143959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63005392268741" calcext:value-type="float">
            <text:p>5.630053922687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1264431" calcext:value-type="float">
            <text:p>126443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19351190340054" calcext:value-type="float">
            <text:p>6.193511903400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1264916" calcext:value-type="float">
            <text:p>126491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19184639189655" calcext:value-type="float">
            <text:p>6.191846391896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1274067" calcext:value-type="float">
            <text:p>127406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16054058155616" calcext:value-type="float">
            <text:p>6.160540581556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1265359" calcext:value-type="float">
            <text:p>126535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19032566820091" calcext:value-type="float">
            <text:p>6.190325668200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1266144" calcext:value-type="float">
            <text:p>126614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18763223920461" calcext:value-type="float">
            <text:p>6.187632239204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float" office:value="1272872" calcext:value-type="float">
            <text:p>127287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16461592017996" calcext:value-type="float">
            <text:p>6.164615920179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1513557" calcext:value-type="float">
            <text:p>151355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5.41247544246061" calcext:value-type="float">
            <text:p>5.412475442460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1262097" calcext:value-type="float">
            <text:p>126209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0153590795628" calcext:value-type="float">
            <text:p>6.201535907956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1251345" calcext:value-type="float">
            <text:p>125134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3869262574185" calcext:value-type="float">
            <text:p>6.238692625741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1270315" calcext:value-type="float">
            <text:p>127031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17334898907676" calcext:value-type="float">
            <text:p>6.173348989076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float" office:value="1268709" calcext:value-type="float">
            <text:p>126870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1788430453043" calcext:value-type="float">
            <text:p>6.17884304530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float" office:value="1293087" calcext:value-type="float">
            <text:p>129308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09618579649284" calcext:value-type="float">
            <text:p>6.096185796492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1252132" calcext:value-type="float">
            <text:p>125213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6.23596210520168" calcext:value-type="float">
            <text:p>6.235962105201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255589" calcext:value-type="float">
            <text:p>125558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8729764797292" calcext:value-type="float">
            <text:p>5.587297647972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267735" calcext:value-type="float">
            <text:p>126773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4548786439086" calcext:value-type="float">
            <text:p>5.545487864390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226721" calcext:value-type="float">
            <text:p>122672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68831467121416" calcext:value-type="float">
            <text:p>5.688314671214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1203375" calcext:value-type="float">
            <text:p>120337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7717628223923" calcext:value-type="float">
            <text:p>5.77176282239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1400409" calcext:value-type="float">
            <text:p>140040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1322373882785" calcext:value-type="float">
            <text:p>5.113223738827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476093" calcext:value-type="float">
            <text:p>147609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4.88463546354264" calcext:value-type="float">
            <text:p>4.884635463542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1310712" calcext:value-type="float">
            <text:p>131071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0069991506018" calcext:value-type="float">
            <text:p>5.400699915060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1276627" calcext:value-type="float">
            <text:p>127662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1513241768125" calcext:value-type="float">
            <text:p>5.515132417681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260675" calcext:value-type="float">
            <text:p>126067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56974126483522" calcext:value-type="float">
            <text:p>5.569741264835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286939" calcext:value-type="float">
            <text:p>128693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8019304922042" calcext:value-type="float">
            <text:p>5.480193049220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294772" calcext:value-type="float">
            <text:p>129477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5383968034866" calcext:value-type="float">
            <text:p>5.453839680348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1334282" calcext:value-type="float">
            <text:p>133428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32329639805101" calcext:value-type="float">
            <text:p>5.323296398051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300237" calcext:value-type="float">
            <text:p>130023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3554746747088" calcext:value-type="float">
            <text:p>5.435547467470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1352858" calcext:value-type="float">
            <text:p>135285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6325052913345" calcext:value-type="float">
            <text:p>5.263250529133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1363438" calcext:value-type="float">
            <text:p>136343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2941873131032" calcext:value-type="float">
            <text:p>5.229418731310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1305729" calcext:value-type="float">
            <text:p>130572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41724217242267" calcext:value-type="float">
            <text:p>5.417242172422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1384219" calcext:value-type="float">
            <text:p>138421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6372460924856" calcext:value-type="float">
            <text:p>5.163724609248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2005220" calcext:value-type="float">
            <text:p>200522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3.55415239460594" calcext:value-type="float">
            <text:p>3.554152394605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1395632" calcext:value-type="float">
            <text:p>139563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2806348372869" calcext:value-type="float">
            <text:p>5.128063483728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float" office:value="1385350" calcext:value-type="float">
            <text:p>138535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6017758018854" calcext:value-type="float">
            <text:p>5.160177580188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1360923" calcext:value-type="float">
            <text:p>136092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2374371321923" calcext:value-type="float">
            <text:p>5.23743713219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1392121" calcext:value-type="float">
            <text:p>139212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5.13900282255944" calcext:value-type="float">
            <text:p>5.139002822559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340126" calcext:value-type="float">
            <text:p>134012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4914358237653" calcext:value-type="float">
            <text:p>4.749143582376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1376265" calcext:value-type="float">
            <text:p>137626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3357925919106" calcext:value-type="float">
            <text:p>4.633579259191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350925" calcext:value-type="float">
            <text:p>135092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1428752587417" calcext:value-type="float">
            <text:p>4.714287525874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1370342" calcext:value-type="float">
            <text:p>137034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523102258257" calcext:value-type="float">
            <text:p>4.65231022582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1322725" calcext:value-type="float">
            <text:p>132272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0590429375352" calcext:value-type="float">
            <text:p>4.805904293753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1454418" calcext:value-type="float">
            <text:p>145441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9370750551624" calcext:value-type="float">
            <text:p>4.393707505516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1285932" calcext:value-type="float">
            <text:p>128593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2841987596354" calcext:value-type="float">
            <text:p>4.928419875963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1813314" calcext:value-type="float">
            <text:p>181331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43586976719708" calcext:value-type="float">
            <text:p>3.435869767197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1394487" calcext:value-type="float">
            <text:p>139448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7645521384611" calcext:value-type="float">
            <text:p>4.576455213846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1319087" calcext:value-type="float">
            <text:p>131908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1786551070532" calcext:value-type="float">
            <text:p>4.817865510705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1400746" calcext:value-type="float">
            <text:p>140074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5700600367124" calcext:value-type="float">
            <text:p>4.557006003671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float" office:value="1345915" calcext:value-type="float">
            <text:p>134591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3042358034807" calcext:value-type="float">
            <text:p>4.730423580348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1365123" calcext:value-type="float">
            <text:p>136512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6888207486232" calcext:value-type="float">
            <text:p>4.668882074862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3" calcext:value-type="float">
            <text:p>13</text:p>
          </table:table-cell>
          <table:table-cell office:value-type="float" office:value="1384695" calcext:value-type="float">
            <text:p>138469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0705867316699" calcext:value-type="float">
            <text:p>4.607058673166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1319553" calcext:value-type="float">
            <text:p>131955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1633152933105" calcext:value-type="float">
            <text:p>4.816331529331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office:value-type="float" office:value="1226337" calcext:value-type="float">
            <text:p>122633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13450159702728" calcext:value-type="float">
            <text:p>5.134501597027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float" office:value="1380129" calcext:value-type="float">
            <text:p>138012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2140309731207" calcext:value-type="float">
            <text:p>4.621403097312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7" calcext:value-type="float">
            <text:p>17</text:p>
          </table:table-cell>
          <table:table-cell office:value-type="float" office:value="1304701" calcext:value-type="float">
            <text:p>130470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6548996073864" calcext:value-type="float">
            <text:p>4.865489960738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1366640" calcext:value-type="float">
            <text:p>136664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6405863449235" calcext:value-type="float">
            <text:p>4.664058634492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  <table:table-cell office:value-type="float" office:value="1642343" calcext:value-type="float">
            <text:p>164234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86596127551301" calcext:value-type="float">
            <text:p>3.865961275513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1440622" calcext:value-type="float">
            <text:p>144062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3509948646803" calcext:value-type="float">
            <text:p>4.435099486468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float" office:value="1300799" calcext:value-type="float">
            <text:p>130079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7849796945319" calcext:value-type="float">
            <text:p>4.878497969453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2" calcext:value-type="float">
            <text:p>22</text:p>
          </table:table-cell>
          <table:table-cell office:value-type="float" office:value="1360606" calcext:value-type="float">
            <text:p>136060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8327609547493" calcext:value-type="float">
            <text:p>4.683276095474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3" calcext:value-type="float">
            <text:p>23</text:p>
          </table:table-cell>
          <table:table-cell office:value-type="float" office:value="1370839" calcext:value-type="float">
            <text:p>137083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507353983344" calcext:value-type="float">
            <text:p>4.65073539833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487240" calcext:value-type="float">
            <text:p>148724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9678933858322" calcext:value-type="float">
            <text:p>4.296789338583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327914" calcext:value-type="float">
            <text:p>132791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8890041698712" calcext:value-type="float">
            <text:p>4.788900416987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1267913" calcext:value-type="float">
            <text:p>126791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8970536612051" calcext:value-type="float">
            <text:p>4.989705366120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1389670" calcext:value-type="float">
            <text:p>138967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9148309199185" calcext:value-type="float">
            <text:p>4.591483091991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404181" calcext:value-type="float">
            <text:p>140418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4636899036501" calcext:value-type="float">
            <text:p>4.546368990365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1417047" calcext:value-type="float">
            <text:p>141704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0675736350692" calcext:value-type="float">
            <text:p>4.506757363506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1393621" calcext:value-type="float">
            <text:p>139362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7915309379497" calcext:value-type="float">
            <text:p>4.579153093794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1812774" calcext:value-type="float">
            <text:p>181277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43716327701792" calcext:value-type="float">
            <text:p>3.437163277017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1328303" calcext:value-type="float">
            <text:p>132830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8762837818405" calcext:value-type="float">
            <text:p>4.787628378184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1344727" calcext:value-type="float">
            <text:p>134472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3425866415356" calcext:value-type="float">
            <text:p>4.734258664153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1370970" calcext:value-type="float">
            <text:p>137097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5032039803954" calcext:value-type="float">
            <text:p>4.650320398039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1471945" calcext:value-type="float">
            <text:p>147194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4168408665313" calcext:value-type="float">
            <text:p>4.341684086653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office:value-type="float" office:value="1319322" calcext:value-type="float">
            <text:p>131932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1709186868457" calcext:value-type="float">
            <text:p>4.817091868684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1290533" calcext:value-type="float">
            <text:p>129053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1290877035704" calcext:value-type="float">
            <text:p>4.912908770357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float" office:value="1383549" calcext:value-type="float">
            <text:p>138354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1065446533483" calcext:value-type="float">
            <text:p>4.610654465334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1298019" calcext:value-type="float">
            <text:p>129801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8778941749002" calcext:value-type="float">
            <text:p>4.887789417490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1355761" calcext:value-type="float">
            <text:p>135576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69876854547285" calcext:value-type="float">
            <text:p>4.698768545472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1458260" calcext:value-type="float">
            <text:p>145826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8225028046634" calcext:value-type="float">
            <text:p>4.382250280466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546316" calcext:value-type="float">
            <text:p>154631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276174169865" calcext:value-type="float">
            <text:p>4.12761741698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1387065" calcext:value-type="float">
            <text:p>138706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9963178070191" calcext:value-type="float">
            <text:p>4.599631780701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9" calcext:value-type="float">
            <text:p>19</text:p>
          </table:table-cell>
          <table:table-cell office:value-type="float" office:value="1286121" calcext:value-type="float">
            <text:p>128612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2778161806429" calcext:value-type="float">
            <text:p>4.927781618064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1340522" calcext:value-type="float">
            <text:p>134052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4786045519172" calcext:value-type="float">
            <text:p>4.747860455191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office:value-type="float" office:value="1266912" calcext:value-type="float">
            <text:p>126691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9313541591869" calcext:value-type="float">
            <text:p>4.993135415918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2" calcext:value-type="float">
            <text:p>22</text:p>
          </table:table-cell>
          <table:table-cell office:value-type="float" office:value="1395353" calcext:value-type="float">
            <text:p>139535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7375900880634" calcext:value-type="float">
            <text:p>4.573759008806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3" calcext:value-type="float">
            <text:p>23</text:p>
          </table:table-cell>
          <table:table-cell office:value-type="float" office:value="3536708" calcext:value-type="float">
            <text:p>353670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534607865382663" calcext:value-type="float">
            <text:p>0.5346078653826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1309334" calcext:value-type="float">
            <text:p>130933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5009545805233" calcext:value-type="float">
            <text:p>4.850095458052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367682" calcext:value-type="float">
            <text:p>136768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83803557571769" calcext:value-type="float">
            <text:p>4.838035575717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472008" calcext:value-type="float">
            <text:p>147200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51878518510108" calcext:value-type="float">
            <text:p>4.518785185101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1649502" calcext:value-type="float">
            <text:p>164950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02435842343105" calcext:value-type="float">
            <text:p>4.024358423431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1525428" calcext:value-type="float">
            <text:p>152542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36396974981244" calcext:value-type="float">
            <text:p>4.363969749812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1317966" calcext:value-type="float">
            <text:p>131796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9884482035575" calcext:value-type="float">
            <text:p>4.998844820355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1255269" calcext:value-type="float">
            <text:p>125526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1051885137913" calcext:value-type="float">
            <text:p>5.210518851379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1436272" calcext:value-type="float">
            <text:p>143627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62551994777392" calcext:value-type="float">
            <text:p>4.625519947773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1320186" calcext:value-type="float">
            <text:p>132018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9153565865924" calcext:value-type="float">
            <text:p>4.991535658659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1241536" calcext:value-type="float">
            <text:p>124153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5829371777645" calcext:value-type="float">
            <text:p>5.258293717776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1423499" calcext:value-type="float">
            <text:p>142349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66431522407609" calcext:value-type="float">
            <text:p>4.664315224076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office:value-type="float" office:value="1302604" calcext:value-type="float">
            <text:p>130260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4976281341789" calcext:value-type="float">
            <text:p>5.049762813417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  <table:table-cell office:value-type="float" office:value="1245981" calcext:value-type="float">
            <text:p>124598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4277268996636" calcext:value-type="float">
            <text:p>5.242772689966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1417288" calcext:value-type="float">
            <text:p>141728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68330578778362" calcext:value-type="float">
            <text:p>4.683305787783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office:value-type="float" office:value="1278014" calcext:value-type="float">
            <text:p>127801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3253077475413" calcext:value-type="float">
            <text:p>5.132530774754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4" calcext:value-type="float">
            <text:p>14</text:p>
          </table:table-cell>
          <table:table-cell office:value-type="float" office:value="1782271" calcext:value-type="float">
            <text:p>178227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3.68814948215857" calcext:value-type="float">
            <text:p>3.688149482158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  <table:table-cell office:value-type="float" office:value="1396173" calcext:value-type="float">
            <text:p>139617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74849453687259" calcext:value-type="float">
            <text:p>4.748494536872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1243349" calcext:value-type="float">
            <text:p>124334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5195639403385" calcext:value-type="float">
            <text:p>5.251956394033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1275515" calcext:value-type="float">
            <text:p>127551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14103118541528" calcext:value-type="float">
            <text:p>5.141031185415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1290875" calcext:value-type="float">
            <text:p>129087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8904498772299" calcext:value-type="float">
            <text:p>5.089044987722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office:value-type="float" office:value="1240905" calcext:value-type="float">
            <text:p>124090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6050154325132" calcext:value-type="float">
            <text:p>5.260501543251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office:value-type="float" office:value="1312982" calcext:value-type="float">
            <text:p>131298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01529916523109" calcext:value-type="float">
            <text:p>5.015299165231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float" office:value="1333465" calcext:value-type="float">
            <text:p>133346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4807067730269" calcext:value-type="float">
            <text:p>4.948070677302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2" calcext:value-type="float">
            <text:p>22</text:p>
          </table:table-cell>
          <table:table-cell office:value-type="float" office:value="1256244" calcext:value-type="float">
            <text:p>125624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5.20714688283962" calcext:value-type="float">
            <text:p>5.207146882839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3" calcext:value-type="float">
            <text:p>23</text:p>
          </table:table-cell>
          <table:table-cell office:value-type="float" office:value="1336189" calcext:value-type="float">
            <text:p>133618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4.9392079664101" calcext:value-type="float">
            <text:p>4.93920796641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406741" calcext:value-type="float">
            <text:p>140674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50755859015651" calcext:value-type="float">
            <text:p>5.507558590156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1357845" calcext:value-type="float">
            <text:p>135784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6119806914834" calcext:value-type="float">
            <text:p>5.661198069148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1624751" calcext:value-type="float">
            <text:p>162475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88183191397727" calcext:value-type="float">
            <text:p>4.881831913977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1423906" calcext:value-type="float">
            <text:p>142390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45488684296957" calcext:value-type="float">
            <text:p>5.454886842969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1288101" calcext:value-type="float">
            <text:p>128810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89020086946582" calcext:value-type="float">
            <text:p>5.890200869465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1415935" calcext:value-type="float">
            <text:p>141593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47926687274118" calcext:value-type="float">
            <text:p>5.479266872741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1338649" calcext:value-type="float">
            <text:p>133864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7230328643252" calcext:value-type="float">
            <text:p>5.72303286432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1355015" calcext:value-type="float">
            <text:p>135501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7025901464213" calcext:value-type="float">
            <text:p>5.670259014642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1461479" calcext:value-type="float">
            <text:p>146147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34177424977592" calcext:value-type="float">
            <text:p>5.341774249775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1306879" calcext:value-type="float">
            <text:p>130687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82734624915338" calcext:value-type="float">
            <text:p>5.827346249153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1255412" calcext:value-type="float">
            <text:p>125541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00183728747729" calcext:value-type="float">
            <text:p>6.001837287477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1451195" calcext:value-type="float">
            <text:p>145119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37244230951414" calcext:value-type="float">
            <text:p>5.372442309514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1349705" calcext:value-type="float">
            <text:p>134970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8731147598165" calcext:value-type="float">
            <text:p>5.687311475981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office:value-type="float" office:value="1402173" calcext:value-type="float">
            <text:p>140217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52168404178824" calcext:value-type="float">
            <text:p>5.521684041788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office:value-type="float" office:value="1635223" calcext:value-type="float">
            <text:p>163522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85393017330253" calcext:value-type="float">
            <text:p>4.853930173302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office:value-type="float" office:value="1326211" calcext:value-type="float">
            <text:p>132621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76357378573715" calcext:value-type="float">
            <text:p>5.763573785737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1366157" calcext:value-type="float">
            <text:p>136615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3469392607188" calcext:value-type="float">
            <text:p>5.634693926071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1373654" calcext:value-type="float">
            <text:p>137365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1092649206269" calcext:value-type="float">
            <text:p>5.610926492062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office:value-type="float" office:value="1315721" calcext:value-type="float">
            <text:p>131572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79806197889739" calcext:value-type="float">
            <text:p>5.798061978897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 office:value-type="float" office:value="1375900" calcext:value-type="float">
            <text:p>137590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0383133682436" calcext:value-type="float">
            <text:p>5.603831336824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276120" calcext:value-type="float">
            <text:p>127612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36594939286" calcext:value-type="float">
            <text:p>6.6365949392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1352109" calcext:value-type="float">
            <text:p>135210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38539305553838" calcext:value-type="float">
            <text:p>6.385393055538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1419830" calcext:value-type="float">
            <text:p>141983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17314660865407" calcext:value-type="float">
            <text:p>6.173146608654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1356051" calcext:value-type="float">
            <text:p>135605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37274985826222" calcext:value-type="float">
            <text:p>6.372749858262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1382107" calcext:value-type="float">
            <text:p>13821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29009342572018" calcext:value-type="float">
            <text:p>6.290093425720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1423050" calcext:value-type="float">
            <text:p>142305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1633084949824" calcext:value-type="float">
            <text:p>6.16330849498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1513556" calcext:value-type="float">
            <text:p>151355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8955251509998" calcext:value-type="float">
            <text:p>5.89552515099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1320278" calcext:value-type="float">
            <text:p>132027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48885622508972" calcext:value-type="float">
            <text:p>6.488856225089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1426430" calcext:value-type="float">
            <text:p>142643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15300544995454" calcext:value-type="float">
            <text:p>6.153005449954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1362950" calcext:value-type="float">
            <text:p>136295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35071085157886" calcext:value-type="float">
            <text:p>6.350710851578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1310332" calcext:value-type="float">
            <text:p>131033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2169661951961" calcext:value-type="float">
            <text:p>6.521696619519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1305194" calcext:value-type="float">
            <text:p>130519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3875940473624" calcext:value-type="float">
            <text:p>6.538759404736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office:value-type="float" office:value="1250685" calcext:value-type="float">
            <text:p>125068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72403067936835" calcext:value-type="float">
            <text:p>6.724030679368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1371759" calcext:value-type="float">
            <text:p>137175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32273190886122" calcext:value-type="float">
            <text:p>6.322731908861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4" calcext:value-type="float">
            <text:p>14</text:p>
          </table:table-cell>
          <table:table-cell office:value-type="float" office:value="1364337" calcext:value-type="float">
            <text:p>136433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34629352037513" calcext:value-type="float">
            <text:p>6.346293520375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1367970" calcext:value-type="float">
            <text:p>136797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33474435856733" calcext:value-type="float">
            <text:p>6.334744358567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1463088" calcext:value-type="float">
            <text:p>146308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04280560818559" calcext:value-type="float">
            <text:p>6.042805608185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606056" calcext:value-type="float">
            <text:p>160605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1814801331755" calcext:value-type="float">
            <text:p>6.18148013317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2550249" calcext:value-type="float">
            <text:p>255024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4.17326111572445" calcext:value-type="float">
            <text:p>4.173261115724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1401795" calcext:value-type="float">
            <text:p>140179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7224190930178" calcext:value-type="float">
            <text:p>6.772241909301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1317046" calcext:value-type="float">
            <text:p>131704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4307753838362" calcext:value-type="float">
            <text:p>7.043077538383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1414166" calcext:value-type="float">
            <text:p>141416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3408305980037" calcext:value-type="float">
            <text:p>6.734083059800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1317022" calcext:value-type="float">
            <text:p>131702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4315667884291" calcext:value-type="float">
            <text:p>7.043156678842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1240297" calcext:value-type="float">
            <text:p>124029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0383004274777" calcext:value-type="float">
            <text:p>7.303830042747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1440702" calcext:value-type="float">
            <text:p>144070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65334538449324" calcext:value-type="float">
            <text:p>6.653345384493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1351150" calcext:value-type="float">
            <text:p>135115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3205131945013" calcext:value-type="float">
            <text:p>6.932051319450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4834208" calcext:value-type="float">
            <text:p>483420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1.39583364784396" calcext:value-type="float">
            <text:p>1.395833647843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6758172" calcext:value-type="float">
            <text:p>675817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0.0592054314986202" calcext:value-type="float">
            <text:p>-0.059205431498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  <table:table-cell office:value-type="float" office:value="1395107" calcext:value-type="float">
            <text:p>13951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9301179706334" calcext:value-type="float">
            <text:p>6.793011797063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1329692" calcext:value-type="float">
            <text:p>132969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0157641653896" calcext:value-type="float">
            <text:p>7.001576416538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3" calcext:value-type="float">
            <text:p>13</text:p>
          </table:table-cell>
          <table:table-cell office:value-type="float" office:value="1459387" calcext:value-type="float">
            <text:p>145938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59738224210945" calcext:value-type="float">
            <text:p>6.597382242109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office:value-type="float" office:value="1384199" calcext:value-type="float">
            <text:p>138419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2710166361496" calcext:value-type="float">
            <text:p>6.827101663614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300780" calcext:value-type="float">
            <text:p>130078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9704846660641" calcext:value-type="float">
            <text:p>7.097048466606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1243079" calcext:value-type="float">
            <text:p>124307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9409967767964" calcext:value-type="float">
            <text:p>7.294099677679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1719492" calcext:value-type="float">
            <text:p>171949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5.88508537923244" calcext:value-type="float">
            <text:p>5.885085379232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1263366" calcext:value-type="float">
            <text:p>126336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2379512633483" calcext:value-type="float">
            <text:p>7.223795126334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1217955" calcext:value-type="float">
            <text:p>121795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8277454877056" calcext:value-type="float">
            <text:p>7.382774548770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1215721" calcext:value-type="float">
            <text:p>121572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9074778879992" calcext:value-type="float">
            <text:p>7.390747788799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1214238" calcext:value-type="float">
            <text:p>121423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9604877368588" calcext:value-type="float">
            <text:p>7.396048773685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1234029" calcext:value-type="float">
            <text:p>123402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2583331665306" calcext:value-type="float">
            <text:p>7.325833316653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1233053" calcext:value-type="float">
            <text:p>123305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2926953349912" calcext:value-type="float">
            <text:p>7.329269533499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1279685" calcext:value-type="float">
            <text:p>127968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6805618177714" calcext:value-type="float">
            <text:p>7.168056181777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1248657" calcext:value-type="float">
            <text:p>124865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7465541338592" calcext:value-type="float">
            <text:p>7.274655413385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  <table:table-cell office:value-type="float" office:value="1253766" calcext:value-type="float">
            <text:p>125376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5692209179417" calcext:value-type="float">
            <text:p>7.256922091794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office:value-type="float" office:value="1409277" calcext:value-type="float">
            <text:p>140927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4912333399131" calcext:value-type="float">
            <text:p>6.749123333991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1240143" calcext:value-type="float">
            <text:p>124014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30436931279904" calcext:value-type="float">
            <text:p>7.304369312799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office:value-type="float" office:value="1620410" calcext:value-type="float">
            <text:p>162041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14283782843223" calcext:value-type="float">
            <text:p>6.142837828432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315016" calcext:value-type="float">
            <text:p>131501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0619972149559" calcext:value-type="float">
            <text:p>6.506199721495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1231609" calcext:value-type="float">
            <text:p>123160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79078155278844" calcext:value-type="float">
            <text:p>6.790781552788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1235946" calcext:value-type="float">
            <text:p>123594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77551512827063" calcext:value-type="float">
            <text:p>6.775515128270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1249806" calcext:value-type="float">
            <text:p>124980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72708403861114" calcext:value-type="float">
            <text:p>6.727084038611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1223729" calcext:value-type="float">
            <text:p>122372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81865757040364" calcext:value-type="float">
            <text:p>6.818657570403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1221583" calcext:value-type="float">
            <text:p>122158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82628028846524" calcext:value-type="float">
            <text:p>6.826280288465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1246824" calcext:value-type="float">
            <text:p>124682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73745855754979" calcext:value-type="float">
            <text:p>6.737458557549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1282071" calcext:value-type="float">
            <text:p>128207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1638932427317" calcext:value-type="float">
            <text:p>6.616389324273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float" office:value="1250590" calcext:value-type="float">
            <text:p>125059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72436057492802" calcext:value-type="float">
            <text:p>6.724360574928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office:value-type="float" office:value="1337939" calcext:value-type="float">
            <text:p>133793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4311469582784" calcext:value-type="float">
            <text:p>6.43114695827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319288" calcext:value-type="float">
            <text:p>131928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49211396941015" calcext:value-type="float">
            <text:p>6.492113969410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office:value-type="float" office:value="1296967" calcext:value-type="float">
            <text:p>129696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6622083089251" calcext:value-type="float">
            <text:p>6.566220830892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office:value-type="float" office:value="1671976" calcext:value-type="float">
            <text:p>167197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46320969968432" calcext:value-type="float">
            <text:p>5.463209699684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1422906" calcext:value-type="float">
            <text:p>142290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16374798459817" calcext:value-type="float">
            <text:p>6.163747984598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4" calcext:value-type="float">
            <text:p>14</text:p>
          </table:table-cell>
          <table:table-cell office:value-type="float" office:value="1405611" calcext:value-type="float">
            <text:p>140561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21685861941753" calcext:value-type="float">
            <text:p>6.216858619417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float" office:value="1371742" calcext:value-type="float">
            <text:p>137174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32278573064727" calcext:value-type="float">
            <text:p>6.322785730647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6" calcext:value-type="float">
            <text:p>16</text:p>
          </table:table-cell>
          <table:table-cell office:value-type="float" office:value="1325142" calcext:value-type="float">
            <text:p>132514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47288590097932" calcext:value-type="float">
            <text:p>6.472885900979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485766" calcext:value-type="float">
            <text:p>148576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27019588525882" calcext:value-type="float">
            <text:p>5.270195885258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1310320" calcext:value-type="float">
            <text:p>131032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81592634433674" calcext:value-type="float">
            <text:p>5.815926344336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1263676" calcext:value-type="float">
            <text:p>126367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97334266979395" calcext:value-type="float">
            <text:p>5.973342669793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1374148" calcext:value-type="float">
            <text:p>137414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0936494231223" calcext:value-type="float">
            <text:p>5.609364942312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2239205" calcext:value-type="float">
            <text:p>223920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48876149125329" calcext:value-type="float">
            <text:p>3.488761491253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2028540" calcext:value-type="float">
            <text:p>202854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.917864285254" calcext:value-type="float">
            <text:p>3.9178642852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1531334" calcext:value-type="float">
            <text:p>153133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13900079126414" calcext:value-type="float">
            <text:p>5.139000791264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office:value-type="float" office:value="1543525" calcext:value-type="float">
            <text:p>154352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10456336326703" calcext:value-type="float">
            <text:p>5.104563363267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office:value-type="float" office:value="1473056" calcext:value-type="float">
            <text:p>147305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30750746951165" calcext:value-type="float">
            <text:p>5.307507469511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1482645" calcext:value-type="float">
            <text:p>148264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27932827007666" calcext:value-type="float">
            <text:p>5.279328270076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office:value-type="float" office:value="1462110" calcext:value-type="float">
            <text:p>146211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33989956887969" calcext:value-type="float">
            <text:p>5.339899568879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office:value-type="float" office:value="1393682" calcext:value-type="float">
            <text:p>139368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5480631335739" calcext:value-type="float">
            <text:p>5.54806313357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office:value-type="float" office:value="1472288" calcext:value-type="float">
            <text:p>147228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30977231986299" calcext:value-type="float">
            <text:p>5.309772319862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3" calcext:value-type="float">
            <text:p>13</text:p>
          </table:table-cell>
          <table:table-cell office:value-type="float" office:value="1320141" calcext:value-type="float">
            <text:p>132014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78349685060739" calcext:value-type="float">
            <text:p>5.783496850607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254774" calcext:value-type="float">
            <text:p>125477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00404493173489" calcext:value-type="float">
            <text:p>6.004044931734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office:value-type="float" office:value="1214055" calcext:value-type="float">
            <text:p>121405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14731642427553" calcext:value-type="float">
            <text:p>6.147316424275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  <table:table-cell office:value-type="float" office:value="1265367" calcext:value-type="float">
            <text:p>126536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96753500200547" calcext:value-type="float">
            <text:p>5.967535002005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1378331" calcext:value-type="float">
            <text:p>137833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59616480370005" calcext:value-type="float">
            <text:p>5.596164803700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8" calcext:value-type="float">
            <text:p>18</text:p>
          </table:table-cell>
          <table:table-cell office:value-type="float" office:value="1265111" calcext:value-type="float">
            <text:p>126511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96841372442666" calcext:value-type="float">
            <text:p>5.968413724426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9" calcext:value-type="float">
            <text:p>19</text:p>
          </table:table-cell>
          <table:table-cell office:value-type="float" office:value="1245489" calcext:value-type="float">
            <text:p>124548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03630108080031" calcext:value-type="float">
            <text:p>6.036301080800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226846" calcext:value-type="float">
            <text:p>122684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49482104018317" calcext:value-type="float">
            <text:p>5.494821040183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212045" calcext:value-type="float">
            <text:p>121204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54753410970469" calcext:value-type="float">
            <text:p>5.547534109704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1208194" calcext:value-type="float">
            <text:p>120819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56135480643147" calcext:value-type="float">
            <text:p>5.561354806431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1215227" calcext:value-type="float">
            <text:p>121522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53614745148876" calcext:value-type="float">
            <text:p>5.536147451488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1228121" calcext:value-type="float">
            <text:p>122812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49030997739323" calcext:value-type="float">
            <text:p>5.490309977393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1432760" calcext:value-type="float">
            <text:p>143276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82098706982181" calcext:value-type="float">
            <text:p>4.820987069821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1223777" calcext:value-type="float">
            <text:p>122377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50569868608586" calcext:value-type="float">
            <text:p>5.505698686085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1214881" calcext:value-type="float">
            <text:p>121488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53738415283498" calcext:value-type="float">
            <text:p>5.537384152834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1234362" calcext:value-type="float">
            <text:p>123436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46829611849605" calcext:value-type="float">
            <text:p>5.468296118496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1234158" calcext:value-type="float">
            <text:p>123415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4690139257207" calcext:value-type="float">
            <text:p>5.46901392572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1385341" calcext:value-type="float">
            <text:p>138534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96715467679297" calcext:value-type="float">
            <text:p>4.967154676792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1271543" calcext:value-type="float">
            <text:p>127154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33941103921277" calcext:value-type="float">
            <text:p>5.339411039212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211695" calcext:value-type="float">
            <text:p>121169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54878839498052" calcext:value-type="float">
            <text:p>5.548788394980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1266462" calcext:value-type="float">
            <text:p>126646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35679991914441" calcext:value-type="float">
            <text:p>5.356799919144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  <table:table-cell office:value-type="float" office:value="1252111" calcext:value-type="float">
            <text:p>125211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40629324384838" calcext:value-type="float">
            <text:p>5.406293243848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1202268" calcext:value-type="float">
            <text:p>120226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58270867373792" calcext:value-type="float">
            <text:p>5.582708673737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6" calcext:value-type="float">
            <text:p>16</text:p>
          </table:table-cell>
          <table:table-cell office:value-type="float" office:value="1241704" calcext:value-type="float">
            <text:p>124170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44254075146434" calcext:value-type="float">
            <text:p>5.442540751464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1225208" calcext:value-type="float">
            <text:p>122520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50062331425358" calcext:value-type="float">
            <text:p>5.500623314253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1221369" calcext:value-type="float">
            <text:p>122136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51425262479141" calcext:value-type="float">
            <text:p>5.514252624791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9" calcext:value-type="float">
            <text:p>19</text:p>
          </table:table-cell>
          <table:table-cell office:value-type="float" office:value="1206542" calcext:value-type="float">
            <text:p>120654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56729710899404" calcext:value-type="float">
            <text:p>5.567297108994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1258947" calcext:value-type="float">
            <text:p>125894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38264708025858" calcext:value-type="float">
            <text:p>5.382647080258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1" calcext:value-type="float">
            <text:p>21</text:p>
          </table:table-cell>
          <table:table-cell office:value-type="float" office:value="1226945" calcext:value-type="float">
            <text:p>122694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49447060158647" calcext:value-type="float">
            <text:p>5.494470601586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float" office:value="1227039" calcext:value-type="float">
            <text:p>122703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494137888078" calcext:value-type="float">
            <text:p>5.4941378880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725201" calcext:value-type="float">
            <text:p>172520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65220290118391" calcext:value-type="float">
            <text:p>3.652202901183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3738606" calcext:value-type="float">
            <text:p>373860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293502927000958" calcext:value-type="float">
            <text:p>0.2935029270009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7867267" calcext:value-type="float">
            <text:p>786726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3763898215641" calcext:value-type="float">
            <text:p>-2.937638982156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7955561" calcext:value-type="float">
            <text:p>1.80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6.52138987357087" calcext:value-type="float">
            <text:p>-6.521389873570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8832075" calcext:value-type="float">
            <text:p>883207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4002757004155" calcext:value-type="float">
            <text:p>-3.440027570041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6383612" calcext:value-type="float">
            <text:p>638361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0300649112188" calcext:value-type="float">
            <text:p>-2.03006491121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9495557" calcext:value-type="float">
            <text:p>949555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5460453777872" calcext:value-type="float">
            <text:p>-3.754604537778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4361289" calcext:value-type="float">
            <text:p>1.44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55133430504761" calcext:value-type="float">
            <text:p>-5.551334305047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office:value-type="float" office:value="6498977" calcext:value-type="float">
            <text:p>649897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10785008665612" calcext:value-type="float">
            <text:p>-2.107850086656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float" office:value="8493025" calcext:value-type="float">
            <text:p>849302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27002411144424" calcext:value-type="float">
            <text:p>-3.270024111444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2023185" calcext:value-type="float">
            <text:p>202318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96024394861809" calcext:value-type="float">
            <text:p>2.960243948618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float" office:value="2457112" calcext:value-type="float">
            <text:p>245711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.11635038399619" calcext:value-type="float">
            <text:p>2.116350383996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office:value-type="float" office:value="1782646" calcext:value-type="float">
            <text:p>178264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50994882314439" calcext:value-type="float">
            <text:p>3.509948823144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office:value-type="float" office:value="7692140" calcext:value-type="float">
            <text:p>769214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83987188642297" calcext:value-type="float">
            <text:p>-2.839871886422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0187686" calcext:value-type="float">
            <text:p>1.02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6015559552461" calcext:value-type="float">
            <text:p>-4.060155595524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5" calcext:value-type="float">
            <text:p>15</text:p>
          </table:table-cell>
          <table:table-cell office:value-type="float" office:value="1343047" calcext:value-type="float">
            <text:p>134304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73968780235205" calcext:value-type="float">
            <text:p>4.739687802352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office:value-type="float" office:value="1413129" calcext:value-type="float">
            <text:p>141312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1878182323733" calcext:value-type="float">
            <text:p>4.518781823237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552018" calcext:value-type="float">
            <text:p>155201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1163237514464" calcext:value-type="float">
            <text:p>4.111632375144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8" calcext:value-type="float">
            <text:p>18</text:p>
          </table:table-cell>
          <table:table-cell office:value-type="float" office:value="1886269" calcext:value-type="float">
            <text:p>188626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26456363963217" calcext:value-type="float">
            <text:p>3.264563639632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9" calcext:value-type="float">
            <text:p>19</text:p>
          </table:table-cell>
          <table:table-cell office:value-type="float" office:value="1768147" calcext:value-type="float">
            <text:p>176814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54541622825709" calcext:value-type="float">
            <text:p>3.545416228257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0" calcext:value-type="float">
            <text:p>20</text:p>
          </table:table-cell>
          <table:table-cell office:value-type="float" office:value="1570984" calcext:value-type="float">
            <text:p>157098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05888229424269" calcext:value-type="float">
            <text:p>4.058882294242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1" calcext:value-type="float">
            <text:p>21</text:p>
          </table:table-cell>
          <table:table-cell office:value-type="float" office:value="1523871" calcext:value-type="float">
            <text:p>152387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9111787027395" calcext:value-type="float">
            <text:p>4.191117870273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2" calcext:value-type="float">
            <text:p>22</text:p>
          </table:table-cell>
          <table:table-cell office:value-type="float" office:value="1472079" calcext:value-type="float">
            <text:p>147207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412887402795" calcext:value-type="float">
            <text:p>4.34128874027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1476470" calcext:value-type="float">
            <text:p>147647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2835364250923" calcext:value-type="float">
            <text:p>4.328353642509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4" calcext:value-type="float">
            <text:p>24</text:p>
          </table:table-cell>
          <table:table-cell office:value-type="float" office:value="1594574" calcext:value-type="float">
            <text:p>159457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99415312812682" calcext:value-type="float">
            <text:p>3.994153128126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499265" calcext:value-type="float">
            <text:p>149926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6181588722504" calcext:value-type="float">
            <text:p>4.261815887225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1446989" calcext:value-type="float">
            <text:p>144698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1594761699913" calcext:value-type="float">
            <text:p>4.415947616999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1456250" calcext:value-type="float">
            <text:p>145625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8824052957868" calcext:value-type="float">
            <text:p>4.388240529578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1486015" calcext:value-type="float">
            <text:p>148601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0036798064678" calcext:value-type="float">
            <text:p>4.300367980646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1996283" calcext:value-type="float">
            <text:p>199628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.01837882920586" calcext:value-type="float">
            <text:p>3.018378829205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1499707" calcext:value-type="float">
            <text:p>14997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6053572747436" calcext:value-type="float">
            <text:p>4.260535727474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1496456" calcext:value-type="float">
            <text:p>149645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6996039438842" calcext:value-type="float">
            <text:p>4.269960394388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office:value-type="float" office:value="1438050" calcext:value-type="float">
            <text:p>143805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4286004900996" calcext:value-type="float">
            <text:p>4.442860049009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1415877" calcext:value-type="float">
            <text:p>141587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1034464345314" calcext:value-type="float">
            <text:p>4.510344643453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1544382" calcext:value-type="float">
            <text:p>154438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13305260112696" calcext:value-type="float">
            <text:p>4.133052601126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1470579" calcext:value-type="float">
            <text:p>147057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4571631412109" calcext:value-type="float">
            <text:p>4.345716314121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  <table:table-cell office:value-type="float" office:value="1484270" calcext:value-type="float">
            <text:p>148427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0547081729786" calcext:value-type="float">
            <text:p>4.305470817297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1517415" calcext:value-type="float">
            <text:p>151741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20955618476789" calcext:value-type="float">
            <text:p>4.209556184767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3" calcext:value-type="float">
            <text:p>13</text:p>
          </table:table-cell>
          <table:table-cell office:value-type="float" office:value="1301241" calcext:value-type="float">
            <text:p>130124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7702252585627" calcext:value-type="float">
            <text:p>4.877022525856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4" calcext:value-type="float">
            <text:p>14</text:p>
          </table:table-cell>
          <table:table-cell office:value-type="float" office:value="1301754" calcext:value-type="float">
            <text:p>130175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7531070488004" calcext:value-type="float">
            <text:p>4.875310704880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5" calcext:value-type="float">
            <text:p>15</text:p>
          </table:table-cell>
          <table:table-cell office:value-type="float" office:value="1466159" calcext:value-type="float">
            <text:p>146615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3587892069665" calcext:value-type="float">
            <text:p>4.35878920696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6" calcext:value-type="float">
            <text:p>16</text:p>
          </table:table-cell>
          <table:table-cell office:value-type="float" office:value="1387769" calcext:value-type="float">
            <text:p>138776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59742809340516" calcext:value-type="float">
            <text:p>4.597428093405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1450608" calcext:value-type="float">
            <text:p>145060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40509923092436" calcext:value-type="float">
            <text:p>4.405099230924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  <table:table-cell office:value-type="float" office:value="1303468" calcext:value-type="float">
            <text:p>130346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86959617575828" calcext:value-type="float">
            <text:p>4.869596175758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9" calcext:value-type="float">
            <text:p>19</text:p>
          </table:table-cell>
          <table:table-cell office:value-type="float" office:value="1261076" calcext:value-type="float">
            <text:p>126107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1318730777067" calcext:value-type="float">
            <text:p>5.013187307770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  <table:table-cell office:value-type="float" office:value="1274197" calcext:value-type="float">
            <text:p>127419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6823413094088" calcext:value-type="float">
            <text:p>4.968234130940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1" calcext:value-type="float">
            <text:p>21</text:p>
          </table:table-cell>
          <table:table-cell office:value-type="float" office:value="1267240" calcext:value-type="float">
            <text:p>126724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9201118508439" calcext:value-type="float">
            <text:p>4.992011185084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float" office:value="1272581" calcext:value-type="float">
            <text:p>127258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737455652076" calcext:value-type="float">
            <text:p>4.97374556520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float" office:value="1279337" calcext:value-type="float">
            <text:p>127933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5075030928929" calcext:value-type="float">
            <text:p>4.950750309289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  <table:table-cell office:value-type="float" office:value="1263027" calcext:value-type="float">
            <text:p>126302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5.00647356666791" calcext:value-type="float">
            <text:p>5.006473566667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269217" calcext:value-type="float">
            <text:p>126921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34736274852111" calcext:value-type="float">
            <text:p>5.347362748521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1643775" calcext:value-type="float">
            <text:p>164377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22429784273645" calcext:value-type="float">
            <text:p>4.224297842736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1601139" calcext:value-type="float">
            <text:p>160113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33843119246933" calcext:value-type="float">
            <text:p>4.338431192469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1291341" calcext:value-type="float">
            <text:p>129134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27231215227452" calcext:value-type="float">
            <text:p>5.272312152274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1320440" calcext:value-type="float">
            <text:p>132044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17553483385477" calcext:value-type="float">
            <text:p>5.175534833854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1219205" calcext:value-type="float">
            <text:p>121920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52195420241316" calcext:value-type="float">
            <text:p>5.521954202413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1266516" calcext:value-type="float">
            <text:p>126651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35661474657658" calcext:value-type="float">
            <text:p>5.356614746576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1358283" calcext:value-type="float">
            <text:p>135828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05281890113635" calcext:value-type="float">
            <text:p>5.052818901136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office:value-type="float" office:value="1263364" calcext:value-type="float">
            <text:p>126336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36743657935337" calcext:value-type="float">
            <text:p>5.367436579353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1266419" calcext:value-type="float">
            <text:p>126641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35694737702123" calcext:value-type="float">
            <text:p>5.356947377021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1422525" calcext:value-type="float">
            <text:p>142252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4.85212247704529" calcext:value-type="float">
            <text:p>4.852122477045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office:value-type="float" office:value="1275320" calcext:value-type="float">
            <text:p>127532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32652984803232" calcext:value-type="float">
            <text:p>5.326529848032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1264198" calcext:value-type="float">
            <text:p>126419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36457056371417" calcext:value-type="float">
            <text:p>5.364570563714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  <table:table-cell office:value-type="float" office:value="1253975" calcext:value-type="float">
            <text:p>125397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39983277071578" calcext:value-type="float">
            <text:p>5.399832770715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4" calcext:value-type="float">
            <text:p>14</text:p>
          </table:table-cell>
          <table:table-cell office:value-type="float" office:value="1316624" calcext:value-type="float">
            <text:p>131662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18810387957921" calcext:value-type="float">
            <text:p>5.188103879579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1305595" calcext:value-type="float">
            <text:p>130559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22463677088759" calcext:value-type="float">
            <text:p>5.224636770887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6" calcext:value-type="float">
            <text:p>16</text:p>
          </table:table-cell>
          <table:table-cell office:value-type="float" office:value="1282744" calcext:value-type="float">
            <text:p>128274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30132163364913" calcext:value-type="float">
            <text:p>5.301321633649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7" calcext:value-type="float">
            <text:p>17</text:p>
          </table:table-cell>
          <table:table-cell office:value-type="float" office:value="1270472" calcext:value-type="float">
            <text:p>127047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3430705724385" calcext:value-type="float">
            <text:p>5.34307057243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office:value-type="float" office:value="1267074" calcext:value-type="float">
            <text:p>126707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3547017588807" calcext:value-type="float">
            <text:p>5.35470175888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office:value-type="float" office:value="1282292" calcext:value-type="float">
            <text:p>128229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30285222509387" calcext:value-type="float">
            <text:p>5.302852225093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0" calcext:value-type="float">
            <text:p>20</text:p>
          </table:table-cell>
          <table:table-cell office:value-type="float" office:value="1270170" calcext:value-type="float">
            <text:p>127017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34410304324039" calcext:value-type="float">
            <text:p>5.344103043240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1" calcext:value-type="float">
            <text:p>21</text:p>
          </table:table-cell>
          <table:table-cell office:value-type="float" office:value="1274891" calcext:value-type="float">
            <text:p>127489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32799100034084" calcext:value-type="float">
            <text:p>5.327991000340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2" calcext:value-type="float">
            <text:p>22</text:p>
          </table:table-cell>
          <table:table-cell office:value-type="float" office:value="1357542" calcext:value-type="float">
            <text:p>135754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5.05518880508138" calcext:value-type="float">
            <text:p>5.055188805081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276563" calcext:value-type="float">
            <text:p>127656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92927751684422" calcext:value-type="float">
            <text:p>5.929277516844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1264317" calcext:value-type="float">
            <text:p>126431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97114026837223" calcext:value-type="float">
            <text:p>5.971140268372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1275557" calcext:value-type="float">
            <text:p>127555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9327013391678" calcext:value-type="float">
            <text:p>5.93270133916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1293244" calcext:value-type="float">
            <text:p>129324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87289532157614" calcext:value-type="float">
            <text:p>5.872895321576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1468838" calcext:value-type="float">
            <text:p>146883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31996104792008" calcext:value-type="float">
            <text:p>5.319961047920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1427296" calcext:value-type="float">
            <text:p>142729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44455955653103" calcext:value-type="float">
            <text:p>5.444559556531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1209874" calcext:value-type="float">
            <text:p>120987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1622986042786" calcext:value-type="float">
            <text:p>6.16229860427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office:value-type="float" office:value="1232373" calcext:value-type="float">
            <text:p>123237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.08227829523526" calcext:value-type="float">
            <text:p>6.082278295235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1269868" calcext:value-type="float">
            <text:p>126986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9521142499503" calcext:value-type="float">
            <text:p>5.95211424995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1258716" calcext:value-type="float">
            <text:p>125871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99042251627818" calcext:value-type="float">
            <text:p>5.990422516278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1269227" calcext:value-type="float">
            <text:p>126922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95430702153871" calcext:value-type="float">
            <text:p>5.954307021538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office:value-type="float" office:value="1356599" calcext:value-type="float">
            <text:p>135659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6518511741648" calcext:value-type="float">
            <text:p>5.665185117416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office:value-type="float" office:value="1258137" calcext:value-type="float">
            <text:p>125813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99242069820981" calcext:value-type="float">
            <text:p>5.992420698209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3" calcext:value-type="float">
            <text:p>13</text:p>
          </table:table-cell>
          <table:table-cell office:value-type="float" office:value="1274065" calcext:value-type="float">
            <text:p>127406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9377841902019" calcext:value-type="float">
            <text:p>5.93778419020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4" calcext:value-type="float">
            <text:p>14</text:p>
          </table:table-cell>
          <table:table-cell office:value-type="float" office:value="1262333" calcext:value-type="float">
            <text:p>126233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97796068615219" calcext:value-type="float">
            <text:p>5.977960686152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5" calcext:value-type="float">
            <text:p>15</text:p>
          </table:table-cell>
          <table:table-cell office:value-type="float" office:value="1280191" calcext:value-type="float">
            <text:p>128019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91695234643" calcext:value-type="float">
            <text:p>5.916952346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6" calcext:value-type="float">
            <text:p>16</text:p>
          </table:table-cell>
          <table:table-cell office:value-type="float" office:value="1330384" calcext:value-type="float">
            <text:p>133038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749929911804" calcext:value-type="float">
            <text:p>5.7499299118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7" calcext:value-type="float">
            <text:p>17</text:p>
          </table:table-cell>
          <table:table-cell office:value-type="float" office:value="1511080" calcext:value-type="float">
            <text:p>151108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19682546854151" calcext:value-type="float">
            <text:p>5.196825468541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8" calcext:value-type="float">
            <text:p>18</text:p>
          </table:table-cell>
          <table:table-cell office:value-type="float" office:value="1346060" calcext:value-type="float">
            <text:p>134606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9905585541559" calcext:value-type="float">
            <text:p>5.699055855415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9" calcext:value-type="float">
            <text:p>19</text:p>
          </table:table-cell>
          <table:table-cell office:value-type="float" office:value="1318649" calcext:value-type="float">
            <text:p>131864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78840794573848" calcext:value-type="float">
            <text:p>5.788407945738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260715" calcext:value-type="float">
            <text:p>126071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8934089029873" calcext:value-type="float">
            <text:p>6.689340890298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1255814" calcext:value-type="float">
            <text:p>125581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70625688806241" calcext:value-type="float">
            <text:p>6.706256888062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1292141" calcext:value-type="float">
            <text:p>129214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8241102146762" calcext:value-type="float">
            <text:p>6.582411021467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1316113" calcext:value-type="float">
            <text:p>131611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0257830214098" calcext:value-type="float">
            <text:p>6.502578302140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1238865" calcext:value-type="float">
            <text:p>123886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76527025558705" calcext:value-type="float">
            <text:p>6.765270255587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1199834" calcext:value-type="float">
            <text:p>119983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90429844646046" calcext:value-type="float">
            <text:p>6.904298446460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1273411" calcext:value-type="float">
            <text:p>127341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4582412060788" calcext:value-type="float">
            <text:p>6.645824120607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office:value-type="float" office:value="1301810" calcext:value-type="float">
            <text:p>130181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5003405833994" calcext:value-type="float">
            <text:p>6.550034058339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1296826" calcext:value-type="float">
            <text:p>129682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6669300058383" calcext:value-type="float">
            <text:p>6.566693000583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office:value-type="float" office:value="1529535" calcext:value-type="float">
            <text:p>152953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5.84991589838782" calcext:value-type="float">
            <text:p>5.849915898387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1301803" calcext:value-type="float">
            <text:p>130180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5005741097625" calcext:value-type="float">
            <text:p>6.550057410976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1235796" calcext:value-type="float">
            <text:p>123579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77604223969541" calcext:value-type="float">
            <text:p>6.776042239695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office:value-type="float" office:value="1201774" calcext:value-type="float">
            <text:p>120177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89728205179363" calcext:value-type="float">
            <text:p>6.897282051793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3" calcext:value-type="float">
            <text:p>13</text:p>
          </table:table-cell>
          <table:table-cell office:value-type="float" office:value="1258545" calcext:value-type="float">
            <text:p>125854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9682260523729" calcext:value-type="float">
            <text:p>6.696822605237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office:value-type="float" office:value="1278962" calcext:value-type="float">
            <text:p>127896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269336804569" calcext:value-type="float">
            <text:p>6.62693368045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1361010" calcext:value-type="float">
            <text:p>136101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35689692947533" calcext:value-type="float">
            <text:p>6.356896929475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6" calcext:value-type="float">
            <text:p>16</text:p>
          </table:table-cell>
          <table:table-cell office:value-type="float" office:value="1261133" calcext:value-type="float">
            <text:p>126113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8790119135496" calcext:value-type="float">
            <text:p>6.687901191354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265137" calcext:value-type="float">
            <text:p>126513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1771140285714" calcext:value-type="float">
            <text:p>7.217711402857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1268013" calcext:value-type="float">
            <text:p>126801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0784991446029" calcext:value-type="float">
            <text:p>7.207849914460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1260236" calcext:value-type="float">
            <text:p>126023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3456815968472" calcext:value-type="float">
            <text:p>7.234568159684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1266688" calcext:value-type="float">
            <text:p>126668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21239041245936" calcext:value-type="float">
            <text:p>7.212390412459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1776682" calcext:value-type="float">
            <text:p>177668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5.74298995091643" calcext:value-type="float">
            <text:p>5.742989950916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1301782" calcext:value-type="float">
            <text:p>130178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9370435344125" calcext:value-type="float">
            <text:p>7.093704353441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1271276" calcext:value-type="float">
            <text:p>127127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9668849349211" calcext:value-type="float">
            <text:p>7.196688493492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1361571" calcext:value-type="float">
            <text:p>136157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9868404681891" calcext:value-type="float">
            <text:p>6.898684046818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1373543" calcext:value-type="float">
            <text:p>137354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6066437565783" calcext:value-type="float">
            <text:p>6.860664375657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1352736" calcext:value-type="float">
            <text:p>135273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2695649572389" calcext:value-type="float">
            <text:p>6.926956495723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1319211" calcext:value-type="float">
            <text:p>131921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3594433578085" calcext:value-type="float">
            <text:p>7.035944335780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office:value-type="float" office:value="1310029" calcext:value-type="float">
            <text:p>131002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6627787812866" calcext:value-type="float">
            <text:p>7.066277878128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1380235" calcext:value-type="float">
            <text:p>138023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3955661465509" calcext:value-type="float">
            <text:p>6.839556614655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3" calcext:value-type="float">
            <text:p>13</text:p>
          </table:table-cell>
          <table:table-cell office:value-type="float" office:value="1353033" calcext:value-type="float">
            <text:p>135303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2600308498082" calcext:value-type="float">
            <text:p>6.926003084980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1387226" calcext:value-type="float">
            <text:p>138722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1761477568206" calcext:value-type="float">
            <text:p>6.817614775682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404329" calcext:value-type="float">
            <text:p>140432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6439833206657" calcext:value-type="float">
            <text:p>6.764398332066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1708676" calcext:value-type="float">
            <text:p>170867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5.91248978124838" calcext:value-type="float">
            <text:p>5.912489781248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1422634" calcext:value-type="float">
            <text:p>142263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0815513681692" calcext:value-type="float">
            <text:p>6.708155136816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1350279" calcext:value-type="float">
            <text:p>135027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3485184100258" calcext:value-type="float">
            <text:p>6.934851841002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1326065" calcext:value-type="float">
            <text:p>132606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1343885022694" calcext:value-type="float">
            <text:p>7.013438850226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1277004" calcext:value-type="float">
            <text:p>127700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17716439894987" calcext:value-type="float">
            <text:p>7.177164398949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1366035" calcext:value-type="float">
            <text:p>136603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8446870708054" calcext:value-type="float">
            <text:p>6.884468707080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1393058" calcext:value-type="float">
            <text:p>139305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79939498854315" calcext:value-type="float">
            <text:p>6.799394988543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float" office:value="1467428" calcext:value-type="float">
            <text:p>146742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57351895922169" calcext:value-type="float">
            <text:p>6.573518959221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office:value-type="float" office:value="1320573" calcext:value-type="float">
            <text:p>132057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7.03146283928841" calcext:value-type="float">
            <text:p>7.031462839288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1388515" calcext:value-type="float">
            <text:p>138851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81358121759855" calcext:value-type="float">
            <text:p>6.813581217598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1" calcext:value-type="float">
            <text:p>11</text:p>
          </table:table-cell>
          <table:table-cell office:value-type="float" office:value="1456935" calcext:value-type="float">
            <text:p>145693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60468521016687" calcext:value-type="float">
            <text:p>6.604685210166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office:value-type="float" office:value="1346493" calcext:value-type="float">
            <text:p>134649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94704597523949" calcext:value-type="float">
            <text:p>6.947045975239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office:value-type="float" office:value="1693108" calcext:value-type="float">
            <text:p>169310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5.95224035739032" calcext:value-type="float">
            <text:p>5.952240357390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4" calcext:value-type="float">
            <text:p>14</text:p>
          </table:table-cell>
          <table:table-cell office:value-type="float" office:value="1480047" calcext:value-type="float">
            <text:p>148004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6.53633190554675" calcext:value-type="float">
            <text:p>6.536331905546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268197" calcext:value-type="float">
            <text:p>126819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66364287633437" calcext:value-type="float">
            <text:p>6.663642876334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1296156" calcext:value-type="float">
            <text:p>129615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6893734558392" calcext:value-type="float">
            <text:p>6.568937345583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1398389" calcext:value-type="float">
            <text:p>139838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23923010075747" calcext:value-type="float">
            <text:p>6.239230100757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1445300" calcext:value-type="float">
            <text:p>144530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09593006456085" calcext:value-type="float">
            <text:p>6.095930064560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1419634" calcext:value-type="float">
            <text:p>141963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17374617053327" calcext:value-type="float">
            <text:p>6.173746170533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1392348" calcext:value-type="float">
            <text:p>139234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25803213809025" calcext:value-type="float">
            <text:p>6.258032138090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1355505" calcext:value-type="float">
            <text:p>135550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37449885249523" calcext:value-type="float">
            <text:p>6.374498852495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1402133" calcext:value-type="float">
            <text:p>140213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22761798338111" calcext:value-type="float">
            <text:p>6.227617983381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office:value-type="float" office:value="1349590" calcext:value-type="float">
            <text:p>134959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39349157515085" calcext:value-type="float">
            <text:p>6.393491575150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  <table:table-cell office:value-type="float" office:value="1444474" calcext:value-type="float">
            <text:p>144447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09841280024759" calcext:value-type="float">
            <text:p>6.098412800247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1459666" calcext:value-type="float">
            <text:p>145966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05297517015454" calcext:value-type="float">
            <text:p>6.052975170154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office:value-type="float" office:value="1379859" calcext:value-type="float">
            <text:p>137985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29716298567061" calcext:value-type="float">
            <text:p>6.297162985670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office:value-type="float" office:value="1313475" calcext:value-type="float">
            <text:p>131347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51129198069137" calcext:value-type="float">
            <text:p>6.511291980691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3" calcext:value-type="float">
            <text:p>13</text:p>
          </table:table-cell>
          <table:table-cell office:value-type="float" office:value="1390800" calcext:value-type="float">
            <text:p>139080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26286327123383" calcext:value-type="float">
            <text:p>6.262863271233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office:value-type="float" office:value="4099255" calcext:value-type="float">
            <text:p>409925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1.56846074070533" calcext:value-type="float">
            <text:p>1.568460740705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5" calcext:value-type="float">
            <text:p>15</text:p>
          </table:table-cell>
          <table:table-cell office:value-type="float" office:value="1373456" calcext:value-type="float">
            <text:p>137345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31736258201676" calcext:value-type="float">
            <text:p>6.317362582016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office:value-type="float" office:value="1350888" calcext:value-type="float">
            <text:p>135088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6.38931665292655" calcext:value-type="float">
            <text:p>6.389316652926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351142" calcext:value-type="float">
            <text:p>135114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8269010180248" calcext:value-type="float">
            <text:p>5.682690101802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1256583" calcext:value-type="float">
            <text:p>125658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99778824378774" calcext:value-type="float">
            <text:p>5.997788243787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1667817" calcext:value-type="float">
            <text:p>166781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76821608064422" calcext:value-type="float">
            <text:p>4.768216080644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342556" calcext:value-type="float">
            <text:p>134255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71037594520286" calcext:value-type="float">
            <text:p>5.710375945202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367863" calcext:value-type="float">
            <text:p>136786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2927402071429" calcext:value-type="float">
            <text:p>5.629274020714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1383379" calcext:value-type="float">
            <text:p>138337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58028825629863" calcext:value-type="float">
            <text:p>5.580288256298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1377345" calcext:value-type="float">
            <text:p>137734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5992726754341" calcext:value-type="float">
            <text:p>5.59927267543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1369274" calcext:value-type="float">
            <text:p>136927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2479642556105" calcext:value-type="float">
            <text:p>5.624796425561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float" office:value="1389772" calcext:value-type="float">
            <text:p>138977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5602644671772" calcext:value-type="float">
            <text:p>5.56026446717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1326150" calcext:value-type="float">
            <text:p>132615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7637735471075" calcext:value-type="float">
            <text:p>5.76377354710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1297089" calcext:value-type="float">
            <text:p>129708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86000228033901" calcext:value-type="float">
            <text:p>5.860002280339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office:value-type="float" office:value="1386436" calcext:value-type="float">
            <text:p>138643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57070177654997" calcext:value-type="float">
            <text:p>5.570701776549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float" office:value="1382232" calcext:value-type="float">
            <text:p>138223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58389061251795" calcext:value-type="float">
            <text:p>5.583890612517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office:value-type="float" office:value="1345356" calcext:value-type="float">
            <text:p>134535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70132784400623" calcext:value-type="float">
            <text:p>5.701327844006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4" calcext:value-type="float">
            <text:p>14</text:p>
          </table:table-cell>
          <table:table-cell office:value-type="float" office:value="1696297" calcext:value-type="float">
            <text:p>169629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.69468110325341" calcext:value-type="float">
            <text:p>4.694681103253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5" calcext:value-type="float">
            <text:p>15</text:p>
          </table:table-cell>
          <table:table-cell office:value-type="float" office:value="1378237" calcext:value-type="float">
            <text:p>137823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59646099578611" calcext:value-type="float">
            <text:p>5.596460995786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1413016" calcext:value-type="float">
            <text:p>141301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48822924814163" calcext:value-type="float">
            <text:p>5.488229248141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7" calcext:value-type="float">
            <text:p>17</text:p>
          </table:table-cell>
          <table:table-cell office:value-type="float" office:value="1374467" calcext:value-type="float">
            <text:p>137446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0835687140852" calcext:value-type="float">
            <text:p>5.608356871408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8" calcext:value-type="float">
            <text:p>18</text:p>
          </table:table-cell>
          <table:table-cell office:value-type="float" office:value="1374942" calcext:value-type="float">
            <text:p>137494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60685625886993" calcext:value-type="float">
            <text:p>5.606856258869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9" calcext:value-type="float">
            <text:p>19</text:p>
          </table:table-cell>
          <table:table-cell office:value-type="float" office:value="1403191" calcext:value-type="float">
            <text:p>140319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51853213849168" calcext:value-type="float">
            <text:p>5.51853213849168</text:p>
          </table:table-cell>
          <table:table-cell table:number-columns-repeated="99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8-06T10:02:21.845677272</dc:date>
    <meta:editing-duration>PT1M2S</meta:editing-duration>
    <meta:editing-cycles>1</meta:editing-cycles>
    <meta:document-statistic meta:table-count="1" meta:cell-count="14029" meta:object-count="0"/>
    <meta:generator>LibreOffice/6.4.7.2$Linux_X86_64 LibreOffice_project/40$Build-2</meta:generator>
  </office:meta>
</office:document-meta>
</file>